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689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65cm"/>
    </style:style>
    <style:style style:name="Table1.C" style:family="table-column">
      <style:table-column-properties style:column-width="17.3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4" style:family="table-row">
      <style:table-row-properties style:min-row-height="0.624cm"/>
    </style:style>
    <style:style style:name="Table1.116" style:family="table-row">
      <style:table-row-properties style:min-row-height="0.815cm"/>
    </style:style>
    <style:style style:name="Table1.C11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8" style:family="table-row">
      <style:table-row-properties style:min-row-height="0.554cm"/>
    </style:style>
    <style:style style:name="Table1.130" style:family="table-row">
      <style:table-row-properties style:min-row-height="0.787cm"/>
    </style:style>
    <style:style style:name="Table1.131" style:family="table-row">
      <style:table-row-properties style:min-row-height="0.626cm"/>
    </style:style>
    <style:style style:name="Table1.132" style:family="table-row">
      <style:table-row-properties style:min-row-height="0.552cm"/>
    </style:style>
    <style:style style:name="Table1.133" style:family="table-row">
      <style:table-row-properties style:min-row-height="0.709cm"/>
    </style:style>
    <style:style style:name="Table1.168" style:family="table-row">
      <style:table-row-properties style:min-row-height="0.778cm"/>
    </style:style>
    <style:style style:name="Table1.175" style:family="table-row">
      <style:table-row-properties style:min-row-height="0.831cm"/>
    </style:style>
    <style:style style:name="Table1.239" style:family="table-row">
      <style:table-row-properties style:min-row-height="1.217cm"/>
    </style:style>
    <style:style style:name="Table1.263" style:family="table-row">
      <style:table-row-properties style:min-row-height="0.799cm"/>
    </style:style>
    <style:style style:name="P1" style:family="paragraph" style:parent-style-name="Standard">
      <style:text-properties officeooo:paragraph-rsid="01b7570b"/>
    </style:style>
    <style:style style:name="P2" style:family="paragraph" style:parent-style-name="Table_20_Contents">
      <style:text-properties fo:color="#000000" fo:font-weight="normal" officeooo:rsid="025f55ec" officeooo:paragraph-rsid="025f55ec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25f55ec" officeooo:paragraph-rsid="0260e113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260e113" officeooo:paragraph-rsid="0260e113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260e113" officeooo:paragraph-rsid="02620e14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2620e14" officeooo:paragraph-rsid="02620e14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263c6b9" officeooo:paragraph-rsid="0263c6b9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264f138" officeooo:paragraph-rsid="0264f138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2667347" officeooo:paragraph-rsid="02667347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267c1a3" officeooo:paragraph-rsid="0267c1a3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26851d4" officeooo:paragraph-rsid="026851d4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26851d4" officeooo:paragraph-rsid="02b30606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269582c" officeooo:paragraph-rsid="0269582c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269582c" officeooo:paragraph-rsid="02823e15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269582c" officeooo:paragraph-rsid="028e44a4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269c475" officeooo:paragraph-rsid="0269c475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26a88fb" officeooo:paragraph-rsid="026a88fb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26af248" officeooo:paragraph-rsid="026af248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26ce90a" officeooo:paragraph-rsid="026ea764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26ce90a" officeooo:paragraph-rsid="02724d2c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26ce90a" officeooo:paragraph-rsid="02757dde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26ce90a" officeooo:paragraph-rsid="02777934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26ce90a" officeooo:paragraph-rsid="02794d09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26ce90a" officeooo:paragraph-rsid="027ae2b0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26ce90a" officeooo:paragraph-rsid="0281f1c6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26ce90a" officeooo:paragraph-rsid="02825ef2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26ce90a" officeooo:paragraph-rsid="0285579b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26ce90a" officeooo:paragraph-rsid="028577ac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26ce90a" officeooo:paragraph-rsid="02876e56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26ce90a" officeooo:paragraph-rsid="02929a0f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26ce90a" officeooo:paragraph-rsid="02967190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26ce90a" officeooo:paragraph-rsid="029a1a31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26ce90a" officeooo:paragraph-rsid="029c2586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26ce90a" officeooo:paragraph-rsid="029eb5c8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26ce90a" officeooo:paragraph-rsid="029ec972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26ce90a" officeooo:paragraph-rsid="02a47f7e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26ce90a" officeooo:paragraph-rsid="02a4eb1d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26ce90a" officeooo:paragraph-rsid="02a672eb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26ce90a" officeooo:paragraph-rsid="02a81e42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26ce90a" officeooo:paragraph-rsid="02aa5c94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26ce90a" officeooo:paragraph-rsid="02abd142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26ce90a" officeooo:paragraph-rsid="02abdfd3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26ce90a" officeooo:paragraph-rsid="02adadb0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26ce90a" officeooo:paragraph-rsid="02b10633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26ce90a" officeooo:paragraph-rsid="02b20f3f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26ce90a" officeooo:paragraph-rsid="02b22855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26ce90a" officeooo:paragraph-rsid="02b27b6b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26ce90a" officeooo:paragraph-rsid="02b395f0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26ce90a" officeooo:paragraph-rsid="02b51e8f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26ce90a" officeooo:paragraph-rsid="02b68341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fo:font-weight="normal" officeooo:rsid="026ce90a" officeooo:paragraph-rsid="029ec972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26ce90a" officeooo:paragraph-rsid="02b9b954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26ce90a" officeooo:paragraph-rsid="02bacb13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26ce90a" officeooo:paragraph-rsid="02bc1a10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26ce90a" officeooo:paragraph-rsid="02bd67c0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26ce90a" officeooo:paragraph-rsid="02c04b99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26ce90a" officeooo:paragraph-rsid="02c2384b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26ce90a" officeooo:paragraph-rsid="02987048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26ce90a" officeooo:paragraph-rsid="02c7cdad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26ce90a" officeooo:paragraph-rsid="02c94a7a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26ce90a" officeooo:paragraph-rsid="02cae93a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26ce90a" officeooo:paragraph-rsid="02cb98f9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26ce90a" officeooo:paragraph-rsid="02cc930a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26ce90a" officeooo:paragraph-rsid="02bae21c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26ce90a" officeooo:paragraph-rsid="02cc9e20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26ce90a" officeooo:paragraph-rsid="02cd55d0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26ce90a" officeooo:paragraph-rsid="02ce5c97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26ce90a" officeooo:paragraph-rsid="02ceb74a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26ce90a" officeooo:paragraph-rsid="02cfd4c3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26ce90a" officeooo:paragraph-rsid="02d3dbb8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26ce90a" officeooo:paragraph-rsid="02d4f7d9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26ce90a" officeooo:paragraph-rsid="02d6ab76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26ce90a" officeooo:paragraph-rsid="02d6fc60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26ce90a" officeooo:paragraph-rsid="02e1f5c1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26ce90a" officeooo:paragraph-rsid="02e83f3d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26ce90a" officeooo:paragraph-rsid="02e915ca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26ce90a" officeooo:paragraph-rsid="02e973f5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26ce90a" officeooo:paragraph-rsid="02eac5bc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26ce90a" officeooo:paragraph-rsid="02ed0aa8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26ce90a" officeooo:paragraph-rsid="02ee30eb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26ce90a" officeooo:paragraph-rsid="02f02b12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26ce90a" officeooo:paragraph-rsid="02f1165f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26ce90a" officeooo:paragraph-rsid="02f1497e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26ce90a" officeooo:paragraph-rsid="02f28c5a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26ce90a" officeooo:paragraph-rsid="02f427f6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26ce90a" officeooo:paragraph-rsid="02f55411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26ce90a" officeooo:paragraph-rsid="02f603f0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26ce90a" officeooo:paragraph-rsid="02f6a4f3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26ce90a" officeooo:paragraph-rsid="029302c1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color="#000000" fo:font-weight="normal" officeooo:rsid="02777934" officeooo:paragraph-rsid="02777934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2777934" officeooo:paragraph-rsid="029ded01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2777934" officeooo:paragraph-rsid="02e973f5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27a9b78" officeooo:paragraph-rsid="027a9b78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2a672eb" officeooo:paragraph-rsid="02bd67c0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2a81e42" officeooo:paragraph-rsid="02a81e42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2aec283" officeooo:paragraph-rsid="02aec283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1d93a6d" officeooo:paragraph-rsid="02b22855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26ea764" officeooo:paragraph-rsid="027a9b78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26ea764" officeooo:paragraph-rsid="026ea764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2bd67c0" officeooo:paragraph-rsid="02bd67c0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2707392" officeooo:paragraph-rsid="02abd142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2e09f81" officeooo:paragraph-rsid="02e09f81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2ed0aa8" officeooo:paragraph-rsid="02ed0aa8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2f74b58" officeooo:paragraph-rsid="02f74b58" style:font-weight-asian="normal" style:font-weight-complex="normal"/>
    </style:style>
    <style:style style:name="P105" style:family="paragraph" style:parent-style-name="Table_20_Contents">
      <style:text-properties fo:color="#000000" fo:font-weight="normal" officeooo:paragraph-rsid="02abdfd3"/>
    </style:style>
    <style:style style:name="P106" style:family="paragraph" style:parent-style-name="Table_20_Contents">
      <style:text-properties fo:color="#000000" fo:font-style="normal" fo:font-weight="normal" officeooo:rsid="01d43548" officeooo:paragraph-rsid="020460ba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26ce90a" officeooo:paragraph-rsid="02707392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26ce90a" officeooo:paragraph-rsid="027ae2b0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26ce90a" officeooo:paragraph-rsid="027cda80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26ce90a" officeooo:paragraph-rsid="0281f1c6" style:font-style-asian="normal" style:font-weight-asian="normal" style:font-style-complex="normal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fo:color="#000000" fo:font-style="normal" fo:font-weight="normal" officeooo:rsid="026ce90a" officeooo:paragraph-rsid="02825ef2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26ce90a" officeooo:paragraph-rsid="028577ac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26ce90a" officeooo:paragraph-rsid="029183a4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26ce90a" officeooo:paragraph-rsid="02a067c1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26ce90a" officeooo:paragraph-rsid="02a37fb8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26ce90a" officeooo:paragraph-rsid="02a9944e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26ce90a" officeooo:paragraph-rsid="02abdfd3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26ce90a" officeooo:paragraph-rsid="02adadb0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26ce90a" officeooo:paragraph-rsid="02aec283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26ce90a" officeooo:paragraph-rsid="02b10633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26ce90a" officeooo:paragraph-rsid="02b22855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26ce90a" officeooo:paragraph-rsid="02b395f0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26ce90a" officeooo:paragraph-rsid="02b51e8f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26ce90a" officeooo:paragraph-rsid="02b7c528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26ce90a" officeooo:paragraph-rsid="02bacb13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26ce90a" officeooo:paragraph-rsid="02bae21c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26ce90a" officeooo:paragraph-rsid="02bc1a10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26ce90a" officeooo:paragraph-rsid="02bd67c0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26ce90a" officeooo:paragraph-rsid="02c04b99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26ce90a" officeooo:paragraph-rsid="02c7cdad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26ce90a" officeooo:paragraph-rsid="02c94a7a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26ce90a" officeooo:paragraph-rsid="02cae93a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26ce90a" officeooo:paragraph-rsid="02cc9e20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26ce90a" officeooo:paragraph-rsid="02ceb74a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26ce90a" officeooo:paragraph-rsid="02cfd4c3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26ce90a" officeooo:paragraph-rsid="02d3dbb8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26ce90a" officeooo:paragraph-rsid="02e2df53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26ce90a" officeooo:paragraph-rsid="02e32648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26ce90a" officeooo:paragraph-rsid="02e3c3d1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26ce90a" officeooo:paragraph-rsid="02e64960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26ce90a" officeooo:paragraph-rsid="02e915ca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26ce90a" officeooo:paragraph-rsid="02eac5bc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26ce90a" officeooo:paragraph-rsid="02ee30eb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26ce90a" officeooo:paragraph-rsid="02f02b12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26ce90a" officeooo:paragraph-rsid="02f1165f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26ce90a" officeooo:paragraph-rsid="02f427f6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26ce90a" officeooo:paragraph-rsid="02f55411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26ce90a" officeooo:paragraph-rsid="02f6a4f3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2155ea9" officeooo:paragraph-rsid="01e2fd8a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1d8c366" officeooo:paragraph-rsid="023dfbb4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23eb962" officeooo:paragraph-rsid="023eb962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249f037" officeooo:paragraph-rsid="0249f037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1f22822" officeooo:paragraph-rsid="01f22822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24859a7" officeooo:paragraph-rsid="024859a7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1f42443" officeooo:paragraph-rsid="01f42443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2136a4a" officeooo:paragraph-rsid="02136a4a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24942ff" officeooo:paragraph-rsid="024942ff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2888ce6" officeooo:paragraph-rsid="02888ce6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2888ce6" officeooo:paragraph-rsid="028a8bd6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2888ce6" officeooo:paragraph-rsid="028c6fbb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2888ce6" officeooo:paragraph-rsid="02b51e8f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2888ce6" officeooo:paragraph-rsid="02bae21c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2888ce6" officeooo:paragraph-rsid="02f6a4f3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29ec972" officeooo:paragraph-rsid="029ec972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29ec972" officeooo:paragraph-rsid="02f02b12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29ec972" officeooo:paragraph-rsid="02f1497e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2707392" officeooo:paragraph-rsid="029a98cb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2707392" officeooo:paragraph-rsid="029c693c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2707392" officeooo:paragraph-rsid="029ded01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2707392" officeooo:paragraph-rsid="02b51e8f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2707392" officeooo:paragraph-rsid="02e915ca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2707392" officeooo:paragraph-rsid="02f28c5a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2707392" officeooo:paragraph-rsid="02f46779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2876e56" officeooo:paragraph-rsid="02a9944e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2876e56" officeooo:paragraph-rsid="02aa5c94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2876e56" officeooo:paragraph-rsid="02aa833e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2876e56" officeooo:paragraph-rsid="02abd142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2941823" officeooo:paragraph-rsid="02bd67c0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2941823" officeooo:paragraph-rsid="02ceb74a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2941823" officeooo:paragraph-rsid="02f02b12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2941823" officeooo:paragraph-rsid="02f1165f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2af6fce" officeooo:paragraph-rsid="02b51e8f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2af6fce" officeooo:paragraph-rsid="02cc930a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2af6fce" officeooo:paragraph-rsid="02f46779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2801638" officeooo:paragraph-rsid="02adadb0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2801638" officeooo:paragraph-rsid="02cc9e20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a47f7e" officeooo:paragraph-rsid="02b68341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c6fced" officeooo:paragraph-rsid="02c6fced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2c6fced" officeooo:paragraph-rsid="02cc9e20" style:font-style-asian="normal" style:font-weight-asian="normal" style:font-style-complex="normal" style:font-weight-complex="normal"/>
    </style:style>
    <style:style style:name="P190" style:family="paragraph" style:parent-style-name="Table_20_Contents">
      <style:paragraph-properties fo:text-align="justify" style:justify-single-word="false"/>
      <style:text-properties fo:color="#000000" fo:font-style="normal" fo:font-weight="normal" officeooo:rsid="02c6fced" officeooo:paragraph-rsid="02cc9e20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2c6fced" officeooo:paragraph-rsid="02f427f6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2c6fced" officeooo:paragraph-rsid="02cae93a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29c693c" officeooo:paragraph-rsid="02cfd4c3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2ebb6d6" officeooo:paragraph-rsid="02ebb6d6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2ed0aa8" officeooo:paragraph-rsid="02ed0aa8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2f1497e" officeooo:paragraph-rsid="02f1497e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2f6a4f3" officeooo:paragraph-rsid="02f6a4f3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2e1f5c1" officeooo:paragraph-rsid="02e1f5c1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2e1f5c1" officeooo:paragraph-rsid="02eac5bc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2f73ce5" officeooo:paragraph-rsid="02f73ce5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style:text-underline-style="none" fo:font-weight="normal" officeooo:rsid="02620e14" officeooo:paragraph-rsid="02620e14" style:font-weight-asian="normal" style:font-weight-complex="normal"/>
    </style:style>
    <style:style style:name="P202" style:family="paragraph" style:parent-style-name="Table_20_Contents">
      <style:text-properties fo:color="#000000" fo:font-weight="bold" officeooo:rsid="02b85953" officeooo:paragraph-rsid="02b85953" style:font-weight-asian="bold" style:font-weight-complex="bold"/>
    </style:style>
    <style:style style:name="P203" style:family="paragraph" style:parent-style-name="Table_20_Contents">
      <style:text-properties fo:color="#000000" fo:font-weight="bold" officeooo:rsid="02ce5c97" officeooo:paragraph-rsid="02ce5c97" style:font-weight-asian="bold" style:font-weight-complex="bold"/>
    </style:style>
    <style:style style:name="P204" style:family="paragraph" style:parent-style-name="Table_20_Contents">
      <style:text-properties fo:color="#c9211e" fo:font-weight="normal" officeooo:rsid="0269c475" officeooo:paragraph-rsid="0269c475" style:font-weight-asian="normal" style:font-weight-complex="normal"/>
    </style:style>
    <style:style style:name="P205" style:family="paragraph" style:parent-style-name="Table_20_Contents">
      <style:text-properties fo:color="#c9211e" fo:font-weight="normal" officeooo:rsid="026a88fb" officeooo:paragraph-rsid="026a88fb" style:font-weight-asian="normal" style:font-weight-complex="normal"/>
    </style:style>
    <style:style style:name="P206" style:family="paragraph" style:parent-style-name="Text_20_body">
      <style:text-properties fo:color="#ffa07a" style:text-underline-style="solid" style:text-underline-width="auto" style:text-underline-color="font-color" fo:font-weight="bold" officeooo:rsid="00fe790f" officeooo:paragraph-rsid="00dd502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d8c366" style:font-style-asian="normal" style:font-style-complex="normal"/>
    </style:style>
    <style:style style:name="T3" style:family="text">
      <style:text-properties fo:font-style="normal" officeooo:rsid="01e2fd8a" style:font-style-asian="normal" style:font-style-complex="normal"/>
    </style:style>
    <style:style style:name="T4" style:family="text">
      <style:text-properties fo:font-style="normal" officeooo:rsid="01e49d93" style:font-style-asian="normal" style:font-style-complex="normal"/>
    </style:style>
    <style:style style:name="T5" style:family="text">
      <style:text-properties fo:font-style="normal" officeooo:rsid="01ed115b" style:font-style-asian="normal" style:font-style-complex="normal"/>
    </style:style>
    <style:style style:name="T6" style:family="text">
      <style:text-properties fo:font-style="normal" officeooo:rsid="01ed86a7" style:font-style-asian="normal" style:font-style-complex="normal"/>
    </style:style>
    <style:style style:name="T7" style:family="text">
      <style:text-properties fo:font-style="normal" officeooo:rsid="01eef784" style:font-style-asian="normal" style:font-style-complex="normal"/>
    </style:style>
    <style:style style:name="T8" style:family="text">
      <style:text-properties fo:font-style="normal" officeooo:rsid="01f22822" style:font-style-asian="normal" style:font-style-complex="normal"/>
    </style:style>
    <style:style style:name="T9" style:family="text">
      <style:text-properties fo:font-style="normal" officeooo:rsid="01f42443" style:font-style-asian="normal" style:font-style-complex="normal"/>
    </style:style>
    <style:style style:name="T10" style:family="text">
      <style:text-properties fo:font-style="normal" officeooo:rsid="01f5b95d" style:font-style-asian="normal" style:font-style-complex="normal"/>
    </style:style>
    <style:style style:name="T11" style:family="text">
      <style:text-properties fo:font-style="normal" officeooo:rsid="02012a3d" style:font-style-asian="normal" style:font-style-complex="normal"/>
    </style:style>
    <style:style style:name="T12" style:family="text">
      <style:text-properties fo:font-style="normal" officeooo:rsid="0202b6d2" style:font-style-asian="normal" style:font-style-complex="normal"/>
    </style:style>
    <style:style style:name="T13" style:family="text">
      <style:text-properties fo:font-style="normal" officeooo:rsid="020a846f" style:font-style-asian="normal" style:font-style-complex="normal"/>
    </style:style>
    <style:style style:name="T14" style:family="text">
      <style:text-properties fo:font-style="normal" officeooo:rsid="020b9449" style:font-style-asian="normal" style:font-style-complex="normal"/>
    </style:style>
    <style:style style:name="T15" style:family="text">
      <style:text-properties fo:font-style="normal" officeooo:rsid="020c1ca9" style:font-style-asian="normal" style:font-style-complex="normal"/>
    </style:style>
    <style:style style:name="T16" style:family="text">
      <style:text-properties fo:font-style="normal" officeooo:rsid="0211c50b" style:font-style-asian="normal" style:font-style-complex="normal"/>
    </style:style>
    <style:style style:name="T17" style:family="text">
      <style:text-properties fo:font-style="normal" officeooo:rsid="021651b1" style:font-style-asian="normal" style:font-style-complex="normal"/>
    </style:style>
    <style:style style:name="T18" style:family="text">
      <style:text-properties fo:font-style="normal" officeooo:rsid="0218428e" style:font-style-asian="normal" style:font-style-complex="normal"/>
    </style:style>
    <style:style style:name="T19" style:family="text">
      <style:text-properties fo:font-style="normal" officeooo:rsid="021aaa8f" style:font-style-asian="normal" style:font-style-complex="normal"/>
    </style:style>
    <style:style style:name="T20" style:family="text">
      <style:text-properties fo:font-style="normal" officeooo:rsid="021b62a1" style:font-style-asian="normal" style:font-style-complex="normal"/>
    </style:style>
    <style:style style:name="T21" style:family="text">
      <style:text-properties fo:font-style="normal" officeooo:rsid="021fcd6b" style:font-style-asian="normal" style:font-style-complex="normal"/>
    </style:style>
    <style:style style:name="T22" style:family="text">
      <style:text-properties fo:font-style="normal" officeooo:rsid="022255fe" style:font-style-asian="normal" style:font-style-complex="normal"/>
    </style:style>
    <style:style style:name="T23" style:family="text">
      <style:text-properties fo:font-style="normal" officeooo:rsid="0222e85d" style:font-style-asian="normal" style:font-style-complex="normal"/>
    </style:style>
    <style:style style:name="T24" style:family="text">
      <style:text-properties fo:font-style="normal" officeooo:rsid="02242f11" style:font-style-asian="normal" style:font-style-complex="normal"/>
    </style:style>
    <style:style style:name="T25" style:family="text">
      <style:text-properties fo:font-style="normal" officeooo:rsid="0225992a" style:font-style-asian="normal" style:font-style-complex="normal"/>
    </style:style>
    <style:style style:name="T26" style:family="text">
      <style:text-properties fo:font-style="normal" officeooo:rsid="0226861c" style:font-style-asian="normal" style:font-style-complex="normal"/>
    </style:style>
    <style:style style:name="T27" style:family="text">
      <style:text-properties fo:font-style="normal" officeooo:rsid="0227e966" style:font-style-asian="normal" style:font-style-complex="normal"/>
    </style:style>
    <style:style style:name="T28" style:family="text">
      <style:text-properties fo:font-style="normal" officeooo:rsid="022ab3db" style:font-style-asian="normal" style:font-style-complex="normal"/>
    </style:style>
    <style:style style:name="T29" style:family="text">
      <style:text-properties fo:font-style="normal" officeooo:rsid="02346a5e" style:font-style-asian="normal" style:font-style-complex="normal"/>
    </style:style>
    <style:style style:name="T30" style:family="text">
      <style:text-properties fo:font-style="normal" officeooo:rsid="0237492d" style:font-style-asian="normal" style:font-style-complex="normal"/>
    </style:style>
    <style:style style:name="T31" style:family="text">
      <style:text-properties fo:font-style="normal" officeooo:rsid="023dfbb4" style:font-style-asian="normal" style:font-style-complex="normal"/>
    </style:style>
    <style:style style:name="T32" style:family="text">
      <style:text-properties fo:font-style="normal" officeooo:rsid="023eb962" style:font-style-asian="normal" style:font-style-complex="normal"/>
    </style:style>
    <style:style style:name="T33" style:family="text">
      <style:text-properties fo:font-style="normal" officeooo:rsid="02401201" style:font-style-asian="normal" style:font-style-complex="normal"/>
    </style:style>
    <style:style style:name="T34" style:family="text">
      <style:text-properties fo:font-style="normal" officeooo:rsid="02455580" style:font-style-asian="normal" style:font-style-complex="normal"/>
    </style:style>
    <style:style style:name="T35" style:family="text">
      <style:text-properties fo:font-style="normal" officeooo:rsid="0246bb62" style:font-style-asian="normal" style:font-style-complex="normal"/>
    </style:style>
    <style:style style:name="T36" style:family="text">
      <style:text-properties fo:font-style="normal" officeooo:rsid="02474142" style:font-style-asian="normal" style:font-style-complex="normal"/>
    </style:style>
    <style:style style:name="T37" style:family="text">
      <style:text-properties fo:font-style="normal" officeooo:rsid="024859a7" style:font-style-asian="normal" style:font-style-complex="normal"/>
    </style:style>
    <style:style style:name="T38" style:family="text">
      <style:text-properties fo:font-style="normal" officeooo:rsid="0248d217" style:font-style-asian="normal" style:font-style-complex="normal"/>
    </style:style>
    <style:style style:name="T39" style:family="text">
      <style:text-properties fo:font-style="normal" officeooo:rsid="024942ff" style:font-style-asian="normal" style:font-style-complex="normal"/>
    </style:style>
    <style:style style:name="T40" style:family="text">
      <style:text-properties fo:font-style="normal" officeooo:rsid="0249bbac" style:font-style-asian="normal" style:font-style-complex="normal"/>
    </style:style>
    <style:style style:name="T41" style:family="text">
      <style:text-properties fo:font-style="normal" officeooo:rsid="0249e53f" style:font-style-asian="normal" style:font-style-complex="normal"/>
    </style:style>
    <style:style style:name="T42" style:family="text">
      <style:text-properties fo:font-style="normal" officeooo:rsid="0249f037" style:font-style-asian="normal" style:font-style-complex="normal"/>
    </style:style>
    <style:style style:name="T43" style:family="text">
      <style:text-properties fo:font-style="normal" officeooo:rsid="024b8520" style:font-style-asian="normal" style:font-style-complex="normal"/>
    </style:style>
    <style:style style:name="T44" style:family="text">
      <style:text-properties fo:font-style="normal" officeooo:rsid="024f36f6" style:font-style-asian="normal" style:font-style-complex="normal"/>
    </style:style>
    <style:style style:name="T45" style:family="text">
      <style:text-properties fo:font-style="normal" officeooo:rsid="024fb97b" style:font-style-asian="normal" style:font-style-complex="normal"/>
    </style:style>
    <style:style style:name="T46" style:family="text">
      <style:text-properties fo:font-style="normal" officeooo:rsid="025572a1" style:font-style-asian="normal" style:font-style-complex="normal"/>
    </style:style>
    <style:style style:name="T47" style:family="text">
      <style:text-properties fo:font-style="normal" officeooo:rsid="0258a4e9" style:font-style-asian="normal" style:font-style-complex="normal"/>
    </style:style>
    <style:style style:name="T48" style:family="text">
      <style:text-properties fo:font-style="normal" officeooo:rsid="026ea764" style:font-style-asian="normal" style:font-style-complex="normal"/>
    </style:style>
    <style:style style:name="T49" style:family="text">
      <style:text-properties fo:font-style="normal" officeooo:rsid="026ce90a" style:font-style-asian="normal" style:font-style-complex="normal"/>
    </style:style>
    <style:style style:name="T50" style:family="text">
      <style:text-properties fo:font-style="normal" officeooo:rsid="02707392" style:font-style-asian="normal" style:font-style-complex="normal"/>
    </style:style>
    <style:style style:name="T51" style:family="text">
      <style:text-properties fo:font-style="normal" officeooo:rsid="02724d2c" style:font-style-asian="normal" style:font-style-complex="normal"/>
    </style:style>
    <style:style style:name="T52" style:family="text">
      <style:text-properties fo:font-style="normal" officeooo:rsid="0273ae71" style:font-style-asian="normal" style:font-style-complex="normal"/>
    </style:style>
    <style:style style:name="T53" style:family="text">
      <style:text-properties fo:font-style="normal" officeooo:rsid="02746985" style:font-style-asian="normal" style:font-style-complex="normal"/>
    </style:style>
    <style:style style:name="T54" style:family="text">
      <style:text-properties fo:font-style="normal" officeooo:rsid="02757dde" style:font-style-asian="normal" style:font-style-complex="normal"/>
    </style:style>
    <style:style style:name="T55" style:family="text">
      <style:text-properties fo:font-style="normal" officeooo:rsid="02777934" style:font-style-asian="normal" style:font-style-complex="normal"/>
    </style:style>
    <style:style style:name="T56" style:family="text">
      <style:text-properties fo:font-style="normal" officeooo:rsid="02794d09" style:font-style-asian="normal" style:font-style-complex="normal"/>
    </style:style>
    <style:style style:name="T57" style:family="text">
      <style:text-properties fo:font-style="normal" officeooo:rsid="027a9b78" style:font-style-asian="normal" style:font-style-complex="normal"/>
    </style:style>
    <style:style style:name="T58" style:family="text">
      <style:text-properties fo:font-style="normal" officeooo:rsid="027ae2b0" style:font-style-asian="normal" style:font-style-complex="normal"/>
    </style:style>
    <style:style style:name="T59" style:family="text">
      <style:text-properties fo:font-style="normal" officeooo:rsid="027cda80" style:font-style-asian="normal" style:font-style-complex="normal"/>
    </style:style>
    <style:style style:name="T60" style:family="text">
      <style:text-properties fo:font-style="normal" officeooo:rsid="02801638" style:font-style-asian="normal" style:font-style-complex="normal"/>
    </style:style>
    <style:style style:name="T61" style:family="text">
      <style:text-properties fo:font-style="normal" officeooo:rsid="0281f1c6" style:font-style-asian="normal" style:font-style-complex="normal"/>
    </style:style>
    <style:style style:name="T62" style:family="text">
      <style:text-properties fo:font-style="normal" officeooo:rsid="02825ef2" style:font-style-asian="normal" style:font-style-complex="normal"/>
    </style:style>
    <style:style style:name="T63" style:family="text">
      <style:text-properties fo:font-style="normal" officeooo:rsid="02827b0e" style:font-style-asian="normal" style:font-style-complex="normal"/>
    </style:style>
    <style:style style:name="T64" style:family="text">
      <style:text-properties fo:font-style="normal" officeooo:rsid="028470ed" style:font-style-asian="normal" style:font-style-complex="normal"/>
    </style:style>
    <style:style style:name="T65" style:family="text">
      <style:text-properties fo:font-style="normal" officeooo:rsid="0285579b" style:font-style-asian="normal" style:font-style-complex="normal"/>
    </style:style>
    <style:style style:name="T66" style:family="text">
      <style:text-properties fo:font-style="normal" officeooo:rsid="028577ac" style:font-style-asian="normal" style:font-style-complex="normal"/>
    </style:style>
    <style:style style:name="T67" style:family="text">
      <style:text-properties fo:font-style="normal" officeooo:rsid="02859072" style:font-style-asian="normal" style:font-style-complex="normal"/>
    </style:style>
    <style:style style:name="T68" style:family="text">
      <style:text-properties fo:font-style="normal" officeooo:rsid="02876e56" style:font-style-asian="normal" style:font-style-complex="normal"/>
    </style:style>
    <style:style style:name="T69" style:family="text">
      <style:text-properties fo:font-style="normal" officeooo:rsid="02888ce6" style:font-style-asian="normal" style:font-style-complex="normal"/>
    </style:style>
    <style:style style:name="T70" style:family="text">
      <style:text-properties fo:font-style="normal" officeooo:rsid="028a8bd6" style:font-style-asian="normal" style:font-style-complex="normal"/>
    </style:style>
    <style:style style:name="T71" style:family="text">
      <style:text-properties fo:font-style="normal" officeooo:rsid="028a8ea0" style:font-style-asian="normal" style:font-style-complex="normal"/>
    </style:style>
    <style:style style:name="T72" style:family="text">
      <style:text-properties fo:font-style="normal" officeooo:rsid="028c6fbb" style:font-style-asian="normal" style:font-style-complex="normal"/>
    </style:style>
    <style:style style:name="T73" style:family="text">
      <style:text-properties fo:font-style="normal" officeooo:rsid="028dc88c" style:font-style-asian="normal" style:font-style-complex="normal"/>
    </style:style>
    <style:style style:name="T74" style:family="text">
      <style:text-properties fo:font-style="normal" officeooo:rsid="028e0543" style:font-style-asian="normal" style:font-style-complex="normal"/>
    </style:style>
    <style:style style:name="T75" style:family="text">
      <style:text-properties fo:font-style="normal" officeooo:rsid="028e44a4" style:font-style-asian="normal" style:font-style-complex="normal"/>
    </style:style>
    <style:style style:name="T76" style:family="text">
      <style:text-properties fo:font-style="normal" officeooo:rsid="0290bccd" style:font-style-asian="normal" style:font-style-complex="normal"/>
    </style:style>
    <style:style style:name="T77" style:family="text">
      <style:text-properties fo:font-style="normal" officeooo:rsid="02917278" style:font-style-asian="normal" style:font-style-complex="normal"/>
    </style:style>
    <style:style style:name="T78" style:family="text">
      <style:text-properties fo:font-style="normal" officeooo:rsid="029183a4" style:font-style-asian="normal" style:font-style-complex="normal"/>
    </style:style>
    <style:style style:name="T79" style:family="text">
      <style:text-properties fo:font-style="normal" officeooo:rsid="0291d90a" style:font-style-asian="normal" style:font-style-complex="normal"/>
    </style:style>
    <style:style style:name="T80" style:family="text">
      <style:text-properties fo:font-style="normal" officeooo:rsid="02925788" style:font-style-asian="normal" style:font-style-complex="normal"/>
    </style:style>
    <style:style style:name="T81" style:family="text">
      <style:text-properties fo:font-style="normal" officeooo:rsid="02929a0f" style:font-style-asian="normal" style:font-style-complex="normal"/>
    </style:style>
    <style:style style:name="T82" style:family="text">
      <style:text-properties fo:font-style="normal" officeooo:rsid="029302c1" style:font-style-asian="normal" style:font-style-complex="normal"/>
    </style:style>
    <style:style style:name="T83" style:family="text">
      <style:text-properties fo:font-style="normal" officeooo:rsid="02941823" style:font-style-asian="normal" style:font-style-complex="normal"/>
    </style:style>
    <style:style style:name="T84" style:family="text">
      <style:text-properties fo:font-style="normal" officeooo:rsid="02967190" style:font-style-asian="normal" style:font-style-complex="normal"/>
    </style:style>
    <style:style style:name="T85" style:family="text">
      <style:text-properties fo:font-style="normal" officeooo:rsid="0296e2fd" style:font-style-asian="normal" style:font-style-complex="normal"/>
    </style:style>
    <style:style style:name="T86" style:family="text">
      <style:text-properties fo:font-style="normal" officeooo:rsid="029799f7" style:font-style-asian="normal" style:font-style-complex="normal"/>
    </style:style>
    <style:style style:name="T87" style:family="text">
      <style:text-properties fo:font-style="normal" officeooo:rsid="02987048" style:font-style-asian="normal" style:font-style-complex="normal"/>
    </style:style>
    <style:style style:name="T88" style:family="text">
      <style:text-properties fo:font-style="normal" officeooo:rsid="02990a25" style:font-style-asian="normal" style:font-style-complex="normal"/>
    </style:style>
    <style:style style:name="T89" style:family="text">
      <style:text-properties fo:font-style="normal" officeooo:rsid="029a1a31" style:font-style-asian="normal" style:font-style-complex="normal"/>
    </style:style>
    <style:style style:name="T90" style:family="text">
      <style:text-properties fo:font-style="normal" officeooo:rsid="029a98cb" style:font-style-asian="normal" style:font-style-complex="normal"/>
    </style:style>
    <style:style style:name="T91" style:family="text">
      <style:text-properties fo:font-style="normal" officeooo:rsid="029c2586" style:font-style-asian="normal" style:font-style-complex="normal"/>
    </style:style>
    <style:style style:name="T92" style:family="text">
      <style:text-properties fo:font-style="normal" officeooo:rsid="029c693c" style:font-style-asian="normal" style:font-style-complex="normal"/>
    </style:style>
    <style:style style:name="T93" style:family="text">
      <style:text-properties fo:font-style="normal" officeooo:rsid="029ded01" style:font-style-asian="normal" style:font-style-complex="normal"/>
    </style:style>
    <style:style style:name="T94" style:family="text">
      <style:text-properties fo:font-style="normal" officeooo:rsid="029eb5c8" style:font-style-asian="normal" style:font-style-complex="normal"/>
    </style:style>
    <style:style style:name="T95" style:family="text">
      <style:text-properties fo:font-style="normal" officeooo:rsid="029ec972" style:font-style-asian="normal" style:font-style-complex="normal"/>
    </style:style>
    <style:style style:name="T96" style:family="text">
      <style:text-properties fo:font-style="normal" officeooo:rsid="02a067c1" style:font-style-asian="normal" style:font-style-complex="normal"/>
    </style:style>
    <style:style style:name="T97" style:family="text">
      <style:text-properties fo:font-style="normal" officeooo:rsid="02a123bd" style:font-style-asian="normal" style:font-style-complex="normal"/>
    </style:style>
    <style:style style:name="T98" style:family="text">
      <style:text-properties fo:font-style="normal" officeooo:rsid="02a2a8bc" style:font-style-asian="normal" style:font-style-complex="normal"/>
    </style:style>
    <style:style style:name="T99" style:family="text">
      <style:text-properties fo:font-style="normal" officeooo:rsid="02a37fb8" style:font-style-asian="normal" style:font-style-complex="normal"/>
    </style:style>
    <style:style style:name="T100" style:family="text">
      <style:text-properties fo:font-style="normal" officeooo:rsid="02a4543f" style:font-style-asian="normal" style:font-style-complex="normal"/>
    </style:style>
    <style:style style:name="T101" style:family="text">
      <style:text-properties fo:font-style="normal" officeooo:rsid="02a47f7e" style:font-style-asian="normal" style:font-style-complex="normal"/>
    </style:style>
    <style:style style:name="T102" style:family="text">
      <style:text-properties fo:font-style="normal" officeooo:rsid="02a4eb1d" style:font-style-asian="normal" style:font-style-complex="normal"/>
    </style:style>
    <style:style style:name="T103" style:family="text">
      <style:text-properties fo:font-style="normal" officeooo:rsid="02a672eb" style:font-style-asian="normal" style:font-style-complex="normal"/>
    </style:style>
    <style:style style:name="T104" style:family="text">
      <style:text-properties fo:font-style="normal" officeooo:rsid="02a81e42" style:font-style-asian="normal" style:font-style-complex="normal"/>
    </style:style>
    <style:style style:name="T105" style:family="text">
      <style:text-properties fo:font-style="normal" officeooo:rsid="02a8c001" style:font-style-asian="normal" style:font-style-complex="normal"/>
    </style:style>
    <style:style style:name="T106" style:family="text">
      <style:text-properties fo:font-style="normal" officeooo:rsid="02a9944e" style:font-style-asian="normal" style:font-style-complex="normal"/>
    </style:style>
    <style:style style:name="T107" style:family="text">
      <style:text-properties fo:font-style="normal" officeooo:rsid="02aa5c94" style:font-style-asian="normal" style:font-style-complex="normal"/>
    </style:style>
    <style:style style:name="T108" style:family="text">
      <style:text-properties fo:font-style="normal" officeooo:rsid="02aa833e" style:font-style-asian="normal" style:font-style-complex="normal"/>
    </style:style>
    <style:style style:name="T109" style:family="text">
      <style:text-properties fo:font-style="normal" officeooo:rsid="02abd142" style:font-style-asian="normal" style:font-style-complex="normal"/>
    </style:style>
    <style:style style:name="T110" style:family="text">
      <style:text-properties fo:font-style="normal" officeooo:rsid="02abdfd3" style:font-style-asian="normal" style:font-style-complex="normal"/>
    </style:style>
    <style:style style:name="T111" style:family="text">
      <style:text-properties fo:font-style="normal" officeooo:rsid="02adadb0" style:font-style-asian="normal" style:font-style-complex="normal"/>
    </style:style>
    <style:style style:name="T112" style:family="text">
      <style:text-properties fo:font-style="normal" officeooo:rsid="02aec283" style:font-style-asian="normal" style:font-style-complex="normal"/>
    </style:style>
    <style:style style:name="T113" style:family="text">
      <style:text-properties fo:font-style="normal" officeooo:rsid="02af6fce" style:font-style-asian="normal" style:font-style-complex="normal"/>
    </style:style>
    <style:style style:name="T114" style:family="text">
      <style:text-properties fo:font-style="normal" officeooo:rsid="02b10633" style:font-style-asian="normal" style:font-style-complex="normal"/>
    </style:style>
    <style:style style:name="T115" style:family="text">
      <style:text-properties fo:font-style="normal" officeooo:rsid="02b20f3f" style:font-style-asian="normal" style:font-style-complex="normal"/>
    </style:style>
    <style:style style:name="T116" style:family="text">
      <style:text-properties fo:font-style="normal" officeooo:rsid="02b22855" style:font-style-asian="normal" style:font-style-complex="normal"/>
    </style:style>
    <style:style style:name="T117" style:family="text">
      <style:text-properties fo:font-style="normal" officeooo:rsid="02b27b6b" style:font-style-asian="normal" style:font-style-complex="normal"/>
    </style:style>
    <style:style style:name="T118" style:family="text">
      <style:text-properties fo:font-style="normal" officeooo:rsid="02b2c7b1" style:font-style-asian="normal" style:font-style-complex="normal"/>
    </style:style>
    <style:style style:name="T119" style:family="text">
      <style:text-properties fo:font-style="normal" officeooo:rsid="02b395f0" style:font-style-asian="normal" style:font-style-complex="normal"/>
    </style:style>
    <style:style style:name="T120" style:family="text">
      <style:text-properties fo:font-style="normal" officeooo:rsid="02b51e8f" style:font-style-asian="normal" style:font-style-complex="normal"/>
    </style:style>
    <style:style style:name="T121" style:family="text">
      <style:text-properties fo:font-style="normal" officeooo:rsid="02b68341" style:font-style-asian="normal" style:font-style-complex="normal"/>
    </style:style>
    <style:style style:name="T122" style:family="text">
      <style:text-properties fo:font-style="normal" officeooo:rsid="02b7c528" style:font-style-asian="normal" style:font-style-complex="normal"/>
    </style:style>
    <style:style style:name="T123" style:family="text">
      <style:text-properties fo:font-style="normal" officeooo:rsid="02b85953" style:font-style-asian="normal" style:font-style-complex="normal"/>
    </style:style>
    <style:style style:name="T124" style:family="text">
      <style:text-properties fo:font-style="normal" officeooo:rsid="02b9b954" style:font-style-asian="normal" style:font-style-complex="normal"/>
    </style:style>
    <style:style style:name="T125" style:family="text">
      <style:text-properties fo:font-style="normal" officeooo:rsid="02bacb13" style:font-style-asian="normal" style:font-style-complex="normal"/>
    </style:style>
    <style:style style:name="T126" style:family="text">
      <style:text-properties fo:font-style="normal" officeooo:rsid="02bae21c" style:font-style-asian="normal" style:font-style-complex="normal"/>
    </style:style>
    <style:style style:name="T127" style:family="text">
      <style:text-properties fo:font-style="normal" officeooo:rsid="02bc1a10" style:font-style-asian="normal" style:font-style-complex="normal"/>
    </style:style>
    <style:style style:name="T128" style:family="text">
      <style:text-properties fo:font-style="normal" officeooo:rsid="02bd67c0" style:font-style-asian="normal" style:font-style-complex="normal"/>
    </style:style>
    <style:style style:name="T129" style:family="text">
      <style:text-properties fo:font-style="normal" officeooo:rsid="02be9a12" style:font-style-asian="normal" style:font-style-complex="normal"/>
    </style:style>
    <style:style style:name="T130" style:family="text">
      <style:text-properties fo:font-style="normal" officeooo:rsid="02c04b99" style:font-style-asian="normal" style:font-style-complex="normal"/>
    </style:style>
    <style:style style:name="T131" style:family="text">
      <style:text-properties fo:font-style="normal" officeooo:rsid="02c2384b" style:font-style-asian="normal" style:font-style-complex="normal"/>
    </style:style>
    <style:style style:name="T132" style:family="text">
      <style:text-properties fo:font-style="normal" officeooo:rsid="02c6fced" style:font-style-asian="normal" style:font-style-complex="normal"/>
    </style:style>
    <style:style style:name="T133" style:family="text">
      <style:text-properties fo:font-style="normal" officeooo:rsid="02c7cdad" style:font-style-asian="normal" style:font-style-complex="normal"/>
    </style:style>
    <style:style style:name="T134" style:family="text">
      <style:text-properties fo:font-style="normal" officeooo:rsid="02c94a7a" style:font-style-asian="normal" style:font-style-complex="normal"/>
    </style:style>
    <style:style style:name="T135" style:family="text">
      <style:text-properties fo:font-style="normal" officeooo:rsid="02cae93a" style:font-style-asian="normal" style:font-style-complex="normal"/>
    </style:style>
    <style:style style:name="T136" style:family="text">
      <style:text-properties fo:font-style="normal" officeooo:rsid="02cb98f9" style:font-style-asian="normal" style:font-style-complex="normal"/>
    </style:style>
    <style:style style:name="T137" style:family="text">
      <style:text-properties fo:font-style="normal" officeooo:rsid="02cc930a" style:font-style-asian="normal" style:font-style-complex="normal"/>
    </style:style>
    <style:style style:name="T138" style:family="text">
      <style:text-properties fo:font-style="normal" officeooo:rsid="02cc9e20" style:font-style-asian="normal" style:font-style-complex="normal"/>
    </style:style>
    <style:style style:name="T139" style:family="text">
      <style:text-properties fo:font-style="normal" officeooo:rsid="02cd55d0" style:font-style-asian="normal" style:font-style-complex="normal"/>
    </style:style>
    <style:style style:name="T140" style:family="text">
      <style:text-properties fo:font-style="normal" officeooo:rsid="02ce5c97" style:font-style-asian="normal" style:font-style-complex="normal"/>
    </style:style>
    <style:style style:name="T141" style:family="text">
      <style:text-properties fo:font-style="normal" officeooo:rsid="02ceb74a" style:font-style-asian="normal" style:font-style-complex="normal"/>
    </style:style>
    <style:style style:name="T142" style:family="text">
      <style:text-properties fo:font-style="normal" officeooo:rsid="02cfd4c3" style:font-style-asian="normal" style:font-style-complex="normal"/>
    </style:style>
    <style:style style:name="T143" style:family="text">
      <style:text-properties fo:font-style="normal" officeooo:rsid="02d11444" style:font-style-asian="normal" style:font-style-complex="normal"/>
    </style:style>
    <style:style style:name="T144" style:family="text">
      <style:text-properties fo:font-style="normal" officeooo:rsid="02d13616" style:font-style-asian="normal" style:font-style-complex="normal"/>
    </style:style>
    <style:style style:name="T145" style:family="text">
      <style:text-properties fo:font-style="normal" officeooo:rsid="02d21c1f" style:font-style-asian="normal" style:font-style-complex="normal"/>
    </style:style>
    <style:style style:name="T146" style:family="text">
      <style:text-properties fo:font-style="normal" officeooo:rsid="02d3dbb8" style:font-style-asian="normal" style:font-style-complex="normal"/>
    </style:style>
    <style:style style:name="T147" style:family="text">
      <style:text-properties fo:font-style="normal" officeooo:rsid="02d4f7d9" style:font-style-asian="normal" style:font-style-complex="normal"/>
    </style:style>
    <style:style style:name="T148" style:family="text">
      <style:text-properties fo:font-style="normal" officeooo:rsid="02d6ab76" style:font-style-asian="normal" style:font-style-complex="normal"/>
    </style:style>
    <style:style style:name="T149" style:family="text">
      <style:text-properties fo:font-style="normal" officeooo:rsid="02d6fc60" style:font-style-asian="normal" style:font-style-complex="normal"/>
    </style:style>
    <style:style style:name="T150" style:family="text">
      <style:text-properties fo:font-style="normal" officeooo:rsid="02d7446b" style:font-style-asian="normal" style:font-style-complex="normal"/>
    </style:style>
    <style:style style:name="T151" style:family="text">
      <style:text-properties fo:font-style="normal" officeooo:rsid="02d925d3" style:font-style-asian="normal" style:font-style-complex="normal"/>
    </style:style>
    <style:style style:name="T152" style:family="text">
      <style:text-properties fo:font-style="normal" officeooo:rsid="02d99044" style:font-style-asian="normal" style:font-style-complex="normal"/>
    </style:style>
    <style:style style:name="T153" style:family="text">
      <style:text-properties fo:font-style="normal" officeooo:rsid="02da469a" style:font-style-asian="normal" style:font-style-complex="normal"/>
    </style:style>
    <style:style style:name="T154" style:family="text">
      <style:text-properties fo:font-style="normal" officeooo:rsid="02dc43c4" style:font-style-asian="normal" style:font-style-complex="normal"/>
    </style:style>
    <style:style style:name="T155" style:family="text">
      <style:text-properties fo:font-style="normal" officeooo:rsid="02dc75a7" style:font-style-asian="normal" style:font-style-complex="normal"/>
    </style:style>
    <style:style style:name="T156" style:family="text">
      <style:text-properties fo:font-style="normal" officeooo:rsid="02dedee4" style:font-style-asian="normal" style:font-style-complex="normal"/>
    </style:style>
    <style:style style:name="T157" style:family="text">
      <style:text-properties fo:font-style="normal" officeooo:rsid="02e09f81" style:font-style-asian="normal" style:font-style-complex="normal"/>
    </style:style>
    <style:style style:name="T158" style:family="text">
      <style:text-properties fo:font-style="normal" officeooo:rsid="02e1f5c1" style:font-style-asian="normal" style:font-style-complex="normal"/>
    </style:style>
    <style:style style:name="T159" style:family="text">
      <style:text-properties fo:font-style="normal" officeooo:rsid="02e2df53" style:font-style-asian="normal" style:font-style-complex="normal"/>
    </style:style>
    <style:style style:name="T160" style:family="text">
      <style:text-properties fo:font-style="normal" officeooo:rsid="02e3c3d1" style:font-style-asian="normal" style:font-style-complex="normal"/>
    </style:style>
    <style:style style:name="T161" style:family="text">
      <style:text-properties fo:font-style="normal" officeooo:rsid="02e3e159" style:font-style-asian="normal" style:font-style-complex="normal"/>
    </style:style>
    <style:style style:name="T162" style:family="text">
      <style:text-properties fo:font-style="normal" officeooo:rsid="02e5961e" style:font-style-asian="normal" style:font-style-complex="normal"/>
    </style:style>
    <style:style style:name="T163" style:family="text">
      <style:text-properties fo:font-style="normal" officeooo:rsid="02e64960" style:font-style-asian="normal" style:font-style-complex="normal"/>
    </style:style>
    <style:style style:name="T164" style:family="text">
      <style:text-properties fo:font-style="normal" officeooo:rsid="02e83f3d" style:font-style-asian="normal" style:font-style-complex="normal"/>
    </style:style>
    <style:style style:name="T165" style:family="text">
      <style:text-properties fo:font-style="normal" officeooo:rsid="02e915ca" style:font-style-asian="normal" style:font-style-complex="normal"/>
    </style:style>
    <style:style style:name="T166" style:family="text">
      <style:text-properties fo:font-style="normal" officeooo:rsid="02e973f5" style:font-style-asian="normal" style:font-style-complex="normal"/>
    </style:style>
    <style:style style:name="T167" style:family="text">
      <style:text-properties fo:font-style="normal" officeooo:rsid="02eac5bc" style:font-style-asian="normal" style:font-style-complex="normal"/>
    </style:style>
    <style:style style:name="T168" style:family="text">
      <style:text-properties fo:font-style="normal" officeooo:rsid="02eb13a5" style:font-style-asian="normal" style:font-style-complex="normal"/>
    </style:style>
    <style:style style:name="T169" style:family="text">
      <style:text-properties fo:font-style="normal" officeooo:rsid="02eb16f4" style:font-style-asian="normal" style:font-style-complex="normal"/>
    </style:style>
    <style:style style:name="T170" style:family="text">
      <style:text-properties fo:font-style="normal" officeooo:rsid="02ebb6d6" style:font-style-asian="normal" style:font-style-complex="normal"/>
    </style:style>
    <style:style style:name="T171" style:family="text">
      <style:text-properties fo:font-style="normal" officeooo:rsid="02ed0aa8" style:font-style-asian="normal" style:font-style-complex="normal"/>
    </style:style>
    <style:style style:name="T172" style:family="text">
      <style:text-properties fo:font-style="normal" officeooo:rsid="02ee30eb" style:font-style-asian="normal" style:font-style-complex="normal"/>
    </style:style>
    <style:style style:name="T173" style:family="text">
      <style:text-properties fo:font-style="normal" officeooo:rsid="02f02b12" style:font-style-asian="normal" style:font-style-complex="normal"/>
    </style:style>
    <style:style style:name="T174" style:family="text">
      <style:text-properties fo:font-style="normal" officeooo:rsid="02f1165f" style:font-style-asian="normal" style:font-style-complex="normal"/>
    </style:style>
    <style:style style:name="T175" style:family="text">
      <style:text-properties fo:font-style="normal" officeooo:rsid="02f1497e" style:font-style-asian="normal" style:font-style-complex="normal"/>
    </style:style>
    <style:style style:name="T176" style:family="text">
      <style:text-properties fo:font-style="normal" officeooo:rsid="02f28c5a" style:font-style-asian="normal" style:font-style-complex="normal"/>
    </style:style>
    <style:style style:name="T177" style:family="text">
      <style:text-properties fo:font-style="normal" officeooo:rsid="02f427f6" style:font-style-asian="normal" style:font-style-complex="normal"/>
    </style:style>
    <style:style style:name="T178" style:family="text">
      <style:text-properties fo:font-style="normal" officeooo:rsid="02f55411" style:font-style-asian="normal" style:font-style-complex="normal"/>
    </style:style>
    <style:style style:name="T179" style:family="text">
      <style:text-properties fo:font-style="normal" officeooo:rsid="02f603f0" style:font-style-asian="normal" style:font-style-complex="normal"/>
    </style:style>
    <style:style style:name="T180" style:family="text">
      <style:text-properties fo:font-style="normal" officeooo:rsid="02f6a4f3" style:font-style-asian="normal" style:font-style-complex="normal"/>
    </style:style>
    <style:style style:name="T181" style:family="text">
      <style:text-properties fo:font-style="normal" officeooo:rsid="03019f25" style:font-style-asian="normal" style:font-style-complex="normal"/>
    </style:style>
    <style:style style:name="T182" style:family="text">
      <style:text-properties fo:font-style="normal" officeooo:rsid="03068727" style:font-style-asian="normal" style:font-style-complex="normal"/>
    </style:style>
    <style:style style:name="T183" style:family="text">
      <style:text-properties fo:font-style="normal" officeooo:rsid="02401201" style:font-style-asian="normal" style:font-weight-asian="normal" style:font-style-complex="normal" style:font-weight-complex="normal"/>
    </style:style>
    <style:style style:name="T184" style:family="text">
      <style:text-properties fo:font-style="normal" officeooo:rsid="02724d2c" style:font-style-asian="normal" style:font-weight-asian="normal" style:font-style-complex="normal" style:font-weight-complex="normal"/>
    </style:style>
    <style:style style:name="T185" style:family="text">
      <style:text-properties fo:font-style="normal" officeooo:rsid="026ce90a" style:font-style-asian="normal" style:font-weight-asian="normal" style:font-style-complex="normal" style:font-weight-complex="normal"/>
    </style:style>
    <style:style style:name="T186" style:family="text">
      <style:text-properties fo:font-style="normal" officeooo:rsid="027f5d0d" style:font-style-asian="normal" style:font-weight-asian="normal" style:font-style-complex="normal" style:font-weight-complex="normal"/>
    </style:style>
    <style:style style:name="T187" style:family="text">
      <style:text-properties fo:font-style="normal" officeooo:rsid="028c6fbb" style:font-style-asian="normal" style:font-weight-asian="normal" style:font-style-complex="normal" style:font-weight-complex="normal"/>
    </style:style>
    <style:style style:name="T188" style:family="text">
      <style:text-properties fo:font-style="normal" officeooo:rsid="029a98cb" style:font-style-asian="normal" style:font-weight-asian="normal" style:font-style-complex="normal" style:font-weight-complex="normal"/>
    </style:style>
    <style:style style:name="T189" style:family="text">
      <style:text-properties fo:font-style="normal" officeooo:rsid="02a2a8bc" style:font-style-asian="normal" style:font-weight-asian="normal" style:font-style-complex="normal" style:font-weight-complex="normal"/>
    </style:style>
    <style:style style:name="T190" style:family="text">
      <style:text-properties fo:font-style="normal" officeooo:rsid="02876e56" style:font-style-asian="normal" style:font-weight-asian="normal" style:font-style-complex="normal" style:font-weight-complex="normal"/>
    </style:style>
    <style:style style:name="T191" style:family="text">
      <style:text-properties fo:font-style="normal" officeooo:rsid="02abdfd3" style:font-style-asian="normal" style:font-weight-asian="normal" style:font-style-complex="normal" style:font-weight-complex="normal"/>
    </style:style>
    <style:style style:name="T192" style:family="text">
      <style:text-properties fo:font-style="normal" officeooo:rsid="02b22855" style:font-style-asian="normal" style:font-weight-asian="normal" style:font-style-complex="normal" style:font-weight-complex="normal"/>
    </style:style>
    <style:style style:name="T193" style:family="text">
      <style:text-properties fo:font-style="normal" officeooo:rsid="02bacb13" style:font-style-asian="normal" style:font-weight-asian="normal" style:font-style-complex="normal" style:font-weight-complex="normal"/>
    </style:style>
    <style:style style:name="T194" style:family="text">
      <style:text-properties fo:font-style="normal" officeooo:rsid="02cb98f9" style:font-style-asian="normal" style:font-weight-asian="normal" style:font-style-complex="normal" style:font-weight-complex="normal"/>
    </style:style>
    <style:style style:name="T195" style:family="text">
      <style:text-properties fo:font-style="normal" officeooo:rsid="02d6fc60" style:font-style-asian="normal" style:font-weight-asian="normal" style:font-style-complex="normal" style:font-weight-complex="normal"/>
    </style:style>
    <style:style style:name="T196" style:family="text">
      <style:text-properties fo:font-style="normal" officeooo:rsid="02e64960" style:font-style-asian="normal" style:font-weight-asian="normal" style:font-style-complex="normal" style:font-weight-complex="normal"/>
    </style:style>
    <style:style style:name="T197" style:family="text">
      <style:text-properties fo:font-style="normal" officeooo:rsid="02f28c5a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4f36f6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bold" officeooo:rsid="02b51e8f" style:font-style-asian="normal" style:font-weight-asian="bold" style:font-style-complex="normal" style:font-weight-complex="bold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officeooo:rsid="02707392" style:font-style-asian="italic" style:font-style-complex="italic"/>
    </style:style>
    <style:style style:name="T202" style:family="text">
      <style:text-properties fo:font-style="italic" officeooo:rsid="0273ae71" style:font-style-asian="italic" style:font-style-complex="italic"/>
    </style:style>
    <style:style style:name="T203" style:family="text">
      <style:text-properties fo:font-style="italic" officeooo:rsid="02746985" style:font-style-asian="italic" style:font-style-complex="italic"/>
    </style:style>
    <style:style style:name="T204" style:family="text">
      <style:text-properties fo:font-style="italic" officeooo:rsid="02777934" style:font-style-asian="italic" style:font-style-complex="italic"/>
    </style:style>
    <style:style style:name="T205" style:family="text">
      <style:text-properties fo:font-style="italic" officeooo:rsid="027a9b78" style:font-style-asian="italic" style:font-style-complex="italic"/>
    </style:style>
    <style:style style:name="T206" style:family="text">
      <style:text-properties fo:font-style="italic" officeooo:rsid="027cda80" style:font-style-asian="italic" style:font-style-complex="italic"/>
    </style:style>
    <style:style style:name="T207" style:family="text">
      <style:text-properties fo:font-style="italic" officeooo:rsid="028577ac" style:font-style-asian="italic" style:font-style-complex="italic"/>
    </style:style>
    <style:style style:name="T208" style:family="text">
      <style:text-properties fo:font-style="italic" officeooo:rsid="02888ce6" style:font-style-asian="italic" style:font-style-complex="italic"/>
    </style:style>
    <style:style style:name="T209" style:family="text">
      <style:text-properties fo:font-style="italic" officeooo:rsid="028a8bd6" style:font-style-asian="italic" style:font-style-complex="italic"/>
    </style:style>
    <style:style style:name="T210" style:family="text">
      <style:text-properties fo:font-style="italic" officeooo:rsid="028a8ea0" style:font-style-asian="italic" style:font-style-complex="italic"/>
    </style:style>
    <style:style style:name="T211" style:family="text">
      <style:text-properties fo:font-style="italic" officeooo:rsid="028c6fbb" style:font-style-asian="italic" style:font-style-complex="italic"/>
    </style:style>
    <style:style style:name="T212" style:family="text">
      <style:text-properties fo:font-style="italic" officeooo:rsid="028e44a4" style:font-style-asian="italic" style:font-style-complex="italic"/>
    </style:style>
    <style:style style:name="T213" style:family="text">
      <style:text-properties fo:font-style="italic" officeooo:rsid="0285579b" style:font-style-asian="italic" style:font-style-complex="italic"/>
    </style:style>
    <style:style style:name="T214" style:family="text">
      <style:text-properties fo:font-style="italic" officeooo:rsid="0291d90a" style:font-style-asian="italic" style:font-style-complex="italic"/>
    </style:style>
    <style:style style:name="T215" style:family="text">
      <style:text-properties fo:font-style="italic" officeooo:rsid="0296e2fd" style:font-style-asian="italic" style:font-style-complex="italic"/>
    </style:style>
    <style:style style:name="T216" style:family="text">
      <style:text-properties fo:font-style="italic" officeooo:rsid="02990a25" style:font-style-asian="italic" style:font-style-complex="italic"/>
    </style:style>
    <style:style style:name="T217" style:family="text">
      <style:text-properties fo:font-style="italic" officeooo:rsid="029a1a31" style:font-style-asian="italic" style:font-style-complex="italic"/>
    </style:style>
    <style:style style:name="T218" style:family="text">
      <style:text-properties fo:font-style="italic" officeooo:rsid="029a98cb" style:font-style-asian="italic" style:font-style-complex="italic"/>
    </style:style>
    <style:style style:name="T219" style:family="text">
      <style:text-properties fo:font-style="italic" officeooo:rsid="029c693c" style:font-style-asian="italic" style:font-style-complex="italic"/>
    </style:style>
    <style:style style:name="T220" style:family="text">
      <style:text-properties fo:font-style="italic" officeooo:rsid="029ded01" style:font-style-asian="italic" style:font-style-complex="italic"/>
    </style:style>
    <style:style style:name="T221" style:family="text">
      <style:text-properties fo:font-style="italic" officeooo:rsid="029ec972" style:font-style-asian="italic" style:font-style-complex="italic"/>
    </style:style>
    <style:style style:name="T222" style:family="text">
      <style:text-properties fo:font-style="italic" officeooo:rsid="02a067c1" style:font-style-asian="italic" style:font-style-complex="italic"/>
    </style:style>
    <style:style style:name="T223" style:family="text">
      <style:text-properties fo:font-style="italic" officeooo:rsid="02a81e42" style:font-style-asian="italic" style:font-style-complex="italic"/>
    </style:style>
    <style:style style:name="T224" style:family="text">
      <style:text-properties fo:font-style="italic" officeooo:rsid="02abd142" style:font-style-asian="italic" style:font-style-complex="italic"/>
    </style:style>
    <style:style style:name="T225" style:family="text">
      <style:text-properties fo:font-style="italic" officeooo:rsid="02adadb0" style:font-style-asian="italic" style:font-style-complex="italic"/>
    </style:style>
    <style:style style:name="T226" style:family="text">
      <style:text-properties fo:font-style="italic" officeooo:rsid="02b395f0" style:font-style-asian="italic" style:font-style-complex="italic"/>
    </style:style>
    <style:style style:name="T227" style:family="text">
      <style:text-properties fo:font-style="italic" officeooo:rsid="02b7c528" style:font-style-asian="italic" style:font-style-complex="italic"/>
    </style:style>
    <style:style style:name="T228" style:family="text">
      <style:text-properties fo:font-style="italic" officeooo:rsid="02724d2c" style:font-style-asian="italic" style:font-style-complex="italic"/>
    </style:style>
    <style:style style:name="T229" style:family="text">
      <style:text-properties fo:font-style="italic" officeooo:rsid="02bc1a10" style:font-style-asian="italic" style:font-style-complex="italic"/>
    </style:style>
    <style:style style:name="T230" style:family="text">
      <style:text-properties fo:font-style="italic" officeooo:rsid="02bd67c0" style:font-style-asian="italic" style:font-style-complex="italic"/>
    </style:style>
    <style:style style:name="T231" style:family="text">
      <style:text-properties fo:font-style="italic" officeooo:rsid="02794d09" style:font-style-asian="italic" style:font-style-complex="italic"/>
    </style:style>
    <style:style style:name="T232" style:family="text">
      <style:text-properties fo:font-style="italic" officeooo:rsid="02c04b99" style:font-style-asian="italic" style:font-style-complex="italic"/>
    </style:style>
    <style:style style:name="T233" style:family="text">
      <style:text-properties fo:font-style="italic" officeooo:rsid="02c7cdad" style:font-style-asian="italic" style:font-style-complex="italic"/>
    </style:style>
    <style:style style:name="T234" style:family="text">
      <style:text-properties fo:font-style="italic" officeooo:rsid="02cae93a" style:font-style-asian="italic" style:font-style-complex="italic"/>
    </style:style>
    <style:style style:name="T235" style:family="text">
      <style:text-properties fo:font-style="italic" officeooo:rsid="02cb98f9" style:font-style-asian="italic" style:font-style-complex="italic"/>
    </style:style>
    <style:style style:name="T236" style:family="text">
      <style:text-properties fo:font-style="italic" officeooo:rsid="02cc9e20" style:font-style-asian="italic" style:font-style-complex="italic"/>
    </style:style>
    <style:style style:name="T237" style:family="text">
      <style:text-properties fo:font-style="italic" officeooo:rsid="02ce5c97" style:font-style-asian="italic" style:font-style-complex="italic"/>
    </style:style>
    <style:style style:name="T238" style:family="text">
      <style:text-properties fo:font-style="italic" officeooo:rsid="02ceb74a" style:font-style-asian="italic" style:font-style-complex="italic"/>
    </style:style>
    <style:style style:name="T239" style:family="text">
      <style:text-properties fo:font-style="italic" officeooo:rsid="02cfd4c3" style:font-style-asian="italic" style:font-style-complex="italic"/>
    </style:style>
    <style:style style:name="T240" style:family="text">
      <style:text-properties fo:font-style="italic" officeooo:rsid="02d11444" style:font-style-asian="italic" style:font-style-complex="italic"/>
    </style:style>
    <style:style style:name="T241" style:family="text">
      <style:text-properties fo:font-style="italic" officeooo:rsid="02eb13a5" style:font-style-asian="italic" style:font-style-complex="italic"/>
    </style:style>
    <style:style style:name="T242" style:family="text">
      <style:text-properties fo:font-style="italic" officeooo:rsid="02ee30eb" style:font-style-asian="italic" style:font-style-complex="italic"/>
    </style:style>
    <style:style style:name="T243" style:family="text">
      <style:text-properties fo:font-style="italic" officeooo:rsid="02f603f0" style:font-style-asian="italic" style:font-style-complex="italic"/>
    </style:style>
    <style:style style:name="T244" style:family="text">
      <style:text-properties fo:font-style="italic" officeooo:rsid="02f6a4f3" style:font-style-asian="italic" style:font-style-complex="italic"/>
    </style:style>
    <style:style style:name="T245" style:family="text">
      <style:text-properties officeooo:rsid="022ab3db"/>
    </style:style>
    <style:style style:name="T246" style:family="text">
      <style:text-properties officeooo:rsid="0260e113"/>
    </style:style>
    <style:style style:name="T247" style:family="text">
      <style:text-properties officeooo:rsid="02620e14"/>
    </style:style>
    <style:style style:name="T248" style:family="text">
      <style:text-properties officeooo:rsid="02621ff9"/>
    </style:style>
    <style:style style:name="T249" style:family="text">
      <style:text-properties officeooo:rsid="02628b92"/>
    </style:style>
    <style:style style:name="T250" style:family="text">
      <style:text-properties officeooo:rsid="0264f138"/>
    </style:style>
    <style:style style:name="T251" style:family="text">
      <style:text-properties officeooo:rsid="0267c1a3"/>
    </style:style>
    <style:style style:name="T252" style:family="text">
      <style:text-properties style:text-position="super 58%"/>
    </style:style>
    <style:style style:name="T253" style:family="text">
      <style:text-properties officeooo:rsid="0269582c"/>
    </style:style>
    <style:style style:name="T254" style:family="text">
      <style:text-properties officeooo:rsid="0269c475"/>
    </style:style>
    <style:style style:name="T255" style:family="text">
      <style:text-properties officeooo:rsid="026a88fb"/>
    </style:style>
    <style:style style:name="T256" style:family="text">
      <style:text-properties officeooo:rsid="026af248"/>
    </style:style>
    <style:style style:name="T257" style:family="text">
      <style:text-properties officeooo:rsid="026cd01d"/>
    </style:style>
    <style:style style:name="T258" style:family="text">
      <style:text-properties officeooo:rsid="026ce90a"/>
    </style:style>
    <style:style style:name="T259" style:family="text">
      <style:text-properties officeooo:rsid="026ea764"/>
    </style:style>
    <style:style style:name="T260" style:family="text">
      <style:text-properties officeooo:rsid="02707392"/>
    </style:style>
    <style:style style:name="T261" style:family="text">
      <style:text-properties officeooo:rsid="02724d2c"/>
    </style:style>
    <style:style style:name="T262" style:family="text">
      <style:text-properties officeooo:rsid="0273ae71"/>
    </style:style>
    <style:style style:name="T263" style:family="text">
      <style:text-properties officeooo:rsid="02746985"/>
    </style:style>
    <style:style style:name="T264" style:family="text">
      <style:text-properties officeooo:rsid="02757dde"/>
    </style:style>
    <style:style style:name="T265" style:family="text">
      <style:text-properties officeooo:rsid="02777934"/>
    </style:style>
    <style:style style:name="T266" style:family="text">
      <style:text-properties officeooo:rsid="02794d09"/>
    </style:style>
    <style:style style:name="T267" style:family="text">
      <style:text-properties officeooo:rsid="027a9b78"/>
    </style:style>
    <style:style style:name="T268" style:family="text">
      <style:text-properties officeooo:rsid="027ae2b0"/>
    </style:style>
    <style:style style:name="T269" style:family="text">
      <style:text-properties officeooo:rsid="027cda80"/>
    </style:style>
    <style:style style:name="T270" style:family="text">
      <style:text-properties officeooo:rsid="027d76ae"/>
    </style:style>
    <style:style style:name="T271" style:family="text">
      <style:text-properties officeooo:rsid="027f5d0d"/>
    </style:style>
    <style:style style:name="T272" style:family="text">
      <style:text-properties officeooo:rsid="02801638"/>
    </style:style>
    <style:style style:name="T273" style:family="text">
      <style:text-properties officeooo:rsid="0281f1c6"/>
    </style:style>
    <style:style style:name="T274" style:family="text">
      <style:text-properties officeooo:rsid="02825ef2"/>
    </style:style>
    <style:style style:name="T275" style:family="text">
      <style:text-properties officeooo:rsid="02827b0e"/>
    </style:style>
    <style:style style:name="T276" style:family="text">
      <style:text-properties officeooo:rsid="0285579b"/>
    </style:style>
    <style:style style:name="T277" style:family="text">
      <style:text-properties officeooo:rsid="028577ac"/>
    </style:style>
    <style:style style:name="T278" style:family="text">
      <style:text-properties officeooo:rsid="02859072"/>
    </style:style>
    <style:style style:name="T279" style:family="text">
      <style:text-properties officeooo:rsid="02876e56"/>
    </style:style>
    <style:style style:name="T280" style:family="text">
      <style:text-properties officeooo:rsid="02888ce6"/>
    </style:style>
    <style:style style:name="T281" style:family="text">
      <style:text-properties officeooo:rsid="028a8bd6"/>
    </style:style>
    <style:style style:name="T282" style:family="text">
      <style:text-properties officeooo:rsid="028c6fbb"/>
    </style:style>
    <style:style style:name="T283" style:family="text">
      <style:text-properties officeooo:rsid="028dc88c"/>
    </style:style>
    <style:style style:name="T284" style:family="text">
      <style:text-properties officeooo:rsid="0290bccd"/>
    </style:style>
    <style:style style:name="T285" style:family="text">
      <style:text-properties officeooo:rsid="029183a4"/>
    </style:style>
    <style:style style:name="T286" style:family="text">
      <style:text-properties officeooo:rsid="0291d90a"/>
    </style:style>
    <style:style style:name="T287" style:family="text">
      <style:text-properties officeooo:rsid="02929a0f"/>
    </style:style>
    <style:style style:name="T288" style:family="text">
      <style:text-properties officeooo:rsid="02941823"/>
    </style:style>
    <style:style style:name="T289" style:family="text">
      <style:text-properties officeooo:rsid="0296e2fd"/>
    </style:style>
    <style:style style:name="T290" style:family="text">
      <style:text-properties officeooo:rsid="029a98cb"/>
    </style:style>
    <style:style style:name="T291" style:family="text">
      <style:text-properties officeooo:rsid="029c693c"/>
    </style:style>
    <style:style style:name="T292" style:family="text">
      <style:text-properties officeooo:rsid="029ded01"/>
    </style:style>
    <style:style style:name="T293" style:family="text">
      <style:text-properties officeooo:rsid="029eb5c8"/>
    </style:style>
    <style:style style:name="T294" style:family="text">
      <style:text-properties officeooo:rsid="029ec972"/>
    </style:style>
    <style:style style:name="T295" style:family="text">
      <style:text-properties officeooo:rsid="02a067c1"/>
    </style:style>
    <style:style style:name="T296" style:family="text">
      <style:text-properties officeooo:rsid="02a123bd"/>
    </style:style>
    <style:style style:name="T297" style:family="text">
      <style:text-properties officeooo:rsid="02a2a8bc"/>
    </style:style>
    <style:style style:name="T298" style:family="text">
      <style:text-properties officeooo:rsid="02a37fb8"/>
    </style:style>
    <style:style style:name="T299" style:family="text">
      <style:text-properties officeooo:rsid="02a47f7e"/>
    </style:style>
    <style:style style:name="T300" style:family="text">
      <style:text-properties officeooo:rsid="02a4eb1d"/>
    </style:style>
    <style:style style:name="T301" style:family="text">
      <style:text-properties officeooo:rsid="02a672eb"/>
    </style:style>
    <style:style style:name="T302" style:family="text">
      <style:text-properties officeooo:rsid="02a81e42"/>
    </style:style>
    <style:style style:name="T303" style:family="text">
      <style:text-properties officeooo:rsid="02a8c001"/>
    </style:style>
    <style:style style:name="T304" style:family="text">
      <style:text-properties officeooo:rsid="02a9944e"/>
    </style:style>
    <style:style style:name="T305" style:family="text">
      <style:text-properties officeooo:rsid="02aa5c94"/>
    </style:style>
    <style:style style:name="T306" style:family="text">
      <style:text-properties officeooo:rsid="02abd142"/>
    </style:style>
    <style:style style:name="T307" style:family="text">
      <style:text-properties officeooo:rsid="02abdfd3"/>
    </style:style>
    <style:style style:name="T308" style:family="text">
      <style:text-properties officeooo:rsid="02adadb0"/>
    </style:style>
    <style:style style:name="T309" style:family="text">
      <style:text-properties officeooo:rsid="02af6fce"/>
    </style:style>
    <style:style style:name="T310" style:family="text">
      <style:text-properties officeooo:rsid="02b10633"/>
    </style:style>
    <style:style style:name="T311" style:family="text">
      <style:text-properties officeooo:rsid="02b20f3f"/>
    </style:style>
    <style:style style:name="T312" style:family="text">
      <style:text-properties officeooo:rsid="02b395f0"/>
    </style:style>
    <style:style style:name="T313" style:family="text">
      <style:text-properties officeooo:rsid="02b51e8f"/>
    </style:style>
    <style:style style:name="T314" style:family="text">
      <style:text-properties officeooo:rsid="02b7c528"/>
    </style:style>
    <style:style style:name="T315" style:family="text">
      <style:text-properties officeooo:rsid="02b85953"/>
    </style:style>
    <style:style style:name="T316" style:family="text">
      <style:text-properties officeooo:rsid="02b9b954"/>
    </style:style>
    <style:style style:name="T317" style:family="text">
      <style:text-properties officeooo:rsid="02bc1a10"/>
    </style:style>
    <style:style style:name="T318" style:family="text">
      <style:text-properties officeooo:rsid="02bd67c0"/>
    </style:style>
    <style:style style:name="T319" style:family="text">
      <style:text-properties officeooo:rsid="02c6fced"/>
    </style:style>
    <style:style style:name="T320" style:family="text">
      <style:text-properties officeooo:rsid="02c7cdad"/>
    </style:style>
    <style:style style:name="T321" style:family="text">
      <style:text-properties officeooo:rsid="02cae93a"/>
    </style:style>
    <style:style style:name="T322" style:family="text">
      <style:text-properties officeooo:rsid="02cb98f9"/>
    </style:style>
    <style:style style:name="T323" style:family="text">
      <style:text-properties officeooo:rsid="02cc930a"/>
    </style:style>
    <style:style style:name="T324" style:family="text">
      <style:text-properties officeooo:rsid="02cc9e20"/>
    </style:style>
    <style:style style:name="T325" style:family="text">
      <style:text-properties officeooo:rsid="02ce5c97"/>
    </style:style>
    <style:style style:name="T326" style:family="text">
      <style:text-properties officeooo:rsid="02ceb74a"/>
    </style:style>
    <style:style style:name="T327" style:family="text">
      <style:text-properties officeooo:rsid="02cfd4c3"/>
    </style:style>
    <style:style style:name="T328" style:family="text">
      <style:text-properties officeooo:rsid="02d11444"/>
    </style:style>
    <style:style style:name="T329" style:family="text">
      <style:text-properties officeooo:rsid="02d3dbb8"/>
    </style:style>
    <style:style style:name="T330" style:family="text">
      <style:text-properties officeooo:rsid="02dc43c4"/>
    </style:style>
    <style:style style:name="T331" style:family="text">
      <style:text-properties officeooo:rsid="02e09f81"/>
    </style:style>
    <style:style style:name="T332" style:family="text">
      <style:text-properties officeooo:rsid="02e1f5c1"/>
    </style:style>
    <style:style style:name="T333" style:family="text">
      <style:text-properties officeooo:rsid="02e3c3d1"/>
    </style:style>
    <style:style style:name="T334" style:family="text">
      <style:text-properties officeooo:rsid="02e973f5"/>
    </style:style>
    <style:style style:name="T335" style:family="text">
      <style:text-properties officeooo:rsid="02eb13a5"/>
    </style:style>
    <style:style style:name="T336" style:family="text">
      <style:text-properties officeooo:rsid="02ebb6d6"/>
    </style:style>
    <style:style style:name="T337" style:family="text">
      <style:text-properties officeooo:rsid="02ee30eb"/>
    </style:style>
    <style:style style:name="T338" style:family="text">
      <style:text-properties officeooo:rsid="02f02b12"/>
    </style:style>
    <style:style style:name="T339" style:family="text">
      <style:text-properties officeooo:rsid="02f1497e"/>
    </style:style>
    <style:style style:name="T340" style:family="text">
      <style:text-properties officeooo:rsid="02f28c5a"/>
    </style:style>
    <style:style style:name="T341" style:family="text">
      <style:text-properties officeooo:rsid="02f55411"/>
    </style:style>
    <style:style style:name="T342" style:family="text">
      <style:text-properties officeooo:rsid="02f603f0"/>
    </style:style>
    <style:style style:name="T343" style:family="text">
      <style:text-properties fo:color="#6e9e29" fo:font-style="normal" officeooo:rsid="02b22855" fo:background-color="#ffff00" loext:char-shading-value="0" style:font-style-asian="normal" style:font-style-complex="normal"/>
    </style:style>
    <style:style style:name="T344" style:family="text">
      <style:text-properties officeooo:rsid="03007c2a"/>
    </style:style>
    <style:style style:name="T345" style:family="text">
      <style:text-properties officeooo:rsid="03039da5"/>
    </style:style>
    <style:style style:name="T346" style:family="text">
      <style:text-properties officeooo:rsid="030687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88669004528">
          <table:table-cell table:style-name="Table1.A1" office:value-type="string">
            <text:p text:style-name="P2">2712</text:p>
          </table:table-cell>
          <table:table-cell table:style-name="Table1.A1" office:value-type="string">
            <text:p text:style-name="P6">Florimons pensait (H pensa) a s’amie</text:p>
          </table:table-cell>
          <table:table-cell table:style-name="Table1.C1" office:value-type="string">
            <text:p text:style-name="P29">A<text:span text:style-name="T288">DEGH2ILW</text:span>] ...pensot <text:span text:style-name="T288">(DEGH2IW pensoit, L pansoit)</text:span> de <text:span text:style-name="T288">(DG en, EH2I a)</text:span>… <text:s/><text:span text:style-name="T266">B</text:span>] ..<text:span text:style-name="T266">plouroit por samie <text:s/>M] Et </text:span><text:span text:style-name="T231">flor.</text:span><text:span text:style-name="T266"> pense... <text:s text:c="2"/>T] ...pensa en samie <text:s/>K] ...pensoit molt en...</text:span></text:p>
          </table:table-cell>
        </table:table-row>
        <table:table-row table:style-name="TableLine94288652039232">
          <table:table-cell table:style-name="Table1.A2" office:value-type="string">
            <text:p text:style-name="P3">271<text:span text:style-name="T246">3</text:span></text:p>
          </table:table-cell>
          <table:table-cell table:style-name="Table1.A2" office:value-type="string">
            <text:p text:style-name="P6">A home ne dissoit son estre</text:p>
          </table:table-cell>
          <table:table-cell table:style-name="Table1.C2" office:value-type="string">
            <text:p text:style-name="P164">G<text:span text:style-name="T337">KW</text:span>] ...nen...</text:p>
          </table:table-cell>
        </table:table-row>
        <table:table-row table:style-name="TableLine94288666096960">
          <table:table-cell table:style-name="Table1.A2" office:value-type="string">
            <text:p text:style-name="P3">271<text:span text:style-name="T246">4</text:span></text:p>
          </table:table-cell>
          <table:table-cell table:style-name="Table1.A2" office:value-type="string">
            <text:p text:style-name="P6">Mai mout vosist cheveliers estre</text:p>
          </table:table-cell>
          <table:table-cell table:style-name="Table1.C2" office:value-type="string">
            <text:p text:style-name="P124"><text:span text:style-name="T288">EH2</text:span>] ...<text:span text:style-name="T288">bien vousist… <text:s/>L] Qui es </text:span><text:span text:style-name="T227">mlt</text:span><text:span text:style-name="T314">...</text:span></text:p>
          </table:table-cell>
        </table:table-row>
        <table:table-row table:style-name="TableLine94288656456944">
          <table:table-cell table:style-name="Table1.A2" office:value-type="string">
            <text:p text:style-name="P3">271<text:span text:style-name="T246">5</text:span></text:p>
          </table:table-cell>
          <table:table-cell table:style-name="Table1.A2" office:value-type="string">
            <text:p text:style-name="P6">Un jor mist Floquart a raison</text:p>
          </table:table-cell>
          <table:table-cell table:style-name="Table1.C2" office:value-type="string">
            <text:p text:style-name="P149"/>
          </table:table-cell>
        </table:table-row>
        <table:table-row table:style-name="TableLine94288656457648">
          <table:table-cell table:style-name="Table1.A2" office:value-type="string">
            <text:p text:style-name="P3">271<text:span text:style-name="T246">6</text:span></text:p>
          </table:table-cell>
          <table:table-cell table:style-name="Table1.A2" office:value-type="string">
            <text:p text:style-name="P6">A lui s’en vet en sa mason</text:p>
          </table:table-cell>
          <table:table-cell table:style-name="Table1.C2" office:value-type="string">
            <text:p text:style-name="P31"><text:span text:style-name="T266">B</text:span>] <text:span text:style-name="T266">O lui ala en… <text:s/></text:span><text:span text:style-name="T68">D</text:span><text:span text:style-name="T106">H2</text:span><text:span text:style-name="T143">T</text:span><text:span text:style-name="T1">] ...</text:span><text:span text:style-name="T68">sen ua </text:span><text:span text:style-name="T106">(H2 va)</text:span><text:span text:style-name="T68">… <text:s/></text:span><text:span text:style-name="T83">E</text:span><text:span text:style-name="T95">G</text:span><text:span text:style-name="T172">K</text:span><text:span text:style-name="T122">L</text:span><text:span text:style-name="T1">] ...</text:span><text:span text:style-name="T84">a sa</text:span><text:span text:style-name="T95"> (G assa)</text:span><text:span text:style-name="T84"> maison</text:span><text:span text:style-name="T68"> <text:s text:c="2"/></text:span><text:span text:style-name="T158">W] Ou lui...</text:span></text:p>
          </table:table-cell>
        </table:table-row>
        <table:table-row table:style-name="TableLine94288658017552">
          <table:table-cell table:style-name="Table1.A2" office:value-type="string">
            <text:p text:style-name="P3">271<text:span text:style-name="T246">7</text:span></text:p>
          </table:table-cell>
          <table:table-cell table:style-name="Table1.A2" office:value-type="string">
            <text:p text:style-name="P6">Maistres fet il fors et legier</text:p>
          </table:table-cell>
          <table:table-cell table:style-name="Table1.C2" office:value-type="string">
            <text:p text:style-name="P116"><text:span text:style-name="T279">D</text:span>] <text:span text:style-name="T279">Fait il maistres… <text:s/>H2M] ...dit il... </text:span></text:p>
          </table:table-cell>
        </table:table-row>
        <table:table-row table:style-name="TableLine94288658018256">
          <table:table-cell table:style-name="Table1.A2" office:value-type="string">
            <text:p text:style-name="P3">271<text:span text:style-name="T246">8</text:span></text:p>
          </table:table-cell>
          <table:table-cell table:style-name="Table1.A2" office:value-type="string">
            <text:p text:style-name="P6">Su bien puis estre cheveliers</text:p>
          </table:table-cell>
          <table:table-cell table:style-name="Table1.C2" office:value-type="string">
            <text:p text:style-name="P29"><text:span text:style-name="T40">A</text:span><text:span text:style-name="T85">DE</text:span><text:span text:style-name="T95">G</text:span><text:span text:style-name="T106">H2</text:span><text:span text:style-name="T113">I</text:span><text:span text:style-name="T172">K</text:span><text:span text:style-name="T158">W</text:span><text:span text:style-name="T40">] </text:span><text:span text:style-name="T85">(DE</text:span><text:span text:style-name="T95">G</text:span><text:span text:style-name="T113">I</text:span><text:span text:style-name="T172">K</text:span><text:span text:style-name="T85"> Sui)</text:span><text:span text:style-name="T40">...</text:span><text:span text:style-name="T1">pour </text:span><text:span text:style-name="T85">(DE</text:span><text:span text:style-name="T95">G</text:span><text:span text:style-name="T113">I</text:span><text:span text:style-name="T172">K</text:span><text:span text:style-name="T85"> por)</text:span><text:span text:style-name="T1"> estre </text:span><text:span text:style-name="T200">chrs </text:span><text:span text:style-name="T95">(G chiualiers, </text:span><text:span text:style-name="T113">I cheualer, </text:span><text:span text:style-name="T158">W cheualier</text:span><text:span text:style-name="T95">)</text:span><text:span text:style-name="T221"> <text:s text:c="2"/></text:span><text:span text:style-name="T56">B</text:span><text:span text:style-name="T1">] </text:span><text:span text:style-name="T56">Sui ge por estre cheualiers </text:span></text:p>
          </table:table-cell>
        </table:table-row>
        <table:table-row table:style-name="TableLine94288655502368">
          <table:table-cell table:style-name="Table1.A2" office:value-type="string">
            <text:p text:style-name="P3">271<text:span text:style-name="T246">9</text:span></text:p>
          </table:table-cell>
          <table:table-cell table:style-name="Table1.A2" office:value-type="string">
            <text:p text:style-name="P6">Floquars respont Dis le por moi</text:p>
          </table:table-cell>
          <table:table-cell table:style-name="Table1.C2" office:value-type="string">
            <text:p text:style-name="P198">W] ---</text:p>
            <text:p text:style-name="P143">A] ...li… <text:s/><text:span text:style-name="T266">B</text:span>] <text:span text:style-name="T266">selo[…] voir <text:s/>DH2</text:span>] <text:span text:style-name="T304">(H2 Respont flocart)</text:span>...<text:span text:style-name="T279">respont foi que doi toi <text:s text:c="2"/>E</text:span>] <text:span text:style-name="T289">Dist flokars ne remaint en moi <text:s/>G] ...beus est a moi <text:s/>L] ...per…</text:span><text:span text:style-name="T227"> <text:s/></text:span><text:span text:style-name="T266">K] ...diz le tu por moi </text:span></text:p>
          </table:table-cell>
        </table:table-row>
        <table:table-row table:style-name="TableLine94288655503072">
          <table:table-cell table:style-name="Table1.A2" office:value-type="string">
            <text:p text:style-name="P4">2720</text:p>
          </table:table-cell>
          <table:table-cell table:style-name="Table1.A2" office:value-type="string">
            <text:p text:style-name="P6">Se tu le wels et je l’otroi</text:p>
          </table:table-cell>
          <table:table-cell table:style-name="Table1.C2" office:value-type="string">
            <text:p text:style-name="P198">W] ---</text:p>
            <text:p text:style-name="P143">A] ...le croi <text:s/><text:span text:style-name="T266">B</text:span>] <text:span text:style-name="T266">Se les wes tu les dois auoir <text:s/>K] Se tu ueuz...</text:span></text:p>
          </table:table-cell>
        </table:table-row>
        <table:table-row table:style-name="TableLine94288668048592">
          <table:table-cell table:style-name="Table1.A2" office:value-type="string">
            <text:p text:style-name="P4">2721</text:p>
          </table:table-cell>
          <table:table-cell table:style-name="Table1.A2" office:value-type="string">
            <text:p text:style-name="P201">Et wels les tu per <text:span text:style-name="T248">(H par) </text:span>main a <text:span text:style-name="T248">(F et)</text:span> main</text:p>
          </table:table-cell>
          <table:table-cell table:style-name="Table1.C2" office:value-type="string">
            <text:p text:style-name="P80"><text:span text:style-name="T1">A] <text:s/>...le tu por...et... <text:s text:c="2"/></text:span><text:span text:style-name="T56">B</text:span><text:span text:style-name="T1">] ...</text:span><text:span text:style-name="T56">tu auoir par main <text:s/></text:span><text:span text:style-name="T68">D</text:span><text:span text:style-name="T106">H2</text:span><text:span text:style-name="T1">] </text:span><text:span text:style-name="T68">Vuez le </text:span><text:span text:style-name="T106">(H2 Le veulz)</text:span><text:span text:style-name="T68"> tu estre main a main <text:s/></text:span><text:span text:style-name="T83">E</text:span><text:span text:style-name="T1">] ...</text:span><text:span text:style-name="T85">tu estre </text:span><text:span text:style-name="T215">per</text:span><text:span text:style-name="T85"> main <text:s text:c="2"/></text:span><text:span text:style-name="T95">G] Veals le tu per main et main <text:s text:c="2"/></text:span><text:span text:style-name="T113">I</text:span><text:span text:style-name="T60">] ...</text:span><text:span text:style-name="T113">par main a maiz <text:s/></text:span><text:span text:style-name="T83">L] ...</text:span><text:span text:style-name="T227">per</text:span><text:span text:style-name="T122">main ne main <text:s/></text:span><text:span text:style-name="T130">M] ...tout main a main</text:span><text:span text:style-name="T122"> <text:s text:c="2"/></text:span><text:span text:style-name="T158">W] Et le veulx tu pour moy ne main <text:s/></text:span><text:span text:style-name="T56">K] ...</text:span><text:span text:style-name="T172">le tu amain amain</text:span></text:p>
          </table:table-cell>
        </table:table-row>
        <table:table-row table:style-name="TableLine94288668049296">
          <table:table-cell table:style-name="Table1.A2" office:value-type="string">
            <text:p text:style-name="P4">2722</text:p>
          </table:table-cell>
          <table:table-cell table:style-name="Table1.A2" office:value-type="string">
            <text:p text:style-name="P6">Oil voir ainz <text:span text:style-name="T248">(H mielz)</text:span> hui que demain</text:p>
          </table:table-cell>
          <table:table-cell table:style-name="Table1.C2" office:value-type="string">
            <text:p text:style-name="P35"><text:span text:style-name="T266">B</text:span>] <text:span text:style-name="T266">Ancois les wel… <text:s/></text:span><text:span text:style-name="T95">G] Oil ainz ui que...</text:span></text:p>
          </table:table-cell>
        </table:table-row>
        <table:table-row table:style-name="TableLine94288663626800">
          <table:table-cell table:style-name="Table1.A2" office:value-type="string">
            <text:p text:style-name="P4">2723</text:p>
          </table:table-cell>
          <table:table-cell table:style-name="Table1.A2" office:value-type="string">
            <text:p text:style-name="P6">Florimont por chevelerie</text:p>
          </table:table-cell>
          <table:table-cell table:style-name="Table1.C2" office:value-type="string">
            <text:p text:style-name="P129"><text:span text:style-name="T288">LT] ...per (T </text:span><text:span text:style-name="T240">per</text:span><text:span text:style-name="T328">)… <text:s/>M] Floquars pour sa </text:span><text:span text:style-name="T232">chlrie</text:span></text:p>
          </table:table-cell>
        </table:table-row>
        <table:table-row table:style-name="TableLine94288663627504">
          <table:table-cell table:style-name="Table1.A2" office:value-type="string">
            <text:p text:style-name="P4">2724</text:p>
          </table:table-cell>
          <table:table-cell table:style-name="Table1.A2" office:value-type="string">
            <text:p text:style-name="P6">T’en vai a <text:span text:style-name="T248">(H au) </text:span>roi d’Esclabonie</text:p>
          </table:table-cell>
          <table:table-cell table:style-name="Table1.C2" office:value-type="string">
            <text:p text:style-name="P56">A<text:span text:style-name="T266">BDEGH2IKLTW</text:span>] ...<text:span text:style-name="T259">al (BDEGH2IKLW au)...desclauonie (DEH2 desclauonnie, I de sclauonie, L de clauonie, W declauonie) <text:s/></text:span><text:span text:style-name="T130">M] En va au roy desclauonnie</text:span></text:p>
          </table:table-cell>
        </table:table-row>
        <table:table-row table:style-name="TableLine94288665859504">
          <table:table-cell table:style-name="Table1.A2" office:value-type="string">
            <text:p text:style-name="P4">2725</text:p>
          </table:table-cell>
          <table:table-cell table:style-name="Table1.A2" office:value-type="string">
            <text:p text:style-name="P6">Il aimmet mout le duc ton peire</text:p>
          </table:table-cell>
          <table:table-cell table:style-name="Table1.C2" office:value-type="string">
            <text:p text:style-name="P198">W] ...et son pere</text:p>
          </table:table-cell>
        </table:table-row>
        <table:table-row table:style-name="TableLine94288665860208">
          <table:table-cell table:style-name="Table1.A2" office:value-type="string">
            <text:p text:style-name="P4">2726</text:p>
          </table:table-cell>
          <table:table-cell table:style-name="Table1.A2" office:value-type="string">
            <text:p text:style-name="P6">Et si est il oncles ta meire</text:p>
          </table:table-cell>
          <table:table-cell table:style-name="Table1.C2" office:value-type="string">
            <text:p text:style-name="P56"><text:span text:style-name="T56">B</text:span><text:span text:style-name="T1">] </text:span><text:span text:style-name="T56">Que si...a ta… <text:s/></text:span><text:span text:style-name="T68">D</text:span><text:span text:style-name="T172">K</text:span><text:span text:style-name="T130">M</text:span><text:span text:style-name="T1">] ...</text:span><text:span text:style-name="T68">est oncles </text:span><text:span text:style-name="T130">(</text:span><text:span text:style-name="T172">K</text:span><text:span text:style-name="T130">M oncle)</text:span><text:span text:style-name="T68"> a </text:span><text:span text:style-name="T130">(</text:span><text:span text:style-name="T172">K</text:span><text:span text:style-name="T130">M de)</text:span><text:span text:style-name="T68"> ta… <text:s/></text:span><text:span text:style-name="T95">G] ...de ta mere <text:s/></text:span></text:p>
          </table:table-cell>
        </table:table-row>
        <table:table-row table:style-name="TableLine94288672313104">
          <table:table-cell table:style-name="Table1.A2" office:value-type="string">
            <text:p text:style-name="P4">2727</text:p>
          </table:table-cell>
          <table:table-cell table:style-name="Table1.A2" office:value-type="string">
            <text:p text:style-name="P6">De lui wel ge que armes praignes</text:p>
          </table:table-cell>
          <table:table-cell table:style-name="Table1.C2" office:value-type="string">
            <text:p text:style-name="P80"><text:span text:style-name="T56">B</text:span><text:span text:style-name="T28">] ...</text:span><text:span text:style-name="T56">ie earmes… <text:s/></text:span><text:span text:style-name="T68">D</text:span><text:span text:style-name="T1">] ...</text:span><text:span text:style-name="T68">uuil que tu armes… <text:s/></text:span><text:span text:style-name="T83">E</text:span><text:span text:style-name="T131">M</text:span><text:span text:style-name="T1">] ...</text:span><text:span text:style-name="T85">delo </text:span><text:span text:style-name="T131">(M telo)</text:span><text:span text:style-name="T85"> que armes praignes <text:s/></text:span><text:span text:style-name="T95">G] ...prenez <text:s/></text:span><text:span text:style-name="T56">K] ...</text:span><text:span text:style-name="T172">uoloie que...</text:span></text:p>
          </table:table-cell>
        </table:table-row>
        <text:soft-page-break/>
        <table:table-row table:style-name="TableLine94288672313808">
          <table:table-cell table:style-name="Table1.A2" office:value-type="string">
            <text:p text:style-name="P4">2728</text:p>
          </table:table-cell>
          <table:table-cell table:style-name="Table1.A2" office:value-type="string">
            <text:p text:style-name="P6">Et que tu a sa cort remaignes</text:p>
          </table:table-cell>
          <table:table-cell table:style-name="Table1.C2" office:value-type="string">
            <text:p text:style-name="P57"><text:span text:style-name="T245">ADEIT] Et (I E) que en (D quen, IT a) sa court (DEIT cort) tant (D itant) remaignes (IT remagnes) <text:s/>B</text:span>] <text:span text:style-name="T266">Et a sa cort tant remaingnies <text:s/></text:span><text:span text:style-name="T95">G</text:span><text:span text:style-name="T172">K</text:span><text:span text:style-name="T95">] Et </text:span><text:span text:style-name="T172">(K E)</text:span><text:span text:style-name="T95"> que assa </text:span><text:span text:style-name="T172">(K asa)</text:span><text:span text:style-name="T95"> cort remainez </text:span><text:span text:style-name="T172">(K remanez)</text:span><text:span text:style-name="T95"> <text:s/></text:span><text:span text:style-name="T68">H2</text:span><text:span text:style-name="T158">W</text:span><text:span text:style-name="T68">] ...</text:span><text:span text:style-name="T106">que a sa court tu… </text:span><text:span text:style-name="T83">L] ...</text:span><text:span text:style-name="T122">que a sa cort te remaignes <text:s/></text:span><text:span text:style-name="T130">M] ...</text:span><text:span text:style-name="T131">que a sa court te remaignes</text:span></text:p>
          </table:table-cell>
        </table:table-row>
        <table:table-row table:style-name="TableLine942886542852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23"><text:span text:style-name="T266">B</text:span>] <text:span text:style-name="T266">Qui ta garit si sainnement</text:span></text:p>
          </table:table-cell>
        </table:table-row>
        <table:table-row table:style-name="TableLine94288654285984">
          <table:table-cell table:style-name="Table1.A2" office:value-type="string">
            <text:p text:style-name="P4">2729</text:p>
          </table:table-cell>
          <table:table-cell table:style-name="Table1.A2" office:value-type="string">
            <text:p text:style-name="P6">Tant qu’il ait vancut sa guerre</text:p>
          </table:table-cell>
          <table:table-cell table:style-name="Table1.C2" office:value-type="string">
            <text:p text:style-name="P74"><text:span text:style-name="T41">A</text:span><text:span text:style-name="T57">B</text:span><text:span text:style-name="T68">D</text:span><text:span text:style-name="T86">E</text:span><text:span text:style-name="T113">I</text:span><text:span text:style-name="T144">T</text:span><text:span text:style-name="T41">] </text:span><text:span text:style-name="T48">Que il ait… <text:s/></text:span><text:span text:style-name="T68">H2] ...</text:span><text:span text:style-name="T106">sa guerre uaincue <text:s/></text:span><text:span text:style-name="T83">L] ...</text:span><text:span text:style-name="T122">qui uancue ait sa… <text:s/></text:span><text:span text:style-name="T158">W] Jucques il ait vaincue...</text:span></text:p>
          </table:table-cell>
        </table:table-row>
        <table:table-row table:style-name="TableLine9428865434918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174">H2] Aide li auaincre sa guerre</text:p>
          </table:table-cell>
        </table:table-row>
        <table:table-row table:style-name="TableLine94288654349888">
          <table:table-cell table:style-name="Table1.A2" office:value-type="string">
            <text:p text:style-name="P4">2730</text:p>
          </table:table-cell>
          <table:table-cell table:style-name="Table1.A2" office:value-type="string">
            <text:p text:style-name="P6">Mou ait d’anemis en sa terre</text:p>
          </table:table-cell>
          <table:table-cell table:style-name="Table1.C2" office:value-type="string">
            <text:p text:style-name="P143"><text:span text:style-name="T266">K] Car </text:span><text:span text:style-name="T242">mlt</text:span><text:span text:style-name="T337"> ha enemis enz en...</text:span></text:p>
          </table:table-cell>
        </table:table-row>
        <table:table-row table:style-name="TableLine94288653023952">
          <table:table-cell table:style-name="Table1.A2" office:value-type="string">
            <text:p text:style-name="P5">27<text:span text:style-name="T247">31</text:span></text:p>
          </table:table-cell>
          <table:table-cell table:style-name="Table1.A2" office:value-type="string">
            <text:p text:style-name="P6">Por ce avrais tu grinor los</text:p>
          </table:table-cell>
          <table:table-cell table:style-name="Table1.C2" office:value-type="string">
            <text:p text:style-name="P57"><text:span text:style-name="T24">A</text:span><text:span text:style-name="T86">E</text:span><text:span text:style-name="T95">G</text:span><text:span text:style-name="T144">T</text:span><text:span text:style-name="T24">] ...auras…</text:span><text:span text:style-name="T48"> <text:s/></text:span><text:span text:style-name="T56">B</text:span><text:span text:style-name="T1">] </text:span><text:span text:style-name="T57">Tu i conquerras </text:span><text:span text:style-name="T205">mlt</text:span><text:span text:style-name="T57"> grant los <text:s/></text:span><text:span text:style-name="T113">I</text:span><text:span text:style-name="T60">] ...</text:span><text:span text:style-name="T113">auras...lor <text:s/></text:span><text:span text:style-name="T130">M] </text:span><text:span text:style-name="T131">La parauras tu...</text:span></text:p>
          </table:table-cell>
        </table:table-row>
        <table:table-row table:style-name="TableLine94288653024704">
          <table:table-cell table:style-name="Table1.A2" office:value-type="string">
            <text:p text:style-name="P5">273<text:span text:style-name="T247">2</text:span></text:p>
          </table:table-cell>
          <table:table-cell table:style-name="Table1.A2" office:value-type="string">
            <text:p text:style-name="P6">Il nen ait anemin si os</text:p>
          </table:table-cell>
          <table:table-cell table:style-name="Table1.C2" office:value-type="string">
            <text:p text:style-name="P57"><text:span text:style-name="T266">B</text:span>] <text:span text:style-name="T267">Quil naura anemi… <text:s/></text:span><text:span text:style-name="T68">D</text:span><text:span text:style-name="T1">] </text:span><text:span text:style-name="T68">Jl ne a… <text:s/></text:span><text:span text:style-name="T95">G] Jl ne na… <text:s/></text:span><text:span text:style-name="T68">H2] </text:span><text:span text:style-name="T106">Jl na… <text:s/></text:span><text:span text:style-name="T113">I</text:span><text:span text:style-name="T60">] </text:span><text:span text:style-name="T113">Jl nonna enemis… <text:s/></text:span><text:span text:style-name="T130">M] </text:span><text:span text:style-name="T131">Jl na nul anemy...</text:span></text:p>
          </table:table-cell>
        </table:table-row>
        <table:table-row table:style-name="TableLine94288660142416">
          <table:table-cell table:style-name="Table1.A2" office:value-type="string">
            <text:p text:style-name="P5">273<text:span text:style-name="T247">3</text:span></text:p>
          </table:table-cell>
          <table:table-cell table:style-name="Table1.A2" office:value-type="string">
            <text:p text:style-name="P6">Que <text:span text:style-name="T249">(H Qui)</text:span> riens de ton droit te deffande</text:p>
          </table:table-cell>
          <table:table-cell table:style-name="Table1.C2" office:value-type="string">
            <text:p text:style-name="P93"><text:span text:style-name="T6">I</text:span><text:span text:style-name="T1">NV </text:span><text:span text:style-name="T56">B</text:span><text:span text:style-name="T49">] </text:span><text:span text:style-name="T1">Qui ia en champ ton cors atende</text:span></text:p>
            <text:p text:style-name="P57"><text:span text:style-name="T6">A</text:span><text:span text:style-name="T95">G</text:span><text:span text:style-name="T113">I</text:span><text:span text:style-name="T172">K</text:span><text:span text:style-name="T123">L</text:span><text:span text:style-name="T144">T</text:span><text:span text:style-name="T158">W</text:span><text:span text:style-name="T6">] </text:span><text:span text:style-name="T48">Qui </text:span><text:span text:style-name="T113">(I</text:span><text:span text:style-name="T172">K</text:span><text:span text:style-name="T123">L</text:span><text:span text:style-name="T113"> Que)</text:span><text:span text:style-name="T48"> rien </text:span><text:span text:style-name="T144">(T riens)</text:span><text:span text:style-name="T48"> de son…</text:span><text:span text:style-name="T172">(K defendre)</text:span><text:span text:style-name="T48"> <text:s/></text:span><text:span text:style-name="T83">E</text:span><text:span text:style-name="T1">] </text:span><text:span text:style-name="T86">Qui encontre toi sost deffendre <text:s/></text:span><text:span text:style-name="T68">H2] </text:span><text:span text:style-name="T106">Que ia de son droit… <text:s/></text:span><text:span text:style-name="T130">M] </text:span><text:span text:style-name="T131">Qui nes de son droit se deffende</text:span></text:p>
          </table:table-cell>
        </table:table-row>
        <table:table-row table:style-name="TableLine94288660143168">
          <table:table-cell table:style-name="Table1.A2" office:value-type="string">
            <text:p text:style-name="P5">273<text:span text:style-name="T247">4</text:span></text:p>
          </table:table-cell>
          <table:table-cell table:style-name="Table1.A2" office:value-type="string">
            <text:p text:style-name="P6">Ne que <text:span text:style-name="T249">(H qui)</text:span> ton cors en chanp atende</text:p>
          </table:table-cell>
          <table:table-cell table:style-name="Table1.C2" office:value-type="string">
            <text:p text:style-name="P93">INV <text:span text:style-name="T266">B] </text:span>Ne qui contre toi se deffende</text:p>
            <text:p text:style-name="P57">A<text:span text:style-name="T305">H2IKTW</text:span>] <text:span text:style-name="T259">Ne ia ton cors (W corps)…(K atendre) <text:s/></text:span><text:span text:style-name="T83">E</text:span><text:span text:style-name="T1">] </text:span><text:span text:style-name="T86">Ne qui ia en chanp tost atendre <text:s/></text:span><text:span text:style-name="T113">I</text:span><text:span text:style-name="T60">] </text:span><text:span text:style-name="T113">Ne na tun… <text:s/></text:span><text:span text:style-name="T130">M] </text:span><text:span text:style-name="T131">Ne qui...</text:span></text:p>
          </table:table-cell>
        </table:table-row>
        <table:table-row table:style-name="TableLine94288674622448">
          <table:table-cell table:style-name="Table1.A2" office:value-type="string">
            <text:p text:style-name="P5">273<text:span text:style-name="T247">5</text:span></text:p>
          </table:table-cell>
          <table:table-cell table:style-name="Table1.A2" office:value-type="string">
            <text:p text:style-name="P6">Et deservirais tes <text:span text:style-name="T249">(H Tu deserviras telz)</text:span> sodees</text:p>
          </table:table-cell>
          <table:table-cell table:style-name="Table1.C2" office:value-type="string">
            <text:p text:style-name="P74"><text:span text:style-name="T24">A] </text:span><text:span text:style-name="T48">Ensi desiuras... <text:s/></text:span><text:span text:style-name="T56">B</text:span><text:span text:style-name="T123">L</text:span><text:span text:style-name="T1">] </text:span><text:span text:style-name="T57">Ensi seruiras… <text:s/></text:span><text:span text:style-name="T69">D</text:span><text:span text:style-name="T95">G</text:span><text:span text:style-name="T107">H2</text:span><text:span text:style-name="T113">I</text:span><text:span text:style-name="T172">K</text:span><text:span text:style-name="T131">M</text:span><text:span text:style-name="T69">] Si deseruiras </text:span><text:span text:style-name="T131">(M desseruiras)</text:span><text:span text:style-name="T69">...</text:span><text:span text:style-name="T131">(M soldees)</text:span><text:span text:style-name="T57"> <text:s text:c="2"/></text:span><text:span text:style-name="T83">E</text:span><text:span text:style-name="T1">] </text:span><text:span text:style-name="T86">Bien desseruiras… <text:s/></text:span><text:span text:style-name="T56">T] </text:span><text:span text:style-name="T145">Ainsi deseruras… <text:s/></text:span><text:span text:style-name="T158">W] Ainxin seruiras...</text:span></text:p>
          </table:table-cell>
        </table:table-row>
        <table:table-row table:style-name="TableLine94288674623200">
          <table:table-cell table:style-name="Table1.A2" office:value-type="string">
            <text:p text:style-name="P5">273<text:span text:style-name="T247">6</text:span></text:p>
          </table:table-cell>
          <table:table-cell table:style-name="Table1.A2" office:value-type="string">
            <text:p text:style-name="P6">Quant il t’avrait <text:span text:style-name="T249">(H t’avrat) </text:span>armes donees</text:p>
          </table:table-cell>
          <table:table-cell table:style-name="Table1.C2" office:value-type="string">
            <text:p text:style-name="P51"><text:span text:style-name="T2">A</text:span><text:span text:style-name="T69">D</text:span><text:span text:style-name="T86">E</text:span><text:span text:style-name="T107">H2</text:span><text:span text:style-name="T123">L</text:span><text:span text:style-name="T158">W</text:span><text:span text:style-name="T2">] ...taura…</text:span><text:span text:style-name="T48"> <text:s/></text:span><text:span text:style-name="T95">G</text:span><text:span text:style-name="T69">] ...</text:span><text:span text:style-name="T95">traura...</text:span></text:p>
          </table:table-cell>
        </table:table-row>
        <table:table-row table:style-name="TableLine94288659207136">
          <table:table-cell table:style-name="Table1.A2" office:value-type="string">
            <text:p text:style-name="P5">273<text:span text:style-name="T247">7</text:span></text:p>
          </table:table-cell>
          <table:table-cell table:style-name="Table1.A2" office:value-type="string">
            <text:p text:style-name="P6">Ne <text:span text:style-name="T249">(H Que il)</text:span> de guerre nen avrait mais</text:p>
          </table:table-cell>
          <table:table-cell table:style-name="Table1.C2" office:value-type="string">
            <text:p text:style-name="P74"><text:span text:style-name="T259">INV </text:span>A<text:span text:style-name="T294">GH2IK</text:span>] <text:span text:style-name="T259">Quant il (H2 Et il) aura sa terre (I tere) en pais <text:s/>BDELMT</text:span>] <text:span text:style-name="T267">E (ELMT Et) il tanra (DLMT aura, E tendra) sa terre empais (D en pes, ELT en pais, M em pes) <text:s/></text:span><text:span text:style-name="T158">W] Quant son pais aura en paix</text:span></text:p>
          </table:table-cell>
        </table:table-row>
        <table:table-row table:style-name="TableLine94288659207888">
          <table:table-cell table:style-name="Table1.A2" office:value-type="string">
            <text:p text:style-name="P5">273<text:span text:style-name="T247">8</text:span></text:p>
          </table:table-cell>
          <table:table-cell table:style-name="Table1.A2" office:value-type="string">
            <text:p text:style-name="P6">Et qu’il avrait <text:span text:style-name="T249">(H Ains tenrat bien)</text:span> sa terre em paix</text:p>
          </table:table-cell>
          <table:table-cell table:style-name="Table1.C2" office:value-type="string">
            <text:p text:style-name="P58"><text:span text:style-name="T48">INV </text:span><text:span text:style-name="T25">A</text:span><text:span text:style-name="T69">D</text:span><text:span text:style-name="T95">G</text:span><text:span text:style-name="T114">I</text:span><text:span text:style-name="T173">K</text:span><text:span text:style-name="T123">L</text:span><text:span text:style-name="T145">T</text:span><text:span text:style-name="T158">W</text:span><text:span text:style-name="T25">] </text:span><text:span text:style-name="T48">Ne </text:span><text:span text:style-name="T114">(I E)</text:span><text:span text:style-name="T48"> de guerre </text:span><text:span text:style-name="T114">(I</text:span><text:span text:style-name="T123">L</text:span><text:span text:style-name="T145">T</text:span><text:span text:style-name="T114"> guere, </text:span><text:span text:style-name="T173">K gerre</text:span><text:span text:style-name="T114">)</text:span><text:span text:style-name="T48"> non </text:span><text:span text:style-name="T69">(D</text:span><text:span text:style-name="T95">G</text:span><text:span text:style-name="T69"> ne, </text:span><text:span text:style-name="T173">K nen</text:span><text:span text:style-name="T69">)</text:span><text:span text:style-name="T48"> aura </text:span><text:span text:style-name="T95">(G naura, </text:span><text:span text:style-name="T114">I auras</text:span><text:span text:style-name="T95">)</text:span><text:span text:style-name="T48"> fais </text:span><text:span text:style-name="T69">(D fes)</text:span><text:span text:style-name="T48"> <text:s/></text:span><text:span text:style-name="T56">B</text:span><text:span text:style-name="T107">H2</text:span><text:span text:style-name="T1">] </text:span><text:span text:style-name="T57">Ne de guerre ni </text:span><text:span text:style-name="T107">(H2 ne)</text:span><text:span text:style-name="T57"> aura mais <text:s/></text:span><text:span text:style-name="T83">E</text:span><text:span text:style-name="T1">] </text:span><text:span text:style-name="T87">Et de guerre nen aura mais <text:s/></text:span><text:span text:style-name="T132">M] Ne de gerre naura nul fes</text:span><text:span text:style-name="T87"> <text:s/></text:span></text:p>
          </table:table-cell>
        </table:table-row>
        <table:table-row table:style-name="TableLine94288658084960">
          <table:table-cell table:style-name="Table1.A2" office:value-type="string">
            <text:p text:style-name="P5">273<text:span text:style-name="T247">9</text:span></text:p>
          </table:table-cell>
          <table:table-cell table:style-name="Table1.A2" office:value-type="string">
            <text:p text:style-name="P6">A honor t’em puels <text:span text:style-name="T249">(H A honor porras)</text:span> repairier</text:p>
          </table:table-cell>
          <table:table-cell table:style-name="Table1.C2" office:value-type="string">
            <text:p text:style-name="P165">G] ...te pues… <text:s/><text:span text:style-name="T266">TW] ...ten puis… <text:s/>K] ...tenporas...</text:span></text:p>
            <text:p text:style-name="P188">M] E iraument tenpuez retener</text:p>
          </table:table-cell>
        </table:table-row>
        <text:soft-page-break/>
        <table:table-row table:style-name="TableLine94288658085712">
          <table:table-cell table:style-name="Table1.A2" office:value-type="string">
            <text:p text:style-name="P6">2740</text:p>
          </table:table-cell>
          <table:table-cell table:style-name="Table1.A2" office:value-type="string">
            <text:p text:style-name="P6">Si avrais a ta gent <text:span text:style-name="T249">(H A ta gent pues auoir) </text:span>mestier</text:p>
          </table:table-cell>
          <table:table-cell table:style-name="Table1.C2" office:value-type="string">
            <text:p text:style-name="P44">A<text:span text:style-name="T280">DGKLW</text:span>] <text:span text:style-name="T259">Car (D Ca, G Chai, L Ca i, K Que cha) auras a… <text:s/></text:span><text:span text:style-name="T83">E</text:span><text:span text:style-name="T145">T</text:span><text:span text:style-name="T1">] </text:span><text:span text:style-name="T87">Car </text:span><text:span text:style-name="T145">(T Zai)</text:span><text:span text:style-name="T87"> a ta gent auras… <text:s text:c="2"/></text:span><text:span text:style-name="T113">I</text:span><text:span text:style-name="T60">] </text:span><text:span text:style-name="T114">Si auras…</text:span></text:p>
            <text:p text:style-name="P59"><text:span text:style-name="T132">M] </text:span><text:span text:style-name="T133">Ca arriere a autres mesler</text:span></text:p>
          </table:table-cell>
        </table:table-row>
        <table:table-row table:style-name="TableLine94288675553984">
          <table:table-cell table:style-name="Table1.A2" office:value-type="string">
            <text:p text:style-name="P6">2741</text:p>
          </table:table-cell>
          <table:table-cell table:style-name="Table1.A2" office:value-type="string">
            <text:p text:style-name="P7">Florimont tu es bien lettrez</text:p>
          </table:table-cell>
          <table:table-cell table:style-name="Table1.C2" office:value-type="string">
            <text:p text:style-name="P150"/>
          </table:table-cell>
        </table:table-row>
        <table:table-row table:style-name="TableLine94288675554736">
          <table:table-cell table:style-name="Table1.A2" office:value-type="string">
            <text:p text:style-name="P6">2742</text:p>
          </table:table-cell>
          <table:table-cell table:style-name="Table1.A2" office:value-type="string">
            <text:p text:style-name="P7">Tu doies (H Si dois) estre aiques senez</text:p>
          </table:table-cell>
          <table:table-cell table:style-name="Table1.C2" office:value-type="string">
            <text:p text:style-name="P74"><text:span text:style-name="T41">A</text:span><text:span text:style-name="T114">I</text:span><text:span text:style-name="T123">L</text:span><text:span text:style-name="T145">T</text:span><text:span text:style-name="T41">] </text:span><text:span text:style-name="T48">Et dois… <text:s/></text:span><text:span text:style-name="T56">B</text:span><text:span text:style-name="T107">H2</text:span><text:span text:style-name="T1">] </text:span><text:span text:style-name="T57">Et si dois… </text:span><text:span text:style-name="T69">D</text:span><text:span text:style-name="T133">M</text:span><text:span text:style-name="T69">] Si doiz… <text:s/></text:span><text:span text:style-name="T83">E</text:span><text:span text:style-name="T1">] </text:span><text:span text:style-name="T87">Cortois dois estre et bien senez <text:s/></text:span><text:span text:style-name="T95">G</text:span><text:span text:style-name="T173">K</text:span><text:span text:style-name="T69">] </text:span><text:span text:style-name="T96">De plusors choses </text:span><text:span text:style-name="T222">mlt</text:span><text:span text:style-name="T96"> senez </text:span><text:span text:style-name="T173">(K sanez)</text:span><text:span text:style-name="T96"> <text:s text:c="2"/></text:span><text:span text:style-name="T158">W] Et doiz estre estre...</text:span></text:p>
          </table:table-cell>
        </table:table-row>
        <table:table-row table:style-name="TableLine94288670995024">
          <table:table-cell table:style-name="Table1.A2" office:value-type="string">
            <text:p text:style-name="P6">2743</text:p>
          </table:table-cell>
          <table:table-cell table:style-name="Table1.A2" office:value-type="string">
            <text:p text:style-name="P7">Et ancor puels assez aprendre</text:p>
          </table:table-cell>
          <table:table-cell table:style-name="Table1.C2" office:value-type="string">
            <text:p text:style-name="P19">A<text:span text:style-name="T280">DEGH2IKLMTW</text:span>] <text:span text:style-name="T259">Encor (K Ancor) pues (DM puez, I pous, K poez, LT puet, W puis) tu...</text:span></text:p>
          </table:table-cell>
        </table:table-row>
        <table:table-row table:style-name="TableLine94288670995776">
          <table:table-cell table:style-name="Table1.A2" office:value-type="string">
            <text:p text:style-name="P6">2744</text:p>
          </table:table-cell>
          <table:table-cell table:style-name="Table1.A2" office:value-type="string">
            <text:p text:style-name="P7">S’a mes paroles wels entendre</text:p>
          </table:table-cell>
          <table:table-cell table:style-name="Table1.C2" office:value-type="string">
            <text:p text:style-name="P19"><text:span text:style-name="T1">A</text:span><text:span text:style-name="T57">B</text:span><text:span text:style-name="T69">D</text:span><text:span text:style-name="T87">E</text:span><text:span text:style-name="T114">I</text:span><text:span text:style-name="T173">K</text:span><text:span text:style-name="T123">L</text:span><text:span text:style-name="T146">T</text:span><text:span text:style-name="T158">W</text:span><text:span text:style-name="T1">] </text:span><text:span text:style-name="T48">Se </text:span><text:span text:style-name="T146">(T Si)</text:span><text:span text:style-name="T48"> mes...</text:span></text:p>
          </table:table-cell>
        </table:table-row>
        <table:table-row table:style-name="TableLine94288662282528">
          <table:table-cell table:style-name="Table1.A2" office:value-type="string">
            <text:p text:style-name="P6">2745</text:p>
          </table:table-cell>
          <table:table-cell table:style-name="Table1.A2" office:value-type="string">
            <text:p text:style-name="P7">Tot seu retien en ton coraige</text:p>
          </table:table-cell>
          <table:table-cell table:style-name="Table1.C2" office:value-type="string">
            <text:p text:style-name="P98"><text:span text:style-name="T41">I</text:span><text:span text:style-name="T1">NV </text:span><text:span text:style-name="T49">A</text:span><text:span text:style-name="T69">D</text:span><text:span text:style-name="T87">E</text:span><text:span text:style-name="T96">G</text:span><text:span text:style-name="T107">H2</text:span><text:span text:style-name="T173">K</text:span><text:span text:style-name="T133">M</text:span><text:span text:style-name="T158">W</text:span><text:span text:style-name="T49">] </text:span><text:span text:style-name="T1">Se uels </text:span><text:span text:style-name="T69">(D uuez, </text:span><text:span text:style-name="T87">E veus, </text:span><text:span text:style-name="T96">G ueals, </text:span><text:span text:style-name="T107">H2</text:span><text:span text:style-name="T133">M</text:span><text:span text:style-name="T107"> ueulz, </text:span><text:span text:style-name="T114">I ueus, </text:span><text:span text:style-name="T173">K uiels, W </text:span><text:span text:style-name="T158">veulx</text:span><text:span text:style-name="T69">)</text:span><text:span text:style-name="T1"> auoir grant uassalage </text:span><text:span text:style-name="T69">(D</text:span><text:span text:style-name="T107">H2</text:span><text:span text:style-name="T69"> uasselage, </text:span><text:span text:style-name="T87">E</text:span><text:span text:style-name="T133">M</text:span><text:span text:style-name="T87"> vasselage, </text:span><text:span text:style-name="T96">G</text:span><text:span text:style-name="T173">K</text:span><text:span text:style-name="T96"> uasalage, </text:span><text:span text:style-name="T114">I uaselage, </text:span><text:span text:style-name="T158">W vassalege</text:span><text:span text:style-name="T69">)</text:span><text:span text:style-name="T1"> <text:s/></text:span><text:span text:style-name="T56">B</text:span><text:span text:style-name="T49">] </text:span><text:span text:style-name="T57">Se auoir wes grant vasselage</text:span></text:p>
            <text:p text:style-name="P202"><text:span text:style-name="T57">T</text:span><text:span text:style-name="T1">RANNE L</text:span><text:span text:style-name="T146">T</text:span></text:p>
          </table:table-cell>
        </table:table-row>
        <table:table-row table:style-name="TableLine94288662283280">
          <table:table-cell table:style-name="Table1.A2" office:value-type="string">
            <text:p text:style-name="P6">2746</text:p>
          </table:table-cell>
          <table:table-cell table:style-name="Table1.A2" office:value-type="string">
            <text:p text:style-name="P7">Se wels avoir grant vaselaige</text:p>
          </table:table-cell>
          <table:table-cell table:style-name="Table1.C2" office:value-type="string">
            <text:p text:style-name="P99">INV <text:span text:style-name="T258">ABDEGH2IKMW] </text:span>Tout <text:span text:style-name="T295">(GIK Tot)</text:span> te <text:span text:style-name="T267">(BDEGH2IKMW ce)</text:span> retient <text:span text:style-name="T267">(BDEH2IKMW retien)</text:span> en ton <text:span text:style-name="T310">(I tun)</text:span> corage <text:span text:style-name="T295">(G coraige, H2MW courage)</text:span></text:p>
            <text:p text:style-name="P202">TRANNE L<text:span text:style-name="T329">T</text:span></text:p>
          </table:table-cell>
        </table:table-row>
        <table:table-row table:style-name="TableLine94288670880592">
          <table:table-cell table:style-name="Table1.A2" office:value-type="string">
            <text:p text:style-name="P6">2747</text:p>
          </table:table-cell>
          <table:table-cell table:style-name="Table1.A2" office:value-type="string">
            <text:p text:style-name="P7">Que ju orendroit te dirai</text:p>
          </table:table-cell>
          <table:table-cell table:style-name="Table1.C2" office:value-type="string">
            <text:p text:style-name="P70">A] <text:span text:style-name="T259">Que ie or est droit… <text:s/>T] Que orendroit ge te...</text:span></text:p>
          </table:table-cell>
        </table:table-row>
        <table:table-row table:style-name="TableLine94288670881344">
          <table:table-cell table:style-name="Table1.A2" office:value-type="string">
            <text:p text:style-name="P6">2748</text:p>
          </table:table-cell>
          <table:table-cell table:style-name="Table1.A2" office:value-type="string">
            <text:p text:style-name="P7">Maistres dites et je l’orai</text:p>
          </table:table-cell>
          <table:table-cell table:style-name="Table1.C2" office:value-type="string">
            <text:p text:style-name="P74"><text:span text:style-name="T56">B</text:span><text:span text:style-name="T69">D</text:span><text:span text:style-name="T107">H2</text:span><text:span text:style-name="T31">] </text:span><text:span text:style-name="T57">Dites maistres… <text:s/></text:span><text:span text:style-name="T83">L] ...</text:span><text:span text:style-name="T123">ie orai <text:s/></text:span><text:span text:style-name="T158">W] ...lotroy</text:span></text:p>
          </table:table-cell>
        </table:table-row>
        <table:table-row table:style-name="TableLine94288662483936">
          <table:table-cell table:style-name="Table1.A2" office:value-type="string">
            <text:p text:style-name="P6">2749</text:p>
          </table:table-cell>
          <table:table-cell table:style-name="Table1.A2" office:value-type="string">
            <text:p text:style-name="P7">Florimons ententiblement</text:p>
          </table:table-cell>
          <table:table-cell table:style-name="Table1.C2" office:value-type="string">
            <text:p text:style-name="P70"><text:span text:style-name="T41">A</text:span><text:span text:style-name="T57">B</text:span><text:span text:style-name="T69">D</text:span><text:span text:style-name="T87">E</text:span><text:span text:style-name="T96">G</text:span><text:span text:style-name="T107">H2</text:span><text:span text:style-name="T114">I</text:span><text:span text:style-name="T173">K</text:span><text:span text:style-name="T158">W</text:span><text:span text:style-name="T41">] ...</text:span><text:span text:style-name="T48">ententiuement <text:s/></text:span><text:span text:style-name="T83">L] ...</text:span><text:span text:style-name="T123">entecinement <text:s/></text:span><text:span text:style-name="T56">T] ...</text:span><text:span text:style-name="T146">enteciuemant </text:span><text:span text:style-name="T123"><text:s/></text:span><text:span text:style-name="T132">M] </text:span><text:span text:style-name="T133">Floquars commence et dit entent</text:span></text:p>
          </table:table-cell>
        </table:table-row>
        <table:table-row table:style-name="TableLine94288662484688">
          <table:table-cell table:style-name="Table1.A2" office:value-type="string">
            <text:p text:style-name="P6">2750</text:p>
          </table:table-cell>
          <table:table-cell table:style-name="Table1.A2" office:value-type="string">
            <text:p text:style-name="P7">Escoutet <text:span text:style-name="T250">(H Escoute)</text:span> et Floquars l’aprent</text:p>
          </table:table-cell>
          <table:table-cell table:style-name="Table1.C2" office:value-type="string">
            <text:p text:style-name="P59">A<text:span text:style-name="T310">ILW</text:span>] <text:span text:style-name="T310">(I Escoute, LW Lescoute)</text:span>...<text:span text:style-name="T259">la prent <text:s/></text:span><text:span text:style-name="T132">M] </text:span><text:span text:style-name="T133">Et </text:span><text:span text:style-name="T233">flor</text:span><text:span text:style-name="T133"> fist son comment <text:s/></text:span><text:span text:style-name="T173">K] Escolte...</text:span><text:span text:style-name="T133"> <text:s/></text:span></text:p>
          </table:table-cell>
        </table:table-row>
        <table:table-row table:style-name="TableLine94288676240400">
          <table:table-cell table:style-name="Table1.A2" office:value-type="string">
            <text:p text:style-name="P6">2751</text:p>
          </table:table-cell>
          <table:table-cell table:style-name="Table1.A2" office:value-type="string">
            <text:p text:style-name="P7">Se tu wels en grant cort venir</text:p>
          </table:table-cell>
          <table:table-cell table:style-name="Table1.C2" office:value-type="string">
            <text:p text:style-name="P158"/>
          </table:table-cell>
        </table:table-row>
        <table:table-row table:style-name="TableLine94288676241152">
          <table:table-cell table:style-name="Table1.A2" office:value-type="string">
            <text:p text:style-name="P6">2752</text:p>
          </table:table-cell>
          <table:table-cell table:style-name="Table1.A2" office:value-type="string">
            <text:p text:style-name="P7">Et por honor et por servir</text:p>
          </table:table-cell>
          <table:table-cell table:style-name="Table1.C2" office:value-type="string">
            <text:p text:style-name="P81"><text:span text:style-name="T56">B</text:span><text:span text:style-name="T25">] </text:span><text:span text:style-name="T57">Por conquerre et… </text:span><text:span text:style-name="T208"><text:s/></text:span><text:span text:style-name="T68">H2] ...</text:span><text:span text:style-name="T107">pour donner…</text:span></text:p>
          </table:table-cell>
        </table:table-row>
        <table:table-row table:style-name="TableLine94288651684064">
          <table:table-cell table:style-name="Table1.A2" office:value-type="string">
            <text:p text:style-name="P6">2753</text:p>
          </table:table-cell>
          <table:table-cell table:style-name="Table1.A2" office:value-type="string">
            <text:p text:style-name="P7">Soies de boen acoentement</text:p>
          </table:table-cell>
          <table:table-cell table:style-name="Table1.C2" office:value-type="string">
            <text:p text:style-name="P19"><text:span text:style-name="T25">A</text:span><text:span text:style-name="T69">D</text:span><text:span text:style-name="T87">E</text:span><text:span text:style-name="T96">G</text:span><text:span text:style-name="T107">H2</text:span><text:span text:style-name="T114">I</text:span><text:span text:style-name="T173">K</text:span><text:span text:style-name="T123">L</text:span><text:span text:style-name="T133">M</text:span><text:span text:style-name="T146">T</text:span><text:span text:style-name="T158">W</text:span><text:span text:style-name="T25">] ...</text:span><text:span text:style-name="T48">bel...</text:span></text:p>
          </table:table-cell>
        </table:table-row>
        <table:table-row table:style-name="TableLine94288651684816">
          <table:table-cell table:style-name="Table1.A2" office:value-type="string">
            <text:p text:style-name="P6">2754</text:p>
          </table:table-cell>
          <table:table-cell table:style-name="Table1.A2" office:value-type="string">
            <text:p text:style-name="P7">Ton avoir done largement</text:p>
          </table:table-cell>
          <table:table-cell table:style-name="Table1.C2" office:value-type="string">
            <text:p text:style-name="P59"><text:span text:style-name="T132">M] ...</text:span><text:span text:style-name="T133">lieement</text:span></text:p>
          </table:table-cell>
        </table:table-row>
        <table:table-row table:style-name="TableLine94288661693616">
          <table:table-cell table:style-name="Table1.A2" office:value-type="string">
            <text:p text:style-name="P6">2755</text:p>
          </table:table-cell>
          <table:table-cell table:style-name="Table1.A2" office:value-type="string">
            <text:p text:style-name="P7">Qui le prendrait saches <text:span text:style-name="T250">(H prendra sachez)</text:span> l’en grei</text:p>
          </table:table-cell>
          <table:table-cell table:style-name="Table1.C2" office:value-type="string">
            <text:p text:style-name="P81"><text:span text:style-name="T3">A</text:span><text:span text:style-name="T69">D</text:span><text:span text:style-name="T96">G</text:span><text:span text:style-name="T123">L</text:span><text:span text:style-name="T133">M</text:span><text:span text:style-name="T146">T</text:span><text:span text:style-name="T3">] ...</text:span><text:span text:style-name="T48">prendra saches… <text:s/></text:span><text:span text:style-name="T56">B</text:span><text:span text:style-name="T1">] ...</text:span><text:span text:style-name="T57">penra saches lent greit <text:s text:c="2"/></text:span><text:span text:style-name="T68">H2] ...penra…</text:span><text:span text:style-name="T107"> <text:s/></text:span><text:span text:style-name="T158">W] ...prendra saiche bon… <text:s/></text:span><text:span text:style-name="T173">K] ...prendra sachiez luigre</text:span></text:p>
          </table:table-cell>
        </table:table-row>
        <table:table-row table:style-name="TableLine94288661694464">
          <table:table-cell table:style-name="Table1.A2" office:value-type="string">
            <text:p text:style-name="P6">2756</text:p>
          </table:table-cell>
          <table:table-cell table:style-name="Table1.A2" office:value-type="string">
            <text:p text:style-name="P7">Plus que c’il te l’avoit donei</text:p>
          </table:table-cell>
          <table:table-cell table:style-name="Table1.C2" office:value-type="string">
            <text:p text:style-name="P81"><text:span text:style-name="T56">B</text:span><text:span text:style-name="T7">] ...</text:span><text:span text:style-name="T57">qui te tauoit donneit </text:span><text:span text:style-name="T88"><text:s text:c="2"/></text:span><text:span text:style-name="T95">G</text:span><text:span text:style-name="T69">] ...</text:span><text:span text:style-name="T96">se le rauoit done <text:s/></text:span><text:span text:style-name="T68">H2] ...</text:span><text:span text:style-name="T107">que ce on le tauoit… <text:s/></text:span><text:span text:style-name="T113">I</text:span><text:span text:style-name="T60">] ..</text:span><text:span text:style-name="T114">qui sil… <text:s/></text:span><text:soft-page-break/><text:span text:style-name="T83">L</text:span><text:span text:style-name="T146">T</text:span><text:span text:style-name="T159">W</text:span><text:span text:style-name="T83">] ...</text:span><text:span text:style-name="T123">cil </text:span><text:span text:style-name="T146">(T sil, </text:span><text:span text:style-name="T159">W si</text:span><text:span text:style-name="T146">)</text:span><text:span text:style-name="T123"> le tauoit… <text:s/></text:span><text:span text:style-name="T132">M] ...</text:span><text:span text:style-name="T133">qua cil qui le tont donne <text:s/></text:span><text:span text:style-name="T173">K] ...seil te...</text:span></text:p>
          </table:table-cell>
        </table:table-row>
        <table:table-row table:style-name="TableLine94288651668160">
          <table:table-cell table:style-name="Table1.A2" office:value-type="string">
            <text:p text:style-name="P6">2757</text:p>
          </table:table-cell>
          <table:table-cell table:style-name="Table1.A2" office:value-type="string">
            <text:p text:style-name="P7">Per seu serais <text:span text:style-name="T250">(H Par ce seras)</text:span> loing menteus</text:p>
          </table:table-cell>
          <table:table-cell table:style-name="Table1.C2" office:value-type="string">
            <text:p text:style-name="P40"><text:span text:style-name="T7">A</text:span><text:span text:style-name="T70">D</text:span><text:span text:style-name="T88">E</text:span><text:span text:style-name="T114">I</text:span><text:span text:style-name="T173">K</text:span><text:span text:style-name="T123">L</text:span><text:span text:style-name="T146">T</text:span><text:span text:style-name="T7">] </text:span><text:span text:style-name="T50">Pour </text:span><text:span text:style-name="T70">(D</text:span><text:span text:style-name="T88">E</text:span><text:span text:style-name="T70"> </text:span><text:span text:style-name="T216">P</text:span><text:span text:style-name="T209">er</text:span><text:span text:style-name="T70">, </text:span><text:span text:style-name="T114">I</text:span><text:span text:style-name="T173">K</text:span><text:span text:style-name="T146">T</text:span><text:span text:style-name="T114"> Por, </text:span><text:span text:style-name="T123">L Par</text:span><text:span text:style-name="T70">)</text:span><text:span text:style-name="T50"> ce </text:span><text:span text:style-name="T123">(L ces)</text:span><text:span text:style-name="T50"> seras… <text:s/></text:span><text:span text:style-name="T56">B</text:span><text:span text:style-name="T159">W</text:span><text:span text:style-name="T1">] </text:span><text:span text:style-name="T57">Por </text:span><text:span text:style-name="T159">(W Pour)</text:span><text:span text:style-name="T57"> ce seras lens </text:span><text:span text:style-name="T159">(W loin)</text:span><text:span text:style-name="T57"> ramentus </text:span><text:span text:style-name="T159">(W rementeus)</text:span><text:span text:style-name="T57"> <text:s/></text:span><text:span text:style-name="T95">G</text:span><text:span text:style-name="T133">M</text:span><text:span text:style-name="T69">] </text:span><text:span text:style-name="T96">Por ce seras longe coneuz </text:span><text:span text:style-name="T133">(M loing congneuz)</text:span><text:span text:style-name="T96"> <text:s/></text:span><text:span text:style-name="T68">H2] </text:span><text:span text:style-name="T107">Por ce seras...mantenus</text:span></text:p>
          </table:table-cell>
        </table:table-row>
        <table:table-row table:style-name="TableLine94288651668960">
          <table:table-cell table:style-name="Table1.A2" office:value-type="string">
            <text:p text:style-name="P6">2758</text:p>
          </table:table-cell>
          <table:table-cell table:style-name="Table1.A2" office:value-type="string">
            <text:p text:style-name="P7">Ameis servis et reseus</text:p>
          </table:table-cell>
          <table:table-cell table:style-name="Table1.C2" office:value-type="string">
            <text:p text:style-name="P40"><text:span text:style-name="T13">A</text:span><text:span text:style-name="T70">D</text:span><text:span text:style-name="T88">E</text:span><text:span text:style-name="T114">I</text:span><text:span text:style-name="T123">L</text:span><text:span text:style-name="T146">T</text:span><text:span text:style-name="T159">W</text:span><text:span text:style-name="T13">] ...</text:span><text:span text:style-name="T50">co</text:span><text:span text:style-name="T70">n</text:span><text:span text:style-name="T50">euz </text:span><text:span text:style-name="T70">(D conneuz, </text:span><text:span text:style-name="T88">E connevs, </text:span><text:span text:style-name="T114">I</text:span><text:span text:style-name="T123">L</text:span><text:span text:style-name="T114"> coneus, </text:span><text:span text:style-name="T146">T cogneuz, </text:span><text:span text:style-name="T159">W cogneus</text:span><text:span text:style-name="T70">)</text:span><text:span text:style-name="T50"> <text:s/></text:span><text:span text:style-name="T56">B</text:span><text:span text:style-name="T1">] ...</text:span><text:span text:style-name="T57">seras et chier tenus <text:s/></text:span><text:span text:style-name="T95">G</text:span><text:span text:style-name="T173">K</text:span><text:span text:style-name="T69">] ...</text:span><text:span text:style-name="T96">et menteuz </text:span><text:span text:style-name="T173">(K maintenuz)</text:span><text:span text:style-name="T96"> <text:s/></text:span><text:span text:style-name="T68">H2</text:span><text:span text:style-name="T133">M</text:span><text:span text:style-name="T68">] ...</text:span><text:span text:style-name="T107">et chier tenus </text:span><text:span text:style-name="T133">(M tenuz)</text:span></text:p>
          </table:table-cell>
        </table:table-row>
        <table:table-row table:style-name="TableLine94288672398800">
          <table:table-cell table:style-name="Table1.A2" office:value-type="string">
            <text:p text:style-name="P6">2759</text:p>
          </table:table-cell>
          <table:table-cell table:style-name="Table1.A2" office:value-type="string">
            <text:p text:style-name="P7">Et se tu ais de gent besoing</text:p>
          </table:table-cell>
          <table:table-cell table:style-name="Table1.C2" office:value-type="string">
            <text:p text:style-name="P137">A] ...<text:span text:style-name="T260">dargent besoing <text:s/>E] ...tu auoies besoing <text:s text:c="3"/>G] ...tu auras… <text:s/>L] ...de grant besoing <text:s/>W] ...des gens besoin</text:span></text:p>
          </table:table-cell>
        </table:table-row>
        <table:table-row table:style-name="TableLine94288672399600">
          <table:table-cell table:style-name="Table1.A2" office:value-type="string">
            <text:p text:style-name="P6">2760</text:p>
          </table:table-cell>
          <table:table-cell table:style-name="Table1.A2" office:value-type="string">
            <text:p text:style-name="P7">Il te vendront servir de loing</text:p>
          </table:table-cell>
          <table:table-cell table:style-name="Table1.C2" office:value-type="string">
            <text:p text:style-name="P144">A] ...<text:span text:style-name="T260">uendra seruir… <text:s/>K] ...uendroit...</text:span></text:p>
          </table:table-cell>
        </table:table-row>
        <table:table-row table:style-name="TableLine94288663969328">
          <table:table-cell table:style-name="Table1.A2" office:value-type="string">
            <text:p text:style-name="P6">2761</text:p>
          </table:table-cell>
          <table:table-cell table:style-name="Table1.A2" office:value-type="string">
            <text:p text:style-name="P7">Florimont se prinses ne beirs</text:p>
          </table:table-cell>
          <table:table-cell table:style-name="Table1.C2" office:value-type="string">
            <text:p text:style-name="P180">L] ...soit princes ou ber <text:s/><text:span text:style-name="T338">K] ...princes richer(?)</text:span></text:p>
          </table:table-cell>
        </table:table-row>
        <table:table-row table:style-name="TableLine94288663970128">
          <table:table-cell table:style-name="Table1.A2" office:value-type="string">
            <text:p text:style-name="P6">2762</text:p>
          </table:table-cell>
          <table:table-cell table:style-name="Table1.A2" office:value-type="string">
            <text:p text:style-name="P7">Te welt de son aveir doner</text:p>
          </table:table-cell>
          <table:table-cell table:style-name="Table1.C2" office:value-type="string">
            <text:p text:style-name="P107">A<text:span text:style-name="T315">L</text:span>] <text:span text:style-name="T315">(L Te uulent)</text:span>...<text:span text:style-name="T260">son argent...</text:span></text:p>
          </table:table-cell>
        </table:table-row>
        <table:table-row table:style-name="TableLine94288657713712">
          <table:table-cell table:style-name="Table1.A2" office:value-type="string">
            <text:p text:style-name="P6">2763</text:p>
          </table:table-cell>
          <table:table-cell table:style-name="Table1.A2" office:value-type="string">
            <text:p text:style-name="P7">Nel prendre se t’en puels guenchir</text:p>
          </table:table-cell>
          <table:table-cell table:style-name="Table1.C2" office:value-type="string">
            <text:p text:style-name="P145">A<text:span text:style-name="T310">I</text:span>] <text:span text:style-name="T260">Nel prent se tu le pues (I nel pues) changier (I canger) <text:s/>B</text:span>] ...<text:span text:style-name="T268">se tu ten pues souffrir <text:s/>D] Nen pre se tu ten peuz guenchir <text:s/>E] Nel pren se tu le pues gaienchir <text:s/>G] ...se tu le poi changier <text:s/>H2] Nen pren se tu ten… <text:s/>L] Ne pranre se uuelt chagier <text:s/>M] Nel prens se tu te puez ganchir <text:s/>T] Nel pran seta lepuez guanchir <text:s/>W] Ne pren rien se tu puis changier <text:s/>K] Nel prent se tu neli puis cangier</text:span></text:p>
          </table:table-cell>
        </table:table-row>
        <table:table-row table:style-name="TableLine94288657714512">
          <table:table-cell table:style-name="Table1.A2" office:value-type="string">
            <text:p text:style-name="P6">2764</text:p>
          </table:table-cell>
          <table:table-cell table:style-name="Table1.A2" office:value-type="string">
            <text:p text:style-name="P7">Grans faix est d’atrui don baillir</text:p>
          </table:table-cell>
          <table:table-cell table:style-name="Table1.C2" office:value-type="string">
            <text:p text:style-name="P138">A<text:span text:style-name="T295">G</text:span>] ...<text:span text:style-name="T260">de lautrui don baillier (G bailer) <text:s/>B</text:span>] ...<text:span text:style-name="T268">dautruis biens saisir <text:s/>D] ...de lautrui naillir <text:s/>H2] ...de lautrui baillir <text:s/>M] ...tenir <text:s/>W] ...don garder</text:span></text:p>
          </table:table-cell>
        </table:table-row>
        <table:table-row table:style-name="TableLine94288657096368">
          <table:table-cell table:style-name="Table1.A2" office:value-type="string">
            <text:p text:style-name="P6">2765</text:p>
          </table:table-cell>
          <table:table-cell table:style-name="Table1.A2" office:value-type="string">
            <text:p text:style-name="P7">Et grant honor ait qui despant</text:p>
          </table:table-cell>
          <table:table-cell table:style-name="Table1.C2" office:value-type="string">
            <text:p text:style-name="P108"><text:span text:style-name="T266">BEH2T</text:span>] ---</text:p>
            <text:p text:style-name="P136">A<text:span text:style-name="T281">DGIKLW</text:span>] <text:span text:style-name="T260">A...uit (K uint) que (DGIKLW qui) despent</text:span> <text:s text:c="3"/><text:span text:style-name="T319">M] ...honneut qui le despent <text:s/></text:span></text:p>
          </table:table-cell>
        </table:table-row>
        <table:table-row table:style-name="TableLine94288657097168">
          <table:table-cell table:style-name="Table1.A2" office:value-type="string">
            <text:p text:style-name="P6">2766</text:p>
          </table:table-cell>
          <table:table-cell table:style-name="Table1.A2" office:value-type="string">
            <text:p text:style-name="P8">Grant faix ait que don (H at qui dont) quiert et prant</text:p>
          </table:table-cell>
          <table:table-cell table:style-name="Table1.C2" office:value-type="string">
            <text:p text:style-name="P108"><text:span text:style-name="T266">BEH2T</text:span>] ---</text:p>
            <text:p text:style-name="P139">A<text:span text:style-name="T281">DGIKLM</text:span>] ...<text:span text:style-name="T260">qui don (I dum) quiert (G chiert, KL quier) ne (IK ni, M et) prent <text:s/>W] ...qui prent et ne rent</text:span></text:p>
          </table:table-cell>
        </table:table-row>
        <table:table-row table:style-name="TableLine94288656900032">
          <table:table-cell table:style-name="Table1.A2" office:value-type="string">
            <text:p text:style-name="P6">2767</text:p>
          </table:table-cell>
          <table:table-cell table:style-name="Table1.A2" office:value-type="string">
            <text:p text:style-name="P8">Mout est grans honors de despandre (H ---)</text:p>
          </table:table-cell>
          <table:table-cell table:style-name="Table1.C2" office:value-type="string">
            <text:p text:style-name="P159">D<text:span text:style-name="T305">EH2</text:span>] ---</text:p>
            <text:p text:style-name="P181">L] …de de panre <text:s/><text:span text:style-name="T338">K] ...honors despendre</text:span></text:p>
          </table:table-cell>
        </table:table-row>
        <table:table-row table:style-name="TableLine94288656900944">
          <table:table-cell table:style-name="Table1.A2" office:value-type="string">
            <text:p text:style-name="P6">2768</text:p>
          </table:table-cell>
          <table:table-cell table:style-name="Table1.A2" office:value-type="string">
            <text:p text:style-name="P8">Grans faix est de querre et d’atandre (F de randre) (H –-)</text:p>
          </table:table-cell>
          <table:table-cell table:style-name="Table1.C2" office:value-type="string">
            <text:p text:style-name="P159">D<text:span text:style-name="T305">EH2</text:span>] ---</text:p>
            <text:p text:style-name="P130">A] ...<text:span text:style-name="T260">de dequerre… <text:s/>B</text:span>] <text:span text:style-name="T268">Et grans… <text:s/>GKLMT] ...faiz (LT fais) de querer (LT quere, K querre, M dacquerre)… <text:s/>I] E grant fais dautrui dun atendre</text:span></text:p>
          </table:table-cell>
        </table:table-row>
        <table:table-row table:style-name="TableLine94288654263360">
          <table:table-cell table:style-name="Table1.A2" office:value-type="string">
            <text:p text:style-name="P6">2769</text:p>
          </table:table-cell>
          <table:table-cell table:style-name="Table1.A2" office:value-type="string">
            <text:p text:style-name="P8">Cil que (H qui) donent sont honoré</text:p>
          </table:table-cell>
          <table:table-cell table:style-name="Table1.C2" office:value-type="string">
            <text:p text:style-name="P107">A<text:span text:style-name="T268">BDEGH2ILMTW</text:span>] <text:span text:style-name="T320">(M Ces)</text:span>...<text:span text:style-name="T260">qui...(K done)...</text:span></text:p>
          </table:table-cell>
        </table:table-row>
        <text:soft-page-break/>
        <table:table-row table:style-name="TableLine94288654264320">
          <table:table-cell table:style-name="Table1.A2" office:value-type="string">
            <text:p text:style-name="P6">2770</text:p>
          </table:table-cell>
          <table:table-cell table:style-name="Table1.A2" office:value-type="string">
            <text:p text:style-name="P8">Per siaus (H Par celz) cui li don sont doné</text:p>
          </table:table-cell>
          <table:table-cell table:style-name="Table1.C2" office:value-type="string">
            <text:p text:style-name="P114">A<text:span text:style-name="T268">BDEH2IKLMTW</text:span>] <text:span text:style-name="T260">Por (DEH2M </text:span><text:span text:style-name="T209">Per</text:span><text:span text:style-name="T281">, L Par, W Pour) ceuls (B celz, D ces, EK cels, H2MW ceulz, I ceus, LT ceuz) cui (IMW qui, K cui don)… <text:s/>G] Por ceus por CORR IN a qui ont done</text:span></text:p>
          </table:table-cell>
        </table:table-row>
        <table:table-row table:style-name="TableLine94288667885392">
          <table:table-cell table:style-name="Table1.A2" office:value-type="string">
            <text:p text:style-name="P8">2771</text:p>
          </table:table-cell>
          <table:table-cell table:style-name="Table1.A2" office:value-type="string">
            <text:p text:style-name="P8">Qui prent l’avoir n’ait pas l’onor</text:p>
          </table:table-cell>
          <table:table-cell table:style-name="Table1.C2" office:value-type="string">
            <text:p text:style-name="P175">H2] ---</text:p>
            <text:p text:style-name="P120"><text:span text:style-name="T266">BM</text:span>] ...<text:span text:style-name="T268">prent auoir na pas honor (M honneur) <text:s/>D] ...lauoir prent na pas honor <text:s/>G] ...lanor <text:s/>I] ...na pas honor</text:span></text:p>
          </table:table-cell>
        </table:table-row>
        <table:table-row table:style-name="TableLine94288667886352">
          <table:table-cell table:style-name="Table1.A2" office:value-type="string">
            <text:p text:style-name="P8">2772</text:p>
          </table:table-cell>
          <table:table-cell table:style-name="Table1.A2" office:value-type="string">
            <text:p text:style-name="P8">Qu’ele remaint a (H au) doneor</text:p>
          </table:table-cell>
          <table:table-cell table:style-name="Table1.C2" office:value-type="string">
            <text:p text:style-name="P175">H2] ---</text:p>
            <text:p text:style-name="P139">A<text:span text:style-name="T281">DKLT</text:span>] <text:span text:style-name="T260">Qui le (K Qi le, L Que il, T Que le)...(D ramaine)...al (D au, K aon) doneor (L donaor) <text:s/>B</text:span>] <text:span text:style-name="T268">Lonour remaint au… <text:s/>E] Ele...au… <text:s/>G] Quil reuint al… <text:s/>I] ...au… <text:s/>M] Car il remaint au… <text:s/>W] Car il demeure au...</text:span></text:p>
          </table:table-cell>
        </table:table-row>
        <table:table-row table:style-name="TableLine94288663833216">
          <table:table-cell table:style-name="Table1.A2" office:value-type="string">
            <text:p text:style-name="P8">2773</text:p>
          </table:table-cell>
          <table:table-cell table:style-name="Table1.A2" office:value-type="string">
            <text:p text:style-name="P8">Adés done toz jors conquier</text:p>
          </table:table-cell>
          <table:table-cell table:style-name="Table1.C2" office:value-type="string">
            <text:p text:style-name="P130"><text:span text:style-name="T266">B</text:span>] <text:span text:style-name="T268">Et qui donne… <text:s/>E] Assez donne tous dis conquier <text:s/>I] Ades doner… <text:s/>L] A de doner… <text:s/>M] Ades donnes...</text:span></text:p>
          </table:table-cell>
        </table:table-row>
        <table:table-row table:style-name="TableLine94288663834176">
          <table:table-cell table:style-name="Table1.A2" office:value-type="string">
            <text:p text:style-name="P8">2774</text:p>
          </table:table-cell>
          <table:table-cell table:style-name="Table1.A2" office:value-type="string">
            <text:p text:style-name="P8">Largesce te doit essaucier</text:p>
          </table:table-cell>
          <table:table-cell table:style-name="Table1.C2" office:value-type="string">
            <text:p text:style-name="P145">A<text:span text:style-name="T268">B</text:span>] ...<text:span text:style-name="T260">se doit… <text:s/>K] Que...tendoit...</text:span></text:p>
          </table:table-cell>
        </table:table-row>
        <table:table-row table:style-name="TableLine94288654496784">
          <table:table-cell table:style-name="Table1.A2" office:value-type="string">
            <text:p text:style-name="P8">2775</text:p>
          </table:table-cell>
          <table:table-cell table:style-name="Table1.A2" office:value-type="string">
            <text:p text:style-name="P8">Mout vient on tost a grant hatesce</text:p>
          </table:table-cell>
          <table:table-cell table:style-name="Table1.C2" office:value-type="string">
            <text:p text:style-name="P24"><text:span text:style-name="T56">B</text:span><text:span text:style-name="T32">] ---</text:span></text:p>
            <text:p text:style-name="P59"><text:span text:style-name="T32">A</text:span><text:span text:style-name="T174">K</text:span><text:span text:style-name="T160">W</text:span><text:span text:style-name="T32">] ...</text:span><text:span text:style-name="T50">hom </text:span><text:span text:style-name="T160">(W vng homs, </text:span><text:span text:style-name="T174">K home</text:span><text:span text:style-name="T160">)</text:span><text:span text:style-name="T50"> a grant hautece </text:span><text:span text:style-name="T160">(</text:span><text:span text:style-name="T174">K altece, </text:span><text:span text:style-name="T160">W hautesse)</text:span><text:span text:style-name="T50"> <text:s/></text:span><text:span text:style-name="T68">H2] ...</text:span><text:span text:style-name="T108">uient ont… <text:s/></text:span><text:span text:style-name="T132">M] ...</text:span><text:span text:style-name="T133">en tost...</text:span></text:p>
          </table:table-cell>
        </table:table-row>
        <table:table-row table:style-name="TableLine94288654497648">
          <table:table-cell table:style-name="Table1.A2" office:value-type="string">
            <text:p text:style-name="P8">2776</text:p>
          </table:table-cell>
          <table:table-cell table:style-name="Table1.A2" office:value-type="string">
            <text:p text:style-name="P8">Et a grant honor per (H par) largesce</text:p>
          </table:table-cell>
          <table:table-cell table:style-name="Table1.C2" office:value-type="string">
            <text:p text:style-name="P24"><text:span text:style-name="T56">B</text:span><text:span text:style-name="T17">] ---</text:span></text:p>
            <text:p text:style-name="P82"><text:span text:style-name="T95">G</text:span><text:span text:style-name="T114">I</text:span><text:span text:style-name="T147">T</text:span><text:span text:style-name="T69">] ...por…</text:span><text:span text:style-name="T97"> <text:s/></text:span><text:span text:style-name="T173">K] </text:span><text:span text:style-name="T174">E grant...por… <text:s/></text:span><text:span text:style-name="T83">L] ...auoir…</text:span><text:span text:style-name="T124"> <text:s/></text:span><text:span text:style-name="T132">M] </text:span><text:span text:style-name="T133">La grant honneur vient plargesce <text:s/></text:span><text:span text:style-name="T158">W] </text:span><text:span text:style-name="T160">A grant...pour sa largesse</text:span></text:p>
          </table:table-cell>
        </table:table-row>
        <table:table-row table:style-name="TableLine94288652723536">
          <table:table-cell table:style-name="Table1.A2" office:value-type="string">
            <text:p text:style-name="P8">2777</text:p>
          </table:table-cell>
          <table:table-cell table:style-name="Table1.A2" office:value-type="string">
            <text:p text:style-name="P8">Florimont se tu wels amer</text:p>
          </table:table-cell>
          <table:table-cell table:style-name="Table1.C2" office:value-type="string">
            <text:p text:style-name="P151"/>
          </table:table-cell>
        </table:table-row>
        <table:table-row table:style-name="TableLine94288652724400">
          <table:table-cell table:style-name="Table1.A2" office:value-type="string">
            <text:p text:style-name="P8">2778</text:p>
          </table:table-cell>
          <table:table-cell table:style-name="Table1.A2" office:value-type="string">
            <text:p text:style-name="P8">Ou a dame d’amor parler</text:p>
          </table:table-cell>
          <table:table-cell table:style-name="Table1.C2" office:value-type="string">
            <text:p text:style-name="P131"><text:span text:style-name="T266">B</text:span>] <text:span text:style-name="T268">Va as dames… <text:s/>DEH2] Et a… <text:s/>M] Et darmes et damours...</text:span></text:p>
          </table:table-cell>
        </table:table-row>
        <table:table-row table:style-name="TableLine94288653963776">
          <table:table-cell table:style-name="Table1.A2" office:value-type="string">
            <text:p text:style-name="P8">2779</text:p>
          </table:table-cell>
          <table:table-cell table:style-name="Table1.A2" office:value-type="string">
            <text:p text:style-name="P8">Tu ais apris a bone escole</text:p>
          </table:table-cell>
          <table:table-cell table:style-name="Table1.C2" office:value-type="string">
            <text:p text:style-name="P60"><text:span text:style-name="T32">A</text:span><text:span text:style-name="T97">G</text:span><text:span text:style-name="T114">I</text:span><text:span text:style-name="T124">L</text:span><text:span text:style-name="T147">T</text:span><text:span text:style-name="T160">W</text:span><text:span text:style-name="T32">] </text:span><text:span text:style-name="T50">Ti </text:span><text:span text:style-name="T97">(G</text:span><text:span text:style-name="T114">I</text:span><text:span text:style-name="T124">L</text:span><text:span text:style-name="T147">T</text:span><text:span text:style-name="T160">W</text:span><text:span text:style-name="T97"> Tu)</text:span><text:span text:style-name="T50"> nas apris de </text:span><text:span text:style-name="T147">(T en, </text:span><text:span text:style-name="T160">W a</text:span><text:span text:style-name="T147">)</text:span><text:span text:style-name="T50">… <text:s/></text:span><text:span text:style-name="T69">D</text:span><text:span text:style-name="T108">H2</text:span><text:span text:style-name="T69">] </text:span><text:span text:style-name="T71">Apris </text:span><text:span text:style-name="T108">(H2 Aprins)</text:span><text:span text:style-name="T71"> en as… <text:s/></text:span><text:span text:style-name="T50">E</text:span><text:span text:style-name="T175">K</text:span><text:span text:style-name="T50">] </text:span><text:span text:style-name="T89">Tu es </text:span><text:span text:style-name="T175">(K as)</text:span><text:span text:style-name="T89"> apris de… <text:s/></text:span><text:span text:style-name="T132">M] ...</text:span><text:span text:style-name="T134">de longue escolle</text:span></text:p>
          </table:table-cell>
        </table:table-row>
        <table:table-row table:style-name="TableLine94288653964640">
          <table:table-cell table:style-name="Table1.A2" office:value-type="string">
            <text:p text:style-name="P8">2780</text:p>
          </table:table-cell>
          <table:table-cell table:style-name="Table1.A2" office:value-type="string">
            <text:p text:style-name="P8">Amor ne quiert longue parole</text:p>
          </table:table-cell>
          <table:table-cell table:style-name="Table1.C2" office:value-type="string">
            <text:p text:style-name="P176">H2] ---</text:p>
            <text:p text:style-name="P24"><text:span text:style-name="T56">B</text:span><text:span text:style-name="T42">] ...</text:span><text:span text:style-name="T58">ne welt...</text:span></text:p>
          </table:table-cell>
        </table:table-row>
        <table:table-row table:style-name="TableLine94288656554608">
          <table:table-cell table:style-name="Table1.A2" office:value-type="string">
            <text:p text:style-name="P8">2781</text:p>
          </table:table-cell>
          <table:table-cell table:style-name="Table1.A2" office:value-type="string">
            <text:p text:style-name="P8">Ele ne quiert lonc parlement</text:p>
          </table:table-cell>
          <table:table-cell table:style-name="Table1.C2" office:value-type="string">
            <text:p text:style-name="P176">H2] ---</text:p>
            <text:p text:style-name="P83"><text:span text:style-name="T175">INV </text:span><text:span text:style-name="T33">] ...</text:span><text:span text:style-name="T50">ne ueult </text:span><text:span text:style-name="T58">(B welt, </text:span><text:span text:style-name="T147">T ueut</text:span><text:span text:style-name="T58">)</text:span><text:span text:style-name="T50"> lonc… <text:s/></text:span><text:span text:style-name="T69">D</text:span><text:span text:style-name="T89">E</text:span><text:span text:style-name="T97">G</text:span><text:span text:style-name="T114">I</text:span><text:span text:style-name="T124">L</text:span><text:span text:style-name="T160">W</text:span><text:span text:style-name="T69">] ...</text:span><text:span text:style-name="T71">ne vuet </text:span><text:span text:style-name="T89">(E veut, </text:span><text:span text:style-name="T97">G uealt, </text:span><text:span text:style-name="T114">I ueut, </text:span><text:span text:style-name="T124">L uuelt, </text:span><text:span text:style-name="T160">W veult</text:span><text:span text:style-name="T89">)</text:span><text:span text:style-name="T71"> grant… <text:s/></text:span><text:span text:style-name="T132">M] </text:span><text:span text:style-name="T134">Amours ne veult grant...</text:span></text:p>
          </table:table-cell>
        </table:table-row>
        <table:table-row table:style-name="TableLine94288656555472">
          <table:table-cell table:style-name="Table1.A2" office:value-type="string">
            <text:p text:style-name="P8">2782</text:p>
          </table:table-cell>
          <table:table-cell table:style-name="Table1.A2" office:value-type="string">
            <text:p text:style-name="P8">Ainz tot (H tolt) la parole sovent</text:p>
          </table:table-cell>
          <table:table-cell table:style-name="Table1.C2" office:value-type="string">
            <text:p text:style-name="P176">H2] --- </text:p>
            <text:p text:style-name="P196">INV <text:span text:style-name="T338">K] </text:span>Ele niuialt long parlement</text:p>
            <text:p text:style-name="P60"><text:soft-page-break/><text:span text:style-name="T33">A</text:span><text:span text:style-name="T58">B</text:span><text:span text:style-name="T160">W</text:span><text:span text:style-name="T33">] ...tost </text:span><text:span text:style-name="T160">(W toust)</text:span><text:span text:style-name="T33">…</text:span><text:span text:style-name="T50"> <text:s/></text:span><text:span text:style-name="T69">D] ...tolt…</text:span><text:span text:style-name="T71"> <text:s/></text:span><text:span text:style-name="T50">E] ...taut…</text:span><text:span text:style-name="T89"> <text:s/></text:span><text:span text:style-name="T95">G</text:span><text:span text:style-name="T114">I</text:span><text:span text:style-name="T124">L</text:span><text:span text:style-name="T147">T</text:span><text:span text:style-name="T69">] ...tout…</text:span><text:span text:style-name="T97"> <text:s text:c="2"/></text:span><text:span text:style-name="T132">M] ...</text:span><text:span text:style-name="T134">tolt parolle...</text:span></text:p>
          </table:table-cell>
        </table:table-row>
        <table:table-row table:style-name="TableLine94288662865680">
          <table:table-cell table:style-name="Table1.A2" office:value-type="string">
            <text:p text:style-name="P8">2783</text:p>
          </table:table-cell>
          <table:table-cell table:style-name="Table1.A2" office:value-type="string">
            <text:p text:style-name="P8">Quant hons ait seu qu’il plus desire</text:p>
          </table:table-cell>
          <table:table-cell table:style-name="Table1.C2" office:value-type="string">
            <text:p text:style-name="P71"><text:span text:style-name="T33">A</text:span><text:span text:style-name="T97">G</text:span><text:span text:style-name="T114">I</text:span><text:span text:style-name="T175">K</text:span><text:span text:style-name="T124">L</text:span><text:span text:style-name="T160">W</text:span><text:span text:style-name="T33">] ...</text:span><text:span text:style-name="T50">uoit </text:span><text:span text:style-name="T175">(K Quant uoit)</text:span><text:span text:style-name="T50"> ce </text:span><text:span text:style-name="T160">(W se)</text:span><text:span text:style-name="T50"> que </text:span><text:span text:style-name="T175">(K qil)</text:span><text:span text:style-name="T50"> plus… <text:s/></text:span><text:span text:style-name="T56">B</text:span><text:span text:style-name="T1">] </text:span><text:span text:style-name="T58">Quant elle voit ce que desire <text:s/></text:span><text:span text:style-name="T69">D] </text:span><text:span text:style-name="T71">Quant en ce que len plus… <text:s/></text:span><text:span text:style-name="T50">E] </text:span><text:span text:style-name="T89">Quant on voit ce que iex desire <text:s/></text:span><text:span text:style-name="T68">H2</text:span><text:span text:style-name="T134">M</text:span><text:span text:style-name="T68">] ...</text:span><text:span text:style-name="T134">(M en a)</text:span><text:span text:style-name="T68">...</text:span><text:span text:style-name="T108">con plus… <text:s/></text:span><text:span text:style-name="T56">T] ...</text:span><text:span text:style-name="T147">un a ce que pluis...</text:span></text:p>
          </table:table-cell>
        </table:table-row>
        <table:table-row table:style-name="TableLine94288662866544">
          <table:table-cell table:style-name="Table1.A2" office:value-type="string">
            <text:p text:style-name="P8">2784</text:p>
          </table:table-cell>
          <table:table-cell table:style-name="Table1.A2" office:value-type="string">
            <text:p text:style-name="P8">Rien ne (FH Il ne) li seit conter ne dire</text:p>
          </table:table-cell>
          <table:table-cell table:style-name="Table1.C2" office:value-type="string">
            <text:p text:style-name="P71"><text:span text:style-name="T56">B</text:span><text:span text:style-name="T42">] ...</text:span><text:span text:style-name="T58">li puet conter… <text:s/></text:span><text:span text:style-name="T68">H2] </text:span><text:span text:style-name="T108">Con ne li set… <text:s/></text:span><text:span text:style-name="T56">T] ...</text:span><text:span text:style-name="T147">no li siet...</text:span></text:p>
          </table:table-cell>
        </table:table-row>
        <table:table-row table:style-name="TableLine94288669067728">
          <table:table-cell table:style-name="Table1.A2" office:value-type="string">
            <text:p text:style-name="P8">2785</text:p>
          </table:table-cell>
          <table:table-cell table:style-name="Table1.A2" office:value-type="string">
            <text:p text:style-name="P8">De seu ont faillit li plusor</text:p>
          </table:table-cell>
          <table:table-cell table:style-name="Table1.C2" office:value-type="string">
            <text:p text:style-name="P32"><text:span text:style-name="T56">B</text:span><text:span text:style-name="T71">D</text:span><text:span text:style-name="T109">H2</text:span><text:span text:style-name="T42">] </text:span><text:span text:style-name="T58">A ce ont… <text:s/></text:span><text:span text:style-name="T50">E] ...</text:span><text:span text:style-name="T89">ont conte...</text:span></text:p>
          </table:table-cell>
        </table:table-row>
        <table:table-row table:style-name="TableLine94288669068592">
          <table:table-cell table:style-name="Table1.A2" office:value-type="string">
            <text:p text:style-name="P8">2786</text:p>
          </table:table-cell>
          <table:table-cell table:style-name="Table1.A2" office:value-type="string">
            <text:p text:style-name="P8">Qui ont conté del feu d’amor</text:p>
          </table:table-cell>
          <table:table-cell table:style-name="Table1.C2" office:value-type="string">
            <text:p text:style-name="P139"><text:span text:style-name="T266">B</text:span>] ...<text:span text:style-name="T268">ont parle dou… <text:s/>E] Qui sunt espris del feu damor <text:s/>H2] Quil… <text:s text:c="2"/>K] ...conte li feu… <text:s text:c="3"/>L] ...des feu… <text:s/>W] ...des sens...</text:span></text:p>
          </table:table-cell>
        </table:table-row>
        <table:table-row table:style-name="TableLine94288664950768">
          <table:table-cell table:style-name="Table1.A2" office:value-type="string">
            <text:p text:style-name="P8">2787</text:p>
          </table:table-cell>
          <table:table-cell table:style-name="Table1.A2" office:value-type="string">
            <text:p text:style-name="P8">Que per les eus doit s’en (F doit seu) passer</text:p>
          </table:table-cell>
          <table:table-cell table:style-name="Table1.C2" office:value-type="string">
            <text:p text:style-name="P139">A<text:span text:style-name="T296">GIKLT</text:span>] ...<text:span text:style-name="T339">(K por)...(I giaus, L iauz, T yeuz) doit toz (G tot, I tez, T soz) passer (K passier) <text:s/>B</text:span>] <text:span text:style-name="T268">Qui...wellent amer <text:s/>DH2] (H2 Qui)...uuet (H2 ueult) trespasser <text:s/>E] ...doit seul passer <text:s/>M] Et...yaues doit passer <text:s/>W] ...par les yeulx si doit passer</text:span></text:p>
          </table:table-cell>
        </table:table-row>
        <table:table-row table:style-name="TableLine94288664951632">
          <table:table-cell table:style-name="Table1.A2" office:value-type="string">
            <text:p text:style-name="P8">2788</text:p>
          </table:table-cell>
          <table:table-cell table:style-name="Table1.A2" office:value-type="string">
            <text:p text:style-name="P8">Ceste parole wel fauser</text:p>
          </table:table-cell>
          <table:table-cell table:style-name="Table1.C2" office:value-type="string">
            <text:p text:style-name="P131">A] ...<text:span text:style-name="T260">doit fauser <text:s/>D] ...uuet fauser <text:s/>E] Uices(?) est qui ce veut fausser <text:s/>M] Qui cest afaire veult...</text:span></text:p>
          </table:table-cell>
        </table:table-row>
        <table:table-row table:style-name="TableLine94288670915344">
          <table:table-cell table:style-name="Table1.A2" office:value-type="string">
            <text:p text:style-name="P8">2789</text:p>
          </table:table-cell>
          <table:table-cell table:style-name="Table1.A2" office:value-type="string">
            <text:p text:style-name="P8">A mainte gent est avenu</text:p>
          </table:table-cell>
          <table:table-cell table:style-name="Table1.C2" office:value-type="string">
            <text:p text:style-name="P177">H2] ---</text:p>
            <text:p text:style-name="P166">G] En… <text:s/><text:span text:style-name="T338">K] ...sont...</text:span></text:p>
          </table:table-cell>
        </table:table-row>
        <table:table-row table:style-name="TableLine94288670916208">
          <table:table-cell table:style-name="Table1.A2" office:value-type="string">
            <text:p text:style-name="P8">2790</text:p>
          </table:table-cell>
          <table:table-cell table:style-name="Table1.A2" office:value-type="string">
            <text:p text:style-name="P9">Qu’il ont amei ainz que veu</text:p>
          </table:table-cell>
          <table:table-cell table:style-name="Table1.C2" office:value-type="string">
            <text:p text:style-name="P32"><text:span text:style-name="T14">A</text:span><text:span text:style-name="T97">G</text:span><text:span text:style-name="T115">I</text:span><text:span text:style-name="T160">W</text:span><text:span text:style-name="T14">] </text:span><text:span text:style-name="T50">Qui ont </text:span><text:span text:style-name="T115">(I unt)</text:span><text:span text:style-name="T50"> ame </text:span><text:span text:style-name="T160">(W ayme)</text:span><text:span text:style-name="T50">...</text:span><text:span text:style-name="T14"> <text:s/></text:span><text:span text:style-name="T50">E] </text:span><text:span text:style-name="T89">Qui lont...</text:span></text:p>
          </table:table-cell>
        </table:table-row>
        <table:table-row table:style-name="TableLine94288678811008">
          <table:table-cell table:style-name="Table1.A2" office:value-type="string">
            <text:p text:style-name="P8">2791</text:p>
          </table:table-cell>
          <table:table-cell table:style-name="Table1.A2" office:value-type="string">
            <text:p text:style-name="P9">Seu que lor cuers fort desiroit</text:p>
          </table:table-cell>
          <table:table-cell table:style-name="Table1.C2" office:value-type="string">
            <text:p text:style-name="P52"><text:span text:style-name="T42">A</text:span><text:span text:style-name="T97">G</text:span><text:span text:style-name="T115">I</text:span><text:span text:style-name="T175">K</text:span><text:span text:style-name="T134">M</text:span><text:span text:style-name="T42">] ...</text:span><text:span text:style-name="T115">(I le cuer)</text:span><text:span text:style-name="T42">...</text:span><text:span text:style-name="T201">mlt</text:span><text:span text:style-name="T50"> </text:span><text:span text:style-name="T115">(I</text:span><text:span text:style-name="T175">K</text:span><text:span text:style-name="T115"> molt) </text:span><text:span text:style-name="T50">desiroit <text:s/></text:span><text:span text:style-name="T69">D] ...</text:span><text:span text:style-name="T71">plus desirot <text:s/></text:span><text:span text:style-name="T50">E] </text:span><text:span text:style-name="T89">Et que forment le desiroit <text:s/></text:span><text:span text:style-name="T68">H2] ...</text:span><text:span text:style-name="T109">lor desirroit </text:span></text:p>
          </table:table-cell>
        </table:table-row>
        <table:table-row table:style-name="TableLine94288678811872">
          <table:table-cell table:style-name="Table1.A2" office:value-type="string">
            <text:p text:style-name="P8">2792</text:p>
          </table:table-cell>
          <table:table-cell table:style-name="Table1.A2" office:value-type="string">
            <text:p text:style-name="P9">C’ons aimet (H On aimme) bien por ce c’ons oit</text:p>
          </table:table-cell>
          <table:table-cell table:style-name="Table1.C2" office:value-type="string">
            <text:p text:style-name="P72"><text:span text:style-name="T33">A</text:span><text:span text:style-name="T97">G</text:span><text:span text:style-name="T115">I</text:span><text:span text:style-name="T124">L</text:span><text:span text:style-name="T33">] </text:span><text:span text:style-name="T50">Hom </text:span><text:span text:style-name="T124">(L Om)</text:span><text:span text:style-name="T50"> aime bien </text:span><text:span text:style-name="T115">(I buez)</text:span><text:span text:style-name="T50"> pour </text:span><text:span text:style-name="T115">(I</text:span><text:span text:style-name="T124">L</text:span><text:span text:style-name="T115"> por)</text:span><text:span text:style-name="T50"> ce qui lot </text:span><text:span text:style-name="T97">(G</text:span><text:span text:style-name="T115">I</text:span><text:span text:style-name="T97"> quil ot, </text:span><text:span text:style-name="T124">L quil oit</text:span><text:span text:style-name="T97">)</text:span><text:span text:style-name="T50"> <text:s/></text:span><text:span text:style-name="T56">B</text:span><text:span text:style-name="T1">] </text:span><text:span text:style-name="T58">Hon aimme bien de ce con oit <text:s/></text:span><text:span text:style-name="T69">D] </text:span><text:span text:style-name="T71">On aimme bien ce que on ot <text:s/></text:span><text:span text:style-name="T50">E</text:span><text:span text:style-name="T134">M</text:span><text:span text:style-name="T50">] </text:span><text:span text:style-name="T89">Quil </text:span><text:span text:style-name="T134">(M Qui)</text:span><text:span text:style-name="T89"> aime bien ce que il ot </text:span><text:span text:style-name="T134">(M oit)</text:span><text:span text:style-name="T89"> <text:s/></text:span><text:span text:style-name="T68">H2</text:span><text:span text:style-name="T175">K</text:span><text:span text:style-name="T160">W</text:span><text:span text:style-name="T68">] </text:span><text:span text:style-name="T109">Hons </text:span><text:span text:style-name="T160">(</text:span><text:span text:style-name="T175">K Hom, </text:span><text:span text:style-name="T160">W Homs)</text:span><text:span text:style-name="T109"> aime </text:span><text:span text:style-name="T160">(</text:span><text:span text:style-name="T175">K ame, </text:span><text:span text:style-name="T160">W ayme)</text:span><text:span text:style-name="T109"> bien ce que il </text:span><text:span text:style-name="T160">(</text:span><text:span text:style-name="T175">K ce qi, </text:span><text:span text:style-name="T160">W pource qui)</text:span><text:span text:style-name="T109"> voit <text:s/></text:span><text:span text:style-name="T56">T] </text:span><text:span text:style-name="T148">Hon ayme bien ce con ne uoit <text:s/></text:span></text:p>
          </table:table-cell>
        </table:table-row>
        <table:table-row table:style-name="TableLine94288651956576">
          <table:table-cell table:style-name="Table1.A2" office:value-type="string">
            <text:p text:style-name="P8">2793</text:p>
          </table:table-cell>
          <table:table-cell table:style-name="Table1.A2" office:value-type="string">
            <text:p text:style-name="P9">El cors s’en passet per (H par) l’oroille</text:p>
          </table:table-cell>
          <table:table-cell table:style-name="Table1.C2" office:value-type="string">
            <text:p text:style-name="P45">A<text:span text:style-name="T268">BGK</text:span>] ...<text:span text:style-name="T296">(GK se) passe (K paisse) par… <text:s/></text:span><text:span text:style-name="T69">D</text:span><text:span text:style-name="T134">M</text:span><text:span text:style-name="T160">W</text:span><text:span text:style-name="T69">] </text:span><text:span text:style-name="T71">Ou </text:span><text:span text:style-name="T134">(M V)</text:span><text:span text:style-name="T71">…</text:span><text:span text:style-name="T160">(W par)...</text:span><text:span text:style-name="T71"> <text:s/></text:span><text:span text:style-name="T50">E] </text:span><text:span text:style-name="T89">Au cuer… <text:s/></text:span><text:span text:style-name="T68">H2] </text:span><text:span text:style-name="T109">En cors se passe par… <text:s/></text:span><text:span text:style-name="T113">I</text:span><text:span text:style-name="T60">] </text:span><text:span text:style-name="T115">...pase par...</text:span></text:p>
          </table:table-cell>
        </table:table-row>
        <table:table-row table:style-name="TableLine94288651957488">
          <table:table-cell table:style-name="Table1.A2" office:value-type="string">
            <text:p text:style-name="P8">2794</text:p>
          </table:table-cell>
          <table:table-cell table:style-name="Table1.A2" office:value-type="string">
            <text:p text:style-name="P9">Et amor ens el cuer s’atroille (H s’atruelle)</text:p>
          </table:table-cell>
          <table:table-cell table:style-name="Table1.C2" office:value-type="string">
            <text:p text:style-name="P83"><text:span text:style-name="T26">A</text:span><text:span text:style-name="T71">D</text:span><text:span text:style-name="T97">G</text:span><text:span text:style-name="T26">] </text:span><text:span text:style-name="T50">Amors et ens </text:span><text:span text:style-name="T71">(D</text:span><text:span text:style-name="T97">G</text:span><text:span text:style-name="T71"> enz) (D ou)</text:span><text:span text:style-name="T50">...setreille </text:span><text:span text:style-name="T71">(D sentroille, </text:span><text:span text:style-name="T97">G ses ueille</text:span><text:span text:style-name="T71">)</text:span><text:span text:style-name="T50"> </text:span><text:span text:style-name="T56"><text:s/>B</text:span><text:span text:style-name="T1">] </text:span><text:span text:style-name="T58">Amors ens ou cuer se traueille <text:s/></text:span><text:span text:style-name="T50">E] </text:span><text:span text:style-name="T89">Amont ens el cuer li sautele <text:s/></text:span><text:span text:style-name="T68">H2] </text:span><text:span text:style-name="T109">Amours en con cuer la CORR IN en touoille <text:s/></text:span><text:span text:style-name="T113">I</text:span><text:span text:style-name="T60">] </text:span><text:span text:style-name="T115">Amors ens el cuer se treille <text:s/></text:span><text:span text:style-name="T83">L] </text:span><text:span text:style-name="T124">Amors enz el cors senuentreille <text:s/></text:span><text:span text:style-name="T132">M] </text:span><text:span text:style-name="T135">Amors enz vcuer seuentreille <text:s/></text:span><text:span text:style-name="T56">T] </text:span><text:span text:style-name="T148">Amors...saroelle <text:s/></text:span><text:span text:style-name="T158">W] </text:span><text:span text:style-name="T160">Amours dedens le cuer sautelle <text:s/></text:span><text:span text:style-name="T173">K] </text:span><text:span text:style-name="T175">Amors exeilz(? RIV) el cuer satraille</text:span></text:p>
          </table:table-cell>
        </table:table-row>
        <table:table-row table:style-name="TableLine94288678128448">
          <table:table-cell table:style-name="Table1.A2" office:value-type="string">
            <text:p text:style-name="P8">2795</text:p>
          </table:table-cell>
          <table:table-cell table:style-name="Table1.A2" office:value-type="string">
            <text:p text:style-name="P9">Si com li feus a l’esche (F a l’asche) <text:soft-page-break/>prent</text:p>
          </table:table-cell>
          <table:table-cell table:style-name="Table1.C2" office:value-type="string">
            <text:p text:style-name="P101"><text:span text:style-name="T4">I</text:span><text:span text:style-name="T1">NV </text:span><text:span text:style-name="T49">A</text:span><text:span text:style-name="T58">B</text:span><text:span text:style-name="T71">D</text:span><text:span text:style-name="T97">G</text:span><text:span text:style-name="T115">I</text:span><text:span text:style-name="T175">K</text:span><text:span text:style-name="T124">L</text:span><text:span text:style-name="T148">T</text:span><text:span text:style-name="T160">W</text:span><text:span text:style-name="T49">] </text:span><text:span text:style-name="T1">Pour</text:span><text:span text:style-name="T58"> (B</text:span><text:span text:style-name="T115">I</text:span><text:span text:style-name="T58"> Par, </text:span><text:span text:style-name="T71">D</text:span><text:span text:style-name="T124">L</text:span><text:span text:style-name="T71"> </text:span><text:span text:style-name="T210">Per</text:span><text:span text:style-name="T71">, </text:span><text:span text:style-name="T97">G</text:span><text:span text:style-name="T175">K</text:span><text:span text:style-name="T97"> Por, </text:span><text:span text:style-name="T148">T Per</text:span><text:span text:style-name="T58">)</text:span><text:span text:style-name="T1"> le </text:span><text:span text:style-name="T58">(B</text:span><text:span text:style-name="T71">D</text:span><text:span text:style-name="T97">G</text:span><text:span text:style-name="T175">K</text:span><text:span text:style-name="T124">L</text:span><text:span text:style-name="T148">T</text:span><text:span text:style-name="T160">W</text:span><text:span text:style-name="T58"> la)</text:span><text:span text:style-name="T1"> main </text:span><text:span text:style-name="T115">(I maiz)</text:span><text:span text:style-name="T1"> i</text:span><text:span text:style-name="T58"> (B</text:span><text:span text:style-name="T160">W</text:span><text:span text:style-name="T58"> </text:span><text:soft-page-break/><text:span text:style-name="T58">li)</text:span><text:span text:style-name="T1"> reuient souent </text:span><text:span text:style-name="T58">(B souuent, </text:span><text:span text:style-name="T71">D souant</text:span><text:span text:style-name="T58">) <text:s/></text:span><text:span text:style-name="T1">E] </text:span><text:span text:style-name="T217">Per </text:span><text:span text:style-name="T89">lamor i reuient souuent <text:s/></text:span><text:span text:style-name="T68">H2] </text:span><text:span text:style-name="T224">Per</text:span><text:span text:style-name="T109"> la main il li uint souuent</text:span></text:p>
            <text:p text:style-name="P61"><text:span text:style-name="T132">M] ...</text:span><text:span text:style-name="T135">enlesche...</text:span></text:p>
          </table:table-cell>
        </table:table-row>
        <table:table-row table:style-name="TableLine94288678129216">
          <table:table-cell table:style-name="Table1.A2" office:value-type="string">
            <text:p text:style-name="P8">2796</text:p>
          </table:table-cell>
          <table:table-cell table:style-name="Table1.A2" office:value-type="string">
            <text:p text:style-name="P9">Per (H ar) la main i revient sovent</text:p>
          </table:table-cell>
          <table:table-cell table:style-name="Table1.C2" office:value-type="string">
            <text:p text:style-name="P101">INV <text:span text:style-name="T258">ABEGIKLTW] </text:span>Si <text:span text:style-name="T333">(W Cy) </text:span>com <text:span text:style-name="T311">(IK cum)</text:span> li feus <text:span text:style-name="T296">(GW le feu, K feu, L fues, T com fues)</text:span> en lesche <text:span text:style-name="T316">(L leche, T la lesche, W loiche)</text:span> prent <text:s/><text:span text:style-name="T69">D] </text:span><text:span text:style-name="T71">Si com feus qui en lage prant <text:s/></text:span><text:span text:style-name="T68">H2] </text:span><text:span text:style-name="T109">Si con feuz qui en la meiche prent</text:span></text:p>
            <text:p text:style-name="P192">M] ---</text:p>
            <text:p text:style-name="P200">P] ecusi come lo foco se in prendeno in nele case</text:p>
          </table:table-cell>
        </table:table-row>
        <table:table-row table:style-name="TableLine94288662661712">
          <table:table-cell table:style-name="Table1.A2" office:value-type="string">
            <text:p text:style-name="P8">2797</text:p>
          </table:table-cell>
          <table:table-cell table:style-name="Table1.A2" office:value-type="string">
            <text:p text:style-name="P9">Quant la mains tient seu que li (H ce qu’il) plaist</text:p>
          </table:table-cell>
          <table:table-cell table:style-name="Table1.C2" office:value-type="string">
            <text:p text:style-name="P24"><text:span text:style-name="T33">A</text:span><text:span text:style-name="T71">D</text:span><text:span text:style-name="T89">E</text:span><text:span text:style-name="T97">G</text:span><text:span text:style-name="T109">H2</text:span><text:span text:style-name="T115">I</text:span><text:span text:style-name="T175">K</text:span><text:span text:style-name="T124">L</text:span><text:span text:style-name="T135">M</text:span><text:span text:style-name="T148">T</text:span><text:span text:style-name="T160">W</text:span><text:span text:style-name="T33">] ...</text:span><text:span text:style-name="T50">ce que </text:span><text:span text:style-name="T71">(D</text:span><text:span text:style-name="T97">E</text:span><text:span text:style-name="T109">H2</text:span><text:span text:style-name="T135">M</text:span><text:span text:style-name="T71"> quau, </text:span><text:span text:style-name="T115">O</text:span><text:span text:style-name="T97">G qual, </text:span><text:span text:style-name="T175">K qe au, </text:span><text:span text:style-name="T124">L</text:span><text:span text:style-name="T148">T</text:span><text:span text:style-name="T124"> que al, </text:span><text:span text:style-name="T160">W que au</text:span><text:span text:style-name="T71">)</text:span><text:span text:style-name="T50"> cuer plait </text:span><text:span text:style-name="T89">(E plaist, </text:span><text:span text:style-name="T124">L plaint, </text:span><text:span text:style-name="T135">M plest</text:span><text:span text:style-name="T89">)</text:span><text:span text:style-name="T50"> <text:s/></text:span><text:span text:style-name="T56">B</text:span><text:span text:style-name="T1">] </text:span><text:span text:style-name="T58">Quant on pense a ce qui plait</text:span></text:p>
          </table:table-cell>
        </table:table-row>
        <table:table-row table:style-name="TableLine94288662662672">
          <table:table-cell table:style-name="Table1.A2" office:value-type="string">
            <text:p text:style-name="P8">2798</text:p>
          </table:table-cell>
          <table:table-cell table:style-name="Table1.A2" office:value-type="string">
            <text:p text:style-name="P9">Amors tient son dart si i trait (H si te trait)</text:p>
          </table:table-cell>
          <table:table-cell table:style-name="Table1.C2" office:value-type="string">
            <text:p text:style-name="P61"><text:span text:style-name="T18">A</text:span><text:span text:style-name="T58">B</text:span><text:span text:style-name="T97">G</text:span><text:span text:style-name="T109">H2</text:span><text:span text:style-name="T115">I</text:span><text:span text:style-name="T175">K</text:span><text:span text:style-name="T124">L</text:span><text:span text:style-name="T148">T</text:span><text:span text:style-name="T160">W</text:span><text:span text:style-name="T18">] ...</text:span><text:span text:style-name="T50">prent </text:span><text:span text:style-name="T124">(L</text:span><text:span text:style-name="T148">T</text:span><text:span text:style-name="T124"> prant)</text:span><text:span text:style-name="T50"> son </text:span><text:span text:style-name="T115">(I sum)</text:span><text:span text:style-name="T50"> dart </text:span><text:span text:style-name="T58">(B et si trait, </text:span><text:span text:style-name="T97">G si trait, </text:span><text:span text:style-name="T115">I</text:span><text:span text:style-name="T148">T</text:span><text:span text:style-name="T115"> si i trait, </text:span><text:span text:style-name="T124">L se i trant, </text:span><text:span text:style-name="T160">W si ly trait</text:span><text:span text:style-name="T58">)…</text:span><text:span text:style-name="T50"> <text:s/></text:span><text:span text:style-name="T69">D] ...</text:span><text:span text:style-name="T71">et i trait <text:s/></text:span><text:span text:style-name="T50">E] ...</text:span><text:span text:style-name="T89">tent son dart qui i traist <text:s/></text:span><text:span text:style-name="T132">M] ...</text:span><text:span text:style-name="T135">pent son droit et se test</text:span></text:p>
          </table:table-cell>
        </table:table-row>
        <table:table-row table:style-name="TableLine94288677153056">
          <table:table-cell table:style-name="Table1.A2" office:value-type="string">
            <text:p text:style-name="P8">2799</text:p>
          </table:table-cell>
          <table:table-cell table:style-name="Table1.A2" office:value-type="string">
            <text:p text:style-name="P9">Per <text:span text:style-name="T251">(H Par)</text:span> la main vet au cuer la plaie</text:p>
          </table:table-cell>
          <table:table-cell table:style-name="Table1.C2" office:value-type="string">
            <text:p text:style-name="P121">A] <text:span text:style-name="T260">Par...el cuer… <text:s/>BM</text:span>] <text:span text:style-name="T268">Par (M </text:span><text:span text:style-name="T234">Per</text:span><text:span text:style-name="T321">) amors (M amout) vait (M va)… <text:s/>GKW] Por (W Pour)… <text:s/>H2] </text:span><text:span text:style-name="T224">Per</text:span><text:span text:style-name="T306">la main met en cors… <text:s/>I] Par...</text:span></text:p>
          </table:table-cell>
        </table:table-row>
        <table:table-row table:style-name="TableLine94288677154016">
          <table:table-cell table:style-name="Table1.A2" office:value-type="string">
            <text:p text:style-name="P9">2800</text:p>
          </table:table-cell>
          <table:table-cell table:style-name="Table1.A2" office:value-type="string">
            <text:p text:style-name="P9">Que riens ses <text:span text:style-name="T251">(H sanz)</text:span> amor nen apaie</text:p>
          </table:table-cell>
          <table:table-cell table:style-name="Table1.C2" office:value-type="string">
            <text:p text:style-name="P46"><text:span text:style-name="T113">I</text:span><text:span text:style-name="T60">] ---</text:span></text:p>
            <text:p text:style-name="P61"><text:span text:style-name="T33">A</text:span><text:span text:style-name="T124">L</text:span><text:span text:style-name="T148">T</text:span><text:span text:style-name="T161">W</text:span><text:span text:style-name="T33">] ...</text:span><text:span text:style-name="T50">sanz </text:span><text:span text:style-name="T124">(L</text:span><text:span text:style-name="T148">T</text:span><text:span text:style-name="T124"> senz, </text:span><text:span text:style-name="T161">W sans</text:span><text:span text:style-name="T124">)</text:span><text:span text:style-name="T50"> amor </text:span><text:span text:style-name="T148">(T amurs, </text:span><text:span text:style-name="T161">W amour</text:span><text:span text:style-name="T148">)</text:span><text:span text:style-name="T50"> non </text:span><text:span text:style-name="T161">(W nen)</text:span><text:span text:style-name="T50">… <text:s/></text:span><text:span text:style-name="T56">B</text:span><text:span text:style-name="T1">] </text:span><text:span text:style-name="T58">Qui sans amor riens ne lapaie <text:s/></text:span><text:span text:style-name="T69">D</text:span><text:span text:style-name="T109">H2</text:span><text:span text:style-name="T69">] </text:span><text:span text:style-name="T71">Querant ua amors </text:span><text:span text:style-name="T109">(H2 amours)</text:span><text:span text:style-name="T71"> non apaie <text:s/></text:span><text:span text:style-name="T50">E] </text:span><text:span text:style-name="T89">Que riens fors amors ne rapaie <text:s/></text:span><text:span text:style-name="T95">G</text:span><text:span text:style-name="T69">] </text:span><text:span text:style-name="T97">Que forment li trauaie </text:span><text:span text:style-name="T132">M] ...</text:span><text:span text:style-name="T135">sam amor ne lapaye</text:span></text:p>
            <text:p text:style-name="P84"><text:span text:style-name="T173">K] </text:span><text:span text:style-name="T176">Si quil li passe en la coraille VERSO AGGIUNTO A FINE COLONNA</text:span></text:p>
          </table:table-cell>
        </table:table-row>
        <table:table-row table:style-name="TableLine94288675208640">
          <table:table-cell table:style-name="Table1.A2" office:value-type="string">
            <text:p text:style-name="P9">2801</text:p>
          </table:table-cell>
          <table:table-cell table:style-name="Table1.A2" office:value-type="string">
            <text:p text:style-name="P9">Desi au cuer leanz ou cors</text:p>
          </table:table-cell>
          <table:table-cell table:style-name="Table1.C2" office:value-type="string">
            <text:p text:style-name="P84"><text:span text:style-name="T33">A</text:span><text:span text:style-name="T97">G</text:span><text:span text:style-name="T116">I</text:span><text:span text:style-name="T124">L</text:span><text:span text:style-name="T148">T</text:span><text:span text:style-name="T33">] ...al </text:span><text:span text:style-name="T97">(G</text:span><text:span text:style-name="T116">I</text:span><text:span text:style-name="T97"> au)</text:span><text:span text:style-name="T33">...el </text:span><text:span text:style-name="T124">(L iaiez el)</text:span><text:span text:style-name="T33">…</text:span><text:span text:style-name="T50"> <text:s/></text:span><text:span text:style-name="T56">B</text:span><text:span text:style-name="T1">] ...el…</text:span><text:span text:style-name="T58"> <text:s/></text:span><text:span text:style-name="T69">D] </text:span><text:span text:style-name="T71">Des ci… <text:s/></text:span><text:span text:style-name="T50">E] ...</text:span><text:span text:style-name="T89">li entre el cors <text:s/></text:span><text:span text:style-name="T68">H2] </text:span><text:span text:style-name="T109">Deci mussier(?) laiens en cors <text:s/></text:span><text:span text:style-name="T132">M] ...</text:span><text:span text:style-name="T135">alame vcorps <text:s/></text:span><text:span text:style-name="T173">K] </text:span><text:span text:style-name="T176">De ce ha cuer la enz el cors</text:span></text:p>
          </table:table-cell>
        </table:table-row>
        <table:table-row table:style-name="TableLine94288675209600">
          <table:table-cell table:style-name="Table1.A2" office:value-type="string">
            <text:p text:style-name="P9">2802</text:p>
          </table:table-cell>
          <table:table-cell table:style-name="Table1.A2" office:value-type="string">
            <text:p text:style-name="P9">L’orelle qui est per dehors <text:span text:style-name="T251">(H par defors)</text:span></text:p>
          </table:table-cell>
          <table:table-cell table:style-name="Table1.C2" office:value-type="string">
            <text:p text:style-name="P41"><text:span text:style-name="T33">A</text:span><text:span text:style-name="T97">G</text:span><text:span text:style-name="T116">I</text:span><text:span text:style-name="T176">K</text:span><text:span text:style-name="T124">L</text:span><text:span text:style-name="T148">T</text:span><text:span text:style-name="T161">W</text:span><text:span text:style-name="T33">] </text:span><text:span text:style-name="T161">(W Et loreille)</text:span><text:span text:style-name="T33">...</text:span><text:span text:style-name="T50">qui est </text:span><text:span text:style-name="T176">(K sont)</text:span><text:span text:style-name="T50"> deffors </text:span><text:span text:style-name="T97">(G</text:span><text:span text:style-name="T116">I</text:span><text:span text:style-name="T97"> defors, </text:span><text:span text:style-name="T176">K de fore, </text:span><text:span text:style-name="T124">L de fors, </text:span><text:span text:style-name="T148">T de defors, </text:span><text:span text:style-name="T161">W dehors</text:span><text:span text:style-name="T97">)</text:span><text:span text:style-name="T50"> <text:s/></text:span><text:span text:style-name="T56">B</text:span><text:span text:style-name="T1">] </text:span><text:span text:style-name="T59">Et loreille remaint de fors <text:s/></text:span><text:span text:style-name="T50">E] ...</text:span><text:span text:style-name="T89">par defors <text:s/></text:span><text:span text:style-name="T68">H2] ...par…</text:span></text:p>
          </table:table-cell>
        </table:table-row>
        <table:table-row table:style-name="TableLine94288669765440">
          <table:table-cell table:style-name="Table1.A2" office:value-type="string">
            <text:p text:style-name="P9">2803</text:p>
          </table:table-cell>
          <table:table-cell table:style-name="Table1.A2" office:value-type="string">
            <text:p text:style-name="P9">L’escoutement le parler ot</text:p>
          </table:table-cell>
          <table:table-cell table:style-name="Table1.C2" office:value-type="string">
            <text:p text:style-name="P61"><text:span text:style-name="T26">A</text:span><text:span text:style-name="T59">B</text:span><text:span text:style-name="T72">D</text:span><text:span text:style-name="T90">E</text:span><text:span text:style-name="T97">G</text:span><text:span text:style-name="T109">H2</text:span><text:span text:style-name="T116">I</text:span><text:span text:style-name="T176">K</text:span><text:span text:style-name="T124">L</text:span><text:span text:style-name="T148">T</text:span><text:span text:style-name="T161">W</text:span><text:span text:style-name="T26">] </text:span><text:span text:style-name="T51">Laco</text:span><text:span text:style-name="T90">i</text:span><text:span text:style-name="T51">ntement </text:span><text:span text:style-name="T116">(I La contement del, </text:span><text:span text:style-name="T148">T Lacointemant lo</text:span><text:span text:style-name="T116">)</text:span><text:span text:style-name="T51">...</text:span><text:span text:style-name="T109">(H2 oi, </text:span><text:span text:style-name="T124">L oit</text:span><text:span text:style-name="T109">) <text:s/></text:span><text:span text:style-name="T132">M] </text:span><text:span text:style-name="T135">Lescoustement et le plet ot</text:span></text:p>
          </table:table-cell>
        </table:table-row>
        <table:table-row table:style-name="TableLine94288669766400">
          <table:table-cell table:style-name="Table1.A2" office:value-type="string">
            <text:p text:style-name="P9">2804</text:p>
          </table:table-cell>
          <table:table-cell table:style-name="Table1.A2" office:value-type="string">
            <text:p text:style-name="P9">Au cuer l’envoie qui s’esjot</text:p>
          </table:table-cell>
          <table:table-cell table:style-name="Table1.C2" office:value-type="string">
            <text:p text:style-name="P72"><text:span text:style-name="T18">A] ...</text:span><text:span text:style-name="T51">len uoie qui se soit <text:s/></text:span><text:span text:style-name="T56">B</text:span><text:span text:style-name="T1">] ...</text:span><text:span text:style-name="T59">la enuoiet </text:span><text:span text:style-name="T206">mlt</text:span><text:span text:style-name="T59"> tost <text:s/></text:span><text:span text:style-name="T50">E] ...</text:span><text:span text:style-name="T90">sensiot <text:s/></text:span><text:span text:style-name="T95">G</text:span><text:span text:style-name="T116">I</text:span><text:span text:style-name="T69">] ...</text:span><text:span text:style-name="T97">que sesiot <text:s/></text:span><text:span text:style-name="T68">H2] ...</text:span><text:span text:style-name="T109">cesioit <text:s/></text:span><text:span text:style-name="T83">L</text:span><text:span text:style-name="T162">W</text:span><text:span text:style-name="T83">] ...</text:span><text:span text:style-name="T124">lenuoie laysestoit </text:span><text:span text:style-name="T162">(W la sestoit)</text:span><text:span text:style-name="T124"> <text:s/></text:span><text:span text:style-name="T132">M] ...</text:span><text:span text:style-name="T135">qui ce ot <text:s/></text:span><text:span text:style-name="T56">T] ...</text:span><text:span text:style-name="T148">qui sen iot</text:span></text:p>
          </table:table-cell>
        </table:table-row>
        <table:table-row table:style-name="TableLine94288678634336">
          <table:table-cell table:style-name="Table1.A2" office:value-type="string">
            <text:p text:style-name="P9">2805</text:p>
          </table:table-cell>
          <table:table-cell table:style-name="Table1.A2" office:value-type="string">
            <text:p text:style-name="P9">Li eus voit la joie le rire</text:p>
          </table:table-cell>
          <table:table-cell table:style-name="Table1.C2" office:value-type="string">
            <text:p text:style-name="P61"><text:span text:style-name="T26">A</text:span><text:span text:style-name="T72">BD</text:span><text:span text:style-name="T90">E</text:span><text:span text:style-name="T97">G</text:span><text:span text:style-name="T109">H2</text:span><text:span text:style-name="T176">K</text:span><text:span text:style-name="T124">L</text:span><text:span text:style-name="T148">T</text:span><text:span text:style-name="T162">W</text:span><text:span text:style-name="T26">] </text:span><text:span text:style-name="T51">...le ioier </text:span><text:span text:style-name="T72">(B</text:span><text:span text:style-name="T90">E</text:span><text:span text:style-name="T109">H2</text:span><text:span text:style-name="T72"> iouer, D ioer, </text:span><text:span text:style-name="T176">K li ioier, </text:span><text:span text:style-name="T162">W joer</text:span><text:span text:style-name="T72">)...</text:span><text:span text:style-name="T51"> <text:s/></text:span><text:span text:style-name="T113">I</text:span><text:span text:style-name="T60">] </text:span><text:span text:style-name="T116">Les eus uolent la SP BIANCO el rire <text:s/></text:span><text:span text:style-name="T132">M] </text:span><text:span text:style-name="T135">La ou uoit le iouer le rire</text:span></text:p>
          </table:table-cell>
        </table:table-row>
        <table:table-row table:style-name="TableLine94288678635296">
          <table:table-cell table:style-name="Table1.A2" office:value-type="string">
            <text:p text:style-name="P9">2806</text:p>
          </table:table-cell>
          <table:table-cell table:style-name="Table1.A2" office:value-type="string">
            <text:p text:style-name="P9">La biaté dont li cuers est sire</text:p>
          </table:table-cell>
          <table:table-cell table:style-name="Table1.C2" office:value-type="string">
            <text:p text:style-name="P61">A<text:span text:style-name="T290">EGIKLMW</text:span>] ...<text:span text:style-name="T261">cuers (GIKMW cuer) sospire (EM souspire, W soupie) <text:s/></text:span><text:span text:style-name="T69">D</text:span><text:span text:style-name="T109">H2</text:span><text:span text:style-name="T69">] ...</text:span><text:span text:style-name="T72">li cuers se mire <text:s/></text:span></text:p>
          </table:table-cell>
        </table:table-row>
        <text:soft-page-break/>
        <table:table-row table:style-name="TableLine94288662011744">
          <table:table-cell table:style-name="Table1.A2" office:value-type="string">
            <text:p text:style-name="P9">2807</text:p>
          </table:table-cell>
          <table:table-cell table:style-name="Table1.A2" office:value-type="string">
            <text:p text:style-name="P9">Per <text:span text:style-name="T251">(H par)</text:span> totes ises choses entre</text:p>
          </table:table-cell>
          <table:table-cell table:style-name="Table1.C2" office:value-type="string">
            <text:p text:style-name="P61"><text:span text:style-name="T33">A] </text:span><text:span text:style-name="T51">Par toutes choses entre <text:s/></text:span><text:span text:style-name="T56">B</text:span><text:span text:style-name="T1">] </text:span><text:span text:style-name="T59">Par mi toutes ces choses… <text:s/></text:span><text:span text:style-name="T69">D</text:span><text:span text:style-name="T90">E</text:span><text:span text:style-name="T98">G</text:span><text:span text:style-name="T109">H2</text:span><text:span text:style-name="T116">I</text:span><text:span text:style-name="T176">K</text:span><text:span text:style-name="T124">L</text:span><text:span text:style-name="T148">T</text:span><text:span text:style-name="T162">W</text:span><text:span text:style-name="T69">] </text:span><text:span text:style-name="T211">Per</text:span><text:span text:style-name="T72"> </text:span><text:span text:style-name="T98">(G</text:span><text:span text:style-name="T116">I</text:span><text:span text:style-name="T176">K</text:span><text:span text:style-name="T162">W</text:span><text:span text:style-name="T98"> Par) </text:span><text:span text:style-name="T72">totes </text:span><text:span text:style-name="T90">(E</text:span><text:span text:style-name="T109">H2</text:span><text:span text:style-name="T162">W</text:span><text:span text:style-name="T90"> toutes)</text:span><text:span text:style-name="T72"> cestes </text:span><text:span text:style-name="T90">(E celes, </text:span><text:span text:style-name="T109">H2 ces, </text:span><text:span text:style-name="T148">T cetes</text:span><text:span text:style-name="T90">)</text:span><text:span text:style-name="T72"> choses </text:span><text:span text:style-name="T116">(I coses)…</text:span><text:span text:style-name="T124">(L autre, </text:span><text:span text:style-name="T148">T antre</text:span><text:span text:style-name="T124">) <text:s/></text:span><text:span text:style-name="T132">M] ...</text:span><text:span text:style-name="T135">ce...yentre</text:span></text:p>
          </table:table-cell>
        </table:table-row>
        <table:table-row table:style-name="TableLine94288662012704">
          <table:table-cell table:style-name="Table1.A2" office:value-type="string">
            <text:p text:style-name="P9">2808</text:p>
          </table:table-cell>
          <table:table-cell table:style-name="Table1.A2" office:value-type="string">
            <text:p text:style-name="P9">Li feus d’amors el cuer del ventre</text:p>
          </table:table-cell>
          <table:table-cell table:style-name="Table1.C2" office:value-type="string">
            <text:p text:style-name="P41"><text:span text:style-name="T266">BDMW</text:span>] ...ou <text:span text:style-name="T321">(M v, W au)</text:span>...dou <text:span text:style-name="T321">(MW du)</text:span>…<text:span text:style-name="T269"> <text:s/></text:span><text:span text:style-name="T95">G</text:span><text:span text:style-name="T69">] </text:span><text:span text:style-name="T98">El… <text:s/></text:span><text:span text:style-name="T68">H2] ...</text:span><text:span text:style-name="T109">en...en ventre</text:span></text:p>
          </table:table-cell>
        </table:table-row>
        <table:table-row table:style-name="TableLine94288676868256">
          <table:table-cell table:style-name="Table1.A2" office:value-type="string">
            <text:p text:style-name="P9">2809</text:p>
          </table:table-cell>
          <table:table-cell table:style-name="Table1.A2" office:value-type="string">
            <text:p text:style-name="P9">Honors proesce dous servisses</text:p>
          </table:table-cell>
          <table:table-cell table:style-name="Table1.C2" office:value-type="string">
            <text:p text:style-name="P177">H2] ---</text:p>
            <text:p text:style-name="P73"><text:span text:style-name="T56">B</text:span><text:span text:style-name="T149">T</text:span><text:span text:style-name="T18">] ...dons…</text:span><text:span text:style-name="T59"> <text:s/></text:span><text:span text:style-name="T69">D</text:span><text:span text:style-name="T98">G</text:span><text:span text:style-name="T116">I</text:span><text:span text:style-name="T176">K</text:span><text:span text:style-name="T135">M</text:span><text:span text:style-name="T69">] ...don…</text:span><text:span text:style-name="T72"> <text:s/></text:span><text:span text:style-name="T50">E] ...</text:span><text:span text:style-name="T90">bel seruise <text:s/></text:span><text:span text:style-name="T83">L</text:span><text:span text:style-name="T163">W</text:span><text:span text:style-name="T83">] ...</text:span><text:span text:style-name="T124">proece et seruise <text:s/></text:span><text:span text:style-name="T163">(W seruice)</text:span></text:p>
          </table:table-cell>
        </table:table-row>
        <table:table-row table:style-name="TableLine94288676869216">
          <table:table-cell table:style-name="Table1.A2" office:value-type="string">
            <text:p text:style-name="P9">2810</text:p>
          </table:table-cell>
          <table:table-cell table:style-name="Table1.A2" office:value-type="string">
            <text:p text:style-name="P9">Font le feu dont amors atisse</text:p>
          </table:table-cell>
          <table:table-cell table:style-name="Table1.C2" office:value-type="string">
            <text:p text:style-name="P177">H2] ---</text:p>
            <text:p text:style-name="P52"><text:span text:style-name="T33">A] </text:span><text:span text:style-name="T51">Fous le feu… <text:s/></text:span><text:span text:style-name="T56">B</text:span><text:span text:style-name="T90">E</text:span><text:span text:style-name="T1">] </text:span><text:span text:style-name="T59">Sont… <text:s/></text:span><text:span text:style-name="T69">D] </text:span><text:span text:style-name="T72">Cest li feus… <text:s/></text:span><text:span text:style-name="T95">G</text:span><text:span text:style-name="T69">] </text:span><text:span text:style-name="T98">Funt...acise <text:s/></text:span><text:span text:style-name="T113">I</text:span><text:span text:style-name="T60">] </text:span><text:span text:style-name="T116">Funt le </text:span><text:span text:style-name="T343">fuec</text:span><text:span text:style-name="T116"> don amors <text:s/></text:span><text:span text:style-name="T83">L] ...</text:span><text:span text:style-name="T124">entise</text:span></text:p>
          </table:table-cell>
        </table:table-row>
        <table:table-row table:style-name="TableLine94288675009408">
          <table:table-cell table:style-name="Table1.A2" office:value-type="string">
            <text:p text:style-name="P9">2811</text:p>
          </table:table-cell>
          <table:table-cell table:style-name="Table1.A2" office:value-type="string">
            <text:p text:style-name="P9">D’un oil en atre sat <text:span text:style-name="T251">(H saut)</text:span> li feus</text:p>
          </table:table-cell>
          <table:table-cell table:style-name="Table1.C2" office:value-type="string">
            <text:p text:style-name="P160">D] ---</text:p>
            <text:p text:style-name="P140">A<text:span text:style-name="T321">M</text:span>] ...<text:span text:style-name="T261">en lautre saut (M sault)… <text:s/>B</text:span>] <text:span text:style-name="T206">Per</text:span><text:span text:style-name="T269"> les iex entressaut… <text:s/>E] De lun a lautre saut… <text:s/>GIKLT] ...saut le (IL li)… <text:s/>W] Dont oil en autre sault...</text:span></text:p>
          </table:table-cell>
        </table:table-row>
        <table:table-row table:style-name="TableLine94288675010368">
          <table:table-cell table:style-name="Table1.A2" office:value-type="string">
            <text:p text:style-name="P9">2812</text:p>
          </table:table-cell>
          <table:table-cell table:style-name="Table1.A2" office:value-type="string">
            <text:p text:style-name="P10">Que (H Qui) doucement art en toz leus</text:p>
          </table:table-cell>
          <table:table-cell table:style-name="Table1.C2" office:value-type="string">
            <text:p text:style-name="P160">D] ---</text:p>
            <text:p text:style-name="P109">A<text:span text:style-name="T297">GIK</text:span>] <text:span text:style-name="T261">Qui art doucement en (I in) maus (GIK maint) leus <text:s/>BEH2LMTW</text:span>] <text:span text:style-name="T269">Qui (L Que) doucement (M doulcement, T doucemant) art en mains (L main, T mainz, W maint) leus (H2 lieus, W leux)</text:span></text:p>
          </table:table-cell>
        </table:table-row>
        <table:table-row table:style-name="Table1.104">
          <table:table-cell table:style-name="Table1.A2" office:value-type="string">
            <text:p text:style-name="P9">2813</text:p>
          </table:table-cell>
          <table:table-cell table:style-name="Table1.A2" office:value-type="string">
            <text:p text:style-name="P10">Partie en vet per l’oroille el cors</text:p>
            <text:p text:style-name="P10">(F Part en vait par l’orelle</text:p>
            <text:p text:style-name="P10">H Part[ie] en vet per l’(or)oil(le) el cors)</text:p>
          </table:table-cell>
          <table:table-cell table:style-name="Table1.C2" office:value-type="string">
            <text:p text:style-name="P140">A] <text:span text:style-name="T261">Parti et en uait per loil el cors <text:s text:c="2"/>B</text:span>] <text:span text:style-name="T269">Et perciet sunt </text:span><text:span text:style-name="T206">per</text:span><text:span text:style-name="T269"> luel ou cors <text:s text:c="3"/>DH2MT] Partie en ua (H2 va, M uient, T uait) per luil (H2 leul, M lueil, T loil) ou (H2 eu, M v, T el) cors (M corps) <text:s text:c="3"/>EGIKL] ...</text:span><text:span text:style-name="T206">per</text:span><text:span text:style-name="T269"> (G por, IK par) lueil (G loil, K loill, L luxil) el cors (G cuer) <text:s/>W] Le jeu en vait par loil ou corps</text:span></text:p>
          </table:table-cell>
        </table:table-row>
        <table:table-row table:style-name="TableLine94288651553952">
          <table:table-cell table:style-name="Table1.A2" office:value-type="string">
            <text:p text:style-name="P9">2814</text:p>
          </table:table-cell>
          <table:table-cell table:style-name="Table1.A2" office:value-type="string">
            <text:p text:style-name="P10">Cil ment que (H qui) dist ne peirt dehors</text:p>
          </table:table-cell>
          <table:table-cell table:style-name="Table1.C2" office:value-type="string">
            <text:p text:style-name="P132">A<text:span text:style-name="T269">BEGIKLT</text:span>W ...<text:span text:style-name="T261">qui (I que) dit (BELT dist) non (BEIL ne, K no, W mes) pert (GKW par, I pere, T part) defors (G defuer, W dehors) <text:s/>DH2] Ce que il a ne pert defors (H2 de hors) <text:s/>M] Cil uient qui dit...</text:span></text:p>
          </table:table-cell>
        </table:table-row>
        <table:table-row table:style-name="TableLine94288658162624">
          <table:table-cell table:style-name="Table1.A2" office:value-type="string">
            <text:p text:style-name="P9">2815</text:p>
          </table:table-cell>
          <table:table-cell table:style-name="Table1.A2" office:value-type="string">
            <text:p text:style-name="P10">Puels que li eus son esgart tient</text:p>
          </table:table-cell>
          <table:table-cell table:style-name="Table1.C2" office:value-type="string">
            <text:p text:style-name="P172">E] ...li hons son… <text:s/><text:span text:style-name="T309">I] Li oil ades sum regard… <text:s/>K] ...qua loil… <text:s/>M] </text:span><text:span text:style-name="T235">Puis</text:span><text:span text:style-name="T322"> li oeil...</text:span></text:p>
          </table:table-cell>
        </table:table-row>
        <table:table-row table:style-name="TableLine94288658163472">
          <table:table-cell table:style-name="Table1.A2" office:value-type="string">
            <text:p text:style-name="P9">2816</text:p>
          </table:table-cell>
          <table:table-cell table:style-name="Table1.A2" office:value-type="string">
            <text:p text:style-name="P10">Cele part dont li feus li vient</text:p>
          </table:table-cell>
          <table:table-cell table:style-name="Table1.C2" office:value-type="string">
            <text:p text:style-name="P20"><text:span text:style-name="T33">A</text:span><text:span text:style-name="T59">B</text:span><text:span text:style-name="T72">D</text:span><text:span text:style-name="T90">E</text:span><text:span text:style-name="T98">G</text:span><text:span text:style-name="T109">H2</text:span><text:span text:style-name="T116">I</text:span><text:span text:style-name="T176">K</text:span><text:span text:style-name="T125">L</text:span><text:span text:style-name="T136">M</text:span><text:span text:style-name="T149">T</text:span><text:span text:style-name="T163">W</text:span><text:span text:style-name="T33">] ...</text:span><text:span text:style-name="T51">li </text:span><text:span text:style-name="T163">(</text:span><text:span text:style-name="T176">K el, </text:span><text:span text:style-name="T163">W le)</text:span><text:span text:style-name="T51"> maus </text:span><text:span text:style-name="T72">(D mac, </text:span><text:span text:style-name="T98">G</text:span><text:span text:style-name="T163">W</text:span><text:span text:style-name="T98"> mal, </text:span><text:span text:style-name="T109">H2 max, </text:span><text:span text:style-name="T176">K mals, </text:span><text:span text:style-name="T125">L mauz, </text:span><text:span text:style-name="T149">T maz</text:span><text:span text:style-name="T72">)</text:span><text:span text:style-name="T51"> li uient </text:span><text:span text:style-name="T125">(L uint, </text:span><text:span text:style-name="T163">W vint</text:span><text:span text:style-name="T125">)</text:span></text:p>
          </table:table-cell>
        </table:table-row>
        <table:table-row table:style-name="TableLine94288664914272">
          <table:table-cell table:style-name="Table1.A2" office:value-type="string">
            <text:p text:style-name="P9">2817</text:p>
          </table:table-cell>
          <table:table-cell table:style-name="Table1.A2" office:value-type="string">
            <text:p text:style-name="P10">Dont n’est pas la plaie sanee</text:p>
          </table:table-cell>
          <table:table-cell table:style-name="Table1.C2" office:value-type="string">
            <text:p text:style-name="P84">A<text:span text:style-name="T344">G</text:span><text:span text:style-name="T340">LTW</text:span>] ...<text:span text:style-name="T261">soldee (LT soudee, W sodee) <text:s/></text:span><text:span text:style-name="T113">I</text:span><text:span text:style-name="T60">] ...</text:span><text:span text:style-name="T116">sa plaie saudee <text:s/></text:span><text:span text:style-name="T173">K] </text:span><text:span text:style-name="T176">Donc non est la plaie saudee</text:span></text:p>
          </table:table-cell>
        </table:table-row>
        <table:table-row table:style-name="TableLine94288664915184">
          <table:table-cell table:style-name="Table1.A2" office:value-type="string">
            <text:p text:style-name="P9">2818<text:span text:style-name="T251">a</text:span></text:p>
          </table:table-cell>
          <table:table-cell table:style-name="Table1.A2" office:value-type="string">
            <text:p text:style-name="P10">Mai a (F au) cuer est soresanee</text:p>
          </table:table-cell>
          <table:table-cell table:style-name="Table1.C2" office:value-type="string">
            <text:p text:style-name="P140">A<text:span text:style-name="T282">DGIKLT</text:span>] <text:span text:style-name="T261">Mes (DGIKT Mais) au (D ou, L el, T al) cuer (G cuers)… <text:s/>B</text:span>] <text:span text:style-name="T270">Ains est ens ou cuer afermee <text:s/>E] ...el cuer...sor essoldee <text:s/>H2] Mais au cuer est sor ce senee <text:s/>M] Ainz est vcorps resseursanee <text:s/>W] Mais au cuer il est sour sanee</text:span></text:p>
          </table:table-cell>
        </table:table-row>
        <table:table-row table:style-name="TableLine9428867760595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62">A<text:span text:style-name="T270">BEGH2IKLTW</text:span>] <text:span text:style-name="T261">Le uer (BEH2ILTW cuer, GK Li cuer) ne (G nen, K ni) uoit (H2W voit) hom </text:span><text:soft-page-break/><text:span text:style-name="T261">(BEH2T on, L om, W vn) en apert (L ena </text:span><text:span text:style-name="T228">par</text:span><text:span text:style-name="T261">t) <text:s/></text:span><text:span text:style-name="T69">D] </text:span><text:span text:style-name="T72">Le cuer ne puet ueoir apert <text:s/></text:span><text:span text:style-name="T132">M] </text:span><text:span text:style-name="T136">Le cuer ne uoit point en apert</text:span></text:p>
          </table:table-cell>
        </table:table-row>
        <table:table-row table:style-name="TableLine94288677606832">
          <table:table-cell table:style-name="Table1.A2" office:value-type="string">
            <text:p text:style-name="P10">2818b</text:p>
          </table:table-cell>
          <table:table-cell table:style-name="Table1.A2" office:value-type="string">
            <text:p text:style-name="P10">Mais on ne peut veoir l’oil overt</text:p>
            <text:p text:style-name="P10">(18<text:span text:style-name="T252">a</text:span> u. 18b fehlen = F)</text:p>
          </table:table-cell>
          <table:table-cell table:style-name="Table1.C2" office:value-type="string">
            <text:p text:style-name="P42">A<text:span text:style-name="T271">BDEGIKLMTW</text:span>] ...<text:span text:style-name="T261">hom (BDTW on, EI len, L om, M en) puet (W peut) ueoir (L ueir, W veoir)… <text:s/></text:span><text:span text:style-name="T68">H2] ...</text:span><text:span text:style-name="T110">on puel lueil veroir ouuert</text:span></text:p>
          </table:table-cell>
        </table:table-row>
        <table:table-row table:style-name="TableLine94288658842560">
          <table:table-cell table:style-name="Table1.A2" office:value-type="string">
            <text:p text:style-name="P9">2819</text:p>
          </table:table-cell>
          <table:table-cell table:style-name="Table1.A2" office:value-type="string">
            <text:p text:style-name="P10">Dont li cuers ait seu qu’il desire</text:p>
          </table:table-cell>
          <table:table-cell table:style-name="Table1.C2" office:value-type="string">
            <text:p text:style-name="P105"><text:span text:style-name="T183">A</text:span><text:span text:style-name="T187">D</text:span><text:span text:style-name="T188">E</text:span><text:span text:style-name="T189">G</text:span><text:span text:style-name="T192">I</text:span><text:span text:style-name="T197">K</text:span><text:span text:style-name="T193">L</text:span><text:span text:style-name="T194">M</text:span><text:span text:style-name="T195">T</text:span><text:span text:style-name="T196">W</text:span><text:span text:style-name="T183">] ...</text:span><text:span text:style-name="T184">cuers </text:span><text:span text:style-name="T189">(G</text:span><text:span text:style-name="T193">L</text:span><text:span text:style-name="T194">M</text:span><text:span text:style-name="T196">W</text:span><text:span text:style-name="T189"> cuer)</text:span><text:span text:style-name="T184"> uoit </text:span><text:span text:style-name="T192">(I ueoit, </text:span><text:span text:style-name="T196">W voit</text:span><text:span text:style-name="T192">)</text:span><text:span text:style-name="T184"> ce que </text:span><text:span text:style-name="T187">(D</text:span><text:span text:style-name="T188">E</text:span><text:span text:style-name="T194">M</text:span><text:span text:style-name="T195">T</text:span><text:span text:style-name="T187"> quil, </text:span><text:span text:style-name="T196">W se qui</text:span><text:span text:style-name="T187">)</text:span><text:span text:style-name="T184"> desire <text:s text:c="2"/>B</text:span><text:span text:style-name="T185">] ...</text:span><text:span text:style-name="T186">uoit ce que li cuers desire <text:s/></text:span><text:span text:style-name="T190">H2] </text:span><text:span text:style-name="T191">Se li cuert voit ce...</text:span></text:p>
          </table:table-cell>
        </table:table-row>
        <table:table-row table:style-name="TableLine94288658843472">
          <table:table-cell table:style-name="Table1.A2" office:value-type="string">
            <text:p text:style-name="P9">2820</text:p>
          </table:table-cell>
          <table:table-cell table:style-name="Table1.A2" office:value-type="string">
            <text:p text:style-name="P10">N’est mervelle c’il voit le mire</text:p>
          </table:table-cell>
          <table:table-cell table:style-name="Table1.C2" office:value-type="string">
            <text:p text:style-name="P140">A<text:span text:style-name="T297">GIK</text:span>] ...<text:span text:style-name="T261">quant uoit… <text:s/>BD</text:span>] ...<text:span text:style-name="T271">sil welt (D vuet)… <text:s/>E] ...son voit… <text:s/>L] ...que uoit… <text:s/>T] ...se uoit… <text:s/>W] ...qui voit</text:span></text:p>
          </table:table-cell>
        </table:table-row>
        <table:table-row table:style-name="TableLine94288658502016">
          <table:table-cell table:style-name="Table1.A2" office:value-type="string">
            <text:p text:style-name="P9">2821</text:p>
          </table:table-cell>
          <table:table-cell table:style-name="Table1.A2" office:value-type="string">
            <text:p text:style-name="P10">Qui de son mal le puet aidier</text:p>
          </table:table-cell>
          <table:table-cell table:style-name="Table1.C2" office:value-type="string">
            <text:p text:style-name="P20"><text:span text:style-name="T33">A</text:span><text:span text:style-name="T60">B</text:span><text:span text:style-name="T72">D</text:span><text:span text:style-name="T90">E</text:span><text:span text:style-name="T98">G</text:span><text:span text:style-name="T110">H2</text:span><text:span text:style-name="T116">I</text:span><text:span text:style-name="T125">L</text:span><text:span text:style-name="T136">M</text:span><text:span text:style-name="T149">T</text:span><text:span text:style-name="T164">W</text:span><text:span text:style-name="T33">] </text:span><text:span text:style-name="T125">(L Que)</text:span><text:span text:style-name="T33">...</text:span><text:span text:style-name="T51">li...</text:span></text:p>
          </table:table-cell>
        </table:table-row>
        <table:table-row table:style-name="TableLine94288673696368">
          <table:table-cell table:style-name="Table1.A2" office:value-type="string">
            <text:p text:style-name="P9">2822</text:p>
          </table:table-cell>
          <table:table-cell table:style-name="Table1.A2" office:value-type="string">
            <text:p text:style-name="P10">Se il l’esgardet volentiers</text:p>
          </table:table-cell>
          <table:table-cell table:style-name="Table1.C2" office:value-type="string">
            <text:p text:style-name="P62"><text:span text:style-name="T69">D</text:span><text:span text:style-name="T110">H2</text:span><text:span text:style-name="T69">] </text:span><text:span text:style-name="T72">Se il li puet auoir mestier <text:s/></text:span><text:span text:style-name="T50">E] </text:span><text:span text:style-name="T90">Se len lesgarde… <text:s/></text:span><text:span text:style-name="T132">M] </text:span><text:span text:style-name="T136">Se il lacorde...</text:span></text:p>
          </table:table-cell>
        </table:table-row>
        <table:table-row table:style-name="Table1.116">
          <table:table-cell table:style-name="Table1.A2" office:value-type="string">
            <text:p text:style-name="P9">2823</text:p>
          </table:table-cell>
          <table:table-cell table:style-name="Table1.A2" office:value-type="string">
            <text:p text:style-name="P10">Quant atre bien nen puet avoir</text:p>
          </table:table-cell>
          <table:table-cell table:style-name="Table1.C2" office:value-type="string">
            <text:p text:style-name="P97">A<text:span text:style-name="T307">H2L</text:span>] ...ne… <text:s/><text:span text:style-name="T113">I</text:span><text:span text:style-name="T60">] ...</text:span><text:span text:style-name="T116">biez puet...</text:span></text:p>
          </table:table-cell>
        </table:table-row>
        <table:table-row table:style-name="TableLine94288651846288">
          <table:table-cell table:style-name="Table1.A2" office:value-type="string">
            <text:p text:style-name="P9">2824</text:p>
          </table:table-cell>
          <table:table-cell table:style-name="Table1.A2" office:value-type="string">
            <text:p text:style-name="P10">Si se seolet del (H saoult bien del) veoir</text:p>
          </table:table-cell>
          <table:table-cell table:style-name="Table1.C2" office:value-type="string">
            <text:p text:style-name="P53"><text:span text:style-name="T42">A</text:span><text:span text:style-name="T72">D</text:span><text:span text:style-name="T99">G</text:span><text:span text:style-name="T110">H2</text:span><text:span text:style-name="T116">I</text:span><text:span text:style-name="T177">K</text:span><text:span text:style-name="T136">M</text:span><text:span text:style-name="T149">T</text:span><text:span text:style-name="T164">W</text:span><text:span text:style-name="T42">] ...saoule </text:span><text:span text:style-name="T99">(G saolle de, </text:span><text:span text:style-name="T116">I saolle, </text:span><text:span text:style-name="T136">M saoulle, </text:span><text:span text:style-name="T177">K</text:span><text:span text:style-name="T149">T saole</text:span><text:span text:style-name="T99">)</text:span><text:span text:style-name="T42">…</text:span><text:span text:style-name="T164">(W de)...</text:span><text:span text:style-name="T51"> <text:s/>B</text:span><text:span text:style-name="T1">] </text:span><text:span text:style-name="T60">Si se deduit ens ou veoir <text:s/></text:span><text:span text:style-name="T50">E] </text:span><text:span text:style-name="T90">Sil sen saoule… <text:s/></text:span><text:span text:style-name="T83">L] ...</text:span><text:span text:style-name="T125">saole sol del...</text:span></text:p>
          </table:table-cell>
        </table:table-row>
        <table:table-row table:style-name="TableLine94288666244368">
          <table:table-cell table:style-name="Table1.A2" office:value-type="string">
            <text:p text:style-name="P9">2825</text:p>
          </table:table-cell>
          <table:table-cell table:style-name="Table1.A2" office:value-type="string">
            <text:p text:style-name="P10">En dormant en ait grant desduit</text:p>
          </table:table-cell>
          <table:table-cell table:style-name="Table1.C2" office:value-type="string">
            <text:p text:style-name="P152"/>
          </table:table-cell>
        </table:table-row>
        <table:table-row table:style-name="TableLine94288675321632">
          <table:table-cell table:style-name="Table1.A2" office:value-type="string">
            <text:p text:style-name="P9">2826</text:p>
          </table:table-cell>
          <table:table-cell table:style-name="Table1.A2" office:value-type="string">
            <text:p text:style-name="P10">Que voit de jor songet la nuit</text:p>
          </table:table-cell>
          <table:table-cell table:style-name="Table1.C119" office:value-type="string">
            <text:p text:style-name="P42">A<text:span text:style-name="T282">DEGIKLMTW</text:span>] <text:span text:style-name="T298">(GK Qui, M Quil)</text:span>...<text:span text:style-name="T262">le (K li) iour (DEGIKLT ior)…(K sonee)... <text:s/></text:span><text:span text:style-name="T51">B</text:span><text:span text:style-name="T1">] ...</text:span><text:span text:style-name="T60">songe de nuit <text:s/></text:span><text:span text:style-name="T68">H2] ...</text:span><text:span text:style-name="T110">le iour soie la...</text:span></text:p>
          </table:table-cell>
        </table:table-row>
        <table:table-row table:style-name="TableLine94288652953344">
          <table:table-cell table:style-name="Table1.A2" office:value-type="string">
            <text:p text:style-name="P9">2827</text:p>
          </table:table-cell>
          <table:table-cell table:style-name="Table1.A2" office:value-type="string">
            <text:p text:style-name="P10">A seu conoist on fin amant</text:p>
          </table:table-cell>
          <table:table-cell table:style-name="Table1.C119" office:value-type="string">
            <text:p text:style-name="P63"><text:span text:style-name="T15">A</text:span><text:span text:style-name="T90">E</text:span><text:span text:style-name="T15">] ...</text:span><text:span text:style-name="T52">conoit </text:span><text:span text:style-name="T90">(E connoist)</text:span><text:span text:style-name="T52"> len… <text:s/></text:span><text:span text:style-name="T132">M] ...</text:span><text:span text:style-name="T137">en fin...</text:span></text:p>
          </table:table-cell>
        </table:table-row>
        <table:table-row table:style-name="TableLine94288652954256">
          <table:table-cell table:style-name="Table1.A2" office:value-type="string">
            <text:p text:style-name="P9">2828</text:p>
          </table:table-cell>
          <table:table-cell table:style-name="Table1.A2" office:value-type="string">
            <text:p text:style-name="P10">(F Quant) C’on le voit preu large taissant (H et taisant)</text:p>
          </table:table-cell>
          <table:table-cell table:style-name="Table1.C119" office:value-type="string">
            <text:p text:style-name="P85"><text:span text:style-name="T27">A</text:span><text:span text:style-name="T125">L</text:span><text:span text:style-name="T150">T</text:span><text:span text:style-name="T164">W</text:span><text:span text:style-name="T27">] </text:span><text:span text:style-name="T52">Quant le uoit </text:span><text:span text:style-name="T164">(W voir)</text:span><text:span text:style-name="T52"> por </text:span><text:span text:style-name="T125">(L preu, </text:span><text:span text:style-name="T150">T prou, </text:span><text:span text:style-name="T164">W pour</text:span><text:span text:style-name="T125">)</text:span><text:span text:style-name="T52"> lare </text:span><text:span text:style-name="T125">(L</text:span><text:span text:style-name="T150">T</text:span><text:span text:style-name="T164">W</text:span><text:span text:style-name="T125"> lart)</text:span><text:span text:style-name="T52"> et </text:span><text:span text:style-name="T164">(W est)</text:span><text:span text:style-name="T52"> taisant <text:s text:c="2"/></text:span><text:span text:style-name="T51">B</text:span><text:span text:style-name="T1">] ...</text:span><text:span text:style-name="T60">preu coj et taisant <text:s text:c="2"/></text:span><text:span text:style-name="T69">D</text:span><text:span text:style-name="T110">H2</text:span><text:span text:style-name="T69">] </text:span><text:span text:style-name="T72">Quant on le uoit </text:span><text:span text:style-name="T110">(H2 voit)</text:span><text:span text:style-name="T72"> mu et taisant <text:s text:c="2"/></text:span><text:span text:style-name="T50">E] ...</text:span><text:span text:style-name="T90">et vaillant <text:s text:c="2"/></text:span><text:span text:style-name="T95">G</text:span><text:span text:style-name="T69">] </text:span><text:span text:style-name="T99">Que hom li...et taisant <text:s text:c="2"/></text:span><text:span text:style-name="T113">I</text:span><text:span text:style-name="T60">] </text:span><text:span text:style-name="T116">Qen le uoit por large e taisant <text:s text:c="2"/></text:span><text:span text:style-name="T132">M] </text:span><text:span text:style-name="T137">Quenuoit preuz...et tesant <text:s text:c="3"/></text:span><text:span text:style-name="T173">K] </text:span><text:span text:style-name="T177">Cum le uoi preu larc etraissant</text:span></text:p>
          </table:table-cell>
        </table:table-row>
        <table:table-row table:style-name="TableLine94288652359920">
          <table:table-cell table:style-name="Table1.A2" office:value-type="string">
            <text:p text:style-name="P9">2829</text:p>
          </table:table-cell>
          <table:table-cell table:style-name="Table1.A2" office:value-type="string">
            <text:p text:style-name="P10">D’amours t’ai dit seu que j’en sai</text:p>
          </table:table-cell>
          <table:table-cell table:style-name="Table1.C119" office:value-type="string">
            <text:p text:style-name="P167">E] ---</text:p>
            <text:p text:style-name="P125"><text:span text:style-name="T261">BLW</text:span>] <text:span text:style-name="T272">Damors (L Damor, W Damours) ai (W ay) dit…(L ie sai) <text:s/>DH2] ...dit quanque (H2 quanques) ien sai <text:s/>I] ...ce que ie sai <text:s/></text:span></text:p>
          </table:table-cell>
        </table:table-row>
        <table:table-row table:style-name="TableLine94288652378896">
          <table:table-cell table:style-name="Table1.A2" office:value-type="string">
            <text:p text:style-name="P9">2830</text:p>
          </table:table-cell>
          <table:table-cell table:style-name="Table1.A2" office:value-type="string">
            <text:p text:style-name="P10">D’une atre chose te dirai</text:p>
          </table:table-cell>
          <table:table-cell table:style-name="Table1.C119" office:value-type="string">
            <text:p text:style-name="P167">E] ---</text:p>
            <text:p text:style-name="P117"><text:span text:style-name="T261">B</text:span>] ...<text:span text:style-name="T272">vous dirai <text:s/>H2] ...autre afaire... <text:s/></text:span></text:p>
          </table:table-cell>
        </table:table-row>
        <table:table-row table:style-name="TableLine94288652379856">
          <table:table-cell table:style-name="Table1.A2" office:value-type="string">
            <text:p text:style-name="P9">2831</text:p>
          </table:table-cell>
          <table:table-cell table:style-name="Table1.A2" office:value-type="string">
            <text:p text:style-name="P10">Florimont se hons t’ait servi</text:p>
          </table:table-cell>
          <table:table-cell table:style-name="Table1.C119" office:value-type="string">
            <text:p text:style-name="P167">E<text:span text:style-name="T323">M</text:span>] ...se len ta...</text:p>
          </table:table-cell>
        </table:table-row>
        <table:table-row table:style-name="TableLine94288664871712">
          <table:table-cell table:style-name="Table1.A2" office:value-type="string">
            <text:p text:style-name="P9">2832</text:p>
          </table:table-cell>
          <table:table-cell table:style-name="Table1.A2" office:value-type="string">
            <text:p text:style-name="P10">Garde nel metes en obli</text:p>
          </table:table-cell>
          <table:table-cell table:style-name="Table1.C119" office:value-type="string">
            <text:p text:style-name="P75"><text:span text:style-name="T69">D] </text:span><text:span text:style-name="T72">Gardes nou… </text:span><text:span text:style-name="T50">E</text:span><text:span text:style-name="T125">L</text:span><text:span text:style-name="T50">] </text:span><text:span text:style-name="T90">Garde ne… <text:s/></text:span><text:span text:style-name="T60">H2</text:span><text:span text:style-name="T177">K</text:span><text:span text:style-name="T60">] </text:span><text:span text:style-name="T110">Garde non </text:span><text:span text:style-name="T177">(K nel)</text:span><text:span text:style-name="T110"> mettre </text:span><text:span text:style-name="T177">(K metre)</text:span><text:span text:style-name="T110">… <text:s/></text:span><text:span text:style-name="T132">M] </text:span><text:span text:style-name="T137">Gardes… <text:s/></text:span><text:span text:style-name="T158">W] </text:span><text:soft-page-break/><text:span text:style-name="T164">Gardez ne le mez...</text:span></text:p>
          </table:table-cell>
        </table:table-row>
        <table:table-row table:style-name="TableLine94288658805968">
          <table:table-cell table:style-name="Table1.A2" office:value-type="string">
            <text:p text:style-name="P9">2833</text:p>
          </table:table-cell>
          <table:table-cell table:style-name="Table1.A2" office:value-type="string">
            <text:p text:style-name="P10">Se tu le fais de mainte gent</text:p>
          </table:table-cell>
          <table:table-cell table:style-name="Table1.C119" office:value-type="string">
            <text:p text:style-name="P63"><text:span text:style-name="T69">D] ..</text:span><text:span text:style-name="T72">tu nou faiz… <text:s/></text:span><text:span text:style-name="T113">I</text:span><text:span text:style-name="T60">] ...da…</text:span><text:span text:style-name="T117"> <text:s/></text:span><text:span text:style-name="T132">M] </text:span><text:span text:style-name="T137">Se ne le fes...</text:span></text:p>
          </table:table-cell>
        </table:table-row>
        <table:table-row table:style-name="TableLine94288669985760">
          <table:table-cell table:style-name="Table1.A2" office:value-type="string">
            <text:p text:style-name="P9">2834</text:p>
          </table:table-cell>
          <table:table-cell table:style-name="Table1.A2" office:value-type="string">
            <text:p text:style-name="P10">En avrais (H avras) damaige sovent</text:p>
          </table:table-cell>
          <table:table-cell table:style-name="Table1.C119" office:value-type="string">
            <text:p text:style-name="P85"><text:span text:style-name="T42">A] ...</text:span><text:span text:style-name="T52">auras...</text:span><text:span text:style-name="T202">mlt</text:span><text:span text:style-name="T52"> grant <text:s text:c="2"/></text:span><text:span text:style-name="T51">B</text:span><text:span text:style-name="T1">] ...</text:span><text:span text:style-name="T61">aueras damage grant <text:s text:c="2"/></text:span><text:span text:style-name="T69">D] </text:span><text:span text:style-name="T72">...auras blasme </text:span><text:span text:style-name="T211">mlt</text:span><text:span text:style-name="T72"> souent <text:s text:c="2"/></text:span><text:span text:style-name="T50">E] ...</text:span><text:span text:style-name="T90">auras hayne </text:span><text:span text:style-name="T218">mlt</text:span><text:span text:style-name="T90"> grant <text:s text:c="2"/></text:span><text:span text:style-name="T95">G</text:span><text:span text:style-name="T125">L</text:span><text:span text:style-name="T137">M</text:span><text:span text:style-name="T151">T</text:span><text:span text:style-name="T164">W</text:span><text:span text:style-name="T69">] ...auras…</text:span><text:span text:style-name="T99"> <text:s text:c="2"/></text:span><text:span text:style-name="T60">H2] </text:span><text:span text:style-name="T110">Dommage en aueras… <text:s/></text:span><text:span text:style-name="T173">K] </text:span><text:span text:style-name="T177">Tu nauras...</text:span></text:p>
          </table:table-cell>
        </table:table-row>
        <table:table-row table:style-name="Table1.128">
          <table:table-cell table:style-name="Table1.A2" office:value-type="string">
            <text:p text:style-name="P11">2835</text:p>
          </table:table-cell>
          <table:table-cell table:style-name="Table1.A2" office:value-type="string">
            <text:p text:style-name="P11">Chascuns dirait (H dirat) Seu fist celui</text:p>
          </table:table-cell>
          <table:table-cell table:style-name="Table1.C119" office:value-type="string">
            <text:p text:style-name="P85">A<text:span text:style-name="T273">BDEGH2LMTW</text:span>] ...<text:span text:style-name="T262">dira...(G dira CORR IN diras) <text:s text:c="3"/></text:span><text:span text:style-name="T113">I</text:span><text:span text:style-name="T60">] ...</text:span><text:span text:style-name="T117">dira ce est… <text:s/></text:span><text:span text:style-name="T173">K] ...</text:span><text:span text:style-name="T177">dirai...</text:span></text:p>
          </table:table-cell>
        </table:table-row>
        <table:table-row table:style-name="TableLine94288665242288">
          <table:table-cell table:style-name="Table1.A2" office:value-type="string">
            <text:p text:style-name="P11">2836</text:p>
          </table:table-cell>
          <table:table-cell table:style-name="Table1.A2" office:value-type="string">
            <text:p text:style-name="P11">Atretel referoit atrui</text:p>
          </table:table-cell>
          <table:table-cell table:style-name="Table1.C119" office:value-type="string">
            <text:p text:style-name="P146"><text:span text:style-name="T261">B</text:span>] <text:span text:style-name="T273">Auteil refera a autrui <text:s text:c="2"/>DH2] ...(ce feroit)...dautrui <text:s text:c="2"/>G] ...anui <text:s text:c="3"/>M] ...feroy a autruy <text:s/>W] ...feroit a aultrui <text:s/>K] A autretel refera aoutrui</text:span></text:p>
          </table:table-cell>
        </table:table-row>
        <table:table-row table:style-name="Table1.130">
          <table:table-cell table:style-name="Table1.A2" office:value-type="string">
            <text:p text:style-name="P11">2837</text:p>
          </table:table-cell>
          <table:table-cell table:style-name="Table1.A2" office:value-type="string">
            <text:p text:style-name="P11">A (H Au) grant besoing tost te faudroit (F refaudroit)</text:p>
          </table:table-cell>
          <table:table-cell table:style-name="Table1.C119" office:value-type="string">
            <text:p text:style-name="P47">A] ...<text:span text:style-name="T262">faudront <text:s text:c="2"/></text:span><text:span text:style-name="T51">B</text:span><text:span text:style-name="T1">] </text:span><text:span text:style-name="T61">Au...se il lauoit <text:s text:c="2"/></text:span><text:span text:style-name="T69">D</text:span><text:span text:style-name="T90">E</text:span><text:span text:style-name="T99">G</text:span><text:span text:style-name="T110">H2</text:span><text:span text:style-name="T137">M</text:span><text:span text:style-name="T151">T</text:span><text:span text:style-name="T69">] </text:span><text:span text:style-name="T72">Au </text:span><text:span text:style-name="T151">(T Al)</text:span><text:span text:style-name="T72">...tuit </text:span><text:span text:style-name="T90">(E tout, </text:span><text:span text:style-name="T99">G</text:span><text:span text:style-name="T110">H2</text:span><text:span text:style-name="T99"> tost</text:span><text:span text:style-name="T90">)</text:span><text:span text:style-name="T72"> se </text:span><text:span text:style-name="T90">(E</text:span><text:span text:style-name="T110">H2</text:span><text:span text:style-name="T137">M</text:span><text:span text:style-name="T151">T</text:span><text:span text:style-name="T90"> te)</text:span><text:span text:style-name="T72"> faudroient </text:span><text:span text:style-name="T90">(E faudront, </text:span><text:span text:style-name="T137">M fauldroient</text:span><text:span text:style-name="T90">) <text:s/></text:span><text:span text:style-name="T113">I</text:span><text:span text:style-name="T125">L</text:span><text:span text:style-name="T164">W</text:span><text:span text:style-name="T60">] </text:span><text:span text:style-name="T164">(W Au)</text:span><text:span text:style-name="T60">...</text:span><text:span text:style-name="T117">faudroient </text:span><text:span text:style-name="T164">(W fauldroient)</text:span></text:p>
          </table:table-cell>
        </table:table-row>
        <table:table-row table:style-name="Table1.131">
          <table:table-cell table:style-name="Table1.A2" office:value-type="string">
            <text:p text:style-name="P11">2838</text:p>
          </table:table-cell>
          <table:table-cell table:style-name="Table1.A2" office:value-type="string">
            <text:p text:style-name="P11">Cil que (H qui) muelz aidier te poroit (F reporoit)</text:p>
          </table:table-cell>
          <table:table-cell table:style-name="Table1.C119" office:value-type="string">
            <text:p text:style-name="P85"><text:span text:style-name="T11">A</text:span><text:span text:style-name="T72">D</text:span><text:span text:style-name="T90">E</text:span><text:span text:style-name="T110">H2</text:span><text:span text:style-name="T117">I</text:span><text:span text:style-name="T125">L</text:span><text:span text:style-name="T151">T</text:span><text:span text:style-name="T11">] ...</text:span><text:span text:style-name="T52">qui...ualoir te poiroient </text:span><text:span text:style-name="T72">(D porroient, </text:span><text:span text:style-name="T90">E porront, </text:span><text:span text:style-name="T110">H2 pourroient, </text:span><text:span text:style-name="T117">I</text:span><text:span text:style-name="T125">L</text:span><text:span text:style-name="T151">T</text:span><text:span text:style-name="T117"> poroient</text:span><text:span text:style-name="T72">) <text:s/></text:span><text:span text:style-name="T52"><text:s/></text:span><text:span text:style-name="T51">B</text:span><text:span text:style-name="T1">] </text:span><text:span text:style-name="T61">Don tout faillir bien iporroit <text:s/></text:span><text:span text:style-name="T95">G</text:span><text:span text:style-name="T69">] ...</text:span><text:span text:style-name="T99">uoloir te poroient <text:s text:c="2"/></text:span><text:span text:style-name="T132">M] ...</text:span><text:span text:style-name="T137">qui...te deuroient <text:s/></text:span><text:span text:style-name="T158">W] </text:span><text:span text:style-name="T164">...qui meulx valoit te pourroient <text:s/></text:span><text:span text:style-name="T173">K] </text:span><text:span text:style-name="T177">Celoi em mielz te[...]</text:span></text:p>
          </table:table-cell>
        </table:table-row>
        <table:table-row table:style-name="Table1.132">
          <table:table-cell table:style-name="Table1.A2" office:value-type="string">
            <text:p text:style-name="P11">2839</text:p>
          </table:table-cell>
          <table:table-cell table:style-name="Table1.A2" office:value-type="string">
            <text:p text:style-name="P11">Se retenoies gueredon</text:p>
          </table:table-cell>
          <table:table-cell table:style-name="Table1.C119" office:value-type="string">
            <text:p text:style-name="P85">A<text:span text:style-name="T323">M</text:span>] <text:span text:style-name="T262">Si (M Se) receuoies… </text:span><text:span text:style-name="T60">H2] </text:span><text:span text:style-name="T110">Se tu… </text:span><text:span text:style-name="T158">W] ...</text:span><text:span text:style-name="T164">son guerdon <text:s/></text:span><text:span text:style-name="T173">K] </text:span><text:span text:style-name="T177">Sire ce non es guierdon</text:span></text:p>
          </table:table-cell>
        </table:table-row>
        <table:table-row table:style-name="Table1.133">
          <table:table-cell table:style-name="Table1.A2" office:value-type="string">
            <text:p text:style-name="P11">2840</text:p>
          </table:table-cell>
          <table:table-cell table:style-name="Table1.A2" office:value-type="string">
            <text:p text:style-name="P11">Ne de servisse ne de don</text:p>
          </table:table-cell>
          <table:table-cell table:style-name="Table1.C119" office:value-type="string">
            <text:p text:style-name="P75"><text:span text:style-name="T34">A] </text:span><text:span text:style-name="T52">De mautece ni… <text:s/></text:span><text:span text:style-name="T51">B</text:span><text:span text:style-name="T1">] </text:span><text:span text:style-name="T61">Dautrui seruice ou de don <text:s/></text:span><text:span text:style-name="T69">D</text:span><text:span text:style-name="T99">G</text:span><text:span text:style-name="T110">H2</text:span><text:span text:style-name="T117">I</text:span><text:span text:style-name="T177">K</text:span><text:span text:style-name="T125">L</text:span><text:span text:style-name="T151">T</text:span><text:span text:style-name="T69">] </text:span><text:span text:style-name="T72">De maintenances </text:span><text:span text:style-name="T99">(G</text:span><text:span text:style-name="T117">H</text:span><text:span text:style-name="T110">2</text:span><text:span text:style-name="T99"> mantenance, </text:span><text:span text:style-name="T117">I maintenance, </text:span><text:span text:style-name="T177">K mantenence, </text:span><text:span text:style-name="T125">L</text:span><text:span text:style-name="T151">T</text:span><text:span text:style-name="T125"> mantenances</text:span><text:span text:style-name="T99">)</text:span><text:span text:style-name="T72"> ne </text:span><text:span text:style-name="T117">(I</text:span><text:span text:style-name="T177">K</text:span><text:span text:style-name="T152">T</text:span><text:span text:style-name="T117"> ni)</text:span><text:span text:style-name="T72">… <text:s/></text:span><text:span text:style-name="T50">E] </text:span><text:span text:style-name="T91">De mainte manche ne de don <text:s/></text:span><text:span text:style-name="T132">M] </text:span><text:span text:style-name="T137">De couenance… <text:s/></text:span><text:span text:style-name="T158">W] </text:span><text:span text:style-name="T164">Ne de prouesse...</text:span></text:p>
          </table:table-cell>
        </table:table-row>
        <table:table-row table:style-name="Table1.133">
          <table:table-cell table:style-name="Table1.A2" office:value-type="string">
            <text:p text:style-name="P11">2841</text:p>
          </table:table-cell>
          <table:table-cell table:style-name="Table1.A2" office:value-type="string">
            <text:p text:style-name="P11">Qui a chetif consol s’atant</text:p>
          </table:table-cell>
          <table:table-cell table:style-name="Table1.C119" office:value-type="string">
            <text:p text:style-name="P85"><text:span text:style-name="T173">K] </text:span><text:span text:style-name="T177">Que...siltient</text:span></text:p>
          </table:table-cell>
        </table:table-row>
        <table:table-row table:style-name="Table1.133">
          <table:table-cell table:style-name="Table1.A2" office:value-type="string">
            <text:p text:style-name="P11">2842</text:p>
          </table:table-cell>
          <table:table-cell table:style-name="Table1.A2" office:value-type="string">
            <text:p text:style-name="P11">De grant hon<text:span text:style-name="T282">o</text:span>r vient a noient</text:p>
          </table:table-cell>
          <table:table-cell table:style-name="Table1.C119" office:value-type="string">
            <text:p text:style-name="P117"><text:span text:style-name="T261">B</text:span>] ...<text:span text:style-name="T273">va a noient <text:s/>H2] ...auoient</text:span></text:p>
          </table:table-cell>
        </table:table-row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119" office:value-type="string">
            <text:p text:style-name="P63"><text:span text:style-name="T132">M] </text:span><text:span text:style-name="T137">Et qui plus en prent plus en doit</text:span></text:p>
          </table:table-cell>
        </table:table-row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119" office:value-type="string">
            <text:p text:style-name="P63"><text:span text:style-name="T132">M] </text:span><text:span text:style-name="T137">Couuoitise tel gent decoit</text:span></text:p>
          </table:table-cell>
        </table:table-row>
        <table:table-row table:style-name="Table1.133">
          <table:table-cell table:style-name="Table1.A2" office:value-type="string">
            <text:p text:style-name="P11">2843</text:p>
          </table:table-cell>
          <table:table-cell table:style-name="Table1.A2" office:value-type="string">
            <text:p text:style-name="P11">Florimont plus dire te wel <text:s/></text:p>
          </table:table-cell>
          <table:table-cell table:style-name="Table1.C119" office:value-type="string">
            <text:p text:style-name="P76"><text:span text:style-name="T43">A</text:span><text:span text:style-name="T61">B</text:span><text:span text:style-name="T117">I</text:span><text:span text:style-name="T177">K</text:span><text:span text:style-name="T125">L</text:span><text:span text:style-name="T152">T</text:span><text:span text:style-name="T43">] ...mais…</text:span><text:span text:style-name="T52"> <text:s/></text:span><text:span text:style-name="T95">G</text:span><text:span text:style-name="T69">] ...mels…</text:span><text:span text:style-name="T99"> <text:s/></text:span><text:span text:style-name="T132">M] ...bien…</text:span><text:span text:style-name="T137"> <text:s/></text:span><text:span text:style-name="T158">W] </text:span><text:span text:style-name="T165">Florimont dire ie te veil</text:span></text:p>
          </table:table-cell>
        </table:table-row>
        <table:table-row table:style-name="Table1.133">
          <table:table-cell table:style-name="Table1.A2" office:value-type="string">
            <text:p text:style-name="P11">2844</text:p>
          </table:table-cell>
          <table:table-cell table:style-name="Table1.A2" office:value-type="string">
            <text:p text:style-name="P11">Garde toi de mavais orguel</text:p>
          </table:table-cell>
          <table:table-cell table:style-name="Table1.C119" office:value-type="string">
            <text:p text:style-name="P76">A] ...<text:span text:style-name="T262">conseil <text:s/></text:span><text:span text:style-name="T113">I</text:span><text:span text:style-name="T60">] ...da…</text:span><text:span text:style-name="T117"> <text:s/></text:span><text:span text:style-name="T158">W] </text:span><text:span text:style-name="T165">Garde de...</text:span></text:p>
          </table:table-cell>
        </table:table-row>
        <table:table-row table:style-name="Table1.133">
          <table:table-cell table:style-name="Table1.A2" office:value-type="string">
            <text:p text:style-name="P11">2845</text:p>
          </table:table-cell>
          <table:table-cell table:style-name="Table1.A2" office:value-type="string">
            <text:p text:style-name="P11">Humelitez ait grant vertu</text:p>
          </table:table-cell>
          <table:table-cell table:style-name="Table1.C119" office:value-type="string">
            <text:p text:style-name="P110"><text:span text:style-name="T261">B</text:span>] ...<text:span text:style-name="T273">ca grant...</text:span></text:p>
          </table:table-cell>
        </table:table-row>
        <table:table-row table:style-name="Table1.133">
          <table:table-cell table:style-name="Table1.A2" office:value-type="string">
            <text:p text:style-name="P11">2846</text:p>
          </table:table-cell>
          <table:table-cell table:style-name="Table1.A2" office:value-type="string">
            <text:p text:style-name="P11">D’orguel sont mort et confondu</text:p>
          </table:table-cell>
          <table:table-cell table:style-name="Table1.C119" office:value-type="string">
            <text:p text:style-name="P191">M] Orguilleus mors… <text:s text:c="2"/><text:span text:style-name="T332">W] ...sont moult et… <text:s/>K] Orgoil est...</text:span></text:p>
          </table:table-cell>
        </table:table-row>
        <table:table-row table:style-name="Table1.133">
          <table:table-cell table:style-name="Table1.A2" office:value-type="string">
            <text:p text:style-name="P11">2847</text:p>
          </table:table-cell>
          <table:table-cell table:style-name="Table1.A2" office:value-type="string">
            <text:p text:style-name="P11">Maint roi maint prinses et maint conte</text:p>
          </table:table-cell>
          <table:table-cell table:style-name="Table1.C119" office:value-type="string">
            <text:p text:style-name="P115"><text:span text:style-name="T261">BM</text:span>] ...<text:span text:style-name="T273">et maint prince… <text:s/>D] Roi et prince et duc (H2 er duc et prince) et conte <text:s/>E] ...et maint duc et… <text:s/>GIK] ...prince (K princes) maint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1">2848</text:p>
          </table:table-cell>
          <table:table-cell table:style-name="Table1.A2" office:value-type="string">
            <text:p text:style-name="P11">Orguels met son signor a honte</text:p>
          </table:table-cell>
          <table:table-cell table:style-name="Table1.C119" office:value-type="string">
            <text:p text:style-name="P85"><text:span text:style-name="T43">A] ...</text:span><text:span text:style-name="T52">a conte <text:s/></text:span><text:span text:style-name="T69">D] ...</text:span><text:span text:style-name="T73">moinne lom a honte <text:s/></text:span><text:span text:style-name="T132">M] ...</text:span><text:span text:style-name="T137">si met son mestre a honte <text:s/></text:span><text:span text:style-name="T173">K] ...</text:span><text:span text:style-name="T177">amis souenz[...]honte</text:span></text:p>
          </table:table-cell>
        </table:table-row>
        <table:table-row table:style-name="Table1.133">
          <table:table-cell table:style-name="Table1.A2" office:value-type="string">
            <text:p text:style-name="P11">2849</text:p>
          </table:table-cell>
          <table:table-cell table:style-name="Table1.A2" office:value-type="string">
            <text:p text:style-name="P11">La racyne d’oerguel est vaigne</text:p>
          </table:table-cell>
          <table:table-cell table:style-name="Table1.C119" office:value-type="string">
            <text:p text:style-name="P183">I] Li raime… <text:s/><text:span text:style-name="T319">M] Larame dorguel si est...</text:span></text:p>
          </table:table-cell>
        </table:table-row>
        <table:table-row table:style-name="Table1.133">
          <table:table-cell table:style-name="Table1.A2" office:value-type="string">
            <text:p text:style-name="P11">2850</text:p>
          </table:table-cell>
          <table:table-cell table:style-name="Table1.A2" office:value-type="string">
            <text:p text:style-name="P11">Ne puet florir ne n’i vient graingne</text:p>
          </table:table-cell>
          <table:table-cell table:style-name="Table1.C119" office:value-type="string">
            <text:p text:style-name="P25">A<text:span text:style-name="T283">DEGH2IKLMTW</text:span>] <text:span text:style-name="T262">Jl (EM El) puet (K pot, W peut) florir mes (EH2IKT mais) petit graine (DH2 grainne) <text:s/></text:span><text:span text:style-name="T51">B</text:span><text:span text:style-name="T1">] </text:span><text:span text:style-name="T61">Bien puet florir mais petit grainne</text:span></text:p>
          </table:table-cell>
        </table:table-row>
        <table:table-row table:style-name="Table1.133">
          <table:table-cell table:style-name="Table1.A2" office:value-type="string">
            <text:p text:style-name="P11">2851</text:p>
          </table:table-cell>
          <table:table-cell table:style-name="Table1.A2" office:value-type="string">
            <text:p text:style-name="P11">Fause est et la flors et li grains</text:p>
          </table:table-cell>
          <table:table-cell table:style-name="Table1.C119" office:value-type="string">
            <text:p text:style-name="P76"><text:span text:style-name="T11">A</text:span><text:span text:style-name="T61">B</text:span><text:span text:style-name="T118">I</text:span><text:span text:style-name="T137">H2</text:span><text:span text:style-name="T177">K</text:span><text:span text:style-name="T137">M]</text:span><text:span text:style-name="T11"> </text:span><text:span text:style-name="T52">Fause </text:span><text:span text:style-name="T61">(B Car faus, </text:span><text:span text:style-name="T137">H2M Fausse, </text:span><text:span text:style-name="T177">K Faus</text:span><text:span text:style-name="T61">)</text:span><text:span text:style-name="T52"> est </text:span><text:span text:style-name="T118">(I</text:span><text:span text:style-name="T137">H2</text:span><text:span text:style-name="T118"> en est)</text:span><text:span text:style-name="T52"> la flors </text:span><text:span text:style-name="T137">(H2 flor, M fleur)</text:span><text:span text:style-name="T52"> et li grain </text:span><text:span text:style-name="T61">(B</text:span><text:span text:style-name="T118">I</text:span><text:span text:style-name="T61"> grains, </text:span><text:span text:style-name="T137">M rain</text:span><text:span text:style-name="T61">) <text:s/></text:span><text:span text:style-name="T69">D] </text:span><text:span text:style-name="T73">Faise est la flor et faus li grain <text:s/></text:span><text:span text:style-name="T50">E] </text:span><text:span text:style-name="T91">Fausse est la flors faus sunt li grain </text:span><text:span text:style-name="T110"><text:s text:c="2"/></text:span><text:span text:style-name="T83">L] </text:span><text:span text:style-name="T125">Fausa est iamors et li grain <text:s/></text:span><text:span text:style-name="T158">W] </text:span><text:span text:style-name="T165">Faulce est lamour et les grans</text:span></text:p>
          </table:table-cell>
        </table:table-row>
        <table:table-row table:style-name="Table1.133">
          <table:table-cell table:style-name="Table1.A2" office:value-type="string">
            <text:p text:style-name="P11">2852</text:p>
          </table:table-cell>
          <table:table-cell table:style-name="Table1.A2" office:value-type="string">
            <text:p text:style-name="P11">Tuit sont faus et porri <text:span text:style-name="T253">(H sunt porri et faus)</text:span> et vain</text:p>
          </table:table-cell>
          <table:table-cell table:style-name="Table1.C119" office:value-type="string">
            <text:p text:style-name="P76"><text:span text:style-name="T43">A] </text:span><text:span text:style-name="T52">Sont tuit faus et porri li grain <text:s/></text:span><text:span text:style-name="T51">B</text:span><text:span text:style-name="T1">] </text:span><text:span text:style-name="T61">Tout est orgues pourris… <text:s/></text:span><text:span text:style-name="T100">G</text:span><text:span text:style-name="T118">I</text:span><text:span text:style-name="T177">K</text:span><text:span text:style-name="T125">L</text:span><text:span text:style-name="T100">] Son </text:span><text:span text:style-name="T118">(I</text:span><text:span text:style-name="T177">K</text:span><text:span text:style-name="T125">L</text:span><text:span text:style-name="T118"> Sont)</text:span><text:span text:style-name="T100"> tuit faus </text:span><text:span text:style-name="T125">(L fauz)</text:span><text:span text:style-name="T100"> et </text:span><text:span text:style-name="T177">(K faus porrie)</text:span><text:span text:style-name="T100">… <text:s/></text:span><text:span text:style-name="T60">H2] </text:span><text:span text:style-name="T111">Tuit sont voit(?)… <text:s/></text:span><text:span text:style-name="T158">W] </text:span><text:span text:style-name="T165">Sont tous pourriz et...</text:span></text:p>
          </table:table-cell>
        </table:table-row>
        <table:table-row table:style-name="Table1.133">
          <table:table-cell table:style-name="Table1.A2" office:value-type="string">
            <text:p text:style-name="P11">2853</text:p>
          </table:table-cell>
          <table:table-cell table:style-name="Table1.A2" office:value-type="string">
            <text:p text:style-name="P11">Florimont per <text:span text:style-name="T253">(H par) </text:span>humelité</text:p>
          </table:table-cell>
          <table:table-cell table:style-name="Table1.C119" office:value-type="string">
            <text:p text:style-name="P25"><text:span text:style-name="T35">A</text:span><text:span text:style-name="T101">G</text:span><text:span text:style-name="T165">W</text:span><text:span text:style-name="T35">] ...por </text:span><text:span text:style-name="T165">(W pour)</text:span><text:span text:style-name="T35">…</text:span><text:span text:style-name="T53"> <text:s/></text:span><text:span text:style-name="T51">B</text:span><text:span text:style-name="T111">H2</text:span><text:span text:style-name="T118">I</text:span><text:span text:style-name="T177">K</text:span><text:span text:style-name="T137">M</text:span><text:span text:style-name="T1">] ...</text:span><text:span text:style-name="T61">par...</text:span></text:p>
          </table:table-cell>
        </table:table-row>
        <table:table-row table:style-name="Table1.133">
          <table:table-cell table:style-name="Table1.A2" office:value-type="string">
            <text:p text:style-name="P11">2854</text:p>
          </table:table-cell>
          <table:table-cell table:style-name="Table1.A2" office:value-type="string">
            <text:p text:style-name="P12">Ait on honor et richeté</text:p>
          </table:table-cell>
          <table:table-cell table:style-name="Table1.C119" office:value-type="string">
            <text:p text:style-name="P76"><text:span text:style-name="T43">A</text:span><text:span text:style-name="T61">B</text:span><text:span text:style-name="T74">D</text:span><text:span text:style-name="T101">G</text:span><text:span text:style-name="T177">K</text:span><text:span text:style-name="T43">] </text:span><text:span text:style-name="T53">A </text:span><text:span text:style-name="T177">(K Ha)</text:span><text:span text:style-name="T53"> hom </text:span><text:span text:style-name="T61">(B on, </text:span><text:span text:style-name="T74">D lon, </text:span><text:span text:style-name="T177">K home</text:span><text:span text:style-name="T74">)…</text:span><text:span text:style-name="T53"> <text:s/></text:span><text:span text:style-name="T50">E] </text:span><text:span text:style-name="T91">A len auoir… <text:s/></text:span><text:span text:style-name="T153">T] A un… <text:s/></text:span><text:span text:style-name="T158">W] </text:span><text:span text:style-name="T165">Vient a honneur homs a plente</text:span></text:p>
          </table:table-cell>
        </table:table-row>
        <table:table-row table:style-name="Table1.133">
          <table:table-cell table:style-name="Table1.A2" office:value-type="string">
            <text:p text:style-name="P11">2855</text:p>
          </table:table-cell>
          <table:table-cell table:style-name="Table1.A2" office:value-type="string">
            <text:p text:style-name="P11">Quant mavais orguels s’i embat</text:p>
          </table:table-cell>
          <table:table-cell table:style-name="Table1.C119" office:value-type="string">
            <text:p text:style-name="P36">A] ...orgoilous… <text:s/><text:span text:style-name="T101">G</text:span><text:span text:style-name="T43">] </text:span><text:span text:style-name="T101">...seinbat</text:span><text:span text:style-name="T263"> <text:s/>T] ...si habat</text:span></text:p>
          </table:table-cell>
        </table:table-row>
        <table:table-row table:style-name="Table1.133">
          <table:table-cell table:style-name="Table1.A2" office:value-type="string">
            <text:p text:style-name="P11">2856</text:p>
          </table:table-cell>
          <table:table-cell table:style-name="Table1.A2" office:value-type="string">
            <text:p text:style-name="P11">De l’onor en honte l’abat (F l’embat, <text:span text:style-name="T253">H l’ambat</text:span>)</text:p>
          </table:table-cell>
          <table:table-cell table:style-name="Table1.C119" office:value-type="string">
            <text:p text:style-name="P25"><text:span text:style-name="T43">A</text:span><text:span text:style-name="T74">D</text:span><text:span text:style-name="T91">E</text:span><text:span text:style-name="T102">G</text:span><text:span text:style-name="T111">H2</text:span><text:span text:style-name="T119">I</text:span><text:span text:style-name="T126">L</text:span><text:span text:style-name="T137">M</text:span><text:span text:style-name="T153">T</text:span><text:span text:style-name="T165">W</text:span><text:span text:style-name="T43">] </text:span><text:span text:style-name="T126">(L Daunor, </text:span><text:span text:style-name="T165">W Des honneur</text:span><text:span text:style-name="T126">)</text:span><text:span text:style-name="T43">...</text:span><text:span text:style-name="T53">a honte </text:span><text:span text:style-name="T126">(L onte)</text:span><text:span text:style-name="T53"> labat </text:span><text:span text:style-name="T111">(H2 lenbat, </text:span><text:span text:style-name="T165">W lebat</text:span><text:span text:style-name="T111">)</text:span><text:span text:style-name="T53"> <text:s/></text:span><text:span text:style-name="T51">B</text:span><text:span text:style-name="T177">K</text:span><text:span text:style-name="T1">] </text:span><text:span text:style-name="T61">Dounor </text:span><text:span text:style-name="T177">(K Dehonor)</text:span><text:span text:style-name="T61"> a grant honte...</text:span></text:p>
          </table:table-cell>
        </table:table-row>
        <table:table-row table:style-name="Table1.133">
          <table:table-cell table:style-name="Table1.A2" office:value-type="string">
            <text:p text:style-name="P11">2857</text:p>
          </table:table-cell>
          <table:table-cell table:style-name="Table1.A2" office:value-type="string">
            <text:p text:style-name="P11">Que <text:span text:style-name="T253">(H Qui)</text:span> son anemint tient destroit</text:p>
          </table:table-cell>
          <table:table-cell table:style-name="Table1.C119" office:value-type="string">
            <text:p text:style-name="P33"><text:span text:style-name="T43">A</text:span><text:span text:style-name="T102">G</text:span><text:span text:style-name="T119">I</text:span><text:span text:style-name="T177">K</text:span><text:span text:style-name="T126">L</text:span><text:span text:style-name="T137">M</text:span><text:span text:style-name="T153">T</text:span><text:span text:style-name="T165">W</text:span><text:span text:style-name="T43">] </text:span><text:span text:style-name="T53">Qui </text:span><text:span text:style-name="T126">(L Que, </text:span><text:span text:style-name="T153">T Qi</text:span><text:span text:style-name="T126">)</text:span><text:span text:style-name="T53"> tient son </text:span><text:span text:style-name="T119">(I sum)</text:span><text:span text:style-name="T53"> enemi </text:span><text:span text:style-name="T102">(G en henemi, </text:span><text:span text:style-name="T137">M anemi, </text:span><text:span text:style-name="T153">T henemi, </text:span><text:span text:style-name="T165">W ennemy</text:span><text:span text:style-name="T102">)</text:span><text:span text:style-name="T53"> destroit </text:span><text:span text:style-name="T153">(T en destroit)</text:span><text:span text:style-name="T53"> <text:s/></text:span><text:span text:style-name="T51">B</text:span><text:span text:style-name="T1">] </text:span><text:span text:style-name="T61">Qui… <text:s/></text:span><text:span text:style-name="T69">D</text:span><text:span text:style-name="T111">H2</text:span><text:span text:style-name="T69">] </text:span><text:span text:style-name="T75">Qui fait son enemi </text:span><text:span text:style-name="T111">(H2 anemi)</text:span><text:span text:style-name="T75"> destroit <text:s/></text:span><text:span text:style-name="T50">E] </text:span><text:span text:style-name="T91">Son anemi qui tient...</text:span></text:p>
          </table:table-cell>
        </table:table-row>
        <table:table-row table:style-name="Table1.133">
          <table:table-cell table:style-name="Table1.A2" office:value-type="string">
            <text:p text:style-name="P11">2858</text:p>
          </table:table-cell>
          <table:table-cell table:style-name="Table1.A2" office:value-type="string">
            <text:p text:style-name="P13">N’est pas orguels ains fet que doit</text:p>
          </table:table-cell>
          <table:table-cell table:style-name="Table1.C119" office:value-type="string">
            <text:p text:style-name="P85"><text:span text:style-name="T29">A</text:span><text:span text:style-name="T61">B</text:span><text:span text:style-name="T91">E</text:span><text:span text:style-name="T102">G</text:span><text:span text:style-name="T119">I</text:span><text:span text:style-name="T29">] ...</text:span><text:span text:style-name="T53">ce </text:span><text:span text:style-name="T61">(B si)</text:span><text:span text:style-name="T53"> fait que doit <text:s/></text:span><text:span text:style-name="T69">D</text:span><text:span text:style-name="T111">H2</text:span><text:span text:style-name="T69">] </text:span><text:span text:style-name="T75">Ne fait orguilz </text:span><text:span text:style-name="T111">(H2 oergueil)</text:span><text:span text:style-name="T75"> ce que il doit <text:s/></text:span><text:span text:style-name="T83">L] </text:span><text:span text:style-name="T126">Nest orgueilz se fait ce que doit <text:s/></text:span><text:span text:style-name="T132">M] ...</text:span><text:span text:style-name="T137">orgueil fet ce quil doit <text:s/></text:span><text:span text:style-name="T158">W] </text:span><text:span text:style-name="T165">Nest orgueil mes fait ce qui doit <text:s text:c="2"/></text:span><text:span text:style-name="T173">K] ...</text:span><text:span text:style-name="T177">fai qui doit</text:span></text:p>
          </table:table-cell>
        </table:table-row>
        <table:table-row table:style-name="Table1.133">
          <table:table-cell table:style-name="Table1.A2" office:value-type="string">
            <text:p text:style-name="P11">2859</text:p>
          </table:table-cell>
          <table:table-cell table:style-name="Table1.A2" office:value-type="string">
            <text:p text:style-name="P13">C’il le puet tenir en destresce</text:p>
          </table:table-cell>
          <table:table-cell table:style-name="Table1.C119" office:value-type="string">
            <text:p text:style-name="P76"><text:span text:style-name="T101">G</text:span><text:span text:style-name="T126">L</text:span><text:span text:style-name="T43">] </text:span><text:span text:style-name="T102">Si </text:span><text:span text:style-name="T126">(L Se)</text:span><text:span text:style-name="T102"> le… <text:s/></text:span><text:span text:style-name="T158">W] </text:span><text:span text:style-name="T165">Celle peut...</text:span></text:p>
          </table:table-cell>
        </table:table-row>
        <table:table-row table:style-name="Table1.133">
          <table:table-cell table:style-name="Table1.A2" office:value-type="string">
            <text:p text:style-name="P11">2860</text:p>
          </table:table-cell>
          <table:table-cell table:style-name="Table1.A2" office:value-type="string">
            <text:p text:style-name="P13">Su (H Ce) est d’onor et de proesce</text:p>
          </table:table-cell>
          <table:table-cell table:style-name="Table1.C119" office:value-type="string">
            <text:p text:style-name="P76"><text:span text:style-name="T11">A</text:span><text:span text:style-name="T75">D</text:span><text:span text:style-name="T91">E</text:span><text:span text:style-name="T102">G</text:span><text:span text:style-name="T111">H2</text:span><text:span text:style-name="T119">I</text:span><text:span text:style-name="T177">K</text:span><text:span text:style-name="T126">L</text:span><text:span text:style-name="T11">] </text:span><text:span text:style-name="T53">Ce </text:span><text:span text:style-name="T111">(H2 Se)</text:span><text:span text:style-name="T53"> est… <text:s/></text:span><text:span text:style-name="T51">B</text:span><text:span text:style-name="T1">] </text:span><text:span text:style-name="T61">Cest grant hounors et grans prouesce <text:s/></text:span><text:span text:style-name="T132">M] </text:span><text:span text:style-name="T137">Cest honneur qui uient de… <text:s/></text:span><text:span text:style-name="T158">W] </text:span><text:span text:style-name="T165">Ce est de nom...</text:span></text:p>
          </table:table-cell>
        </table:table-row>
        <table:table-row table:style-name="Table1.133">
          <table:table-cell table:style-name="Table1.A2" office:value-type="string">
            <text:p text:style-name="P11">2861</text:p>
          </table:table-cell>
          <table:table-cell table:style-name="Table1.A2" office:value-type="string">
            <text:p text:style-name="P13">Mai se i welt merci crier</text:p>
          </table:table-cell>
          <table:table-cell table:style-name="Table1.C119" office:value-type="string">
            <text:p text:style-name="P63"><text:span text:style-name="T43">A</text:span><text:span text:style-name="T119">I</text:span><text:span text:style-name="T43">] ...</text:span><text:span text:style-name="T53">il...clamer <text:s/></text:span><text:span text:style-name="T51">B</text:span><text:span text:style-name="T91">DE</text:span><text:span text:style-name="T111">H2</text:span><text:span text:style-name="T177">K</text:span><text:span text:style-name="T126">L</text:span><text:span text:style-name="T153">T</text:span><text:span text:style-name="T165">W</text:span><text:span text:style-name="T1">] ...</text:span><text:span text:style-name="T61">il welt </text:span><text:span text:style-name="T75">(D vuet</text:span><text:span text:style-name="T91">, E veut, </text:span><text:span text:style-name="T111">H2 veult, </text:span><text:span text:style-name="T177">K ueult, </text:span><text:span text:style-name="T126">L uoul, </text:span><text:span text:style-name="T153">T ueut, </text:span><text:span text:style-name="T165">W vieult</text:span><text:span text:style-name="T91">)…</text:span><text:span text:style-name="T61"> <text:s/></text:span><text:span text:style-name="T101">G</text:span><text:span text:style-name="T43">] </text:span><text:span text:style-name="T102">Mes si el uealt… <text:s/></text:span><text:span text:style-name="T132">M] ...</text:span><text:span text:style-name="T137">cil qui ueult merci trouuer</text:span></text:p>
          </table:table-cell>
        </table:table-row>
        <table:table-row table:style-name="Table1.133">
          <table:table-cell table:style-name="Table1.A2" office:value-type="string">
            <text:p text:style-name="P11">2862</text:p>
          </table:table-cell>
          <table:table-cell table:style-name="Table1.A2" office:value-type="string">
            <text:p text:style-name="P13">Selonc son fait la doit trover</text:p>
          </table:table-cell>
          <table:table-cell table:style-name="Table1.C119" office:value-type="string">
            <text:p text:style-name="P63">A<text:span text:style-name="T300">GIKL</text:span>] <text:span text:style-name="T263">Segont...le (GIL la)… <text:s/></text:span><text:span text:style-name="T51">B</text:span><text:span text:style-name="T1">] ...</text:span><text:span text:style-name="T61">li doit… <text:s/></text:span><text:span text:style-name="T69">D</text:span><text:span text:style-name="T111">H2</text:span><text:span text:style-name="T69">] ...</text:span><text:span text:style-name="T75">la puet… <text:s/></text:span><text:span text:style-name="T50">E] ...le…</text:span><text:span text:style-name="T91"> <text:s/></text:span><text:span text:style-name="T132">M] </text:span><text:span text:style-name="T137">Selonc le...le...</text:span></text:p>
          </table:table-cell>
        </table:table-row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/>
          </table:table-cell>
          <table:table-cell table:style-name="Table1.C119" office:value-type="string">
            <text:p text:style-name="P189">M] Qui merci crie auoir doit</text:p>
          </table:table-cell>
        </table:table-row>
        <text:soft-page-break/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/>
          </table:table-cell>
          <table:table-cell table:style-name="Table1.C119" office:value-type="string">
            <text:p text:style-name="P133"><text:span text:style-name="T319">M] </text:span><text:span text:style-name="T236">Per</text:span><text:span text:style-name="T324">don de la debte quil doit</text:span></text:p>
          </table:table-cell>
        </table:table-row>
        <table:table-row table:style-name="Table1.133">
          <table:table-cell table:style-name="Table1.A2" office:value-type="string">
            <text:p text:style-name="P11">2863</text:p>
          </table:table-cell>
          <table:table-cell table:style-name="Table1.A2" office:value-type="string">
            <text:p text:style-name="P14">Florimont seis que je te di</text:p>
          </table:table-cell>
          <table:table-cell table:style-name="Table1.C119" office:value-type="string">
            <text:p text:style-name="P185">H2L] ...ses (L set) tu que ie di <text:s text:c="2"/><text:span text:style-name="T330">T] ...enten que te di</text:span></text:p>
          </table:table-cell>
        </table:table-row>
        <table:table-row table:style-name="Table1.133">
          <table:table-cell table:style-name="Table1.A2" office:value-type="string">
            <text:p text:style-name="P11">2864</text:p>
          </table:table-cell>
          <table:table-cell table:style-name="Table1.A2" office:value-type="string">
            <text:p text:style-name="P13">A amin ne a anemi</text:p>
          </table:table-cell>
          <table:table-cell table:style-name="Table1.C119" office:value-type="string">
            <text:p text:style-name="P173">E] A enemi ne a ami <text:s/><text:span text:style-name="T272">H2] Ami ne tien a anemi <text:s/>L] Ami ne anemi <text:s/>K] Ami nia ni nemi</text:span></text:p>
          </table:table-cell>
        </table:table-row>
        <table:table-row table:style-name="Table1.133">
          <table:table-cell table:style-name="Table1.A2" office:value-type="string">
            <text:p text:style-name="P11">2865</text:p>
          </table:table-cell>
          <table:table-cell table:style-name="Table1.A2" office:value-type="string">
            <text:p text:style-name="P13">Ne dois ranponer ne tencier</text:p>
          </table:table-cell>
          <table:table-cell table:style-name="Table1.C119" office:value-type="string">
            <text:p text:style-name="P184">I] ...ranpones… <text:s/><text:span text:style-name="T319">M] ...ramposner… <text:s/>T] Naime ramponer… <text:s/>K] Ni doit...</text:span></text:p>
          </table:table-cell>
        </table:table-row>
        <table:table-row table:style-name="Table1.133">
          <table:table-cell table:style-name="Table1.A2" office:value-type="string">
            <text:p text:style-name="P11">2866</text:p>
          </table:table-cell>
          <table:table-cell table:style-name="Table1.A2" office:value-type="string">
            <text:p text:style-name="P13">N’est mie bel a chevelier</text:p>
          </table:table-cell>
          <table:table-cell table:style-name="Table1.C119" office:value-type="string">
            <text:p text:style-name="P43"><text:span text:style-name="T198">A</text:span><text:span text:style-name="T102">G</text:span><text:span text:style-name="T119">I</text:span><text:span text:style-name="T126">L</text:span><text:span text:style-name="T154">T</text:span><text:span text:style-name="T198">] ...</text:span><text:span text:style-name="T53">de </text:span><text:span text:style-name="T203">chr </text:span><text:span text:style-name="T119">(I chaualer, </text:span><text:span text:style-name="T154">T chiualier</text:span><text:span text:style-name="T119">)</text:span><text:span text:style-name="T53"> <text:s text:c="2"/></text:span><text:span text:style-name="T69">D] ...</text:span><text:span text:style-name="T75">bon a </text:span><text:span text:style-name="T212">chr <text:s/></text:span><text:span text:style-name="T60">H2] </text:span><text:span text:style-name="T111">Napartient pas...</text:span></text:p>
          </table:table-cell>
        </table:table-row>
        <table:table-row table:style-name="Table1.133">
          <table:table-cell table:style-name="Table1.A2" office:value-type="string">
            <text:p text:style-name="P11">2867</text:p>
          </table:table-cell>
          <table:table-cell table:style-name="Table1.A2" office:value-type="string">
            <text:p text:style-name="P13">C’il welt tencier en sa mason </text:p>
          </table:table-cell>
          <table:table-cell table:style-name="Table1.C119" office:value-type="string">
            <text:p text:style-name="P186">H2] ...e sa meson <text:s/>L] ...a sa maison <text:s/><text:span text:style-name="T319">M] De courroucier...</text:span></text:p>
          </table:table-cell>
        </table:table-row>
        <table:table-row table:style-name="Table1.133">
          <table:table-cell table:style-name="Table1.A2" office:value-type="string">
            <text:p text:style-name="P11">2868</text:p>
          </table:table-cell>
          <table:table-cell table:style-name="Table1.A2" office:value-type="string">
            <text:p text:style-name="P13">Si l’en heent sui compaignon</text:p>
          </table:table-cell>
          <table:table-cell table:style-name="Table1.C119" office:value-type="string">
            <text:p text:style-name="P64"><text:span text:style-name="T21">A] </text:span><text:span text:style-name="T53">Sil erit et erit si… <text:s/></text:span><text:span text:style-name="T51">B</text:span><text:span text:style-name="T1">] </text:span><text:span text:style-name="T62">Si engabeut si… <text:s/></text:span><text:span text:style-name="T60">H2] </text:span><text:span text:style-name="T111">Si le heoit… <text:s/></text:span><text:span text:style-name="T83">L] </text:span><text:span text:style-name="T126">Airent lent si… <text:s/></text:span><text:span text:style-name="T154">T] Silen eont...</text:span></text:p>
            <text:p text:style-name="P86"><text:span text:style-name="T132">M] </text:span><text:span text:style-name="T138">De ce est haiz a foyson <text:s/></text:span><text:span text:style-name="T158">W] </text:span><text:span text:style-name="T165">On aire sy compaignon <text:s/></text:span><text:span text:style-name="T173">K] </text:span><text:span text:style-name="T178">Quil non en dit...</text:span></text:p>
          </table:table-cell>
        </table:table-row>
        <table:table-row table:style-name="Table1.133">
          <table:table-cell table:style-name="Table1.A2" office:value-type="string">
            <text:p text:style-name="P11">2869</text:p>
          </table:table-cell>
          <table:table-cell table:style-name="Table1.A2" office:value-type="string">
            <text:p text:style-name="P13">Se il welt tensier en charriere</text:p>
          </table:table-cell>
          <table:table-cell table:style-name="Table1.C119" office:value-type="string">
            <text:p text:style-name="P189">M] ---</text:p>
            <text:p text:style-name="P118"><text:span text:style-name="T261">B</text:span>] <text:span text:style-name="T274">Et sil welt tencier en derierre <text:s/>E] ...</text:span><text:span text:style-name="T219">per</text:span><text:span text:style-name="T291"> derriere <text:s text:c="2"/>H2] Quil veult...en la charriere</text:span></text:p>
          </table:table-cell>
        </table:table-row>
        <table:table-row table:style-name="Table1.133">
          <table:table-cell table:style-name="Table1.A2" office:value-type="string">
            <text:p text:style-name="P11">2870</text:p>
          </table:table-cell>
          <table:table-cell table:style-name="Table1.A2" office:value-type="string">
            <text:p text:style-name="P13">Ussaige fait de chamberiere</text:p>
          </table:table-cell>
          <table:table-cell table:style-name="Table1.C119" office:value-type="string">
            <text:p text:style-name="P190">M] ---</text:p>
            <text:p text:style-name="P111"><text:span text:style-name="T261">B</text:span>] <text:span text:style-name="T274">Coustume fait...</text:span></text:p>
          </table:table-cell>
        </table:table-row>
        <table:table-row table:style-name="Table1.168">
          <table:table-cell table:style-name="Table1.A2" office:value-type="string">
            <text:p text:style-name="P11">2871</text:p>
          </table:table-cell>
          <table:table-cell table:style-name="Table1.A2" office:value-type="string">
            <text:p text:style-name="P13">Que (H Qui) d’anemin dist son voloir</text:p>
          </table:table-cell>
          <table:table-cell table:style-name="Table1.C119" office:value-type="string">
            <text:p text:style-name="P65"><text:span text:style-name="T12">A</text:span><text:span text:style-name="T62">B</text:span><text:span text:style-name="T75">D</text:span><text:span text:style-name="T102">G</text:span><text:span text:style-name="T111">H2</text:span><text:span text:style-name="T178">K</text:span><text:span text:style-name="T154">T</text:span><text:span text:style-name="T165">W</text:span><text:span text:style-name="T12">] </text:span><text:span text:style-name="T53">Qui… <text:s/></text:span><text:span text:style-name="T50">E] </text:span><text:span text:style-name="T92">Que </text:span><text:span text:style-name="T219">per</text:span><text:span text:style-name="T92"> derrier dit… <text:s/></text:span><text:span text:style-name="T132">M] </text:span><text:span text:style-name="T138">Cil anemi dit...</text:span></text:p>
          </table:table-cell>
        </table:table-row>
        <table:table-row table:style-name="Table1.133">
          <table:table-cell table:style-name="Table1.A2" office:value-type="string">
            <text:p text:style-name="P11">2872</text:p>
          </table:table-cell>
          <table:table-cell table:style-name="Table1.A2" office:value-type="string">
            <text:p text:style-name="P13">Quant del vengier nen ait pooir</text:p>
          </table:table-cell>
          <table:table-cell table:style-name="Table1.C119" office:value-type="string">
            <text:p text:style-name="P48"><text:span text:style-name="T19">A] ...</text:span><text:span text:style-name="T53">de mengier non… <text:s/></text:span><text:span text:style-name="T51">B</text:span><text:span text:style-name="T1">] ...</text:span><text:span text:style-name="T62">na nul pooir <text:s/></text:span><text:span text:style-name="T69">D] </text:span><text:span text:style-name="T75">Qui dou uenger ne a… <text:s/></text:span><text:span text:style-name="T50">E</text:span><text:span text:style-name="T126">L</text:span><text:span text:style-name="T139">M</text:span><text:span text:style-name="T165">W</text:span><text:span text:style-name="T50">] ...de…</text:span><text:span text:style-name="T92"> <text:s/></text:span><text:span text:style-name="T60">H2] ...</text:span><text:span text:style-name="T111">dou...ne na… <text:s/></text:span><text:span text:style-name="T113">I</text:span><text:span text:style-name="T60">] ...</text:span><text:span text:style-name="T119">de...nonna...</text:span></text:p>
          </table:table-cell>
        </table:table-row>
        <table:table-row table:style-name="Table1.133">
          <table:table-cell table:style-name="Table1.A2" office:value-type="string">
            <text:p text:style-name="P11">2873</text:p>
          </table:table-cell>
          <table:table-cell table:style-name="Table1.A2" office:value-type="string">
            <text:p text:style-name="P13">Vengier ne s’ose et dist en (H et s’en dit) lait</text:p>
          </table:table-cell>
          <table:table-cell table:style-name="Table1.C119" office:value-type="string">
            <text:p text:style-name="P86"><text:span text:style-name="T44">A</text:span><text:span text:style-name="T75">D</text:span><text:span text:style-name="T102">G</text:span><text:span text:style-name="T119">I</text:span><text:span text:style-name="T126">L</text:span><text:span text:style-name="T154">T</text:span><text:span text:style-name="T44">] ...</text:span><text:span text:style-name="T53">non souse </text:span><text:span text:style-name="T75">(D</text:span><text:span text:style-name="T102">G</text:span><text:span text:style-name="T126">L</text:span><text:span text:style-name="T154">T</text:span><text:span text:style-name="T75"> ne sose, </text:span><text:span text:style-name="T119">I no sosa</text:span><text:span text:style-name="T75">)</text:span><text:span text:style-name="T53"> dit en lait <text:s/></text:span><text:span text:style-name="T51">B</text:span><text:span text:style-name="T111">H2</text:span><text:span text:style-name="T181">ent</text:span><text:span text:style-name="T1">] ...</text:span><text:span text:style-name="T62">sose sen dit lait <text:s/></text:span><text:span text:style-name="T132">M] ...</text:span><text:span text:style-name="T139">sose si dit lait <text:s/></text:span><text:span text:style-name="T158">W] ...</text:span><text:span text:style-name="T165">ne sore et en dit lait <text:s/></text:span><text:span text:style-name="T173">K] ...</text:span><text:span text:style-name="T178">nosose dont lilait</text:span></text:p>
          </table:table-cell>
        </table:table-row>
        <table:table-row table:style-name="Table1.133">
          <table:table-cell table:style-name="Table1.A2" office:value-type="string">
            <text:p text:style-name="P11">2874</text:p>
          </table:table-cell>
          <table:table-cell table:style-name="Table1.A2" office:value-type="string">
            <text:p text:style-name="P13">Si com mavais mastins le fait</text:p>
          </table:table-cell>
          <table:table-cell table:style-name="Table1.C119" office:value-type="string">
            <text:p text:style-name="P171">E] ...li mauuais mastins fait <text:s/><text:span text:style-name="T288">L] Ensi… <text:s/>M] ...matins… <text:s/>W] Ainxi...matin fait</text:span></text:p>
          </table:table-cell>
        </table:table-row>
        <table:table-row table:style-name="Table1.133">
          <table:table-cell table:style-name="Table1.A2" office:value-type="string">
            <text:p text:style-name="P11">2875</text:p>
          </table:table-cell>
          <table:table-cell table:style-name="Table1.A2" office:value-type="string">
            <text:p text:style-name="P13">C’il (H Cilz) sent le louf fors en la plasce</text:p>
          </table:table-cell>
          <table:table-cell table:style-name="Table1.C119" office:value-type="string">
            <text:p text:style-name="P48"><text:span text:style-name="T36">A</text:span><text:span text:style-name="T102">G</text:span><text:span text:style-name="T119">I</text:span><text:span text:style-name="T178">K</text:span><text:span text:style-name="T126">L</text:span><text:span text:style-name="T139">M</text:span><text:span text:style-name="T154">T</text:span><text:span text:style-name="T165">W</text:span><text:span text:style-name="T36">] </text:span><text:span text:style-name="T53">Qui </text:span><text:span text:style-name="T154">(T Qi, </text:span><text:span text:style-name="T178">K Quici</text:span><text:span text:style-name="T154">) </text:span><text:span text:style-name="T53">sent… <text:s/></text:span><text:span text:style-name="T51">B</text:span><text:span text:style-name="T1">] </text:span><text:span text:style-name="T62">Qui sent le leu… <text:s/></text:span><text:span text:style-name="T69">D] </text:span><text:span text:style-name="T75">Qui sent le lou en mi la place <text:s/></text:span><text:span text:style-name="T50">E] </text:span><text:span text:style-name="T92">Quant sent le leu fors de… <text:s/></text:span><text:span text:style-name="T60">H2] </text:span><text:span text:style-name="T111">Qui sent...fort… </text:span></text:p>
          </table:table-cell>
        </table:table-row>
        <table:table-row table:style-name="Table1.133">
          <table:table-cell table:style-name="Table1.A2" office:value-type="string">
            <text:p text:style-name="P11">2876</text:p>
          </table:table-cell>
          <table:table-cell table:style-name="Table1.A2" office:value-type="string">
            <text:p text:style-name="P13">Davant s’escont (F l’escont, H l’escout) puels le manasce</text:p>
          </table:table-cell>
          <table:table-cell table:style-name="Table1.C119" office:value-type="string">
            <text:p text:style-name="P66"><text:span text:style-name="T263"><text:s/></text:span><text:span text:style-name="T51">B</text:span><text:span text:style-name="T1">] </text:span><text:span text:style-name="T62">Et dedens sacort le manace <text:s/></text:span><text:span text:style-name="T50">E] ...</text:span><text:span text:style-name="T92">se taist… <text:s/></text:span><text:span text:style-name="T60">H2] ...</text:span><text:span text:style-name="T111">se tient… <text:s/></text:span><text:span text:style-name="T113">I</text:span><text:span text:style-name="T60">] ...</text:span><text:span text:style-name="T119">ses cont… <text:s/></text:span><text:span text:style-name="T83">L] </text:span><text:span text:style-name="T126">Deuant sest… <text:s/></text:span><text:span text:style-name="T132">M] ...</text:span><text:span text:style-name="T139">sen queint(?)...</text:span></text:p>
          </table:table-cell>
        </table:table-row>
        <table:table-row table:style-name="Table1.133">
          <table:table-cell table:style-name="Table1.A2" office:value-type="string">
            <text:p text:style-name="P11">2877</text:p>
          </table:table-cell>
          <table:table-cell table:style-name="Table1.A2" office:value-type="string">
            <text:p text:style-name="P13">Ne vient a leu (H au lof) qu’il n’est si os</text:p>
          </table:table-cell>
          <table:table-cell table:style-name="Table1.C119" office:value-type="string">
            <text:p text:style-name="P86"><text:span text:style-name="T16">A] </text:span><text:span text:style-name="T53">Deuant allont quart nest si os <text:s/></text:span><text:span text:style-name="T51">B</text:span><text:span text:style-name="T102">G</text:span><text:span text:style-name="T119">I</text:span><text:span text:style-name="T1">] </text:span><text:span text:style-name="T62">Ne uait au </text:span><text:span text:style-name="T119">(I a)</text:span><text:span text:style-name="T62"> leu car </text:span><text:span text:style-name="T102">(G</text:span><text:span text:style-name="T119">I</text:span><text:span text:style-name="T102"> quar)</text:span><text:span text:style-name="T62"> nest si os <text:s/></text:span><text:span text:style-name="T69">D</text:span><text:span text:style-name="T111">H2</text:span><text:span text:style-name="T154">T</text:span><text:span text:style-name="T69">] </text:span><text:span text:style-name="T75">Ne ua </text:span><text:span text:style-name="T111">(H2 va, </text:span><text:span text:style-name="T154">T uait</text:span><text:span text:style-name="T111">)</text:span><text:span text:style-name="T75"> au lou </text:span><text:span text:style-name="T111">(H2 a leus, </text:span><text:span text:style-name="T154">T al leu</text:span><text:span text:style-name="T111">)</text:span><text:span text:style-name="T75"> quil nest si os <text:s/></text:span><text:span text:style-name="T50">E] </text:span><text:span text:style-name="T92">Ne nest auant de riens si os <text:s/></text:span><text:span text:style-name="T83">L</text:span><text:span text:style-name="T165">W</text:span><text:span text:style-name="T83">] </text:span><text:span text:style-name="T126">Ne </text:span><text:span text:style-name="T165">(W Non)</text:span><text:span text:style-name="T126"> uait </text:span><text:span text:style-name="T165">(W vait)</text:span><text:span text:style-name="T126"> uers </text:span><text:span text:style-name="T165">(W ver)</text:span><text:span text:style-name="T126"> lui ne ni est </text:span><text:span text:style-name="T165">(W qui nest)</text:span><text:span text:style-name="T126"> tant </text:span><text:span text:style-name="T165">(W tent)</text:span><text:span text:style-name="T126"> os <text:s/></text:span><text:span text:style-name="T132">M] </text:span><text:span text:style-name="T139">Ne ua au leu ne nest si os <text:s text:c="2"/></text:span><text:span text:style-name="T173">K] </text:span><text:span text:style-name="T178">Ne uait aoleu que nest si os</text:span></text:p>
          </table:table-cell>
        </table:table-row>
        <table:table-row table:style-name="Table1.175">
          <table:table-cell table:style-name="Table1.A2" office:value-type="string">
            <text:p text:style-name="P11">2878</text:p>
          </table:table-cell>
          <table:table-cell table:style-name="Table1.A2" office:value-type="string">
            <text:p text:style-name="P13">Puels l’abaie quant est enclos</text:p>
          </table:table-cell>
          <table:table-cell table:style-name="Table1.C119" office:value-type="string">
            <text:p text:style-name="P26">A<text:span text:style-name="T291">EILMT</text:span>] ...<text:span text:style-name="T312">(LI le baie)</text:span>...sest…<text:span text:style-name="T263"> <text:s/></text:span><text:span text:style-name="T51">B</text:span><text:span text:style-name="T1">] </text:span><text:span text:style-name="T62">Ains labaie si est...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1">2879</text:p>
          </table:table-cell>
          <table:table-cell table:style-name="Table1.A2" office:value-type="string">
            <text:p text:style-name="P15">Se tu viens em plait Florimont</text:p>
          </table:table-cell>
          <table:table-cell table:style-name="Table1.C119" office:value-type="string">
            <text:p text:style-name="P141"><text:span text:style-name="T261">B</text:span>] <text:span text:style-name="T274">Florimont se tu viens a plait <text:s/>G] ...ueins… <text:s/>W] Ce tu veulx...</text:span></text:p>
          </table:table-cell>
        </table:table-row>
        <table:table-row table:style-name="Table1.133">
          <table:table-cell table:style-name="Table1.A2" office:value-type="string">
            <text:p text:style-name="P11">2880</text:p>
          </table:table-cell>
          <table:table-cell table:style-name="Table1.A2" office:value-type="string">
            <text:p text:style-name="P13">Escoute bien et puels respont</text:p>
          </table:table-cell>
          <table:table-cell table:style-name="Table1.C119" office:value-type="string">
            <text:p text:style-name="P86"><text:span text:style-name="T36">A</text:span><text:span text:style-name="T140">M</text:span><text:span text:style-name="T36">] ..</text:span><text:span text:style-name="T53">bien puis… <text:s/></text:span><text:span text:style-name="T51">B</text:span><text:span text:style-name="T1">] ...</text:span><text:span text:style-name="T62">bien si respont droit <text:s/></text:span><text:span text:style-name="T173">K] ...</text:span><text:span text:style-name="T178">ce que respont</text:span></text:p>
          </table:table-cell>
        </table:table-row>
        <table:table-row table:style-name="Table1.133">
          <table:table-cell table:style-name="Table1.A2" office:value-type="string">
            <text:p text:style-name="P11">2881</text:p>
          </table:table-cell>
          <table:table-cell table:style-name="Table1.A2" office:value-type="string">
            <text:p text:style-name="P13">Que <text:span text:style-name="T254">(H Qui)</text:span> plus qu’il ne doit welt parler</text:p>
          </table:table-cell>
          <table:table-cell table:style-name="Table1.C119" office:value-type="string">
            <text:p text:style-name="P147">A<text:span text:style-name="T284">DEGILMTW</text:span>] <text:span text:style-name="T263">Qui...que (DI qui, EM quil) ne doit… <text:s/>BH2</text:span>] <text:span text:style-name="T274">Qui… <text:s/>K] Que...qe nidoit […] parler</text:span></text:p>
          </table:table-cell>
        </table:table-row>
        <table:table-row table:style-name="Table1.133">
          <table:table-cell table:style-name="Table1.A2" office:value-type="string">
            <text:p text:style-name="P11">2882</text:p>
          </table:table-cell>
          <table:table-cell table:style-name="Table1.A2" office:value-type="string">
            <text:p text:style-name="P16">De folie truevet son pei</text:p>
          </table:table-cell>
          <table:table-cell table:style-name="Table1.C119" office:value-type="string">
            <text:p text:style-name="P126"><text:span text:style-name="T261">B</text:span>] <text:span text:style-name="T274">De fol trueue souent… <text:s/>L] Le folie...</text:span></text:p>
          </table:table-cell>
        </table:table-row>
        <table:table-row table:style-name="Table1.133">
          <table:table-cell table:style-name="Table1.A2" office:value-type="string">
            <text:p text:style-name="P11">2883</text:p>
          </table:table-cell>
          <table:table-cell table:style-name="Table1.A2" office:value-type="string">
            <text:p text:style-name="P16">Tel riens li dist enmi la plasce</text:p>
          </table:table-cell>
          <table:table-cell table:style-name="Table1.C119" office:value-type="string">
            <text:p text:style-name="P122"><text:span text:style-name="T261">BDGK</text:span>] <text:span text:style-name="T275">Teil (G Teu, K Tel) chose dit… <text:s/>DH2W] Tel (W Telle) chose (W chouse) li (W ly) dit en la place <text:s/>I] ...le place</text:span></text:p>
          </table:table-cell>
        </table:table-row>
        <table:table-row table:style-name="Table1.133">
          <table:table-cell table:style-name="Table1.A2" office:value-type="string">
            <text:p text:style-name="P11">2884</text:p>
          </table:table-cell>
          <table:table-cell table:style-name="Table1.A2" office:value-type="string">
            <text:p text:style-name="P16">Dont il li fait rougir la fasce</text:p>
          </table:table-cell>
          <table:table-cell table:style-name="Table1.C119" office:value-type="string">
            <text:p text:style-name="P126"><text:span text:style-name="T261">B</text:span>] <text:span text:style-name="T275">Qui tost li… <text:s/>L] ...rogier...</text:span></text:p>
          </table:table-cell>
        </table:table-row>
        <table:table-row table:style-name="Table1.133">
          <table:table-cell table:style-name="Table1.A2" office:value-type="string">
            <text:p text:style-name="P11">2885</text:p>
          </table:table-cell>
          <table:table-cell table:style-name="Table1.A2" office:value-type="string">
            <text:p text:style-name="P16">Bien fait que parlet per (H qui parle par) droiture</text:p>
          </table:table-cell>
          <table:table-cell table:style-name="Table1.C119" office:value-type="string">
            <text:p text:style-name="P43"><text:span text:style-name="T45">A</text:span><text:span text:style-name="T76">D</text:span><text:span text:style-name="T102">G</text:span><text:span text:style-name="T119">I</text:span><text:span text:style-name="T178">K</text:span><text:span text:style-name="T154">T</text:span><text:span text:style-name="T165">W</text:span><text:span text:style-name="T45">] ...</text:span><text:span text:style-name="T53">qui parle </text:span><text:span text:style-name="T178">(K parla)</text:span><text:span text:style-name="T53"> per </text:span><text:span text:style-name="T102">(G</text:span><text:span text:style-name="T178">K</text:span><text:span text:style-name="T165">W</text:span><text:span text:style-name="T102"> par, </text:span><text:span text:style-name="T119">I por</text:span><text:span text:style-name="T102">)</text:span><text:span text:style-name="T53">… <text:s/></text:span><text:span text:style-name="T51">B</text:span><text:span text:style-name="T1">] </text:span><text:span text:style-name="T63">Bien est con parost par mesure <text:s/></text:span><text:span text:style-name="T50">E] ...</text:span><text:span text:style-name="T92">qui parole droiture <text:s/></text:span><text:span text:style-name="T60">H2</text:span><text:span text:style-name="T140">M</text:span><text:span text:style-name="T60">] ...</text:span><text:span text:style-name="T111">qui parole </text:span><text:span text:style-name="T140">(M parle)</text:span><text:span text:style-name="T111"> </text:span><text:span text:style-name="T225">per</text:span><text:span text:style-name="T111"> mesure</text:span></text:p>
          </table:table-cell>
        </table:table-row>
        <table:table-row table:style-name="Table1.133">
          <table:table-cell table:style-name="Table1.A2" office:value-type="string">
            <text:p text:style-name="P11">2886</text:p>
          </table:table-cell>
          <table:table-cell table:style-name="Table1.A2" office:value-type="string">
            <text:p text:style-name="P16">Et cil qui respont per (H par) mesure</text:p>
          </table:table-cell>
          <table:table-cell table:style-name="Table1.C119" office:value-type="string">
            <text:p text:style-name="P147"><text:span text:style-name="T261">B</text:span>] <text:span text:style-name="T275">Et que on responde droiture <text:s/>GITW] ...par… H2M] ...par (M </text:span><text:span text:style-name="T237">per</text:span><text:span text:style-name="T325">) droiture <text:s/>K] ...por...</text:span></text:p>
          </table:table-cell>
        </table:table-row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6"/>
          </table:table-cell>
          <table:table-cell table:style-name="Table1.C119" office:value-type="string">
            <text:p text:style-name="P67"><text:span text:style-name="T132">M] </text:span><text:span text:style-name="T140">Si fet pes si en alonneur</text:span></text:p>
          </table:table-cell>
        </table:table-row>
        <table:table-row table:style-name="Table1.133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6"/>
          </table:table-cell>
          <table:table-cell table:style-name="Table1.C119" office:value-type="string">
            <text:p text:style-name="P67"><text:span text:style-name="T132">M] </text:span><text:span text:style-name="T140">Autre et soy gart de desonneur</text:span></text:p>
            <text:p text:style-name="P203"><text:span text:style-name="T102">M </text:span><text:span text:style-name="T1">FINE FASCICOLO. Fra la carta 17 e la 19 viene inserita una carta contenente </text:span></text:p>
          </table:table-cell>
        </table:table-row>
        <table:table-row table:style-name="Table1.133">
          <table:table-cell table:style-name="Table1.A2" office:value-type="string">
            <text:p text:style-name="P11">2887</text:p>
          </table:table-cell>
          <table:table-cell table:style-name="Table1.A2" office:value-type="string">
            <text:p text:style-name="P16">Mout est fols que (H qui) welt noisse faire</text:p>
          </table:table-cell>
          <table:table-cell table:style-name="Table1.C119" office:value-type="string">
            <text:p text:style-name="P37"><text:span text:style-name="T8">A</text:span><text:span text:style-name="T119">I</text:span><text:span text:style-name="T8">] ...</text:span><text:span text:style-name="T53">qui noise ueult </text:span><text:span text:style-name="T119">(I </text:span><text:span text:style-name="T226">ult</text:span><text:span text:style-name="T119">)</text:span><text:span text:style-name="T53"> faire <text:s/></text:span><text:span text:style-name="T69">D</text:span><text:span text:style-name="T92">E</text:span><text:span text:style-name="T126">L</text:span><text:span text:style-name="T154">T</text:span><text:span text:style-name="T69">] ...qui…</text:span><text:span text:style-name="T76"> <text:s/></text:span><text:span text:style-name="T101">G</text:span><text:span text:style-name="T43">] ...</text:span><text:span text:style-name="T102">qui uois uealt faire</text:span></text:p>
          </table:table-cell>
        </table:table-row>
        <table:table-row table:style-name="Table1.133">
          <table:table-cell table:style-name="Table1.A2" office:value-type="string">
            <text:p text:style-name="P11">2888</text:p>
          </table:table-cell>
          <table:table-cell table:style-name="Table1.A2" office:value-type="string">
            <text:p text:style-name="P16">A l’ore qu’il se devroit taire</text:p>
          </table:table-cell>
          <table:table-cell table:style-name="Table1.C119" office:value-type="string">
            <text:p text:style-name="P43"><text:span text:style-name="T8">A</text:span><text:span text:style-name="T102">G</text:span><text:span text:style-name="T119">I</text:span><text:span text:style-name="T140">M</text:span><text:span text:style-name="T165">W</text:span><text:span text:style-name="T8">] ...</text:span><text:span text:style-name="T53">se doit taire </text:span><text:span text:style-name="T119">(I traire)</text:span><text:span text:style-name="T53"> <text:s/></text:span><text:span text:style-name="T69">D] ...</text:span><text:span text:style-name="T76">que il sen doit taire <text:s/></text:span><text:span text:style-name="T50">E] ...</text:span><text:span text:style-name="T92">sen doit retraire <text:s/></text:span><text:span text:style-name="T60">H2] ...</text:span><text:span text:style-name="T111">qui sen veult retraire <text:s/></text:span><text:span text:style-name="T178">K</text:span><text:span text:style-name="T154">T] ...sen deuroit...</text:span></text:p>
          </table:table-cell>
        </table:table-row>
        <table:table-row table:style-name="Table1.133">
          <table:table-cell table:style-name="Table1.A2" office:value-type="string">
            <text:p text:style-name="P11">2889</text:p>
          </table:table-cell>
          <table:table-cell table:style-name="Table1.A2" office:value-type="string">
            <text:p text:style-name="P16">Florimont mout ies bien apris</text:p>
          </table:table-cell>
          <table:table-cell table:style-name="Table1.C119" office:value-type="string">
            <text:p text:style-name="P162">D<text:span text:style-name="T308">H2K</text:span>] ...as <text:span text:style-name="T341">(K a)</text:span> bien… <text:s/><text:span text:style-name="T260">E] ...fu </text:span><text:span text:style-name="T219">mlt</text:span><text:span text:style-name="T291"> bien… <text:s/>LTW] ...est bien… <text:s/>M] ...tai bien apris <text:s text:c="3"/></text:span></text:p>
          </table:table-cell>
        </table:table-row>
        <table:table-row table:style-name="Table1.133">
          <table:table-cell table:style-name="Table1.A2" office:value-type="string">
            <text:p text:style-name="P16">2890</text:p>
          </table:table-cell>
          <table:table-cell table:style-name="Table1.A2" office:value-type="string">
            <text:p text:style-name="P16">El mont n’ait terre ne pais</text:p>
          </table:table-cell>
          <table:table-cell table:style-name="Table1.C119" office:value-type="string">
            <text:p text:style-name="P123"><text:span text:style-name="T261">BDMW</text:span>] <text:span text:style-name="T275">Ou (M V)...na… <text:s/>H2] Eu </text:span><text:span text:style-name="T225">mlt </text:span><text:span text:style-name="T308">na… <text:s/>I] El molt na...</text:span></text:p>
          </table:table-cell>
        </table:table-row>
        <table:table-row table:style-name="Table1.133">
          <table:table-cell table:style-name="Table1.A2" office:value-type="string">
            <text:p text:style-name="P16">2891</text:p>
          </table:table-cell>
          <table:table-cell table:style-name="Table1.A2" office:value-type="string">
            <text:p text:style-name="P16">Ne cort se tu i wels aler</text:p>
          </table:table-cell>
          <table:table-cell table:style-name="Table1.C119" office:value-type="string">
            <text:p text:style-name="P38"><text:span text:style-name="T8">A</text:span><text:span text:style-name="T120">I</text:span><text:span text:style-name="T178">K</text:span><text:span text:style-name="T126">L</text:span><text:span text:style-name="T8">] ...</text:span><text:span text:style-name="T54">tu ueuls </text:span><text:span text:style-name="T120">(I</text:span><text:span text:style-name="T178">K</text:span><text:span text:style-name="T120"> ueus, </text:span><text:span text:style-name="T126">L iuulz</text:span><text:span text:style-name="T120">)</text:span><text:span text:style-name="T54">… <text:s/></text:span><text:span text:style-name="T50">E] </text:span><text:span text:style-name="T92">Se florimons i veut aler <text:s/></text:span><text:span text:style-name="T101">G</text:span><text:span text:style-name="T43">] ...</text:span><text:span text:style-name="T103">iueals...</text:span></text:p>
          </table:table-cell>
        </table:table-row>
        <table:table-row table:style-name="Table1.133">
          <table:table-cell table:style-name="Table1.A2" office:value-type="string">
            <text:p text:style-name="P16">2892</text:p>
          </table:table-cell>
          <table:table-cell table:style-name="Table1.A2" office:value-type="string">
            <text:p text:style-name="P16">Que bien n’i puisses converser</text:p>
          </table:table-cell>
          <table:table-cell table:style-name="Table1.C119" office:value-type="string">
            <text:p text:style-name="P43">A<text:span text:style-name="T313">IKL</text:span>] ...<text:span text:style-name="T264">ne puisses (I poses, K poises, L puisse) conuersier (IKL conuerser) <text:s/></text:span><text:span text:style-name="T51">B</text:span><text:span text:style-name="T1">] </text:span><text:span text:style-name="T63">Ou bien ne puisses… <text:s/></text:span><text:span text:style-name="T69">D</text:span><text:span text:style-name="T140">M</text:span><text:span text:style-name="T69">] </text:span><text:span text:style-name="T76">Que tu ni… <text:s/></text:span><text:span text:style-name="T101">G</text:span><text:span text:style-name="T43">] ...puissez…</text:span><text:span text:style-name="T103"> </text:span><text:span text:style-name="T60">H2] </text:span><text:span text:style-name="T111">Qui...</text:span></text:p>
          </table:table-cell>
        </table:table-row>
        <table:table-row table:style-name="Table1.13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119" office:value-type="string">
            <text:p text:style-name="P168">E] Florimont ce a dit flokars</text:p>
          </table:table-cell>
        </table:table-row>
        <table:table-row table:style-name="Table1.133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C119" office:value-type="string">
            <text:p text:style-name="P168">E] Qui estoit maistres des VII ars</text:p>
          </table:table-cell>
        </table:table-row>
        <table:table-row table:style-name="Table1.133">
          <table:table-cell table:style-name="Table1.A2" office:value-type="string">
            <text:p text:style-name="P16">2893</text:p>
          </table:table-cell>
          <table:table-cell table:style-name="Table1.A2" office:value-type="string">
            <text:p text:style-name="P16">Fai <text:span text:style-name="T255">(H Fa)</text:span> adouber tes (F ses, <text:span text:style-name="T255">H ces</text:span>) <text:soft-page-break/>damoisiaus</text:p>
          </table:table-cell>
          <table:table-cell table:style-name="Table1.C119" office:value-type="string">
            <text:p text:style-name="P21"><text:span text:style-name="T37">A</text:span><text:span text:style-name="T63">B</text:span><text:span text:style-name="T77">D</text:span><text:span text:style-name="T92">E</text:span><text:span text:style-name="T111">H2</text:span><text:span text:style-name="T120">I</text:span><text:span text:style-name="T178">K</text:span><text:span text:style-name="T127">L</text:span><text:span text:style-name="T140">M</text:span><text:span text:style-name="T166">W</text:span><text:span text:style-name="T37">] </text:span><text:span text:style-name="T54">Fai </text:span><text:span text:style-name="T140">(M</text:span><text:span text:style-name="T166">W</text:span><text:span text:style-name="T140"> Fay)</text:span><text:span text:style-name="T54"> atorner </text:span><text:span text:style-name="T111">(H2</text:span><text:span text:style-name="T140">M</text:span><text:span text:style-name="T166">W</text:span><text:span text:style-name="T111"> atourner, </text:span><text:span text:style-name="T178">K adorner</text:span><text:span text:style-name="T111">)</text:span><text:span text:style-name="T54"> tes…</text:span><text:span text:style-name="T120">(I iouenceus)</text:span></text:p>
          </table:table-cell>
        </table:table-row>
        <table:table-row table:style-name="Table1.133">
          <table:table-cell table:style-name="Table1.A2" office:value-type="string">
            <text:p text:style-name="P16">2894</text:p>
          </table:table-cell>
          <table:table-cell table:style-name="Table1.A2" office:value-type="string">
            <text:p text:style-name="P16">Tes valés et tes <text:span text:style-name="T255">(H ces) </text:span>jovensiaus</text:p>
          </table:table-cell>
          <table:table-cell table:style-name="Table1.C119" office:value-type="string">
            <text:p text:style-name="P170">E] Ces...ces… <text:s/><text:span text:style-name="T299">G] .ualez tes… <text:s/>H2] ...varles… <text:s/>I] ...damoiseus</text:span></text:p>
          </table:table-cell>
        </table:table-row>
        <table:table-row table:style-name="Table1.133">
          <table:table-cell table:style-name="Table1.A2" office:value-type="string">
            <text:p text:style-name="P16">2895</text:p>
          </table:table-cell>
          <table:table-cell table:style-name="Table1.A2" office:value-type="string">
            <text:p text:style-name="P16">Et fai ton hernais <text:span text:style-name="T255">(H hernois)</text:span> atorner</text:p>
          </table:table-cell>
          <table:table-cell table:style-name="Table1.C119" office:value-type="string">
            <text:p text:style-name="P54"><text:span text:style-name="T37">A</text:span><text:span text:style-name="T77">D</text:span><text:span text:style-name="T178">K</text:span><text:span text:style-name="T140">M</text:span><text:span text:style-name="T154">T</text:span><text:span text:style-name="T166">W</text:span><text:span text:style-name="T37">] ...hernois </text:span><text:span text:style-name="T154">(</text:span><text:span text:style-name="T178">K</text:span><text:span text:style-name="T154">T hernoi, </text:span><text:span text:style-name="T166">W harnoy</text:span><text:span text:style-name="T154">)</text:span><text:span text:style-name="T37">…</text:span><text:span text:style-name="T54"> <text:s/></text:span><text:span text:style-name="T51">B</text:span><text:span text:style-name="T1">] </text:span><text:span text:style-name="T63">Fai bien ton harnois… <text:s/></text:span><text:span text:style-name="T50">E] ...</text:span><text:span text:style-name="T92">bel harnois… <text:s text:c="2"/></text:span><text:span text:style-name="T83">L] </text:span><text:span text:style-name="T127">Et fai toner noy atorner</text:span><text:span text:style-name="T92"> </text:span><text:span text:style-name="T60">H2] ...</text:span><text:span text:style-name="T111">aprester <text:s/></text:span><text:span text:style-name="T113">I</text:span><text:span text:style-name="T60">] ...</text:span><text:span text:style-name="T120">aprester CORR IN torner </text:span><text:span text:style-name="T199">!!!!!!!!!!</text:span></text:p>
          </table:table-cell>
        </table:table-row>
        <table:table-row table:style-name="Table1.133">
          <table:table-cell table:style-name="Table1.A2" office:value-type="string">
            <text:p text:style-name="P16">2896</text:p>
          </table:table-cell>
          <table:table-cell table:style-name="Table1.A2" office:value-type="string">
            <text:p text:style-name="P16">Se tu wels vers le roi aler</text:p>
          </table:table-cell>
          <table:table-cell table:style-name="Table1.C119" office:value-type="string">
            <text:p text:style-name="P168">E] ...a la cort aler</text:p>
          </table:table-cell>
        </table:table-row>
        <table:table-row table:style-name="Table1.133">
          <table:table-cell table:style-name="Table1.A2" office:value-type="string">
            <text:p text:style-name="P16">2897</text:p>
          </table:table-cell>
          <table:table-cell table:style-name="Table1.A2" office:value-type="string">
            <text:p text:style-name="P16">Je meismes irai o toi</text:p>
          </table:table-cell>
          <table:table-cell table:style-name="Table1.C119" office:value-type="string">
            <text:p text:style-name="P86">A<text:span text:style-name="T301">G</text:span>] ...<text:span text:style-name="T264">a toi <text:s/></text:span><text:span text:style-name="T60">H2] </text:span><text:span text:style-name="T111">J meismes… <text:s/></text:span><text:span text:style-name="T92">M] </text:span><text:span text:style-name="T140">Et ie mismes ire… <text:s/></text:span><text:span text:style-name="T158">W] </text:span><text:span text:style-name="T166">Moi...auec toy <text:s/></text:span><text:span text:style-name="T173">K] </text:span><text:span text:style-name="T178">Ge men irai apres </text:span><text:span text:style-name="T179">a toi</text:span></text:p>
          </table:table-cell>
        </table:table-row>
        <table:table-row table:style-name="Table1.133">
          <table:table-cell table:style-name="Table1.A2" office:value-type="string">
            <text:p text:style-name="P16">2898</text:p>
          </table:table-cell>
          <table:table-cell table:style-name="Table1.A2" office:value-type="string">
            <text:p text:style-name="P16">Dist Florimons Et je l’otroi</text:p>
          </table:table-cell>
          <table:table-cell table:style-name="Table1.C119" office:value-type="string">
            <text:p text:style-name="P154"/>
          </table:table-cell>
        </table:table-row>
        <table:table-row table:style-name="Table1.133">
          <table:table-cell table:style-name="Table1.A2" office:value-type="string">
            <text:p text:style-name="P16">2899</text:p>
          </table:table-cell>
          <table:table-cell table:style-name="Table1.A2" office:value-type="string">
            <text:p text:style-name="P16">Florimont per <text:span text:style-name="T255">(H par) </text:span>grant cortesie</text:p>
          </table:table-cell>
          <table:table-cell table:style-name="Table1.C119" office:value-type="string">
            <text:p text:style-name="P87"><text:span text:style-name="T37">A</text:span><text:span text:style-name="T64">B</text:span><text:span text:style-name="T103">G</text:span><text:span text:style-name="T120">I</text:span><text:span text:style-name="T166">W</text:span><text:span text:style-name="T37">] ...par…</text:span><text:span text:style-name="T54"> <text:s/></text:span><text:span text:style-name="T92">M] ...</text:span><text:span text:style-name="T237">per</text:span><text:span text:style-name="T140"> sa courtoisie <text:s/></text:span><text:span text:style-name="T173">K] ...</text:span><text:span text:style-name="T179">por...</text:span></text:p>
          </table:table-cell>
        </table:table-row>
        <table:table-row table:style-name="Table1.133">
          <table:table-cell table:style-name="Table1.A2" office:value-type="string">
            <text:p text:style-name="P16">2900</text:p>
          </table:table-cell>
          <table:table-cell table:style-name="Table1.A2" office:value-type="string">
            <text:p text:style-name="P16">Prist congié toz sous de s’amie</text:p>
          </table:table-cell>
          <table:table-cell table:style-name="Table1.C119" office:value-type="string">
            <text:p text:style-name="P87"><text:span text:style-name="T37">A</text:span><text:span text:style-name="T77">D</text:span><text:span text:style-name="T92">E</text:span><text:span text:style-name="T103">G</text:span><text:span text:style-name="T111">H2</text:span><text:span text:style-name="T120">I</text:span><text:span text:style-name="T127">L</text:span><text:span text:style-name="T37">] ...</text:span><text:span text:style-name="T54">toz </text:span><text:span text:style-name="T77">(D</text:span><text:span text:style-name="T111">H2</text:span><text:span text:style-name="T77"> touz, </text:span><text:span text:style-name="T92">E tous, </text:span><text:span text:style-name="T120">I tot</text:span><text:span text:style-name="T77">)</text:span><text:span text:style-name="T54"> seus </text:span><text:span text:style-name="T77">(D sous, </text:span><text:span text:style-name="T103">G sols, </text:span><text:span text:style-name="T127">L souz</text:span><text:span text:style-name="T77">)</text:span><text:span text:style-name="T54"> congie </text:span><text:span text:style-name="T103">(G conge)</text:span><text:span text:style-name="T54"> de </text:span><text:span text:style-name="T92">(E a, </text:span><text:span text:style-name="T120">I da</text:span><text:span text:style-name="T92">)</text:span><text:span text:style-name="T54">… <text:s/></text:span><text:span text:style-name="T51">B</text:span><text:span text:style-name="T1">] </text:span><text:span text:style-name="T65">Tous seus prist congiet de samie <text:s/></text:span><text:span text:style-name="T92">M] ...</text:span><text:span text:style-name="T140">a samie <text:s/></text:span><text:span text:style-name="T158">W] ...</text:span><text:span text:style-name="T166">tout seul congie de sa mere <text:s/></text:span><text:span text:style-name="T173">K] </text:span><text:span text:style-name="T179">Tot sol prist congie d[...]</text:span></text:p>
          </table:table-cell>
        </table:table-row>
        <table:table-row table:style-name="Table1.133">
          <table:table-cell table:style-name="Table1.A2" office:value-type="string">
            <text:p text:style-name="P16">2901</text:p>
          </table:table-cell>
          <table:table-cell table:style-name="Table1.A2" office:value-type="string">
            <text:p text:style-name="P16">L’anel portait et l’oignement</text:p>
          </table:table-cell>
          <table:table-cell table:style-name="Table1.C119" office:value-type="string">
            <text:p text:style-name="P77"><text:span text:style-name="T46">A</text:span><text:span text:style-name="T77">D</text:span><text:span text:style-name="T92">E</text:span><text:span text:style-name="T103">G</text:span><text:span text:style-name="T111">H2</text:span><text:span text:style-name="T120">I</text:span><text:span text:style-name="T127">L</text:span><text:span text:style-name="T140">M</text:span><text:span text:style-name="T154">T</text:span><text:span text:style-name="T166">W</text:span><text:span text:style-name="T46">] </text:span><text:span text:style-name="T111">(H2 Lennel)</text:span><text:span text:style-name="T46">...porta…</text:span><text:span text:style-name="T54"> <text:s/></text:span><text:span text:style-name="T51">B</text:span><text:span text:style-name="T179">K</text:span><text:span text:style-name="T1">] ...porte…</text:span><text:span text:style-name="T65"> <text:s/></text:span></text:p>
          </table:table-cell>
        </table:table-row>
        <table:table-row table:style-name="Table1.133">
          <table:table-cell table:style-name="Table1.A2" office:value-type="string">
            <text:p text:style-name="P16">2902</text:p>
          </table:table-cell>
          <table:table-cell table:style-name="Table1.A2" office:value-type="string">
            <text:p text:style-name="P16">Et la bone espee asiment</text:p>
          </table:table-cell>
          <table:table-cell table:style-name="Table1.C119" office:value-type="string">
            <text:p text:style-name="P127">A<text:span text:style-name="T301">GIKTW</text:span>] <text:span text:style-name="T264">La (K Sa) bone (W espee)… <text:s/>L] ...espee et loignement CORR IN ausiment</text:span></text:p>
          </table:table-cell>
        </table:table-row>
        <table:table-row table:style-name="Table1.133">
          <table:table-cell table:style-name="Table1.A2" office:value-type="string">
            <text:p text:style-name="P16">2903</text:p>
          </table:table-cell>
          <table:table-cell table:style-name="Table1.A2" office:value-type="string">
            <text:p text:style-name="P16">Et de sa meire congié prist</text:p>
          </table:table-cell>
          <table:table-cell table:style-name="Table1.C119" office:value-type="string">
            <text:p text:style-name="P87"><text:span text:style-name="T22">A</text:span><text:span text:style-name="T120">I</text:span><text:span text:style-name="T22">] </text:span><text:span text:style-name="T54">De sa…</text:span><text:span text:style-name="T120">(I apris)</text:span><text:span text:style-name="T54"> <text:s/></text:span><text:span text:style-name="T51">B</text:span><text:span text:style-name="T77">D</text:span><text:span text:style-name="T111">H2</text:span><text:span text:style-name="T1">] </text:span><text:span text:style-name="T65">De sa...le congiet </text:span><text:span text:style-name="T77">(D</text:span><text:span text:style-name="T111">H2</text:span><text:span text:style-name="T77"> congie)…</text:span><text:span text:style-name="T111">(H2 print)</text:span><text:span text:style-name="T65"> <text:s/></text:span><text:span text:style-name="T101">G</text:span><text:span text:style-name="T43">] </text:span><text:span text:style-name="T103">De la… <text:s/></text:span><text:span text:style-name="T158">W] </text:span><text:span text:style-name="T166">Quant de… <text:s/></text:span><text:span text:style-name="T173">K] </text:span><text:span text:style-name="T179">De la...si prist</text:span></text:p>
          </table:table-cell>
        </table:table-row>
        <table:table-row table:style-name="Table1.133">
          <table:table-cell table:style-name="Table1.A2" office:value-type="string">
            <text:p text:style-name="P16">2904</text:p>
          </table:table-cell>
          <table:table-cell table:style-name="Table1.A2" office:value-type="string">
            <text:p text:style-name="P16">Vient a son peire se <text:span text:style-name="T255">(H si)</text:span> li dist</text:p>
          </table:table-cell>
          <table:table-cell table:style-name="Table1.C119" office:value-type="string">
            <text:p text:style-name="P38"><text:span text:style-name="T22">A</text:span><text:span text:style-name="T77">D</text:span><text:span text:style-name="T112">H2</text:span><text:span text:style-name="T166">W</text:span><text:span text:style-name="T22">] </text:span><text:span text:style-name="T112">(H2</text:span><text:span text:style-name="T166">W</text:span><text:span text:style-name="T112"> Vint)</text:span><text:span text:style-name="T22">...</text:span><text:span text:style-name="T54">si li </text:span><text:span text:style-name="T166">(W sy ly)</text:span><text:span text:style-name="T54">… <text:s/></text:span><text:span text:style-name="T51">B</text:span><text:span text:style-name="T179">K</text:span><text:span text:style-name="T140">M</text:span><text:span text:style-name="T1">] ...</text:span><text:span text:style-name="T65">et si li… <text:s/></text:span><text:span text:style-name="T50">E] ...</text:span><text:span text:style-name="T93">puis li dist <text:s/></text:span><text:span text:style-name="T101">G</text:span><text:span text:style-name="T43">] ...</text:span><text:span text:style-name="T103">si lor...</text:span></text:p>
          </table:table-cell>
        </table:table-row>
        <table:table-row table:style-name="Table1.133">
          <table:table-cell table:style-name="Table1.A2" office:value-type="string">
            <text:p text:style-name="P16">2905</text:p>
          </table:table-cell>
          <table:table-cell table:style-name="Table1.A2" office:value-type="string">
            <text:p text:style-name="P16">Sire je sui a vos venus</text:p>
          </table:table-cell>
          <table:table-cell table:style-name="Table1.C119" office:value-type="string">
            <text:p text:style-name="P153"/>
          </table:table-cell>
        </table:table-row>
        <table:table-row table:style-name="Table1.133">
          <table:table-cell table:style-name="Table1.A2" office:value-type="string">
            <text:p text:style-name="P16">2906</text:p>
          </table:table-cell>
          <table:table-cell table:style-name="Table1.A2" office:value-type="string">
            <text:p text:style-name="P16">Assez sui grans fors et creus</text:p>
          </table:table-cell>
          <table:table-cell table:style-name="Table1.C119" office:value-type="string">
            <text:p text:style-name="P123"><text:span text:style-name="T261">B</text:span>] …<text:span text:style-name="T276">et menbrus <text:s/>DH2M] ...granz (H2 grans) et </text:span><text:span text:style-name="T213">per</text:span><text:span text:style-name="T276">ereuz (H2 parcreus, M </text:span><text:span text:style-name="T238">per</text:span><text:span text:style-name="T326">creuz) <text:s text:c="2"/>I] ...grans e fors… <text:s text:c="2"/>T] ...forz granz...</text:span></text:p>
          </table:table-cell>
        </table:table-row>
        <table:table-row table:style-name="Table1.133">
          <table:table-cell table:style-name="Table1.A2" office:value-type="string">
            <text:p text:style-name="P16">2907</text:p>
          </table:table-cell>
          <table:table-cell table:style-name="Table1.A2" office:value-type="string">
            <text:p text:style-name="P16">Si vodroie ore estre adobez</text:p>
          </table:table-cell>
          <table:table-cell table:style-name="Table1.C119" office:value-type="string">
            <text:p text:style-name="P27">A<text:span text:style-name="T285">DEGH2IKLMTW</text:span>] <text:span text:style-name="T292">(E Or si, LW Je)</text:span>...<text:span text:style-name="T264">uodroie (DLT uoudroie, E voudroie, GK uoldroie, H2 vourroie, MW vouldroie) estre… <text:s/></text:span><text:span text:style-name="T51">B</text:span><text:span text:style-name="T1">] </text:span><text:span text:style-name="T65">Bien voldroie estre...</text:span></text:p>
          </table:table-cell>
        </table:table-row>
        <table:table-row table:style-name="Table1.133">
          <table:table-cell table:style-name="Table1.A2" office:value-type="string">
            <text:p text:style-name="P16">2908</text:p>
          </table:table-cell>
          <table:table-cell table:style-name="Table1.A2" office:value-type="string">
            <text:p text:style-name="P17">Li dus respont Jel wel assez</text:p>
          </table:table-cell>
          <table:table-cell table:style-name="Table1.C119" office:value-type="string">
            <text:p text:style-name="P179">L<text:span text:style-name="T334">W</text:span>] ...je… <text:s/><text:span text:style-name="T291">M] Respont li dus...</text:span></text:p>
          </table:table-cell>
        </table:table-row>
        <table:table-row table:style-name="Table1.133">
          <table:table-cell table:style-name="Table1.A2" office:value-type="string">
            <text:p text:style-name="P16">2909</text:p>
          </table:table-cell>
          <table:table-cell table:style-name="Table1.A2" office:value-type="string">
            <text:p text:style-name="P17">Florimons dist Je m’en irai</text:p>
          </table:table-cell>
          <table:table-cell table:style-name="Table1.C119" office:value-type="string">
            <text:p text:style-name="P113"><text:span text:style-name="T280">DEH2T] Dist (H2 Dit) </text:span><text:span text:style-name="T208">flor</text:span><text:span text:style-name="T280">. (E florimont, T florimonz)...</text:span></text:p>
          </table:table-cell>
        </table:table-row>
        <table:table-row table:style-name="Table1.133">
          <table:table-cell table:style-name="Table1.A2" office:value-type="string">
            <text:p text:style-name="P16">2910</text:p>
          </table:table-cell>
          <table:table-cell table:style-name="Table1.A2" office:value-type="string">
            <text:p text:style-name="P17">Puels que de vos congié en ai</text:p>
          </table:table-cell>
          <table:table-cell table:style-name="Table1.C119" office:value-type="string">
            <text:p text:style-name="P161">D<text:span text:style-name="T292">EH2M</text:span>] ...le congie ai <text:s/><text:span text:style-name="T309">I] ...naurai</text:span></text:p>
          </table:table-cell>
        </table:table-row>
        <table:table-row table:style-name="Table1.133">
          <table:table-cell table:style-name="Table1.A2" office:value-type="string">
            <text:p text:style-name="P16">2911</text:p>
          </table:table-cell>
          <table:table-cell table:style-name="Table1.A2" office:value-type="string">
            <text:p text:style-name="P17">A (H Au) riche roi d’Esclabonie</text:p>
          </table:table-cell>
          <table:table-cell table:style-name="Table1.C119" office:value-type="string">
            <text:p text:style-name="P21"><text:span text:style-name="T47">A</text:span><text:span text:style-name="T65">B</text:span><text:span text:style-name="T78">D</text:span><text:span text:style-name="T93">E</text:span><text:span text:style-name="T103">G</text:span><text:span text:style-name="T112">H2</text:span><text:span text:style-name="T120">I</text:span><text:span text:style-name="T179">K</text:span><text:span text:style-name="T127">L</text:span><text:span text:style-name="T141">M</text:span><text:span text:style-name="T154">T</text:span><text:span text:style-name="T166">W</text:span><text:span text:style-name="T47">] </text:span><text:span text:style-name="T54">Au </text:span><text:span text:style-name="T127">(L Al)</text:span><text:span text:style-name="T54">...desclauonie </text:span><text:span text:style-name="T65">(B</text:span><text:span text:style-name="T93">E</text:span><text:span text:style-name="T112">H2</text:span><text:span text:style-name="T141">M</text:span><text:span text:style-name="T65"> desclauonnie, </text:span><text:span text:style-name="T127">L de clauonie, </text:span><text:span text:style-name="T166">W declauonie</text:span><text:span text:style-name="T65">)</text:span></text:p>
          </table:table-cell>
        </table:table-row>
        <table:table-row table:style-name="Table1.133">
          <table:table-cell table:style-name="Table1.A2" office:value-type="string">
            <text:p text:style-name="P16">2912</text:p>
          </table:table-cell>
          <table:table-cell table:style-name="Table1.A2" office:value-type="string">
            <text:p text:style-name="P17">Li dus respont A Deus ahie</text:p>
          </table:table-cell>
          <table:table-cell table:style-name="Table1.C119" office:value-type="string">
            <text:p text:style-name="P161">D] ...he deu ahie <text:s/><text:span text:style-name="T309">I] ...et des aie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6">2913</text:p>
          </table:table-cell>
          <table:table-cell table:style-name="Table1.A2" office:value-type="string">
            <text:p text:style-name="P17">Armes te donrai a honor</text:p>
          </table:table-cell>
          <table:table-cell table:style-name="Table1.C119" office:value-type="string">
            <text:p text:style-name="P68"><text:span text:style-name="T47">A</text:span><text:span text:style-name="T65">B</text:span><text:span text:style-name="T78">D</text:span><text:span text:style-name="T93">E</text:span><text:span text:style-name="T120">I</text:span><text:span text:style-name="T127">L</text:span><text:span text:style-name="T154">T</text:span><text:span text:style-name="T166">W</text:span><text:span text:style-name="T47">] ...donra…</text:span><text:span text:style-name="T54"> <text:s/></text:span><text:span text:style-name="T60">H2] ...</text:span><text:span text:style-name="T112">dourra aamour <text:s/></text:span><text:span text:style-name="T92">M] ...</text:span><text:span text:style-name="T141">donra sanz restour</text:span></text:p>
          </table:table-cell>
        </table:table-row>
        <table:table-row table:style-name="Table1.133">
          <table:table-cell table:style-name="Table1.A2" office:value-type="string">
            <text:p text:style-name="P16">2914</text:p>
          </table:table-cell>
          <table:table-cell table:style-name="Table1.A2" office:value-type="string">
            <text:p text:style-name="P17">Por ta meire et por m’onor</text:p>
          </table:table-cell>
          <table:table-cell table:style-name="Table1.C119" office:value-type="string">
            <text:p text:style-name="P134">A<text:span text:style-name="T276">BDGIKW</text:span>] <text:span text:style-name="T301">(D Et)</text:span>...<text:span text:style-name="T264">mamor (BW mamour) <text:s/>E] ...ta hautesce et por tamor <text:s/>H2] Et pour </text:span><text:span text:style-name="T345">t</text:span><text:span text:style-name="T264">on pere et pour tonnour <text:s/>L] </text:span><text:span text:style-name="T229">Per</text:span><text:span text:style-name="T317">...et </text:span><text:span text:style-name="T229">per</text:span><text:span text:style-name="T317"> tamor <text:s/>M] ...tamour</text:span></text:p>
          </table:table-cell>
        </table:table-row>
        <table:table-row table:style-name="Table1.133">
          <table:table-cell table:style-name="Table1.A2" office:value-type="string">
            <text:p text:style-name="P16">2915</text:p>
          </table:table-cell>
          <table:table-cell table:style-name="Table1.A2" office:value-type="string">
            <text:p text:style-name="P17">Biaus fils tu moenras de ma gent</text:p>
          </table:table-cell>
          <table:table-cell table:style-name="Table1.C119" office:value-type="string">
            <text:p text:style-name="P77"><text:span text:style-name="T51">B</text:span><text:span text:style-name="T1">] ...</text:span><text:span text:style-name="T65">ta menras… <text:s/></text:span><text:span text:style-name="T69">D</text:span><text:span text:style-name="T120">I</text:span><text:span text:style-name="T179">K</text:span><text:span text:style-name="T127">L</text:span><text:span text:style-name="T69">] ...</text:span><text:span text:style-name="T79">tu manras </text:span><text:span text:style-name="T120">(I</text:span><text:span text:style-name="T179">K</text:span><text:span text:style-name="T120"> menras)</text:span><text:span text:style-name="T79">… <text:s/></text:span><text:span text:style-name="T60">H2] ...</text:span><text:span text:style-name="T112">tu menras de ta CORR IN ma gent <text:s/></text:span><text:span text:style-name="T158">W] ...</text:span><text:span text:style-name="T166">tu morras...</text:span></text:p>
          </table:table-cell>
        </table:table-row>
        <table:table-row table:style-name="Table1.133">
          <table:table-cell table:style-name="Table1.A2" office:value-type="string">
            <text:p text:style-name="P16">2916</text:p>
          </table:table-cell>
          <table:table-cell table:style-name="Table1.A2" office:value-type="string">
            <text:p text:style-name="P17">Deniers porterais (H porteras) et argent</text:p>
          </table:table-cell>
          <table:table-cell table:style-name="Table1.C119" office:value-type="string">
            <text:p text:style-name="P21"><text:span text:style-name="T47">A</text:span><text:span text:style-name="T93">E</text:span><text:span text:style-name="T103">G</text:span><text:span text:style-name="T112">H2</text:span><text:span text:style-name="T120">I</text:span><text:span text:style-name="T179">K</text:span><text:span text:style-name="T127">L</text:span><text:span text:style-name="T154">T</text:span><text:span text:style-name="T47">] ...</text:span><text:span text:style-name="T54">porteras...</text:span></text:p>
          </table:table-cell>
        </table:table-row>
        <table:table-row table:style-name="Table1.133">
          <table:table-cell table:style-name="Table1.A2" office:value-type="string">
            <text:p text:style-name="P16">2917</text:p>
          </table:table-cell>
          <table:table-cell table:style-name="Table1.A2" office:value-type="string">
            <text:p text:style-name="P17">N’en ai gaires se poiset (H ce poise) moi</text:p>
          </table:table-cell>
          <table:table-cell table:style-name="Table1.C119" office:value-type="string">
            <text:p text:style-name="P96">INV <text:span text:style-name="T60">H2] </text:span><text:span text:style-name="T1">Quant uenras a la court le Roy</text:span></text:p>
            <text:p text:style-name="P87">A<text:span text:style-name="T301">GLMT</text:span>] <text:span text:style-name="T264">Non nai (GL ai, M Nenay) gueres (G gaire, L gaires, T guaires) cen (GLMT ce) poise (G pose) moi <text:s/></text:span><text:span text:style-name="T51">B</text:span><text:span text:style-name="T79">D</text:span><text:span text:style-name="T1">] ...</text:span><text:span text:style-name="T65">ce poise… <text:s/></text:span><text:span text:style-name="T173">K] </text:span><text:span text:style-name="T179">Non ai...ce poise...</text:span></text:p>
          </table:table-cell>
        </table:table-row>
        <table:table-row table:style-name="Table1.133">
          <table:table-cell table:style-name="Table1.A2" office:value-type="string">
            <text:p text:style-name="P16">2918</text:p>
          </table:table-cell>
          <table:table-cell table:style-name="Table1.A2" office:value-type="string">
            <text:p text:style-name="P17">Quant vendras a la cort le roi</text:p>
          </table:table-cell>
          <table:table-cell table:style-name="Table1.C119" office:value-type="string">
            <text:p text:style-name="P96"><text:span text:style-name="T47">I</text:span><text:span text:style-name="T1">NV </text:span><text:span text:style-name="T60">H2] </text:span><text:span text:style-name="T1">Nen ai gaires se poise moy</text:span></text:p>
            <text:p text:style-name="P68"><text:span text:style-name="T47">A</text:span><text:span text:style-name="T128">L</text:span><text:span text:style-name="T47">] ...</text:span><text:span text:style-name="T54">au roi <text:s/></text:span><text:span text:style-name="T101">G</text:span><text:span text:style-name="T120">I</text:span><text:span text:style-name="T179">K</text:span><text:span text:style-name="T166">W</text:span><text:span text:style-name="T43">] ...</text:span><text:span text:style-name="T103">en la cort </text:span><text:span text:style-name="T166">(W court)</text:span><text:span text:style-name="T103">...</text:span><text:span text:style-name="T120">(I</text:span><text:span text:style-name="T166">W</text:span><text:span text:style-name="T120"> au roi) <text:s/></text:span><text:span text:style-name="T92">M] </text:span><text:span text:style-name="T141">Tu yras a...du… <text:s/></text:span><text:span text:style-name="T155">T] ...del roi</text:span></text:p>
          </table:table-cell>
        </table:table-row>
        <table:table-row table:style-name="Table1.133">
          <table:table-cell table:style-name="Table1.A2" office:value-type="string">
            <text:p text:style-name="P16">2919</text:p>
          </table:table-cell>
          <table:table-cell table:style-name="Table1.A2" office:value-type="string">
            <text:p text:style-name="P17">Tant d’avoir com poras avoir</text:p>
          </table:table-cell>
          <table:table-cell table:style-name="Table1.C119" office:value-type="string">
            <text:p text:style-name="P38"><text:span text:style-name="T23">A</text:span><text:span text:style-name="T79">D</text:span><text:span text:style-name="T93">E</text:span><text:span text:style-name="T112">H2</text:span><text:span text:style-name="T120">I</text:span><text:span text:style-name="T179">K</text:span><text:span text:style-name="T128">L</text:span><text:span text:style-name="T141">M</text:span><text:span text:style-name="T166">W</text:span><text:span text:style-name="T23">] ...</text:span><text:span text:style-name="T128">(Lquant) </text:span><text:span text:style-name="T54">porras </text:span><text:span text:style-name="T112">(H2</text:span><text:span text:style-name="T141">M</text:span><text:span text:style-name="T112"> pourras, </text:span><text:span text:style-name="T120">I</text:span><text:span text:style-name="T179">K</text:span><text:span text:style-name="T120"> poras</text:span><text:span text:style-name="T112">)</text:span><text:span text:style-name="T54"> porter <text:s/></text:span><text:span text:style-name="T51">B</text:span><text:span text:style-name="T1">] </text:span><text:span text:style-name="T65">Lauoir que tauras et largent <text:s/></text:span><text:span text:style-name="T101">G</text:span><text:span text:style-name="T43">] </text:span><text:span text:style-name="T103">Quant...poras portier</text:span></text:p>
          </table:table-cell>
        </table:table-row>
        <table:table-row table:style-name="Table1.133">
          <table:table-cell table:style-name="Table1.A2" office:value-type="string">
            <text:p text:style-name="P16">2920</text:p>
          </table:table-cell>
          <table:table-cell table:style-name="Table1.A2" office:value-type="string">
            <text:p text:style-name="P17">Done et si despent a pooir</text:p>
            <text:p text:style-name="P17">(FH Done et despent)</text:p>
          </table:table-cell>
          <table:table-cell table:style-name="Table1.C119" office:value-type="string">
            <text:p text:style-name="P94"><text:span text:style-name="T20">A</text:span><text:span text:style-name="T79">D</text:span><text:span text:style-name="T93">E</text:span><text:span text:style-name="T120">I</text:span><text:span text:style-name="T179">K</text:span><text:span text:style-name="T141">M</text:span><text:span text:style-name="T20">] </text:span><text:span text:style-name="T179">(K Dona)</text:span><text:span text:style-name="T20">...</text:span><text:span text:style-name="T54">et despent </text:span><text:span text:style-name="T93">(E si despent, </text:span><text:span text:style-name="T120">I e despende. </text:span><text:span text:style-name="T179">K e despen</text:span><text:span text:style-name="T93">)</text:span><text:span text:style-name="T54"> comme </text:span><text:span text:style-name="T79">(D si comme, </text:span><text:span text:style-name="T120">I cume, </text:span><text:span text:style-name="T179">K come</text:span><text:span text:style-name="T79">)</text:span><text:span text:style-name="T54"> ber <text:s/></text:span><text:span text:style-name="T51">B</text:span><text:span text:style-name="T1">] </text:span><text:span text:style-name="T65">Donne et le despen largement <text:s/></text:span><text:span text:style-name="T60">H2] </text:span><text:span text:style-name="T112">Despens et donne comme bers <text:s/></text:span><text:span text:style-name="T83">L</text:span><text:span text:style-name="T166">W</text:span><text:span text:style-name="T83">] ...</text:span><text:span text:style-name="T128">et despant </text:span><text:span text:style-name="T166">(W despens)</text:span><text:span text:style-name="T128"> uolenter </text:span><text:span text:style-name="T166">(W voulentiers)</text:span><text:span text:style-name="T128"> <text:s/></text:span><text:span text:style-name="T155">T] Despant largemant a pooir</text:span></text:p>
          </table:table-cell>
        </table:table-row>
        <table:table-row table:style-name="Table1.133">
          <table:table-cell table:style-name="Table1.A2" office:value-type="string">
            <text:p text:style-name="P16">2921</text:p>
          </table:table-cell>
          <table:table-cell table:style-name="Table1.A2" office:value-type="string">
            <text:p text:style-name="P17">Sire fet il assez en ai</text:p>
          </table:table-cell>
          <table:table-cell table:style-name="Table1.C119" office:value-type="string">
            <text:p text:style-name="P128"><text:span text:style-name="T261">BDM</text:span>] ...<text:span text:style-name="T276">dist (DM dit) il… <text:s text:c="2"/>L] ...naurai</text:span></text:p>
          </table:table-cell>
        </table:table-row>
        <table:table-row table:style-name="Table1.133">
          <table:table-cell table:style-name="Table1.A2" office:value-type="string">
            <text:p text:style-name="P16">2922</text:p>
          </table:table-cell>
          <table:table-cell table:style-name="Table1.A2" office:value-type="string">
            <text:p text:style-name="P17">Et se Deu plaist j’en conquerrai</text:p>
          </table:table-cell>
          <table:table-cell table:style-name="Table1.C119" office:value-type="string">
            <text:p text:style-name="P119">A<text:span text:style-name="T313">IL</text:span>] ...<text:span text:style-name="T264">ie conquerrai (IL conquerai) <text:s/>H2] Se diex...</text:span></text:p>
          </table:table-cell>
        </table:table-row>
        <table:table-row table:style-name="Table1.133">
          <table:table-cell table:style-name="Table1.A2" office:value-type="string">
            <text:p text:style-name="P16">2923</text:p>
          </table:table-cell>
          <table:table-cell table:style-name="Table1.A2" office:value-type="string">
            <text:p text:style-name="P17">Li dus li cherget de ses drus</text:p>
          </table:table-cell>
          <table:table-cell table:style-name="Table1.C119" office:value-type="string">
            <text:p text:style-name="P77"><text:span text:style-name="T47">A</text:span><text:span text:style-name="T120">I</text:span><text:span text:style-name="T179">K</text:span><text:span text:style-name="T141">M</text:span><text:span text:style-name="T47">] ...</text:span><text:span text:style-name="T54">li charia </text:span><text:span text:style-name="T120">(I carga, </text:span><text:span text:style-name="T179">K carza</text:span><text:span text:style-name="T120">)</text:span><text:span text:style-name="T54">… <text:s/></text:span><text:span text:style-name="T69">D] ...</text:span><text:span text:style-name="T79">li charge… <text:s/></text:span><text:span text:style-name="T158">W] ...</text:span><text:span text:style-name="T166">le charge...</text:span></text:p>
          </table:table-cell>
        </table:table-row>
        <table:table-row table:style-name="Table1.133">
          <table:table-cell table:style-name="Table1.A2" office:value-type="string">
            <text:p text:style-name="P16">2924</text:p>
          </table:table-cell>
          <table:table-cell table:style-name="Table1.A2" office:value-type="string">
            <text:p text:style-name="P17">Cheveliers jones et chanus</text:p>
          </table:table-cell>
          <table:table-cell table:style-name="Table1.C119" office:value-type="string">
            <text:p text:style-name="P39"><text:span text:style-name="T51">B</text:span><text:span text:style-name="T1">] .</text:span><text:span text:style-name="T66">C. </text:span><text:span text:style-name="T207">chles</text:span><text:span text:style-name="T66"> fors et membrus <text:s/></text:span><text:span text:style-name="T101">G</text:span><text:span text:style-name="T43">] </text:span><text:span text:style-name="T104">Et </text:span><text:span text:style-name="T223">chrs</text:span><text:span text:style-name="T104">...</text:span></text:p>
          </table:table-cell>
        </table:table-row>
        <table:table-row table:style-name="Table1.133">
          <table:table-cell table:style-name="Table1.A2" office:value-type="string">
            <text:p text:style-name="P16">2925</text:p>
          </table:table-cell>
          <table:table-cell table:style-name="Table1.A2" office:value-type="string">
            <text:p text:style-name="P17">Il ait pris congié de bon (HF son) grei</text:p>
          </table:table-cell>
          <table:table-cell table:style-name="Table1.C119" office:value-type="string">
            <text:p text:style-name="P112"><text:span text:style-name="T261">B</text:span>] <text:span text:style-name="T277">Lors a pris...</text:span></text:p>
          </table:table-cell>
        </table:table-row>
        <table:table-row table:style-name="Table1.133">
          <table:table-cell table:style-name="Table1.A2" office:value-type="string">
            <text:p text:style-name="P16">2926</text:p>
          </table:table-cell>
          <table:table-cell table:style-name="Table1.A2" office:value-type="string">
            <text:p text:style-name="P17">Cele nuit se sont reposei</text:p>
          </table:table-cell>
          <table:table-cell table:style-name="Table1.C119" office:value-type="string">
            <text:p text:style-name="P155"/>
          </table:table-cell>
        </table:table-row>
        <table:table-row table:style-name="Table1.133">
          <table:table-cell table:style-name="Table1.A2" office:value-type="string">
            <text:p text:style-name="P16">2927</text:p>
          </table:table-cell>
          <table:table-cell table:style-name="Table1.A2" office:value-type="string">
            <text:p text:style-name="P17">Et se (H si) leverent a (H au) matin</text:p>
          </table:table-cell>
          <table:table-cell table:style-name="Table1.C119" office:value-type="string">
            <text:p text:style-name="P55"><text:span text:style-name="T23">A</text:span><text:span text:style-name="T104">G</text:span><text:span text:style-name="T120">I</text:span><text:span text:style-name="T179">K</text:span><text:span text:style-name="T23">] </text:span><text:span text:style-name="T55">Puis sesleuerent </text:span><text:span text:style-name="T104">(G</text:span><text:span text:style-name="T120">I</text:span><text:span text:style-name="T179">K</text:span><text:span text:style-name="T104"> se leuerent)</text:span><text:span text:style-name="T55"> al </text:span><text:span text:style-name="T104">(G</text:span><text:span text:style-name="T120">I</text:span><text:span text:style-name="T104"> au)</text:span><text:span text:style-name="T55">… <text:s/></text:span><text:span text:style-name="T51">B</text:span><text:span text:style-name="T79">D</text:span><text:span text:style-name="T1">] </text:span><text:span text:style-name="T66">Et si se lieuent bien </text:span><text:span text:style-name="T79">(D </text:span><text:span text:style-name="T214">per</text:span><text:span text:style-name="T79">)</text:span><text:span text:style-name="T66"> matin <text:s text:c="2"/></text:span><text:span text:style-name="T50">E] </text:span><text:span text:style-name="T93">Si se...au… <text:s text:c="2"/></text:span><text:span text:style-name="T83">L</text:span><text:span text:style-name="T141">M</text:span><text:span text:style-name="T166">W</text:span><text:span text:style-name="T83">] ...au…</text:span><text:span text:style-name="T128"> <text:s text:c="2"/></text:span><text:span text:style-name="T155">T] Et si...al… <text:s/></text:span><text:span text:style-name="T168">H2] ...par matin</text:span></text:p>
          </table:table-cell>
        </table:table-row>
        <table:table-row table:style-name="Table1.133">
          <table:table-cell table:style-name="Table1.A2" office:value-type="string">
            <text:p text:style-name="P16">2928</text:p>
          </table:table-cell>
          <table:table-cell table:style-name="Table1.A2" office:value-type="string">
            <text:p text:style-name="P17">Aroté se sont a (H au) chamin</text:p>
          </table:table-cell>
          <table:table-cell table:style-name="Table1.C119" office:value-type="string">
            <text:p text:style-name="P77"><text:span text:style-name="T38">A</text:span><text:span text:style-name="T66">B</text:span><text:span text:style-name="T104">G</text:span><text:span text:style-name="T155">T</text:span><text:span text:style-name="T38">] ...</text:span><text:span text:style-name="T55">el chemin <text:s/></text:span><text:span text:style-name="T69">D</text:span><text:span text:style-name="T120">I</text:span><text:span text:style-name="T141">M</text:span><text:span text:style-name="T69">] ...au…</text:span><text:span text:style-name="T79"> <text:s/></text:span><text:span text:style-name="T50">E] </text:span><text:span text:style-name="T93">Et entrerent en lor… <text:s/></text:span><text:span text:style-name="T83">L] </text:span><text:span text:style-name="T128">Enrote...el… <text:s/></text:span><text:span text:style-name="T158">W] </text:span><text:span text:style-name="T166">Ensemble sont mis au chemin <text:s/></text:span><text:span text:style-name="T168">H2] Si sa routerent au chemin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6">2929</text:p>
          </table:table-cell>
          <table:table-cell table:style-name="Table1.A2" office:value-type="string">
            <text:p text:style-name="P17">La terre passent d’Albanie</text:p>
          </table:table-cell>
          <table:table-cell table:style-name="Table1.C119" office:value-type="string">
            <text:p text:style-name="P182">I] Li...daubanie</text:p>
          </table:table-cell>
        </table:table-row>
        <table:table-row table:style-name="Table1.133">
          <table:table-cell table:style-name="Table1.A2" office:value-type="string">
            <text:p text:style-name="P204">2930</text:p>
          </table:table-cell>
          <table:table-cell table:style-name="Table1.A2" office:value-type="string">
            <text:p text:style-name="P205">Et si sont entré em Bolgrie (HF Balgrie)</text:p>
          </table:table-cell>
          <table:table-cell table:style-name="Table1.C119" office:value-type="string">
            <text:p text:style-name="P87"><text:span text:style-name="T47">A</text:span><text:span text:style-name="T104">G</text:span><text:span text:style-name="T120">I</text:span><text:span text:style-name="T128">L</text:span><text:span text:style-name="T47">] ...</text:span><text:span text:style-name="T55">sen </text:span><text:span text:style-name="T128">(L se)</text:span><text:span text:style-name="T55"> sont entre </text:span><text:span text:style-name="T104">(G son senentre, </text:span><text:span text:style-name="T120">I sonsen entre</text:span><text:span text:style-name="T104">)</text:span><text:span text:style-name="T55"> en bolgrie </text:span><text:span text:style-name="T128">(L bogrie)</text:span><text:span text:style-name="T55"> <text:s/></text:span><text:span text:style-name="T51">B</text:span><text:span text:style-name="T141">M</text:span><text:span text:style-name="T1">] </text:span><text:span text:style-name="T66">Et puis sont entreit </text:span><text:span text:style-name="T141">(M entre)</text:span><text:span text:style-name="T66"> en hongrie </text:span><text:span text:style-name="T141">(M em bougrie)</text:span><text:span text:style-name="T66"> <text:s/></text:span><text:span text:style-name="T69">D] </text:span><text:span text:style-name="T79">Si en sont...bogrie <text:s/></text:span><text:span text:style-name="T50">E] ...</text:span><text:span text:style-name="T93">bougrie <text:s/></text:span><text:span text:style-name="T158">W] </text:span><text:span text:style-name="T166">Jlz sen sont entrez en bogrie <text:s/></text:span><text:span text:style-name="T158">W] ...</text:span><text:span text:style-name="T168">hongrie <text:s/></text:span><text:span text:style-name="T173">K] </text:span><text:span text:style-name="T179">Entre sen sont en hongrie</text:span></text:p>
          </table:table-cell>
        </table:table-row>
        <table:table-row table:style-name="Table1.133">
          <table:table-cell table:style-name="Table1.A2" office:value-type="string">
            <text:p text:style-name="P16">2931</text:p>
          </table:table-cell>
          <table:table-cell table:style-name="Table1.A2" office:value-type="string">
            <text:p text:style-name="P17">Tant chevacherent per (H par) vertu</text:p>
          </table:table-cell>
          <table:table-cell table:style-name="Table1.C119" office:value-type="string">
            <text:p text:style-name="P28"><text:span text:style-name="T51">B</text:span><text:span text:style-name="T104">G</text:span><text:span text:style-name="T120">I</text:span><text:span text:style-name="T1">] ...</text:span><text:span text:style-name="T66">par...</text:span></text:p>
          </table:table-cell>
        </table:table-row>
        <table:table-row table:style-name="Table1.133">
          <table:table-cell table:style-name="Table1.A2" office:value-type="string">
            <text:p text:style-name="P16">2932</text:p>
          </table:table-cell>
          <table:table-cell table:style-name="Table1.A2" office:value-type="string">
            <text:p text:style-name="P17">Que a roi Medon (F<text:span text:style-name="T256">H</text:span> Qu’a roi symedon) sont venu</text:p>
          </table:table-cell>
          <table:table-cell table:style-name="Table1.C119" office:value-type="string">
            <text:p text:style-name="P22">A<text:span text:style-name="T286">DIH2KLMTW]</text:span> ...<text:span text:style-name="T265">au (LT al) roi...(H2 en sont)...</text:span></text:p>
          </table:table-cell>
        </table:table-row>
        <table:table-row table:style-name="Table1.133">
          <table:table-cell table:style-name="Table1.A2" office:value-type="string">
            <text:p text:style-name="P16">2933</text:p>
          </table:table-cell>
          <table:table-cell table:style-name="Table1.A2" office:value-type="string">
            <text:p text:style-name="P18">De par le duc l’ont salué</text:p>
          </table:table-cell>
          <table:table-cell table:style-name="Table1.C119" office:value-type="string">
            <text:p text:style-name="P55"><text:span text:style-name="T69">D] ...</text:span><text:span text:style-name="T80">la salue <text:s/></text:span><text:span text:style-name="T83">L] ...</text:span><text:span text:style-name="T128">duc hunt salue</text:span></text:p>
          </table:table-cell>
        </table:table-row>
        <table:table-row table:style-name="Table1.133">
          <table:table-cell table:style-name="Table1.A2" office:value-type="string">
            <text:p text:style-name="P16">2934</text:p>
          </table:table-cell>
          <table:table-cell table:style-name="Table1.A2" office:value-type="string">
            <text:p text:style-name="P18">Florimont ait mout honoré</text:p>
          </table:table-cell>
          <table:table-cell table:style-name="Table1.C119" office:value-type="string">
            <text:p text:style-name="P106"/>
          </table:table-cell>
        </table:table-row>
        <table:table-row table:style-name="Table1.133">
          <table:table-cell table:style-name="Table1.A2" office:value-type="string">
            <text:p text:style-name="P16">2935</text:p>
          </table:table-cell>
          <table:table-cell table:style-name="Table1.A2" office:value-type="string">
            <text:p text:style-name="P18">As cheveliers et a la gent</text:p>
          </table:table-cell>
          <table:table-cell table:style-name="Table1.C119" office:value-type="string">
            <text:p text:style-name="P169">E] ---</text:p>
            <text:p text:style-name="P92">INV <text:span text:style-name="T258">ADEGH2KLMT] <text:s/></text:span>Li rois <text:span text:style-name="T318">(L li dist) </text:span>si <text:span text:style-name="T302">(G li) (K li fist)</text:span> li fist <text:span text:style-name="T287">(DEH2M et si fist, T et si fit))</text:span> son <text:span text:style-name="T342">(K tot son)</text:span> uoloir <text:span text:style-name="T335">(H2 vouloir)</text:span> <text:s/><text:span text:style-name="T158">W] </text:span><text:span text:style-name="T166">Le roy dist a luy son vouloir</text:span></text:p>
            <text:p text:style-name="P28"><text:span text:style-name="T51">B</text:span><text:span text:style-name="T1">] ...</text:span><text:span text:style-name="T66">et a sagent</text:span></text:p>
          </table:table-cell>
        </table:table-row>
        <table:table-row table:style-name="Table1.133">
          <table:table-cell table:style-name="Table1.A2" office:value-type="string">
            <text:p text:style-name="P16">2936</text:p>
          </table:table-cell>
          <table:table-cell table:style-name="Table1.A2" office:value-type="string">
            <text:p text:style-name="P18">Fut mout de bel acoentement</text:p>
          </table:table-cell>
          <table:table-cell table:style-name="Table1.C119" office:value-type="string">
            <text:p text:style-name="P169">E] ---</text:p>
            <text:p text:style-name="P30"><text:span text:style-name="T9">I</text:span><text:span text:style-name="T55">NV </text:span><text:span text:style-name="T1">A</text:span><text:span text:style-name="T81">D</text:span><text:span text:style-name="T93">E</text:span><text:span text:style-name="T104">G</text:span><text:span text:style-name="T168">H2</text:span><text:span text:style-name="T179">K</text:span><text:span text:style-name="T128">L</text:span><text:span text:style-name="T142">M</text:span><text:span text:style-name="T156">T</text:span><text:span text:style-name="T166">W</text:span><text:span text:style-name="T1">] </text:span><text:span text:style-name="T55">Floreimons </text:span><text:span text:style-name="T93">(E Florimons, </text:span><text:span text:style-name="T104">G Floremont, </text:span><text:span text:style-name="T179">K Floriamont,</text:span><text:span text:style-name="T104"> </text:span><text:span text:style-name="T128">L</text:span><text:span text:style-name="T166">W</text:span><text:span text:style-name="T128"> Florimont, </text:span><text:span text:style-name="T168">H2 </text:span><text:span text:style-name="T241">Flo.</text:span><text:span text:style-name="T168">, </text:span><text:span text:style-name="T142">M </text:span><text:span text:style-name="T239">Flor., </text:span><text:span text:style-name="T156">T Florimonz</text:span><text:span text:style-name="T93">)</text:span><text:span text:style-name="T55"> dona </text:span><text:span text:style-name="T93">(E</text:span><text:span text:style-name="T168">H2</text:span><text:span text:style-name="T142">M</text:span><text:span text:style-name="T166">W</text:span><text:span text:style-name="T93"> donna)</text:span><text:span text:style-name="T55"> son auoir</text:span></text:p>
            <text:p text:style-name="P49"><text:span text:style-name="T51">B</text:span><text:span text:style-name="T1">] ...</text:span><text:span text:style-name="T66">de </text:span><text:span text:style-name="T207">mlt</text:span><text:span text:style-name="T66"> bel acointement <text:s/></text:span><text:span text:style-name="T113">I</text:span><text:span text:style-name="T60">] ...</text:span><text:span text:style-name="T120">de bon...</text:span></text:p>
          </table:table-cell>
        </table:table-row>
        <table:table-row table:style-name="Table1.133">
          <table:table-cell table:style-name="Table1.A2" office:value-type="string">
            <text:p text:style-name="P16">2937</text:p>
          </table:table-cell>
          <table:table-cell table:style-name="Table1.A2" office:value-type="string">
            <text:p text:style-name="P18">Li rois et si fist son voloir</text:p>
          </table:table-cell>
          <table:table-cell table:style-name="Table1.C119" office:value-type="string">
            <text:p text:style-name="P91"><text:span text:style-name="T30">I</text:span><text:span text:style-name="T1">NV </text:span><text:span text:style-name="T49">A</text:span><text:span text:style-name="T81">D</text:span><text:span text:style-name="T104">G</text:span><text:span text:style-name="T168">H2</text:span><text:span text:style-name="T128">L</text:span><text:span text:style-name="T142">M</text:span><text:span text:style-name="T156">T</text:span><text:span text:style-name="T166">W</text:span><text:span text:style-name="T49">] </text:span><text:span text:style-name="T1">As </text:span><text:span text:style-name="T142">(M Aus, </text:span><text:span text:style-name="T166">W A, </text:span><text:span text:style-name="T168">H2 Auz</text:span><text:span text:style-name="T142">)</text:span><text:span text:style-name="T1"> </text:span><text:span text:style-name="T200">chrs</text:span><text:span text:style-name="T1"> </text:span><text:span text:style-name="T104">(G A chaualiers, </text:span><text:span text:style-name="T128">L </text:span><text:span text:style-name="T230">chr, </text:span><text:span text:style-name="T156">T chiualiers, </text:span><text:span text:style-name="T166">W cheualiers</text:span><text:span text:style-name="T104">) </text:span><text:span text:style-name="T1">et a la gent <text:s/></text:span><text:span text:style-name="T50">E</text:span><text:span text:style-name="T179">K</text:span><text:span text:style-name="T50">] </text:span><text:span text:style-name="T93">A </text:span><text:span text:style-name="T220">chrs</text:span><text:span text:style-name="T93"> </text:span><text:span text:style-name="T179">(K </text:span><text:span text:style-name="T243">chres</text:span><text:span text:style-name="T179">)</text:span><text:span text:style-name="T243"> </text:span><text:span text:style-name="T93">a </text:span><text:span text:style-name="T179">(K et)</text:span><text:span text:style-name="T93"> autre gent</text:span></text:p>
            <text:p text:style-name="P28"><text:span text:style-name="T51">B</text:span><text:span text:style-name="T120">I</text:span><text:span text:style-name="T1">] ---</text:span></text:p>
          </table:table-cell>
        </table:table-row>
        <table:table-row table:style-name="Table1.239">
          <table:table-cell table:style-name="Table1.A2" office:value-type="string">
            <text:p text:style-name="P16">2938</text:p>
          </table:table-cell>
          <table:table-cell table:style-name="Table1.A2" office:value-type="string">
            <text:p text:style-name="P18">Florimont dona son avoir</text:p>
          </table:table-cell>
          <table:table-cell table:style-name="Table1.C119" office:value-type="string">
            <text:p text:style-name="P91"><text:span text:style-name="T30">I</text:span><text:span text:style-name="T1">NV </text:span><text:span text:style-name="T49">A</text:span><text:span text:style-name="T81">D</text:span><text:span text:style-name="T104">G</text:span><text:span text:style-name="T168">H2</text:span><text:span text:style-name="T179">K</text:span><text:span text:style-name="T128">L</text:span><text:span text:style-name="T142">M</text:span><text:span text:style-name="T156">T</text:span><text:span text:style-name="T166">W</text:span><text:span text:style-name="T49">] </text:span><text:span text:style-name="T1">Fu </text:span><text:span text:style-name="T200">mlt</text:span><text:span text:style-name="T1"> </text:span><text:span text:style-name="T166">(</text:span><text:span text:style-name="T179">K molt, </text:span><text:span text:style-name="T166">W moult) </text:span><text:span text:style-name="T1">de bel </text:span><text:span text:style-name="T168">(H2 de </text:span><text:span text:style-name="T241">mlt</text:span><text:span text:style-name="T168"> bel)</text:span><text:span text:style-name="T1"> acointement </text:span><text:span text:style-name="T104">(G acontement, <text:s/></text:span><text:span text:style-name="T179">K acontament,</text:span><text:span text:style-name="T104"> </text:span><text:span text:style-name="T156">T acointemant</text:span><text:span text:style-name="T104">)</text:span><text:span text:style-name="T1"> <text:s/></text:span><text:span text:style-name="T50">E] </text:span><text:span text:style-name="T93">Fist il </text:span><text:span text:style-name="T220">mlt</text:span><text:span text:style-name="T93"> bel acointement</text:span></text:p>
            <text:p text:style-name="P28"><text:span text:style-name="T51">B</text:span><text:span text:style-name="T120">I</text:span><text:span text:style-name="T1">] ---</text:span></text:p>
          </table:table-cell>
        </table:table-row>
        <table:table-row table:style-name="Table1.133">
          <table:table-cell table:style-name="Table1.A2" office:value-type="string">
            <text:p text:style-name="P16">2939</text:p>
          </table:table-cell>
          <table:table-cell table:style-name="Table1.A2" office:value-type="string">
            <text:p text:style-name="P18">Li rois ama mout son servisse</text:p>
          </table:table-cell>
          <table:table-cell table:style-name="Table1.C119" office:value-type="string">
            <text:p text:style-name="P193">M] ...emma...</text:p>
          </table:table-cell>
        </table:table-row>
        <table:table-row table:style-name="Table1.133">
          <table:table-cell table:style-name="Table1.A2" office:value-type="string">
            <text:p text:style-name="P18">2940</text:p>
          </table:table-cell>
          <table:table-cell table:style-name="Table1.A2" office:value-type="string">
            <text:p text:style-name="P18">Armes li dona a sa guisse</text:p>
          </table:table-cell>
          <table:table-cell table:style-name="Table1.C119" office:value-type="string">
            <text:p text:style-name="P39"><text:span text:style-name="T101">G</text:span><text:span text:style-name="T43">] ...</text:span><text:span text:style-name="T104">li done...</text:span></text:p>
          </table:table-cell>
        </table:table-row>
        <table:table-row table:style-name="Table1.133">
          <table:table-cell table:style-name="Table1.A2" office:value-type="string">
            <text:p text:style-name="P18">2941</text:p>
          </table:table-cell>
          <table:table-cell table:style-name="Table1.A2" office:value-type="string">
            <text:p text:style-name="P18">Toz les damoisiaus adoba</text:p>
          </table:table-cell>
          <table:table-cell table:style-name="Table1.C119" office:value-type="string">
            <text:p text:style-name="P156"/>
          </table:table-cell>
        </table:table-row>
        <table:table-row table:style-name="Table1.133">
          <table:table-cell table:style-name="Table1.A2" office:value-type="string">
            <text:p text:style-name="P18">2942</text:p>
          </table:table-cell>
          <table:table-cell table:style-name="Table1.A2" office:value-type="string">
            <text:p text:style-name="P18">Que Florimons i amena</text:p>
          </table:table-cell>
          <table:table-cell table:style-name="Table1.C119" office:value-type="string">
            <text:p text:style-name="P135"><text:span text:style-name="T261">BDH2</text:span>] ...<text:span text:style-name="T277">o lui mena <text:s/>M] ...li amena</text:span></text:p>
          </table:table-cell>
        </table:table-row>
        <table:table-row table:style-name="Table1.133">
          <table:table-cell table:style-name="Table1.A2" office:value-type="string">
            <text:p text:style-name="P18">2943</text:p>
          </table:table-cell>
          <table:table-cell table:style-name="Table1.A2" office:value-type="string">
            <text:p text:style-name="P18">Quant Florimons fut adoubez</text:p>
          </table:table-cell>
          <table:table-cell table:style-name="Table1.C119" office:value-type="string">
            <text:p text:style-name="P100">INV <text:span text:style-name="T83">L</text:span><text:span text:style-name="T166">W</text:span><text:span text:style-name="T83">] </text:span><text:span text:style-name="T1">Biauz fu </text:span><text:span text:style-name="T166">(W Bel fut)</text:span><text:span text:style-name="T1"> et granz </text:span><text:span text:style-name="T166">(W grant)</text:span><text:span text:style-name="T1"> et forz </text:span><text:span text:style-name="T166">(W fort)</text:span><text:span text:style-name="T1"> assez</text:span></text:p>
          </table:table-cell>
        </table:table-row>
        <text:soft-page-break/>
        <table:table-row table:style-name="Table1.133">
          <table:table-cell table:style-name="Table1.A2" office:value-type="string">
            <text:p text:style-name="P18">2944</text:p>
          </table:table-cell>
          <table:table-cell table:style-name="Table1.A2" office:value-type="string">
            <text:p text:style-name="P18">Biaus fut et grans et fors assez</text:p>
          </table:table-cell>
          <table:table-cell table:style-name="Table1.C119" office:value-type="string">
            <text:p text:style-name="P100"><text:span text:style-name="T51">I</text:span><text:span text:style-name="T1">NV </text:span><text:span text:style-name="T83">L</text:span><text:span text:style-name="T166">W</text:span><text:span text:style-name="T83">] </text:span><text:span text:style-name="T1">Florimont quant fu </text:span><text:span text:style-name="T166">(W fut)</text:span><text:span text:style-name="T1"> adobez</text:span></text:p>
            <text:p text:style-name="P39"><text:span text:style-name="T51">B</text:span><text:span text:style-name="T1">] ...</text:span><text:span text:style-name="T66">et fors et grans assez <text:s/></text:span><text:span text:style-name="T69">D</text:span><text:span text:style-name="T169">H2</text:span><text:span text:style-name="T157">T</text:span><text:span text:style-name="T69">] </text:span><text:span text:style-name="T81">Granz </text:span><text:span text:style-name="T169">(H2 Grans)</text:span><text:span text:style-name="T81"> fu et forz </text:span><text:span text:style-name="T169">(H2 fors)</text:span><text:span text:style-name="T81"> et beax </text:span><text:span text:style-name="T157">(T biauz, </text:span><text:span text:style-name="T169">H2 biax</text:span><text:span text:style-name="T157">)</text:span><text:span text:style-name="T81"> assez <text:s/></text:span><text:span text:style-name="T101">G</text:span><text:span text:style-name="T43">] </text:span><text:span text:style-name="T104">Biaus et grant fu assez</text:span></text:p>
          </table:table-cell>
        </table:table-row>
        <table:table-row table:style-name="Table1.133">
          <table:table-cell table:style-name="Table1.A2" office:value-type="string">
            <text:p text:style-name="P18">2945</text:p>
          </table:table-cell>
          <table:table-cell table:style-name="Table1.A2" office:value-type="string">
            <text:p text:style-name="P18">Floquars ot joie quant le vit</text:p>
          </table:table-cell>
          <table:table-cell table:style-name="Table1.C119" office:value-type="string">
            <text:p text:style-name="P77"><text:span text:style-name="T38">A</text:span><text:span text:style-name="T104">G</text:span><text:span text:style-name="T121">I</text:span><text:span text:style-name="T180">K</text:span><text:span text:style-name="T128">L</text:span><text:span text:style-name="T157">T</text:span><text:span text:style-name="T38">] ...</text:span><text:span text:style-name="T55">not ioie… <text:s/></text:span><text:span text:style-name="T51">B</text:span><text:span text:style-name="T1">] </text:span><text:span text:style-name="T66">Grant ioie ot flocars quant… <text:s/></text:span><text:span text:style-name="T69">D</text:span><text:span text:style-name="T170">H2</text:span><text:span text:style-name="T69">] </text:span><text:span text:style-name="T81">Joie en ot </text:span><text:span text:style-name="T170">(H2 out)</text:span><text:span text:style-name="T81"> floquarz </text:span><text:span text:style-name="T170">(H2 flocars)</text:span><text:span text:style-name="T81"> quant le uit </text:span><text:span text:style-name="T170">(H2 vit)</text:span><text:span text:style-name="T81"> <text:s/></text:span><text:span text:style-name="T92">M] </text:span><text:span text:style-name="T142">Jl ot grant ioie… <text:s/></text:span><text:span text:style-name="T158">W] ...</text:span><text:span text:style-name="T166">eut grant ioie...</text:span></text:p>
          </table:table-cell>
        </table:table-row>
        <table:table-row table:style-name="Table1.133">
          <table:table-cell table:style-name="Table1.A2" office:value-type="string">
            <text:p text:style-name="P18">2946</text:p>
          </table:table-cell>
          <table:table-cell table:style-name="Table1.A2" office:value-type="string">
            <text:p text:style-name="P18">Puels ait gardé en <text:span text:style-name="T257">(H a)</text:span> son escrit</text:p>
          </table:table-cell>
          <table:table-cell table:style-name="Table1.C119" office:value-type="string">
            <text:p text:style-name="P55"><text:span text:style-name="T51">B</text:span><text:span text:style-name="T1">] </text:span><text:span text:style-name="T66">Et puis prist garde en son escript <text:s/></text:span><text:span text:style-name="T69">D</text:span><text:span text:style-name="T170">H2</text:span><text:span text:style-name="T180">K</text:span><text:span text:style-name="T69">] </text:span><text:span text:style-name="T81">Puis esgarda… <text:s/></text:span><text:span text:style-name="T50">E</text:span><text:span text:style-name="T166">W</text:span><text:span text:style-name="T50">] </text:span><text:span text:style-name="T94">Puis regarda… <text:s/></text:span><text:span text:style-name="T83">L] </text:span><text:span text:style-name="T128">Tant com il puet de ben endist</text:span></text:p>
          </table:table-cell>
        </table:table-row>
        <table:table-row table:style-name="Table1.133">
          <table:table-cell table:style-name="Table1.A2" office:value-type="string">
            <text:p text:style-name="P18">2947</text:p>
          </table:table-cell>
          <table:table-cell table:style-name="Table1.A2" office:value-type="string">
            <text:p text:style-name="P18">Menbra li de la vission</text:p>
          </table:table-cell>
          <table:table-cell table:style-name="Table1.C119" office:value-type="string">
            <text:p text:style-name="P178">L] ---</text:p>
            <text:p text:style-name="P77"><text:span text:style-name="T51">B</text:span><text:span text:style-name="T81">D</text:span><text:span text:style-name="T94">E</text:span><text:span text:style-name="T121">I</text:span><text:span text:style-name="T170">H2</text:span><text:span text:style-name="T142">M</text:span><text:span text:style-name="T1">] </text:span><text:span text:style-name="T66">Membre </text:span><text:span text:style-name="T121">(I</text:span><text:span text:style-name="T170">H2</text:span><text:span text:style-name="T142">M</text:span><text:span text:style-name="T121"> Menbre)</text:span><text:span text:style-name="T66"> lui </text:span><text:span text:style-name="T81">(D</text:span><text:span text:style-name="T170">H2</text:span><text:span text:style-name="T121">I</text:span><text:span text:style-name="T142">M</text:span><text:span text:style-name="T81"> li)…</text:span><text:span text:style-name="T66"> <text:s/></text:span><text:span text:style-name="T158">W] </text:span><text:span text:style-name="T166">Ly menbra...</text:span></text:p>
          </table:table-cell>
        </table:table-row>
        <table:table-row table:style-name="Table1.133">
          <table:table-cell table:style-name="Table1.A2" office:value-type="string">
            <text:p text:style-name="P18">2948</text:p>
          </table:table-cell>
          <table:table-cell table:style-name="Table1.A2" office:value-type="string">
            <text:p text:style-name="P18">Del lyeoncel et del lyeon</text:p>
          </table:table-cell>
          <table:table-cell table:style-name="Table1.C119" office:value-type="string">
            <text:p text:style-name="P178">L] ---</text:p>
          </table:table-cell>
        </table:table-row>
        <table:table-row table:style-name="Table1.133">
          <table:table-cell table:style-name="Table1.A2" office:value-type="string">
            <text:p text:style-name="P18">2949</text:p>
          </table:table-cell>
          <table:table-cell table:style-name="Table1.A2" office:value-type="string">
            <text:p text:style-name="P18">Que li dus li avoit conté</text:p>
          </table:table-cell>
          <table:table-cell table:style-name="Table1.C119" office:value-type="string">
            <text:p text:style-name="P178">L] ---</text:p>
          </table:table-cell>
        </table:table-row>
        <table:table-row table:style-name="Table1.133">
          <table:table-cell table:style-name="Table1.A2" office:value-type="string">
            <text:p text:style-name="P18">2950</text:p>
          </table:table-cell>
          <table:table-cell table:style-name="Table1.A2" office:value-type="string">
            <text:p text:style-name="P18">Or sot il bien de verité</text:p>
          </table:table-cell>
          <table:table-cell table:style-name="Table1.C119" office:value-type="string">
            <text:p text:style-name="P178">L] ---</text:p>
            <text:p text:style-name="P50"><text:span text:style-name="T51">B</text:span><text:span text:style-name="T1">] </text:span><text:span text:style-name="T66">Lors sot il...la verite <text:s/></text:span><text:span text:style-name="T113">I</text:span><text:span text:style-name="T142">M</text:span><text:span text:style-name="T60">] ...</text:span><text:span text:style-name="T121">set </text:span><text:span text:style-name="T142">(M scet)</text:span><text:span text:style-name="T121">...</text:span></text:p>
          </table:table-cell>
        </table:table-row>
        <table:table-row table:style-name="Table1.133">
          <table:table-cell table:style-name="Table1.A2" office:value-type="string">
            <text:p text:style-name="P18">2951</text:p>
          </table:table-cell>
          <table:table-cell table:style-name="Table1.A2" office:value-type="string">
            <text:p text:style-name="P18">Se fut li lyeonsiaus dorez</text:p>
          </table:table-cell>
          <table:table-cell table:style-name="Table1.C119" office:value-type="string">
            <text:p text:style-name="P178">L] ---</text:p>
            <text:p text:style-name="P194">INV H2] Quant <text:span text:style-name="T200">Flo.</text:span> fu adoubers</text:p>
            <text:p text:style-name="P112"><text:span text:style-name="T261">B</text:span>] <text:span text:style-name="T277">Que li lionciaus fu dorez</text:span></text:p>
          </table:table-cell>
        </table:table-row>
        <table:table-row table:style-name="Table1.133">
          <table:table-cell table:style-name="Table1.A2" office:value-type="string">
            <text:p text:style-name="P18">2952</text:p>
          </table:table-cell>
          <table:table-cell table:style-name="Table1.A2" office:value-type="string">
            <text:p text:style-name="P18">Quant Florimont vit <text:span text:style-name="T257">(F fut)</text:span> adoubé</text:p>
          </table:table-cell>
          <table:table-cell table:style-name="Table1.C119" office:value-type="string">
            <text:p text:style-name="P178">L] ---</text:p>
            <text:p text:style-name="P194">INV H2] Si fu le lyonciaus dorez</text:p>
            <text:p text:style-name="P22"><text:span text:style-name="T30">A</text:span><text:span text:style-name="T66">B</text:span><text:span text:style-name="T81">D</text:span><text:span text:style-name="T94">E</text:span><text:span text:style-name="T104">G</text:span><text:span text:style-name="T121">I</text:span><text:span text:style-name="T180">K</text:span><text:span text:style-name="T142">M</text:span><text:span text:style-name="T157">T</text:span><text:span text:style-name="T166">W</text:span><text:span text:style-name="T30">] ...</text:span><text:span text:style-name="T55">fu </text:span><text:span text:style-name="T166">(W fut)</text:span><text:span text:style-name="T55"> adobez </text:span><text:span text:style-name="T66">(B</text:span><text:span text:style-name="T94">E</text:span><text:span text:style-name="T142">M</text:span><text:span text:style-name="T66"> adoubez, </text:span><text:span text:style-name="T121">I adobes, </text:span><text:span text:style-name="T166">W adobe</text:span><text:span text:style-name="T66">)</text:span></text:p>
          </table:table-cell>
        </table:table-row>
        <table:table-row table:style-name="Table1.133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119" office:value-type="string">
            <text:p text:style-name="P78"><text:span text:style-name="T158">W] </text:span><text:span text:style-name="T167">Flocars tellement se delit</text:span></text:p>
          </table:table-cell>
        </table:table-row>
        <table:table-row table:style-name="Table1.133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119" office:value-type="string">
            <text:p text:style-name="P78"><text:span text:style-name="T158">W] </text:span><text:span text:style-name="T167">Tant com il peut de bien en dit</text:span></text:p>
          </table:table-cell>
        </table:table-row>
        <table:table-row table:style-name="Table1.133">
          <table:table-cell table:style-name="Table1.A2" office:value-type="string">
            <text:p text:style-name="P18">2953</text:p>
          </table:table-cell>
          <table:table-cell table:style-name="Table1.A2" office:value-type="string">
            <text:p text:style-name="P18">Florimons estut en la terre</text:p>
          </table:table-cell>
          <table:table-cell table:style-name="Table1.C119" office:value-type="string">
            <text:p text:style-name="P199">W] ---</text:p>
            <text:p text:style-name="P69"><text:span text:style-name="T39">A] ...estait…</text:span><text:span text:style-name="T55"> <text:s/></text:span><text:span text:style-name="T51">B</text:span><text:span text:style-name="T1">] ...sestut…</text:span><text:span text:style-name="T66"> <text:s/></text:span><text:span text:style-name="T101">G</text:span><text:span text:style-name="T43">] ...</text:span><text:span text:style-name="T104">a este… <text:s/></text:span><text:span text:style-name="T113">I</text:span><text:span text:style-name="T60">] ...</text:span><text:span text:style-name="T121">ensta in… <text:s/></text:span><text:span text:style-name="T83">L</text:span><text:span text:style-name="T157">T</text:span><text:span text:style-name="T83">] ...esta…</text:span><text:span text:style-name="T128"> <text:s/></text:span><text:span text:style-name="T92">M] ...</text:span><text:span text:style-name="T142">estoit...</text:span></text:p>
          </table:table-cell>
        </table:table-row>
        <table:table-row table:style-name="Table1.133">
          <table:table-cell table:style-name="Table1.A2" office:value-type="string">
            <text:p text:style-name="P18">2954</text:p>
          </table:table-cell>
          <table:table-cell table:style-name="Table1.A2" office:value-type="string">
            <text:p text:style-name="P18">Tant qu’il ot vencue la guerre</text:p>
          </table:table-cell>
          <table:table-cell table:style-name="Table1.C119" office:value-type="string">
            <text:p text:style-name="P199">W] ---</text:p>
            <text:p text:style-name="P187">G] ...quil ont… <text:s/>I] ...le...</text:p>
          </table:table-cell>
        </table:table-row>
        <table:table-row table:style-name="Table1.133">
          <table:table-cell table:style-name="Table1.A2" office:value-type="string">
            <text:p text:style-name="P18">2955</text:p>
          </table:table-cell>
          <table:table-cell table:style-name="Table1.A2" office:value-type="string">
            <text:p text:style-name="P18">Et toz conquis les anemins</text:p>
          </table:table-cell>
          <table:table-cell table:style-name="Table1.C119" office:value-type="string">
            <text:p text:style-name="P95">INV <text:span text:style-name="T258">ABD</text:span>EG<text:span text:style-name="T336">H2IKLMTW] </text:span>Quant <text:span text:style-name="T318">(L Qant)</text:span> aquite <text:span text:style-name="T327">(M aquitie, W aquipte)</text:span> ot (G ont, <text:span text:style-name="T331">T ot aquite, H2 out aquitie, K ot quite, W eut</text:span>) le pais <text:span text:style-name="T293">(EM pays, K tot le pais, W tout le pais)</text:span></text:p>
          </table:table-cell>
        </table:table-row>
        <table:table-row table:style-name="Table1.133">
          <table:table-cell table:style-name="Table1.A2" office:value-type="string">
            <text:p text:style-name="P18">2956</text:p>
          </table:table-cell>
          <table:table-cell table:style-name="Table1.A2" office:value-type="string">
            <text:p text:style-name="P18">Quant aquitez fut li pais</text:p>
          </table:table-cell>
          <table:table-cell table:style-name="Table1.C119" office:value-type="string">
            <text:p text:style-name="P90"><text:span text:style-name="T10">I</text:span><text:span text:style-name="T1">NV </text:span><text:span text:style-name="T49">A</text:span><text:span text:style-name="T66">B</text:span><text:span text:style-name="T94">D</text:span><text:span text:style-name="T170">H2</text:span><text:span text:style-name="T94">E</text:span><text:span text:style-name="T104">G</text:span><text:span text:style-name="T121">I</text:span><text:span text:style-name="T180">K</text:span><text:span text:style-name="T128">L</text:span><text:span text:style-name="T142">M</text:span><text:span text:style-name="T157">T</text:span><text:span text:style-name="T167">W</text:span><text:span text:style-name="T49">] </text:span><text:span text:style-name="T1">Et </text:span><text:span text:style-name="T121">(I</text:span><text:span text:style-name="T180">K</text:span><text:span text:style-name="T121"> E)</text:span><text:span text:style-name="T1"> touz </text:span><text:span text:style-name="T81">(D</text:span><text:span text:style-name="T104">G</text:span><text:span text:style-name="T180">K</text:span><text:span text:style-name="T128">L</text:span><text:span text:style-name="T157">T</text:span><text:span text:style-name="T81"> toz, </text:span><text:span text:style-name="T94">E</text:span><text:span text:style-name="T167">W</text:span><text:span text:style-name="T94"> tous, </text:span><text:span text:style-name="T121">I tos</text:span><text:span text:style-name="T81">)</text:span><text:span text:style-name="T1"> uencuz </text:span><text:span text:style-name="T66">(B vainchut tous, </text:span><text:span text:style-name="T142">M </text:span><text:soft-page-break/><text:span text:style-name="T142">vaincuz tos, </text:span><text:span text:style-name="T81">D uoincuz, </text:span><text:span text:style-name="T94">E</text:span><text:span text:style-name="T170">H2</text:span><text:span text:style-name="T94"> vaincus, </text:span><text:span text:style-name="T104">G uecu, </text:span><text:span text:style-name="T121">I</text:span><text:span text:style-name="T157">T</text:span><text:span text:style-name="T121"> uencus, </text:span><text:span text:style-name="T167">W vencus</text:span><text:span text:style-name="T66">)</text:span><text:span text:style-name="T1"> les </text:span><text:span text:style-name="T81">(D</text:span><text:span text:style-name="T170">H2</text:span><text:span text:style-name="T180">K</text:span><text:span text:style-name="T128">L</text:span><text:span text:style-name="T167">W</text:span><text:span text:style-name="T81"> ses)</text:span><text:span text:style-name="T1"> anemis </text:span><text:span text:style-name="T104">(G</text:span><text:span text:style-name="T157">T</text:span><text:span text:style-name="T104"> henemis, </text:span><text:span text:style-name="T121">I</text:span><text:span text:style-name="T180">K</text:span><text:span text:style-name="T128">L</text:span><text:span text:style-name="T121"> enemis, </text:span><text:span text:style-name="T167">W ennemis</text:span><text:span text:style-name="T104">) </text:span></text:p>
          </table:table-cell>
        </table:table-row>
        <table:table-row table:style-name="Table1.133">
          <table:table-cell table:style-name="Table1.A2" office:value-type="string">
            <text:p text:style-name="P18">2957</text:p>
          </table:table-cell>
          <table:table-cell table:style-name="Table1.A2" office:value-type="string">
            <text:p text:style-name="P18">Tuit dissoient de Florimont</text:p>
          </table:table-cell>
          <table:table-cell table:style-name="Table1.C119" office:value-type="string">
            <text:p text:style-name="P157"/>
          </table:table-cell>
        </table:table-row>
        <table:table-row table:style-name="Table1.133">
          <table:table-cell table:style-name="Table1.A2" office:value-type="string">
            <text:p text:style-name="P18">2958</text:p>
          </table:table-cell>
          <table:table-cell table:style-name="Table1.A2" office:value-type="string">
            <text:p text:style-name="P18">Tel chevelier n’avoit el mont</text:p>
          </table:table-cell>
          <table:table-cell table:style-name="Table1.C119" office:value-type="string">
            <text:p text:style-name="P89">A<text:span text:style-name="T302">GI</text:span>] <text:span text:style-name="T265">Non a tel </text:span><text:span text:style-name="T204">chr </text:span><text:span text:style-name="T104">(G</text:span><text:span text:style-name="T223"> chrs</text:span><text:span text:style-name="T104">, </text:span><text:span text:style-name="T121">I cheualier</text:span><text:span text:style-name="T104">)</text:span><text:span text:style-name="T223"> </text:span><text:span text:style-name="T55">el mont </text:span><text:span text:style-name="T51">B</text:span><text:span text:style-name="T1">] </text:span><text:span text:style-name="T66">Que teil </text:span><text:span text:style-name="T207">chlr </text:span><text:span text:style-name="T66">na ou mont <text:s/></text:span><text:span text:style-name="T69">D</text:span><text:span text:style-name="T142">M</text:span><text:span text:style-name="T167">W</text:span><text:span text:style-name="T69">] ...</text:span><text:span text:style-name="T82">ou </text:span><text:span text:style-name="T142">(M v)…</text:span><text:span text:style-name="T82"> <text:s/></text:span></text:p>
            <text:p text:style-name="P88"><text:span text:style-name="T173">K] </text:span><text:span text:style-name="T180">Nena tel </text:span><text:span text:style-name="T244">chr</text:span><text:span text:style-name="T180"> entot li mont</text:span></text:p>
          </table:table-cell>
        </table:table-row>
        <table:table-row table:style-name="Table1.133">
          <table:table-cell table:style-name="Table1.A2" office:value-type="string">
            <text:p text:style-name="P18">2959</text:p>
          </table:table-cell>
          <table:table-cell table:style-name="Table1.A2" office:value-type="string">
            <text:p text:style-name="P18">Il estoit en toz leus contez</text:p>
          </table:table-cell>
          <table:table-cell table:style-name="Table1.C119" office:value-type="string">
            <text:p text:style-name="P195">H2] ...esleus et contes</text:p>
          </table:table-cell>
        </table:table-row>
        <table:table-row table:style-name="Table1.263">
          <table:table-cell table:style-name="Table1.A2" office:value-type="string">
            <text:p text:style-name="P18">2960</text:p>
          </table:table-cell>
          <table:table-cell table:style-name="Table1.A2" office:value-type="string">
            <text:p text:style-name="P18">Por XII cheveliers armez</text:p>
          </table:table-cell>
          <table:table-cell table:style-name="Table1.C119" office:value-type="string">
            <text:p text:style-name="P39"><text:span text:style-name="T47">A] </text:span><text:span text:style-name="T55">Por .xx. ...bien armez <text:s/></text:span><text:span text:style-name="T101">G</text:span><text:span text:style-name="T121">I</text:span><text:span text:style-name="T180">K</text:span><text:span text:style-name="T43">] </text:span><text:span text:style-name="T104">Por </text:span><text:span text:style-name="T121">(I Par)</text:span><text:span text:style-name="T104"> x ...bien armez </text:span><text:span text:style-name="T121">(I biez armes)</text:span></text:p>
            <text:p text:style-name="P104"><text:span text:style-name="T121">P</text:span><text:span text:style-name="T1">] lui solo ualeuano per diexe caualieri</text:span></text:p>
          </table:table-cell>
        </table:table-row>
        <table:table-row table:style-name="Table1.133">
          <table:table-cell table:style-name="Table1.A2" office:value-type="string">
            <text:p text:style-name="P18">2961</text:p>
          </table:table-cell>
          <table:table-cell table:style-name="Table1.A2" office:value-type="string">
            <text:p text:style-name="P18">Mout ot as armes gueaingnié</text:p>
          </table:table-cell>
          <table:table-cell table:style-name="Table1.C119" office:value-type="string">
            <text:p text:style-name="P79">A] ...<text:span text:style-name="T265">a armes… <text:s/></text:span><text:span text:style-name="T51">B</text:span><text:span text:style-name="T1">] ...</text:span><text:span text:style-name="T66">ent as armes… <text:s/></text:span><text:span text:style-name="T69">D] ...</text:span><text:span text:style-name="T82">es armes… <text:s/></text:span><text:span text:style-name="T83">L] </text:span><text:span text:style-name="T230">Mlt</text:span><text:span text:style-name="T128"> tot as autres gaaignie <text:s/></text:span><text:span text:style-name="T157">T] ...guaaszie <text:s/></text:span><text:span text:style-name="T158">W] </text:span><text:span text:style-name="T167">Moult eut a armes grant vaillence <text:s/></text:span><text:span text:style-name="T158">W] ...</text:span><text:span text:style-name="T171">ont...</text:span></text:p>
          </table:table-cell>
        </table:table-row>
        <table:table-row table:style-name="Table1.133">
          <table:table-cell table:style-name="Table1.A2" office:value-type="string">
            <text:p text:style-name="P18">2962</text:p>
          </table:table-cell>
          <table:table-cell table:style-name="Table1.A2" office:value-type="string">
            <text:p text:style-name="P18">A <text:span text:style-name="T257">(H Au)</text:span> roi en vet prendre congié</text:p>
          </table:table-cell>
          <table:table-cell table:style-name="Table1.C119" office:value-type="string">
            <text:p text:style-name="P78">A<text:span text:style-name="T277">BDEGH2IKLMT</text:span>] <text:span text:style-name="T265">Au (LT Al) roi uait (BDH2M va, E vint) por (H2 pour) prendre (BH2 penre, D querre, L prandre)… <text:s/></text:span><text:span text:style-name="T158">W] </text:span><text:span text:style-name="T167">Au roy sen va le congie prendre</text:span></text:p>
          </table:table-cell>
        </table:table-row>
        <table:table-row table:style-name="Table1.133">
          <table:table-cell table:style-name="Table1.A2" office:value-type="string">
            <text:p text:style-name="P18">2963</text:p>
          </table:table-cell>
          <table:table-cell table:style-name="Table1.A2" office:value-type="string">
            <text:p text:style-name="P18">Li rois li dist Remain o moi</text:p>
          </table:table-cell>
          <table:table-cell table:style-name="Table1.C119" office:value-type="string">
            <text:p text:style-name="P28"><text:span text:style-name="T51">B</text:span><text:span text:style-name="T167">W</text:span><text:span text:style-name="T1">] ...</text:span><text:span text:style-name="T66">demeure o moi <text:s/></text:span><text:span text:style-name="T180">K</text:span><text:span text:style-name="T157">T] ...a moi</text:span></text:p>
          </table:table-cell>
        </table:table-row>
        <table:table-row table:style-name="Table1.133">
          <table:table-cell table:style-name="Table1.A2" office:value-type="string">
            <text:p text:style-name="P18">2964</text:p>
          </table:table-cell>
          <table:table-cell table:style-name="Table1.A2" office:value-type="string">
            <text:p text:style-name="P18">Et je ferai mon hoir de toi</text:p>
          </table:table-cell>
          <table:table-cell table:style-name="Table1.C119" office:value-type="string">
            <text:p text:style-name="P197"/>
          </table:table-cell>
        </table:table-row>
        <table:table-row table:style-name="Table1.133">
          <table:table-cell table:style-name="Table1.A2" office:value-type="string">
            <text:p text:style-name="P18">2965</text:p>
          </table:table-cell>
          <table:table-cell table:style-name="Table1.A2" office:value-type="string">
            <text:p text:style-name="P18">Florimons dist n’i remaindrait</text:p>
          </table:table-cell>
          <table:table-cell table:style-name="Table1.C119" office:value-type="string">
            <text:p text:style-name="P103"><text:span text:style-name="T158">H</text:span><text:span text:style-name="T1">2] ---</text:span></text:p>
            <text:p text:style-name="P34"><text:span text:style-name="T5">A</text:span><text:span text:style-name="T94">BD</text:span><text:span text:style-name="T105">G</text:span><text:span text:style-name="T121">I</text:span><text:span text:style-name="T180">K</text:span><text:span text:style-name="T129">L</text:span><text:span text:style-name="T142">M</text:span><text:span text:style-name="T157">T</text:span><text:span text:style-name="T167">W</text:span><text:span text:style-name="T5">] ...</text:span><text:span text:style-name="T55">non </text:span><text:span text:style-name="T105">(G nen, </text:span><text:span text:style-name="T180">K ni, </text:span><text:span text:style-name="T121">I</text:span><text:span text:style-name="T129">L</text:span><text:span text:style-name="T121"> ne, </text:span><text:span text:style-name="T157">T no</text:span><text:span text:style-name="T105">) </text:span><text:span text:style-name="T55">remaindra </text:span><text:span text:style-name="T94">(B remanra, D remaindrai, </text:span><text:span text:style-name="T105">G</text:span><text:span text:style-name="T157">T</text:span><text:span text:style-name="T105"> remandra, </text:span><text:span text:style-name="T121">I</text:span><text:span text:style-name="T180">K</text:span><text:span text:style-name="T121"> remandrai CORR IN remaindra, </text:span><text:span text:style-name="T129">L remandroit, </text:span><text:span text:style-name="T142">M remenray, </text:span><text:span text:style-name="T167">W remendroit</text:span><text:span text:style-name="T94">)</text:span><text:span text:style-name="T82"> <text:s/></text:span><text:span text:style-name="T50">E] ...</text:span><text:span text:style-name="T94">ie non ferai</text:span></text:p>
          </table:table-cell>
        </table:table-row>
        <table:table-row table:style-name="Table1.133">
          <table:table-cell table:style-name="Table1.A2" office:value-type="string">
            <text:p text:style-name="P18">2966</text:p>
          </table:table-cell>
          <table:table-cell table:style-name="Table1.A2" office:value-type="string">
            <text:p text:style-name="P18">Mai en sa terre s’en irait <text:span text:style-name="T257">(H ira)</text:span></text:p>
          </table:table-cell>
          <table:table-cell table:style-name="Table1.C119" office:value-type="string">
            <text:p text:style-name="P195">H2] ---</text:p>
            <text:p text:style-name="P142">A<text:span text:style-name="T303">GT</text:span>] ...<text:span text:style-name="T265">sen ira <text:s/>B</text:span>] ...<text:span text:style-name="T278">sen rira <text:s/>D] ...ma terre mentrai <text:s/>EK] ...ma terre men irai <text:s/>I] ...en tere en irai CORR IN en ma tere nen ira <text:s/>L] ...sen uoit <text:s/>M] En mon pays aler uourray <text:s/>W] ...sen iroit</text:span></text:p>
          </table:table-cell>
        </table:table-row>
        <table:table-row table:style-name="Table1.133">
          <table:table-cell table:style-name="Table1.A2" office:value-type="string">
            <text:p text:style-name="P18">2967</text:p>
          </table:table-cell>
          <table:table-cell table:style-name="Table1.A2" office:value-type="string">
            <text:p text:style-name="P18">Li rois li volt avoir doner</text:p>
          </table:table-cell>
          <table:table-cell table:style-name="Table1.C119" office:value-type="string">
            <text:p text:style-name="P163">D] ...uost… <text:s/><text:span text:style-name="T309">IT] ...ueut… <text:s/>W] ...veult… <text:s/></text:span><text:span text:style-name="T346">G</text:span><text:span text:style-name="T309">K] ...uealt...</text:span></text:p>
          </table:table-cell>
        </table:table-row>
        <table:table-row table:style-name="Table1.133">
          <table:table-cell table:style-name="Table1.A2" office:value-type="string">
            <text:p text:style-name="P18">2968</text:p>
          </table:table-cell>
          <table:table-cell table:style-name="Table1.A2" office:value-type="string">
            <text:p text:style-name="P18">Florimons ne l’en welt porter</text:p>
          </table:table-cell>
          <table:table-cell table:style-name="Table1.C119" office:value-type="string">
            <text:p text:style-name="P88"><text:span text:style-name="T69">D</text:span><text:span text:style-name="T142">M</text:span><text:span text:style-name="T69">] ...uost…</text:span><text:span text:style-name="T82"> <text:s/></text:span><text:span text:style-name="T50">E] ...volt…</text:span><text:span text:style-name="T94"> <text:s/></text:span><text:span text:style-name="T83">L] </text:span><text:span text:style-name="T129">...ne le uuelz… <text:s/></text:span><text:span text:style-name="T182">G</text:span><text:span text:style-name="T173">K] ...</text:span><text:span text:style-name="T180">uealt...</text:span></text:p>
          </table:table-cell>
        </table:table-row>
        <table:table-row table:style-name="Table1.133">
          <table:table-cell table:style-name="Table1.A2" office:value-type="string">
            <text:p text:style-name="P18">2969</text:p>
          </table:table-cell>
          <table:table-cell table:style-name="Table1.A2" office:value-type="string">
            <text:p text:style-name="P18">Ains prent congié et si s’en va</text:p>
          </table:table-cell>
          <table:table-cell table:style-name="Table1.C119" office:value-type="string">
            <text:p text:style-name="P69"><text:span text:style-name="T1">A</text:span><text:span text:style-name="T121">I</text:span><text:span text:style-name="T180">K</text:span><text:span text:style-name="T129">L</text:span><text:span text:style-name="T157">T</text:span><text:span text:style-name="T167">W</text:span><text:span text:style-name="T1">] </text:span><text:span text:style-name="T55">Mes </text:span><text:span text:style-name="T157">(</text:span><text:span text:style-name="T180">K</text:span><text:span text:style-name="T157">T Mais)</text:span><text:span text:style-name="T55">...puis </text:span><text:span text:style-name="T157">(T pois)</text:span><text:span text:style-name="T55"> si sen uait </text:span><text:span text:style-name="T129">(</text:span><text:span text:style-name="T180">K</text:span><text:span text:style-name="T129">L</text:span><text:span text:style-name="T167">W</text:span><text:span text:style-name="T129"> puis sen uait)</text:span><text:span text:style-name="T55"> <text:s/></text:span><text:span text:style-name="T101">G</text:span><text:span text:style-name="T43">] </text:span><text:span text:style-name="T105">Mais...congie si sen uait <text:s/></text:span><text:span text:style-name="T92">M] </text:span><text:span text:style-name="T142">Mais prist...uait <text:s/></text:span><text:span text:style-name="T171">H2] Mais...</text:span></text:p>
          </table:table-cell>
        </table:table-row>
        <table:table-row table:style-name="Table1.133">
          <table:table-cell table:style-name="Table1.A2" office:value-type="string">
            <text:p text:style-name="P18">2970</text:p>
          </table:table-cell>
          <table:table-cell table:style-name="Table1.A2" office:value-type="string">
            <text:p text:style-name="P18">Li rois Medons <text:span text:style-name="T257">(H Modon)</text:span> grant duel en a</text:p>
          </table:table-cell>
          <table:table-cell table:style-name="Table1.C119" office:value-type="string">
            <text:p text:style-name="P148">A<text:span text:style-name="T278">BDEGH2ILMTW</text:span>] ...<text:span text:style-name="T265">medon (I medun, W medun)...en fait (I fait) <text:s/>K] ...grant en ait</text:span></text:p>
          </table:table-cell>
        </table:table-row>
        <table:table-row table:style-name="Table1.133">
          <table:table-cell table:style-name="Table1.A2" office:value-type="string">
            <text:p text:style-name="P18">2971</text:p>
          </table:table-cell>
          <table:table-cell table:style-name="Table1.A2" office:value-type="string">
            <text:p text:style-name="P18">Tant ait erreit per <text:span text:style-name="T257">(H par) </text:span>ses jornees</text:p>
          </table:table-cell>
          <table:table-cell table:style-name="Table1.C119" office:value-type="string">
            <text:p text:style-name="P102"><text:span text:style-name="T5">T</text:span><text:span text:style-name="T1">] ---</text:span></text:p>
            <text:p text:style-name="P88"><text:soft-page-break/><text:span text:style-name="T5">A</text:span><text:span text:style-name="T67">B</text:span><text:span text:style-name="T82">D</text:span><text:span text:style-name="T94">E</text:span><text:span text:style-name="T105">G</text:span><text:span text:style-name="T171">H2</text:span><text:span text:style-name="T121">I</text:span><text:span text:style-name="T129">L</text:span><text:span text:style-name="T142">M</text:span><text:span text:style-name="T167">W</text:span><text:span text:style-name="T5">] </text:span><text:span text:style-name="T55">Tant uait </text:span><text:span text:style-name="T67">(B</text:span><text:span text:style-name="T82">D</text:span><text:span text:style-name="T94">E</text:span><text:span text:style-name="T171">H2</text:span><text:span text:style-name="T67"> va, </text:span><text:span text:style-name="T142">M ua</text:span><text:span text:style-name="T67">)</text:span><text:span text:style-name="T55"> de iornee </text:span><text:span text:style-name="T67">(B</text:span><text:span text:style-name="T171">H2</text:span><text:span text:style-name="T142">M</text:span><text:span text:style-name="T67"> iournee, </text:span><text:span text:style-name="T121">I iorne</text:span><text:span text:style-name="T67">) </text:span><text:span text:style-name="T55">en iornee </text:span><text:span text:style-name="T142">(</text:span><text:span text:style-name="T171">H2</text:span><text:span text:style-name="T142">M iournee) <text:s/></text:span><text:span text:style-name="T173">K] </text:span><text:span text:style-name="T180">Tant uait chascun ior en iornee</text:span></text:p>
          </table:table-cell>
        </table:table-row>
        <table:table-row table:style-name="Table1.133">
          <table:table-cell table:style-name="Table1.A2" office:value-type="string">
            <text:p text:style-name="P18">2972</text:p>
          </table:table-cell>
          <table:table-cell table:style-name="Table1.A2" office:value-type="string">
            <text:p text:style-name="P18">Qu’il est venus en sa contree</text:p>
          </table:table-cell>
          <table:table-cell table:style-name="Table1.C119" office:value-type="string">
            <text:p text:style-name="P102"><text:span text:style-name="T39">T</text:span><text:span text:style-name="T1">] ---</text:span></text:p>
            <text:p text:style-name="P22"><text:span text:style-name="T39">A</text:span><text:span text:style-name="T105">G</text:span><text:span text:style-name="T121">I</text:span><text:span text:style-name="T180">K</text:span><text:span text:style-name="T129">L</text:span><text:span text:style-name="T167">W</text:span><text:span text:style-name="T39">] </text:span><text:span text:style-name="T55">Quil fu </text:span><text:span text:style-name="T167">(W Qui fut)</text:span><text:span text:style-name="T55"> uenuz </text:span><text:span text:style-name="T121">(I</text:span><text:span text:style-name="T129">L</text:span><text:span text:style-name="T121"> uenus, </text:span><text:span text:style-name="T167">W venu</text:span><text:span text:style-name="T121">)</text:span><text:span text:style-name="T55">..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6-12T17:04:59.238013431</dc:date>
    <meta:editing-duration>P1DT7H37S</meta:editing-duration>
    <meta:editing-cycles>190</meta:editing-cycles>
    <meta:generator>LibreOffice/6.4.7.2$Linux_X86_64 LibreOffice_project/40$Build-2</meta:generator>
    <meta:document-statistic meta:table-count="1" meta:image-count="0" meta:object-count="0" meta:page-count="19" meta:paragraph-count="850" meta:word-count="7470" meta:character-count="38485" meta:non-whitespace-character-count="31170"/>
  </office:meta>
</office:document-meta>
</file>